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6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FF0000" style:font-name="新細明體" style:font-name-asian="新細明體" style:font-name-complex="新細明體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1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3" style:family="table-cell" style:parent-style-name="Default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" style:family="table-cell" style:parent-style-name="Default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" style:family="table-cell" style:parent-style-name="Default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1" style:family="table-cell" style:parent-style-name="Default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3" style:family="table-cell" style:parent-style-name="_19968__33324___20844__21209__32113__35336__34920__26684_" style:data-style-name="N51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4" style:family="table-cell" style:parent-style-name="Default" style:data-style-name="N49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Default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6" style:family="table-cell" style:parent-style-name="Default" style:data-style-name="N0">
      <style:table-cell-properties fo:border-top="thin double #000000" fo:border-bottom="none" fo:border-left="thin solid #000000" fo:border-right="thin solid #000000" style:vertical-align="middle" style:repeat-content="false"/>
      <style:paragraph-properties fo:text-align="center"/>
    </style:style>
    <style:style style:name="ce27" style:family="table-cell" style:parent-style-name="Default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8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9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33" style:family="table-cell" style:parent-style-name="Default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3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7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51">
      <style:text-properties style:font-name="Times New Roman" style:font-name-asian="Times New Roman" style:font-name-complex="Times New Roman"/>
    </style:style>
    <style:style style:name="ce39" style:family="table-cell" style:parent-style-name="_21315__20998__20301__91_0_93_" style:data-style-name="N51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41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42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43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7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1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5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Default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Default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Default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__20844__21209__32113__35336__34920__26684_" style:data-style-name="N51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82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5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86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8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8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9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2" style:family="table-cell" style:parent-style-name="_21315__20998__20301__91_0_93___20844__21209__32113__35336__34920__26684_" style:data-style-name="N51">
      <style:table-cell-properties style:vertical-align="automatic"/>
      <style:text-properties style:font-name="Times New Roman" style:font-name-asian="Times New Roman" style:font-name-complex="Times New Roman"/>
    </style:style>
    <style:style style:name="ce93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9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96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9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05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_21315__20998__20301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_21315__20998__20301_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_21315__20998__20301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_21315__20998__20301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2" style:family="table-cell" style:parent-style-name="_21315__20998__20301_" style:data-style-name="N51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3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14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15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16" style:family="table-cell" style:parent-style-name="Default" style:data-style-name="N5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17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1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119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0" style:family="table-cell" style:parent-style-name="_19968__33324___36895__22577__34920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12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122" style:family="table-cell" style:parent-style-name="_19968__33324___20844__21209__32113__35336__34920__26684_" style:data-style-name="N54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23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/>
    </style:style>
    <style:style style:name="ce124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25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6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7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29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/>
    </style:style>
    <style:style style:name="ce130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32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33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34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/>
    </style:style>
    <style:style style:name="ce135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36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137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138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39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40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4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2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6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7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8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9" style:family="table-cell" style:parent-style-name="Default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0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1" style:family="table-cell" style:parent-style-name="Default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2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3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4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5" style:family="table-cell" style:parent-style-name="Default" style:data-style-name="N53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6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7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8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9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0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1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62" style:family="table-cell" style:parent-style-name="_21315__20998__20301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3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64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65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66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67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6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69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70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1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7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73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7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7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7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8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84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8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6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87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88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2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9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9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7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9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1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02" style:family="table-cell" style:parent-style-name="_19968__33324___20844__21209__32113__35336__34920__26684_" style:data-style-name="N33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0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5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6" style:family="table-cell" style:parent-style-name="Default" style:data-style-name="N0">
      <style:table-cell-properties style:vertical-align="middle"/>
    </style:style>
    <style:style style:name="ce207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20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209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1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21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213" style:family="table-cell" style:parent-style-name="Default" style:data-style-name="N53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6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1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18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9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0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1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23" style:family="table-cell" style:parent-style-name="Default" style:data-style-name="N5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4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1431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page" style:column-width="2.32833333333333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16.2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0.4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2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7.1pt" style:use-optimal-row-height="false" fo:break-before="page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6.2pt" style:use-optimal-row-height="tru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15.9pt" style:use-optimal-row-height="false" fo:break-before="auto"/>
    </style:style>
    <style:style style:name="ro14" style:family="table-row">
      <style:table-row-properties style:row-height="19.95pt" style:use-optimal-row-height="false" fo:break-before="auto"/>
    </style:style>
    <style:style style:name="ro15" style:family="table-row">
      <style:table-row-properties style:row-height="16.5pt" style:use-optimal-row-height="false" fo:break-before="auto"/>
    </style:style>
    <style:style style:name="ro16" style:family="table-row">
      <style:table-row-properties style:row-height="22.8pt" style:use-optimal-row-height="false" fo:break-before="auto"/>
    </style:style>
    <style:style style:name="ro17" style:family="table-row">
      <style:table-row-properties style:row-height="17.55pt" style:use-optimal-row-height="false" fo:break-before="auto"/>
    </style:style>
    <style:style style:name="ro18" style:family="table-row">
      <style:table-row-properties style:row-height="17.55pt" style:use-optimal-row-height="fals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16374" table:default-cell-style-name="ce1"/>
        <table:table-row table:style-name="ro1">
          <table:table-cell office:value-type="string" table:number-columns-spanned="10" table:number-rows-spanned="1" table:style-name="ce184">
            <text:p>結婚人數按雙方原屬國籍分</text:p>
          </table:table-cell>
          <table:covered-table-cell table:number-columns-repeated="9"/>
          <table:table-cell table:number-columns-repeated="16374" table:style-name="ce85"/>
        </table:table-row>
        <table:table-row table:style-name="ro2">
          <table:table-cell table:number-columns-repeated="9" table:style-name="ce87"/>
          <table:table-cell office:value-type="string" table:style-name="ce86">
            <text:p><text:s/>單位︰人</text:p>
          </table:table-cell>
          <table:table-cell table:number-columns-repeated="16374" table:style-name="ce85"/>
        </table:table-row>
        <table:table-row table:style-name="ro3">
          <table:table-cell office:value-type="string" table:number-columns-spanned="1" table:number-rows-spanned="4" table:style-name="ce210">
            <text:p>年<text:span text:style-name="T2"><text:s text:c="2"/></text:span>月<text:span text:style-name="T2"><text:s text:c="2"/></text:span>別</text:p>
          </table:table-cell>
          <table:table-cell office:value-type="string" table:number-columns-spanned="1" table:number-rows-spanned="4" table:style-name="ce219">
            <text:p>性別</text:p>
          </table:table-cell>
          <table:table-cell office:value-type="string" table:number-columns-spanned="1" table:number-rows-spanned="4" table:style-name="ce219">
            <text:p>總　計</text:p>
          </table:table-cell>
          <table:table-cell office:value-type="string" table:number-columns-spanned="7" table:number-rows-spanned="1" table:style-name="ce170">
            <text:p>國<text:span text:style-name="T2"><text:s text:c="15"/></text:span>籍<text:span text:style-name="T2"><text:s text:c="5"/></text:span>（<text:span text:style-name="T2"><text:s text:c="3"/></text:span>地<text:span text:style-name="T2"><text:s text:c="11"/></text:span>區<text:span text:style-name="T2"><text:s text:c="4"/></text:span>）</text:p>
          </table:table-cell>
          <table:covered-table-cell table:number-columns-repeated="6"/>
          <table:table-cell table:number-columns-repeated="16374" table:style-name="ce81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19">
            <text:p>本國籍</text:p>
          </table:table-cell>
          <table:table-cell office:value-type="string" table:number-columns-spanned="3" table:number-rows-spanned="1" table:style-name="ce21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82">
            <text:p>外<text:span text:style-name="T2"><text:s text:c="2"/></text:span>裔<text:span text:style-name="T2"><text:s text:c="2"/></text:span>、<text:span text:style-name="T2"><text:s text:c="2"/></text:span>外<text:span text:style-name="T2"><text:s text:c="2"/></text:span>國<text:span text:style-name="T2"><text:s text:c="2"/></text:span>籍</text:p>
          </table:table-cell>
          <table:covered-table-cell table:number-columns-repeated="2"/>
          <table:table-cell table:number-columns-repeated="16374" table:style-name="ce81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7">
            <text:p>合<text:span text:style-name="T2"><text:s text:c="2"/></text:span>計</text:p>
          </table:table-cell>
          <table:table-cell office:value-type="string" table:number-columns-spanned="1" table:number-rows-spanned="2" table:style-name="ce217">
            <text:p>大陸地區</text:p>
          </table:table-cell>
          <table:table-cell office:value-type="string" table:number-columns-spanned="1" table:number-rows-spanned="2" table:style-name="ce217">
            <text:p>港澳地區</text:p>
          </table:table-cell>
          <table:table-cell office:value-type="string" table:number-columns-spanned="1" table:number-rows-spanned="2" table:style-name="ce217">
            <text:p>合<text:span text:style-name="T2"><text:s text:c="2"/></text:span>計</text:p>
          </table:table-cell>
          <table:table-cell office:value-type="string" table:number-columns-spanned="1" table:number-rows-spanned="2" table:style-name="ce217">
            <text:p>東南亞</text:p>
          </table:table-cell>
          <table:table-cell office:value-type="string" table:number-columns-spanned="1" table:number-rows-spanned="2" table:style-name="ce182">
            <text:p>其他</text:p>
          </table:table-cell>
          <table:table-cell table:number-columns-repeated="16374" table:style-name="ce81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81"/>
        </table:table-row>
        <table:table-row table:style-name="ro2">
          <table:table-cell office:value-type="string" table:number-columns-spanned="1" table:number-rows-spanned="3" table:style-name="ce222">
            <text:p>87 年</text:p>
          </table:table-cell>
          <table:table-cell office:value-type="string" table:style-name="ce65">
            <text:p>計</text:p>
          </table:table-cell>
          <table:table-cell office:value-type="float" office:value="291952" table:style-name="ce68">
            <text:p><text:s text:c="3"/>291,952</text:p>
          </table:table-cell>
          <table:table-cell office:value-type="float" office:value="269047" table:style-name="ce68">
            <text:p><text:s text:c="3"/>269,047</text:p>
          </table:table-cell>
          <table:table-cell office:value-type="float" office:value="12451" table:style-name="ce68">
            <text:p><text:s text:c="3"/>12,451</text:p>
          </table:table-cell>
          <table:table-cell office:value-type="float" office:value="12167" table:style-name="ce68">
            <text:p><text:s text:c="3"/>12,167</text:p>
          </table:table-cell>
          <table:table-cell office:value-type="float" office:value="284" table:style-name="ce68">
            <text:p><text:s text:c="3"/>284</text:p>
          </table:table-cell>
          <table:table-cell office:value-type="float" office:value="10454" table:style-name="ce68">
            <text:p><text:s text:c="3"/>10,454</text:p>
          </table:table-cell>
          <table:table-cell office:value-type="string" table:number-columns-spanned="1" table:number-rows-spanned="3" table:style-name="ce221">
            <text:p><text:s text:c="3"/>…</text:p>
          </table:table-cell>
          <table:table-cell office:value-type="string" table:number-columns-spanned="1" table:number-rows-spanned="3" table:style-name="ce218">
            <text:p><text:s text:c="3"/>…</text:p>
          </table:table-cell>
          <table:table-cell table:number-columns-repeated="16374" table:style-name="ce81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45976" table:style-name="ce59">
            <text:p><text:s text:c="3"/>145,976</text:p>
          </table:table-cell>
          <table:table-cell office:value-type="float" office:value="143667" table:style-name="ce77">
            <text:p><text:s text:c="3"/>143,667</text:p>
          </table:table-cell>
          <table:table-cell office:value-type="float" office:value="511" table:style-name="ce59">
            <text:p><text:s text:c="3"/>511</text:p>
          </table:table-cell>
          <table:table-cell office:value-type="float" office:value="382" table:style-name="ce77">
            <text:p><text:s text:c="3"/>382</text:p>
          </table:table-cell>
          <table:table-cell office:value-type="float" office:value="129" table:style-name="ce77">
            <text:p><text:s text:c="3"/>129</text:p>
          </table:table-cell>
          <table:table-cell office:value-type="float" office:value="1798" table:style-name="ce77">
            <text:p><text:s text:c="3"/>1,798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5976" table:style-name="ce56">
            <text:p><text:s text:c="3"/>145,976</text:p>
          </table:table-cell>
          <table:table-cell office:value-type="float" office:value="125380" table:style-name="ce74">
            <text:p><text:s text:c="3"/>125,380</text:p>
          </table:table-cell>
          <table:table-cell office:value-type="float" office:value="11940" table:style-name="ce56">
            <text:p><text:s text:c="3"/>11,940</text:p>
          </table:table-cell>
          <table:table-cell office:value-type="float" office:value="11785" table:style-name="ce74">
            <text:p><text:s text:c="3"/>11,785</text:p>
          </table:table-cell>
          <table:table-cell office:value-type="float" office:value="155" table:style-name="ce74">
            <text:p><text:s text:c="3"/>155</text:p>
          </table:table-cell>
          <table:table-cell office:value-type="float" office:value="8656" table:style-name="ce74">
            <text:p><text:s text:c="3"/>8,656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22">
            <text:p>88 年</text:p>
          </table:table-cell>
          <table:table-cell office:value-type="string" table:style-name="ce65">
            <text:p>計</text:p>
          </table:table-cell>
          <table:table-cell office:value-type="float" office:value="346418" table:style-name="ce68">
            <text:p><text:s text:c="3"/>346,418</text:p>
          </table:table-cell>
          <table:table-cell office:value-type="float" office:value="314155" table:style-name="ce68">
            <text:p><text:s text:c="3"/>314,155</text:p>
          </table:table-cell>
          <table:table-cell office:value-type="float" office:value="17589" table:style-name="ce68">
            <text:p><text:s text:c="3"/>17,589</text:p>
          </table:table-cell>
          <table:table-cell office:value-type="float" office:value="17288" table:style-name="ce68">
            <text:p><text:s text:c="3"/>17,288</text:p>
          </table:table-cell>
          <table:table-cell office:value-type="float" office:value="301" table:style-name="ce68">
            <text:p><text:s text:c="3"/>301</text:p>
          </table:table-cell>
          <table:table-cell office:value-type="float" office:value="14674" table:style-name="ce68">
            <text:p><text:s text:c="3"/>14,674</text:p>
          </table:table-cell>
          <table:table-cell office:value-type="string" table:number-columns-spanned="1" table:number-rows-spanned="3" table:style-name="ce221">
            <text:p><text:s text:c="3"/>…</text:p>
          </table:table-cell>
          <table:table-cell office:value-type="string" table:number-columns-spanned="1" table:number-rows-spanned="3" table:style-name="ce218">
            <text:p><text:s text:c="3"/>…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73209" table:style-name="ce72">
            <text:p><text:s text:c="3"/>173,209</text:p>
          </table:table-cell>
          <table:table-cell office:value-type="float" office:value="170412" table:style-name="ce59">
            <text:p><text:s text:c="3"/>170,412</text:p>
          </table:table-cell>
          <table:table-cell office:value-type="float" office:value="844" table:style-name="ce59">
            <text:p><text:s text:c="3"/>844</text:p>
          </table:table-cell>
          <table:table-cell office:value-type="float" office:value="697" table:style-name="ce59">
            <text:p><text:s text:c="3"/>697</text:p>
          </table:table-cell>
          <table:table-cell office:value-type="float" office:value="147" table:style-name="ce59">
            <text:p><text:s text:c="3"/>147</text:p>
          </table:table-cell>
          <table:table-cell office:value-type="float" office:value="1953" table:style-name="ce77">
            <text:p><text:s text:c="3"/>1,953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3209" table:style-name="ce56">
            <text:p><text:s text:c="3"/>173,209</text:p>
          </table:table-cell>
          <table:table-cell office:value-type="float" office:value="143743" table:style-name="ce59">
            <text:p><text:s text:c="3"/>143,743</text:p>
          </table:table-cell>
          <table:table-cell office:value-type="float" office:value="16745" table:style-name="ce59">
            <text:p><text:s text:c="3"/>16,745</text:p>
          </table:table-cell>
          <table:table-cell office:value-type="float" office:value="16591" table:style-name="ce59">
            <text:p><text:s text:c="3"/>16,591</text:p>
          </table:table-cell>
          <table:table-cell office:value-type="float" office:value="154" table:style-name="ce59">
            <text:p><text:s text:c="3"/>154</text:p>
          </table:table-cell>
          <table:table-cell office:value-type="float" office:value="12721" table:style-name="ce77">
            <text:p><text:s text:c="3"/>12,721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4">
            <text:p>89 年</text:p>
          </table:table-cell>
          <table:table-cell office:value-type="string" table:style-name="ce65">
            <text:p>計</text:p>
          </table:table-cell>
          <table:table-cell office:value-type="float" office:value="363284" table:style-name="ce68">
            <text:p><text:s text:c="3"/>363,284</text:p>
          </table:table-cell>
          <table:table-cell office:value-type="float" office:value="318318" table:style-name="ce67">
            <text:p><text:s text:c="3"/>318,318</text:p>
          </table:table-cell>
          <table:table-cell office:value-type="float" office:value="23628" table:style-name="ce67">
            <text:p><text:s text:c="3"/>23,628</text:p>
          </table:table-cell>
          <table:table-cell office:value-type="float" office:value="23297" table:style-name="ce67">
            <text:p><text:s text:c="3"/>23,297</text:p>
          </table:table-cell>
          <table:table-cell office:value-type="float" office:value="331" table:style-name="ce67">
            <text:p><text:s text:c="3"/>331</text:p>
          </table:table-cell>
          <table:table-cell office:value-type="float" office:value="21338" table:style-name="ce67">
            <text:p><text:s text:c="3"/>21,338</text:p>
          </table:table-cell>
          <table:table-cell office:value-type="string" table:number-columns-spanned="1" table:number-rows-spanned="3" table:style-name="ce221">
            <text:p><text:s text:c="3"/>…</text:p>
          </table:table-cell>
          <table:table-cell office:value-type="string" table:number-columns-spanned="1" table:number-rows-spanned="3" table:style-name="ce218">
            <text:p><text:s text:c="3"/>…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81642" table:style-name="ce72">
            <text:p><text:s text:c="3"/>181,642</text:p>
          </table:table-cell>
          <table:table-cell office:value-type="float" office:value="178520" table:style-name="ce80">
            <text:p><text:s text:c="3"/>178,520</text:p>
          </table:table-cell>
          <table:table-cell office:value-type="float" office:value="846" table:style-name="ce59">
            <text:p><text:s text:c="3"/>846</text:p>
          </table:table-cell>
          <table:table-cell office:value-type="float" office:value="686" table:style-name="ce80">
            <text:p><text:s text:c="3"/>686</text:p>
          </table:table-cell>
          <table:table-cell office:value-type="float" office:value="160" table:style-name="ce80">
            <text:p><text:s text:c="3"/>160</text:p>
          </table:table-cell>
          <table:table-cell office:value-type="float" office:value="2276" table:style-name="ce77">
            <text:p><text:s text:c="3"/>2,276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81642" table:style-name="ce56">
            <text:p><text:s text:c="3"/>181,642</text:p>
          </table:table-cell>
          <table:table-cell office:value-type="float" office:value="139798" table:style-name="ce79">
            <text:p><text:s text:c="3"/>139,798</text:p>
          </table:table-cell>
          <table:table-cell office:value-type="float" office:value="22782" table:style-name="ce56">
            <text:p><text:s text:c="3"/>22,782</text:p>
          </table:table-cell>
          <table:table-cell office:value-type="float" office:value="22611" table:style-name="ce79">
            <text:p><text:s text:c="3"/>22,611</text:p>
          </table:table-cell>
          <table:table-cell office:value-type="float" office:value="171" table:style-name="ce79">
            <text:p><text:s text:c="3"/>171</text:p>
          </table:table-cell>
          <table:table-cell office:value-type="float" office:value="19062" table:style-name="ce74">
            <text:p><text:s text:c="3"/>19,062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4">
            <text:p>90 年</text:p>
          </table:table-cell>
          <table:table-cell office:value-type="string" table:style-name="ce65">
            <text:p>計</text:p>
          </table:table-cell>
          <table:table-cell office:value-type="float" office:value="341030" table:style-name="ce68">
            <text:p><text:s text:c="3"/>341,030</text:p>
          </table:table-cell>
          <table:table-cell office:value-type="float" office:value="294828" table:style-name="ce68">
            <text:p><text:s text:c="3"/>294,828</text:p>
          </table:table-cell>
          <table:table-cell office:value-type="float" office:value="26797" table:style-name="ce68">
            <text:p><text:s text:c="3"/>26,797</text:p>
          </table:table-cell>
          <table:table-cell office:value-type="float" office:value="26516" table:style-name="ce68">
            <text:p><text:s text:c="3"/>26,516</text:p>
          </table:table-cell>
          <table:table-cell office:value-type="float" office:value="281" table:style-name="ce68">
            <text:p><text:s text:c="3"/>281</text:p>
          </table:table-cell>
          <table:table-cell office:value-type="float" office:value="19405" table:style-name="ce68">
            <text:p><text:s text:c="3"/>19,405</text:p>
          </table:table-cell>
          <table:table-cell office:value-type="float" office:value="17512" table:style-name="ce68">
            <text:p><text:s text:c="3"/>17,512</text:p>
          </table:table-cell>
          <table:table-cell office:value-type="float" office:value="1893" table:style-name="ce66">
            <text:p><text:s text:c="3"/>1,893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70515" table:style-name="ce72">
            <text:p><text:s text:c="3"/>170,515</text:p>
          </table:table-cell>
          <table:table-cell office:value-type="float" office:value="167115" table:style-name="ce78">
            <text:p><text:s text:c="3"/>167,115</text:p>
          </table:table-cell>
          <table:table-cell office:value-type="float" office:value="983" table:style-name="ce59">
            <text:p><text:s text:c="3"/>983</text:p>
          </table:table-cell>
          <table:table-cell office:value-type="float" office:value="834" table:style-name="ce59">
            <text:p><text:s text:c="3"/>834</text:p>
          </table:table-cell>
          <table:table-cell office:value-type="float" office:value="149" table:style-name="ce58">
            <text:p><text:s text:c="3"/>149</text:p>
          </table:table-cell>
          <table:table-cell office:value-type="float" office:value="2417" table:style-name="ce77">
            <text:p><text:s text:c="3"/>2,417</text:p>
          </table:table-cell>
          <table:table-cell office:value-type="float" office:value="806" table:style-name="ce58">
            <text:p><text:s text:c="3"/>806</text:p>
          </table:table-cell>
          <table:table-cell office:value-type="float" office:value="1611" table:style-name="ce76">
            <text:p><text:s text:c="3"/>1,61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0515" table:style-name="ce56">
            <text:p><text:s text:c="3"/>170,515</text:p>
          </table:table-cell>
          <table:table-cell office:value-type="float" office:value="127713" table:style-name="ce75">
            <text:p><text:s text:c="3"/>127,713</text:p>
          </table:table-cell>
          <table:table-cell office:value-type="float" office:value="25814" table:style-name="ce56">
            <text:p><text:s text:c="3"/>25,814</text:p>
          </table:table-cell>
          <table:table-cell office:value-type="float" office:value="25682" table:style-name="ce56">
            <text:p><text:s text:c="3"/>25,682</text:p>
          </table:table-cell>
          <table:table-cell office:value-type="float" office:value="132" table:style-name="ce55">
            <text:p><text:s text:c="3"/>132</text:p>
          </table:table-cell>
          <table:table-cell office:value-type="float" office:value="16988" table:style-name="ce74">
            <text:p><text:s text:c="3"/>16,988</text:p>
          </table:table-cell>
          <table:table-cell office:value-type="float" office:value="16706" table:style-name="ce55">
            <text:p><text:s text:c="3"/>16,706</text:p>
          </table:table-cell>
          <table:table-cell office:value-type="float" office:value="282" table:style-name="ce73">
            <text:p><text:s text:c="3"/>282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4">
            <text:p>91 年</text:p>
          </table:table-cell>
          <table:table-cell office:value-type="string" table:style-name="ce65">
            <text:p>計</text:p>
          </table:table-cell>
          <table:table-cell office:value-type="float" office:value="345310" table:style-name="ce68">
            <text:p><text:s text:c="3"/>345,310</text:p>
          </table:table-cell>
          <table:table-cell office:value-type="float" office:value="296297" table:style-name="ce68">
            <text:p><text:s text:c="3"/>296,297</text:p>
          </table:table-cell>
          <table:table-cell office:value-type="float" office:value="28906" table:style-name="ce68">
            <text:p><text:s text:c="3"/>28,906</text:p>
          </table:table-cell>
          <table:table-cell office:value-type="float" office:value="28603" table:style-name="ce68">
            <text:p><text:s text:c="3"/>28,603</text:p>
          </table:table-cell>
          <table:table-cell office:value-type="float" office:value="303" table:style-name="ce68">
            <text:p><text:s text:c="3"/>303</text:p>
          </table:table-cell>
          <table:table-cell office:value-type="float" office:value="20107" table:style-name="ce68">
            <text:p><text:s text:c="3"/>20,107</text:p>
          </table:table-cell>
          <table:table-cell office:value-type="float" office:value="18037" table:style-name="ce68">
            <text:p><text:s text:c="3"/>18,037</text:p>
          </table:table-cell>
          <table:table-cell office:value-type="float" office:value="2070" table:style-name="ce66">
            <text:p><text:s text:c="3"/>2,07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72655" table:style-name="ce72">
            <text:p><text:s text:c="3"/>172,655</text:p>
          </table:table-cell>
          <table:table-cell office:value-type="float" office:value="168289" table:style-name="ce78">
            <text:p><text:s text:c="3"/>168,289</text:p>
          </table:table-cell>
          <table:table-cell office:value-type="float" office:value="1598" table:style-name="ce59">
            <text:p><text:s text:c="3"/>1,598</text:p>
          </table:table-cell>
          <table:table-cell office:value-type="float" office:value="1436" table:style-name="ce59">
            <text:p><text:s text:c="3"/>1,436</text:p>
          </table:table-cell>
          <table:table-cell office:value-type="float" office:value="162" table:style-name="ce58">
            <text:p><text:s text:c="3"/>162</text:p>
          </table:table-cell>
          <table:table-cell office:value-type="float" office:value="2768" table:style-name="ce77">
            <text:p><text:s text:c="3"/>2,768</text:p>
          </table:table-cell>
          <table:table-cell office:value-type="float" office:value="1035" table:style-name="ce58">
            <text:p><text:s text:c="3"/>1,035</text:p>
          </table:table-cell>
          <table:table-cell office:value-type="float" office:value="1733" table:style-name="ce76">
            <text:p><text:s text:c="3"/>1,733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2655" table:style-name="ce56">
            <text:p><text:s text:c="3"/>172,655</text:p>
          </table:table-cell>
          <table:table-cell office:value-type="float" office:value="128008" table:style-name="ce75">
            <text:p><text:s text:c="3"/>128,008</text:p>
          </table:table-cell>
          <table:table-cell office:value-type="float" office:value="27308" table:style-name="ce56">
            <text:p><text:s text:c="3"/>27,308</text:p>
          </table:table-cell>
          <table:table-cell office:value-type="float" office:value="27167" table:style-name="ce56">
            <text:p><text:s text:c="3"/>27,167</text:p>
          </table:table-cell>
          <table:table-cell office:value-type="float" office:value="141" table:style-name="ce55">
            <text:p><text:s text:c="3"/>141</text:p>
          </table:table-cell>
          <table:table-cell office:value-type="float" office:value="17339" table:style-name="ce74">
            <text:p><text:s text:c="3"/>17,339</text:p>
          </table:table-cell>
          <table:table-cell office:value-type="float" office:value="17002" table:style-name="ce55">
            <text:p><text:s text:c="3"/>17,002</text:p>
          </table:table-cell>
          <table:table-cell office:value-type="float" office:value="337" table:style-name="ce73">
            <text:p><text:s text:c="3"/>337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4">
            <text:p>92 年</text:p>
          </table:table-cell>
          <table:table-cell office:value-type="string" table:style-name="ce65">
            <text:p>計</text:p>
          </table:table-cell>
          <table:table-cell office:value-type="float" office:value="342966" table:style-name="ce68">
            <text:p><text:s text:c="3"/>342,966</text:p>
          </table:table-cell>
          <table:table-cell office:value-type="float" office:value="288332" table:style-name="ce68">
            <text:p><text:s text:c="3"/>288,332</text:p>
          </table:table-cell>
          <table:table-cell office:value-type="float" office:value="34991" table:style-name="ce68">
            <text:p><text:s text:c="3"/>34,991</text:p>
          </table:table-cell>
          <table:table-cell office:value-type="float" office:value="34685" table:style-name="ce68">
            <text:p><text:s text:c="3"/>34,685</text:p>
          </table:table-cell>
          <table:table-cell office:value-type="float" office:value="306" table:style-name="ce68">
            <text:p><text:s text:c="3"/>306</text:p>
          </table:table-cell>
          <table:table-cell office:value-type="float" office:value="19643" table:style-name="ce68">
            <text:p><text:s text:c="3"/>19,643</text:p>
          </table:table-cell>
          <table:table-cell office:value-type="float" office:value="17351" table:style-name="ce68">
            <text:p><text:s text:c="3"/>17,351</text:p>
          </table:table-cell>
          <table:table-cell office:value-type="float" office:value="2292" table:style-name="ce66">
            <text:p><text:s text:c="3"/>2,292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71483" table:style-name="ce72">
            <text:p><text:s text:c="3"/>171,483</text:p>
          </table:table-cell>
          <table:table-cell office:value-type="float" office:value="165482" table:style-name="ce78">
            <text:p><text:s text:c="3"/>165,482</text:p>
          </table:table-cell>
          <table:table-cell office:value-type="float" office:value="3207" table:style-name="ce59">
            <text:p><text:s text:c="3"/>3,207</text:p>
          </table:table-cell>
          <table:table-cell office:value-type="float" office:value="3060" table:style-name="ce59">
            <text:p><text:s text:c="3"/>3,060</text:p>
          </table:table-cell>
          <table:table-cell office:value-type="float" office:value="147" table:style-name="ce58">
            <text:p><text:s text:c="3"/>147</text:p>
          </table:table-cell>
          <table:table-cell office:value-type="float" office:value="2794" table:style-name="ce77">
            <text:p><text:s text:c="3"/>2,794</text:p>
          </table:table-cell>
          <table:table-cell office:value-type="float" office:value="1044" table:style-name="ce58">
            <text:p><text:s text:c="3"/>1,044</text:p>
          </table:table-cell>
          <table:table-cell office:value-type="float" office:value="1750" table:style-name="ce76">
            <text:p><text:s text:c="3"/>1,75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1483" table:style-name="ce56">
            <text:p><text:s text:c="3"/>171,483</text:p>
          </table:table-cell>
          <table:table-cell office:value-type="float" office:value="122850" table:style-name="ce75">
            <text:p><text:s text:c="3"/>122,850</text:p>
          </table:table-cell>
          <table:table-cell office:value-type="float" office:value="31784" table:style-name="ce56">
            <text:p><text:s text:c="3"/>31,784</text:p>
          </table:table-cell>
          <table:table-cell office:value-type="float" office:value="31625" table:style-name="ce56">
            <text:p><text:s text:c="3"/>31,625</text:p>
          </table:table-cell>
          <table:table-cell office:value-type="float" office:value="159" table:style-name="ce55">
            <text:p><text:s text:c="3"/>159</text:p>
          </table:table-cell>
          <table:table-cell office:value-type="float" office:value="16849" table:style-name="ce74">
            <text:p><text:s text:c="3"/>16,849</text:p>
          </table:table-cell>
          <table:table-cell office:value-type="float" office:value="16307" table:style-name="ce55">
            <text:p><text:s text:c="3"/>16,307</text:p>
          </table:table-cell>
          <table:table-cell office:value-type="float" office:value="542" table:style-name="ce73">
            <text:p><text:s text:c="3"/>542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4">
            <text:p>93 年</text:p>
          </table:table-cell>
          <table:table-cell office:value-type="string" table:style-name="ce65">
            <text:p>計</text:p>
          </table:table-cell>
          <table:table-cell office:value-type="float" office:value="262906" table:style-name="ce68">
            <text:p><text:s text:c="3"/>262,906</text:p>
          </table:table-cell>
          <table:table-cell office:value-type="float" office:value="231596" table:style-name="ce68">
            <text:p><text:s text:c="3"/>231,596</text:p>
          </table:table-cell>
          <table:table-cell office:value-type="float" office:value="10972" table:style-name="ce68">
            <text:p><text:s text:c="3"/>10,972</text:p>
          </table:table-cell>
          <table:table-cell office:value-type="float" office:value="10642" table:style-name="ce68">
            <text:p><text:s text:c="3"/>10,642</text:p>
          </table:table-cell>
          <table:table-cell office:value-type="float" office:value="330" table:style-name="ce68">
            <text:p><text:s text:c="3"/>330</text:p>
          </table:table-cell>
          <table:table-cell office:value-type="float" office:value="20338" table:style-name="ce68">
            <text:p><text:s text:c="3"/>20,338</text:p>
          </table:table-cell>
          <table:table-cell office:value-type="float" office:value="18103" table:style-name="ce68">
            <text:p><text:s text:c="3"/>18,103</text:p>
          </table:table-cell>
          <table:table-cell office:value-type="float" office:value="2235" table:style-name="ce66">
            <text:p><text:s text:c="3"/>2,235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31453" table:style-name="ce72">
            <text:p><text:s text:c="3"/>131,453</text:p>
          </table:table-cell>
          <table:table-cell office:value-type="float" office:value="128277" table:style-name="ce59">
            <text:p><text:s text:c="3"/>128,277</text:p>
          </table:table-cell>
          <table:table-cell office:value-type="float" office:value="405" table:style-name="ce59">
            <text:p><text:s text:c="3"/>405</text:p>
          </table:table-cell>
          <table:table-cell office:value-type="float" office:value="256" table:style-name="ce59">
            <text:p><text:s text:c="3"/>256</text:p>
          </table:table-cell>
          <table:table-cell office:value-type="float" office:value="149" table:style-name="ce59">
            <text:p><text:s text:c="3"/>149</text:p>
          </table:table-cell>
          <table:table-cell office:value-type="float" office:value="2771" table:style-name="ce59">
            <text:p><text:s text:c="3"/>2,771</text:p>
          </table:table-cell>
          <table:table-cell office:value-type="float" office:value="921" table:style-name="ce59">
            <text:p><text:s text:c="3"/>921</text:p>
          </table:table-cell>
          <table:table-cell office:value-type="float" office:value="1850" table:style-name="ce58">
            <text:p><text:s text:c="3"/>1,85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1453" table:style-name="ce56">
            <text:p><text:s text:c="3"/>131,453</text:p>
          </table:table-cell>
          <table:table-cell office:value-type="float" office:value="103319" table:style-name="ce56">
            <text:p><text:s text:c="3"/>103,319</text:p>
          </table:table-cell>
          <table:table-cell office:value-type="float" office:value="10567" table:style-name="ce56">
            <text:p><text:s text:c="3"/>10,567</text:p>
          </table:table-cell>
          <table:table-cell office:value-type="float" office:value="10386" table:style-name="ce56">
            <text:p><text:s text:c="3"/>10,386</text:p>
          </table:table-cell>
          <table:table-cell office:value-type="float" office:value="181" table:style-name="ce56">
            <text:p><text:s text:c="3"/>181</text:p>
          </table:table-cell>
          <table:table-cell office:value-type="float" office:value="17567" table:style-name="ce56">
            <text:p><text:s text:c="3"/>17,567</text:p>
          </table:table-cell>
          <table:table-cell office:value-type="float" office:value="17182" table:style-name="ce56">
            <text:p><text:s text:c="3"/>17,182</text:p>
          </table:table-cell>
          <table:table-cell office:value-type="float" office:value="385" table:style-name="ce55">
            <text:p><text:s text:c="3"/>385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4">
            <text:p>94 年</text:p>
          </table:table-cell>
          <table:table-cell office:value-type="string" table:style-name="ce65">
            <text:p>計</text:p>
          </table:table-cell>
          <table:table-cell office:value-type="float" office:value="282280" table:style-name="ce68">
            <text:p><text:s text:c="3"/>282,280</text:p>
          </table:table-cell>
          <table:table-cell office:value-type="float" office:value="253853" table:style-name="ce68">
            <text:p><text:s text:c="3"/>253,853</text:p>
          </table:table-cell>
          <table:table-cell office:value-type="float" office:value="14619" table:style-name="ce68">
            <text:p><text:s text:c="3"/>14,619</text:p>
          </table:table-cell>
          <table:table-cell office:value-type="float" office:value="14258" table:style-name="ce68">
            <text:p><text:s text:c="3"/>14,258</text:p>
          </table:table-cell>
          <table:table-cell office:value-type="float" office:value="361" table:style-name="ce68">
            <text:p><text:s text:c="3"/>361</text:p>
          </table:table-cell>
          <table:table-cell office:value-type="float" office:value="13808" table:style-name="ce68">
            <text:p><text:s text:c="3"/>13,808</text:p>
          </table:table-cell>
          <table:table-cell office:value-type="float" office:value="11454" table:style-name="ce68">
            <text:p><text:s text:c="3"/>11,454</text:p>
          </table:table-cell>
          <table:table-cell office:value-type="float" office:value="2354" table:style-name="ce66">
            <text:p><text:s text:c="3"/>2,354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41140" table:style-name="ce72">
            <text:p><text:s text:c="3"/>141,140</text:p>
          </table:table-cell>
          <table:table-cell office:value-type="float" office:value="138001" table:style-name="ce59">
            <text:p><text:s text:c="3"/>138,001</text:p>
          </table:table-cell>
          <table:table-cell office:value-type="float" office:value="452" table:style-name="ce59">
            <text:p><text:s text:c="3"/>452</text:p>
          </table:table-cell>
          <table:table-cell office:value-type="float" office:value="282" table:style-name="ce59">
            <text:p><text:s text:c="3"/>282</text:p>
          </table:table-cell>
          <table:table-cell office:value-type="float" office:value="170" table:style-name="ce59">
            <text:p><text:s text:c="3"/>170</text:p>
          </table:table-cell>
          <table:table-cell office:value-type="float" office:value="2687" table:style-name="ce59">
            <text:p><text:s text:c="3"/>2,687</text:p>
          </table:table-cell>
          <table:table-cell office:value-type="float" office:value="751" table:style-name="ce59">
            <text:p><text:s text:c="3"/>751</text:p>
          </table:table-cell>
          <table:table-cell office:value-type="float" office:value="1936" table:style-name="ce58">
            <text:p><text:s text:c="3"/>1,936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1140" table:style-name="ce56">
            <text:p><text:s text:c="3"/>141,140</text:p>
          </table:table-cell>
          <table:table-cell office:value-type="float" office:value="115852" table:style-name="ce56">
            <text:p><text:s text:c="3"/>115,852</text:p>
          </table:table-cell>
          <table:table-cell office:value-type="float" office:value="14167" table:style-name="ce56">
            <text:p><text:s text:c="3"/>14,167</text:p>
          </table:table-cell>
          <table:table-cell office:value-type="float" office:value="13976" table:style-name="ce56">
            <text:p><text:s text:c="3"/>13,976</text:p>
          </table:table-cell>
          <table:table-cell office:value-type="float" office:value="191" table:style-name="ce56">
            <text:p><text:s text:c="3"/>191</text:p>
          </table:table-cell>
          <table:table-cell office:value-type="float" office:value="11121" table:style-name="ce56">
            <text:p><text:s text:c="3"/>11,121</text:p>
          </table:table-cell>
          <table:table-cell office:value-type="float" office:value="10703" table:style-name="ce56">
            <text:p><text:s text:c="3"/>10,703</text:p>
          </table:table-cell>
          <table:table-cell office:value-type="float" office:value="418" table:style-name="ce55">
            <text:p><text:s text:c="3"/>418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4">
            <text:p>95 年</text:p>
          </table:table-cell>
          <table:table-cell office:value-type="string" table:style-name="ce65">
            <text:p>計</text:p>
          </table:table-cell>
          <table:table-cell office:value-type="float" office:value="285338" table:style-name="ce68">
            <text:p><text:s text:c="3"/>285,338</text:p>
          </table:table-cell>
          <table:table-cell office:value-type="float" office:value="261408" table:style-name="ce68">
            <text:p><text:s text:c="3"/>261,408</text:p>
          </table:table-cell>
          <table:table-cell office:value-type="float" office:value="14406" table:style-name="ce68">
            <text:p><text:s text:c="3"/>14,406</text:p>
          </table:table-cell>
          <table:table-cell office:value-type="float" office:value="13964" table:style-name="ce68">
            <text:p><text:s text:c="3"/>13,964</text:p>
          </table:table-cell>
          <table:table-cell office:value-type="float" office:value="442" table:style-name="ce68">
            <text:p><text:s text:c="3"/>442</text:p>
          </table:table-cell>
          <table:table-cell office:value-type="float" office:value="9524" table:style-name="ce68">
            <text:p><text:s text:c="3"/>9,524</text:p>
          </table:table-cell>
          <table:table-cell office:value-type="float" office:value="6950" table:style-name="ce68">
            <text:p><text:s text:c="3"/>6,950</text:p>
          </table:table-cell>
          <table:table-cell office:value-type="float" office:value="2574" table:style-name="ce66">
            <text:p><text:s text:c="3"/>2,574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42669" table:style-name="ce59">
            <text:p><text:s text:c="3"/>142,669</text:p>
          </table:table-cell>
          <table:table-cell office:value-type="float" office:value="139455" table:style-name="ce59">
            <text:p><text:s text:c="3"/>139,455</text:p>
          </table:table-cell>
          <table:table-cell office:value-type="float" office:value="506" table:style-name="ce59">
            <text:p><text:s text:c="3"/>506</text:p>
          </table:table-cell>
          <table:table-cell office:value-type="float" office:value="323" table:style-name="ce59">
            <text:p><text:s text:c="3"/>323</text:p>
          </table:table-cell>
          <table:table-cell office:value-type="float" office:value="183" table:style-name="ce59">
            <text:p><text:s text:c="3"/>183</text:p>
          </table:table-cell>
          <table:table-cell office:value-type="float" office:value="2708" table:style-name="ce59">
            <text:p><text:s text:c="3"/>2,708</text:p>
          </table:table-cell>
          <table:table-cell office:value-type="float" office:value="579" table:style-name="ce59">
            <text:p><text:s text:c="3"/>579</text:p>
          </table:table-cell>
          <table:table-cell office:value-type="float" office:value="2129" table:style-name="ce58">
            <text:p><text:s text:c="3"/>2,129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2669" table:style-name="ce56">
            <text:p><text:s text:c="3"/>142,669</text:p>
          </table:table-cell>
          <table:table-cell office:value-type="float" office:value="121953" table:style-name="ce56">
            <text:p><text:s text:c="3"/>121,953</text:p>
          </table:table-cell>
          <table:table-cell office:value-type="float" office:value="13900" table:style-name="ce56">
            <text:p><text:s text:c="3"/>13,900</text:p>
          </table:table-cell>
          <table:table-cell office:value-type="float" office:value="13641" table:style-name="ce56">
            <text:p><text:s text:c="3"/>13,641</text:p>
          </table:table-cell>
          <table:table-cell office:value-type="float" office:value="259" table:style-name="ce56">
            <text:p><text:s text:c="3"/>259</text:p>
          </table:table-cell>
          <table:table-cell office:value-type="float" office:value="6816" table:style-name="ce56">
            <text:p><text:s text:c="3"/>6,816</text:p>
          </table:table-cell>
          <table:table-cell office:value-type="float" office:value="6371" table:style-name="ce56">
            <text:p><text:s text:c="3"/>6,371</text:p>
          </table:table-cell>
          <table:table-cell office:value-type="float" office:value="445" table:style-name="ce55">
            <text:p><text:s text:c="3"/>445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4">
            <text:p>96 年</text:p>
          </table:table-cell>
          <table:table-cell office:value-type="string" table:style-name="ce65">
            <text:p>計</text:p>
          </table:table-cell>
          <table:table-cell office:value-type="float" office:value="270082" table:style-name="ce68">
            <text:p><text:s text:c="3"/>270,082</text:p>
          </table:table-cell>
          <table:table-cell office:value-type="float" office:value="245382" table:style-name="ce68">
            <text:p><text:s text:c="3"/>245,382</text:p>
          </table:table-cell>
          <table:table-cell office:value-type="float" office:value="15146" table:style-name="ce68">
            <text:p><text:s text:c="3"/>15,146</text:p>
          </table:table-cell>
          <table:table-cell office:value-type="float" office:value="14721" table:style-name="ce68">
            <text:p><text:s text:c="3"/>14,721</text:p>
          </table:table-cell>
          <table:table-cell office:value-type="float" office:value="425" table:style-name="ce68">
            <text:p><text:s text:c="3"/>425</text:p>
          </table:table-cell>
          <table:table-cell office:value-type="float" office:value="9554" table:style-name="ce68">
            <text:p><text:s text:c="3"/>9,554</text:p>
          </table:table-cell>
          <table:table-cell office:value-type="float" office:value="6952" table:style-name="ce68">
            <text:p><text:s text:c="3"/>6,952</text:p>
          </table:table-cell>
          <table:table-cell office:value-type="float" office:value="2602" table:style-name="ce66">
            <text:p><text:s text:c="3"/>2,602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35041" table:style-name="ce59">
            <text:p><text:s text:c="3"/>135,041</text:p>
          </table:table-cell>
          <table:table-cell office:value-type="float" office:value="131900" table:style-name="ce59">
            <text:p><text:s text:c="3"/>131,900</text:p>
          </table:table-cell>
          <table:table-cell office:value-type="float" office:value="551" table:style-name="ce59">
            <text:p><text:s text:c="3"/>551</text:p>
          </table:table-cell>
          <table:table-cell office:value-type="float" office:value="371" table:style-name="ce59">
            <text:p><text:s text:c="3"/>371</text:p>
          </table:table-cell>
          <table:table-cell office:value-type="float" office:value="180" table:style-name="ce59">
            <text:p><text:s text:c="3"/>180</text:p>
          </table:table-cell>
          <table:table-cell office:value-type="float" office:value="2590" table:style-name="ce59">
            <text:p><text:s text:c="3"/>2,590</text:p>
          </table:table-cell>
          <table:table-cell office:value-type="float" office:value="452" table:style-name="ce59">
            <text:p><text:s text:c="3"/>452</text:p>
          </table:table-cell>
          <table:table-cell office:value-type="float" office:value="2138" table:style-name="ce58">
            <text:p><text:s text:c="3"/>2,138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5041" table:style-name="ce59">
            <text:p><text:s text:c="3"/>135,041</text:p>
          </table:table-cell>
          <table:table-cell office:value-type="float" office:value="113482" table:style-name="ce59">
            <text:p><text:s text:c="3"/>113,482</text:p>
          </table:table-cell>
          <table:table-cell office:value-type="float" office:value="14595" table:style-name="ce59">
            <text:p><text:s text:c="3"/>14,595</text:p>
          </table:table-cell>
          <table:table-cell office:value-type="float" office:value="14350" table:style-name="ce59">
            <text:p><text:s text:c="3"/>14,350</text:p>
          </table:table-cell>
          <table:table-cell office:value-type="float" office:value="245" table:style-name="ce59">
            <text:p><text:s text:c="3"/>245</text:p>
          </table:table-cell>
          <table:table-cell office:value-type="float" office:value="6964" table:style-name="ce59">
            <text:p><text:s text:c="3"/>6,964</text:p>
          </table:table-cell>
          <table:table-cell office:value-type="float" office:value="6500" table:style-name="ce59">
            <text:p><text:s text:c="3"/>6,500</text:p>
          </table:table-cell>
          <table:table-cell office:value-type="float" office:value="464" table:style-name="ce58">
            <text:p><text:s text:c="3"/>464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4">
            <text:p>97 年</text:p>
          </table:table-cell>
          <table:table-cell office:value-type="string" table:style-name="ce65">
            <text:p>計</text:p>
          </table:table-cell>
          <table:table-cell office:value-type="float" office:value="309732" table:style-name="ce67">
            <text:p><text:s text:c="3"/>309,732</text:p>
          </table:table-cell>
          <table:table-cell office:value-type="float" office:value="288003" table:style-name="ce67">
            <text:p><text:s text:c="3"/>288,003</text:p>
          </table:table-cell>
          <table:table-cell office:value-type="float" office:value="12772" table:style-name="ce67">
            <text:p><text:s text:c="3"/>12,772</text:p>
          </table:table-cell>
          <table:table-cell office:value-type="float" office:value="12274" table:style-name="ce67">
            <text:p><text:s text:c="3"/>12,274</text:p>
          </table:table-cell>
          <table:table-cell office:value-type="float" office:value="498" table:style-name="ce67">
            <text:p><text:s text:c="3"/>498</text:p>
          </table:table-cell>
          <table:table-cell office:value-type="float" office:value="8957" table:style-name="ce67">
            <text:p><text:s text:c="3"/>8,957</text:p>
          </table:table-cell>
          <table:table-cell office:value-type="float" office:value="6009" table:style-name="ce67">
            <text:p><text:s text:c="3"/>6,009</text:p>
          </table:table-cell>
          <table:table-cell office:value-type="float" office:value="2948" table:style-name="ce66">
            <text:p><text:s text:c="3"/>2,948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54866" table:style-name="ce71">
            <text:p><text:s text:c="3"/>154,866</text:p>
          </table:table-cell>
          <table:table-cell office:value-type="float" office:value="151350" table:style-name="ce71">
            <text:p><text:s text:c="3"/>151,350</text:p>
          </table:table-cell>
          <table:table-cell office:value-type="float" office:value="621" table:style-name="ce71">
            <text:p><text:s text:c="3"/>621</text:p>
          </table:table-cell>
          <table:table-cell office:value-type="float" office:value="371" table:style-name="ce71">
            <text:p><text:s text:c="3"/>371</text:p>
          </table:table-cell>
          <table:table-cell office:value-type="float" office:value="250" table:style-name="ce71">
            <text:p><text:s text:c="3"/>250</text:p>
          </table:table-cell>
          <table:table-cell office:value-type="float" office:value="2895" table:style-name="ce71">
            <text:p><text:s text:c="3"/>2,895</text:p>
          </table:table-cell>
          <table:table-cell office:value-type="float" office:value="468" table:style-name="ce71">
            <text:p><text:s text:c="3"/>468</text:p>
          </table:table-cell>
          <table:table-cell office:value-type="float" office:value="2427" table:style-name="ce69">
            <text:p><text:s text:c="3"/>2,427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54866" table:style-name="ce70">
            <text:p><text:s text:c="3"/>154,866</text:p>
          </table:table-cell>
          <table:table-cell office:value-type="float" office:value="136653" table:style-name="ce70">
            <text:p><text:s text:c="3"/>136,653</text:p>
          </table:table-cell>
          <table:table-cell office:value-type="float" office:value="12151" table:style-name="ce70">
            <text:p><text:s text:c="3"/>12,151</text:p>
          </table:table-cell>
          <table:table-cell office:value-type="float" office:value="11903" table:style-name="ce70">
            <text:p><text:s text:c="3"/>11,903</text:p>
          </table:table-cell>
          <table:table-cell office:value-type="float" office:value="248" table:style-name="ce70">
            <text:p><text:s text:c="3"/>248</text:p>
          </table:table-cell>
          <table:table-cell office:value-type="float" office:value="6062" table:style-name="ce70">
            <text:p><text:s text:c="3"/>6,062</text:p>
          </table:table-cell>
          <table:table-cell office:value-type="float" office:value="5541" table:style-name="ce70">
            <text:p><text:s text:c="3"/>5,541</text:p>
          </table:table-cell>
          <table:table-cell office:value-type="float" office:value="521" table:style-name="ce69">
            <text:p><text:s text:c="3"/>521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4">
            <text:p>98 年</text:p>
          </table:table-cell>
          <table:table-cell office:value-type="string" table:style-name="ce65">
            <text:p>計</text:p>
          </table:table-cell>
          <table:table-cell office:value-type="float" office:value="234198" table:style-name="ce68">
            <text:p><text:s text:c="3"/>234,198</text:p>
          </table:table-cell>
          <table:table-cell office:value-type="float" office:value="212284" table:style-name="ce68">
            <text:p><text:s text:c="3"/>212,284</text:p>
          </table:table-cell>
          <table:table-cell office:value-type="float" office:value="13294" table:style-name="ce68">
            <text:p><text:s text:c="3"/>13,294</text:p>
          </table:table-cell>
          <table:table-cell office:value-type="float" office:value="12796" table:style-name="ce68">
            <text:p><text:s text:c="3"/>12,796</text:p>
          </table:table-cell>
          <table:table-cell office:value-type="float" office:value="498" table:style-name="ce68">
            <text:p><text:s text:c="3"/>498</text:p>
          </table:table-cell>
          <table:table-cell office:value-type="float" office:value="8620" table:style-name="ce68">
            <text:p><text:s text:c="3"/>8,620</text:p>
          </table:table-cell>
          <table:table-cell office:value-type="float" office:value="5696" table:style-name="ce68">
            <text:p><text:s text:c="3"/>5,696</text:p>
          </table:table-cell>
          <table:table-cell office:value-type="float" office:value="2924" table:style-name="ce66">
            <text:p><text:s text:c="3"/>2,924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17099" table:style-name="ce59">
            <text:p><text:s text:c="3"/>117,099</text:p>
          </table:table-cell>
          <table:table-cell office:value-type="float" office:value="113426" table:style-name="ce59">
            <text:p><text:s text:c="3"/>113,426</text:p>
          </table:table-cell>
          <table:table-cell office:value-type="float" office:value="691" table:style-name="ce59">
            <text:p><text:s text:c="3"/>691</text:p>
          </table:table-cell>
          <table:table-cell office:value-type="float" office:value="452" table:style-name="ce59">
            <text:p><text:s text:c="3"/>452</text:p>
          </table:table-cell>
          <table:table-cell office:value-type="float" office:value="239" table:style-name="ce59">
            <text:p><text:s text:c="3"/>239</text:p>
          </table:table-cell>
          <table:table-cell office:value-type="float" office:value="2982" table:style-name="ce59">
            <text:p><text:s text:c="3"/>2,982</text:p>
          </table:table-cell>
          <table:table-cell office:value-type="float" office:value="502" table:style-name="ce59">
            <text:p><text:s text:c="3"/>502</text:p>
          </table:table-cell>
          <table:table-cell office:value-type="float" office:value="2480" table:style-name="ce58">
            <text:p><text:s text:c="3"/>2,480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17099" table:style-name="ce59">
            <text:p><text:s text:c="3"/>117,099</text:p>
          </table:table-cell>
          <table:table-cell office:value-type="float" office:value="98858" table:style-name="ce59">
            <text:p><text:s text:c="3"/>98,858</text:p>
          </table:table-cell>
          <table:table-cell office:value-type="float" office:value="12603" table:style-name="ce59">
            <text:p><text:s text:c="3"/>12,603</text:p>
          </table:table-cell>
          <table:table-cell office:value-type="float" office:value="12344" table:style-name="ce59">
            <text:p><text:s text:c="3"/>12,344</text:p>
          </table:table-cell>
          <table:table-cell office:value-type="float" office:value="259" table:style-name="ce59">
            <text:p><text:s text:c="3"/>259</text:p>
          </table:table-cell>
          <table:table-cell office:value-type="float" office:value="5638" table:style-name="ce59">
            <text:p><text:s text:c="3"/>5,638</text:p>
          </table:table-cell>
          <table:table-cell office:value-type="float" office:value="5194" table:style-name="ce59">
            <text:p><text:s text:c="3"/>5,194</text:p>
          </table:table-cell>
          <table:table-cell office:value-type="float" office:value="444" table:style-name="ce58">
            <text:p><text:s text:c="3"/>444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4">
            <text:p>99 年</text:p>
          </table:table-cell>
          <table:table-cell office:value-type="string" table:style-name="ce65">
            <text:p>計</text:p>
          </table:table-cell>
          <table:table-cell office:value-type="float" office:value="277638" table:style-name="ce67">
            <text:p><text:s text:c="3"/>277,638</text:p>
          </table:table-cell>
          <table:table-cell office:value-type="float" office:value="256137" table:style-name="ce67">
            <text:p><text:s text:c="3"/>256,137</text:p>
          </table:table-cell>
          <table:table-cell office:value-type="float" office:value="13332" table:style-name="ce67">
            <text:p><text:s text:c="3"/>13,332</text:p>
          </table:table-cell>
          <table:table-cell office:value-type="float" office:value="12807" table:style-name="ce67">
            <text:p><text:s text:c="3"/>12,807</text:p>
          </table:table-cell>
          <table:table-cell office:value-type="float" office:value="525" table:style-name="ce67">
            <text:p><text:s text:c="3"/>525</text:p>
          </table:table-cell>
          <table:table-cell office:value-type="float" office:value="8169" table:style-name="ce67">
            <text:p><text:s text:c="3"/>8,169</text:p>
          </table:table-cell>
          <table:table-cell office:value-type="float" office:value="5212" table:style-name="ce67">
            <text:p><text:s text:c="3"/>5,212</text:p>
          </table:table-cell>
          <table:table-cell office:value-type="float" office:value="2957" table:style-name="ce66">
            <text:p><text:s text:c="3"/>2,957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38819" table:style-name="ce71">
            <text:p><text:s text:c="3"/>138,819</text:p>
          </table:table-cell>
          <table:table-cell office:value-type="float" office:value="135027" table:style-name="ce71">
            <text:p><text:s text:c="3"/>135,027</text:p>
          </table:table-cell>
          <table:table-cell office:value-type="float" office:value="807" table:style-name="ce71">
            <text:p><text:s text:c="3"/>807</text:p>
          </table:table-cell>
          <table:table-cell office:value-type="float" office:value="562" table:style-name="ce71">
            <text:p><text:s text:c="3"/>562</text:p>
          </table:table-cell>
          <table:table-cell office:value-type="float" office:value="245" table:style-name="ce71">
            <text:p><text:s text:c="3"/>245</text:p>
          </table:table-cell>
          <table:table-cell office:value-type="float" office:value="2985" table:style-name="ce71">
            <text:p><text:s text:c="3"/>2,985</text:p>
          </table:table-cell>
          <table:table-cell office:value-type="float" office:value="549" table:style-name="ce71">
            <text:p><text:s text:c="3"/>549</text:p>
          </table:table-cell>
          <table:table-cell office:value-type="float" office:value="2436" table:style-name="ce69">
            <text:p><text:s text:c="3"/>2,436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8819" table:style-name="ce70">
            <text:p><text:s text:c="3"/>138,819</text:p>
          </table:table-cell>
          <table:table-cell office:value-type="float" office:value="121110" table:style-name="ce70">
            <text:p><text:s text:c="3"/>121,110</text:p>
          </table:table-cell>
          <table:table-cell office:value-type="float" office:value="12525" table:style-name="ce70">
            <text:p><text:s text:c="3"/>12,525</text:p>
          </table:table-cell>
          <table:table-cell office:value-type="float" office:value="12245" table:style-name="ce70">
            <text:p><text:s text:c="3"/>12,245</text:p>
          </table:table-cell>
          <table:table-cell office:value-type="float" office:value="280" table:style-name="ce70">
            <text:p><text:s text:c="3"/>280</text:p>
          </table:table-cell>
          <table:table-cell office:value-type="float" office:value="5184" table:style-name="ce70">
            <text:p><text:s text:c="3"/>5,184</text:p>
          </table:table-cell>
          <table:table-cell office:value-type="float" office:value="4663" table:style-name="ce70">
            <text:p><text:s text:c="3"/>4,663</text:p>
          </table:table-cell>
          <table:table-cell office:value-type="float" office:value="521" table:style-name="ce69">
            <text:p><text:s text:c="3"/>521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4">
            <text:p>100年</text:p>
          </table:table-cell>
          <table:table-cell office:value-type="string" table:style-name="ce65">
            <text:p>計</text:p>
          </table:table-cell>
          <table:table-cell office:value-type="float" office:value="330654" table:style-name="ce68">
            <text:p><text:s text:c="3"/>330,654</text:p>
          </table:table-cell>
          <table:table-cell office:value-type="float" office:value="309138" table:style-name="ce68">
            <text:p><text:s text:c="3"/>309,138</text:p>
          </table:table-cell>
          <table:table-cell office:value-type="float" office:value="13463" table:style-name="ce68">
            <text:p><text:s text:c="3"/>13,463</text:p>
          </table:table-cell>
          <table:table-cell office:value-type="float" office:value="12800" table:style-name="ce68">
            <text:p><text:s text:c="3"/>12,800</text:p>
          </table:table-cell>
          <table:table-cell office:value-type="float" office:value="663" table:style-name="ce68">
            <text:p><text:s text:c="3"/>663</text:p>
          </table:table-cell>
          <table:table-cell office:value-type="float" office:value="8053" table:style-name="ce68">
            <text:p><text:s text:c="3"/>8,053</text:p>
          </table:table-cell>
          <table:table-cell office:value-type="float" office:value="4887" table:style-name="ce68">
            <text:p><text:s text:c="3"/>4,887</text:p>
          </table:table-cell>
          <table:table-cell office:value-type="float" office:value="3166" table:style-name="ce66">
            <text:p><text:s text:c="3"/>3,166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65327" table:style-name="ce59">
            <text:p><text:s text:c="3"/>165,327</text:p>
          </table:table-cell>
          <table:table-cell office:value-type="float" office:value="161237" table:style-name="ce59">
            <text:p><text:s text:c="3"/>161,237</text:p>
          </table:table-cell>
          <table:table-cell office:value-type="float" office:value="995" table:style-name="ce59">
            <text:p><text:s text:c="3"/>995</text:p>
          </table:table-cell>
          <table:table-cell office:value-type="float" office:value="686" table:style-name="ce59">
            <text:p><text:s text:c="3"/>686</text:p>
          </table:table-cell>
          <table:table-cell office:value-type="float" office:value="309" table:style-name="ce59">
            <text:p><text:s text:c="3"/>309</text:p>
          </table:table-cell>
          <table:table-cell office:value-type="float" office:value="3095" table:style-name="ce59">
            <text:p><text:s text:c="3"/>3,095</text:p>
          </table:table-cell>
          <table:table-cell office:value-type="float" office:value="520" table:style-name="ce59">
            <text:p><text:s text:c="3"/>520</text:p>
          </table:table-cell>
          <table:table-cell office:value-type="float" office:value="2575" table:style-name="ce58">
            <text:p><text:s text:c="3"/>2,575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65327" table:style-name="ce59">
            <text:p><text:s text:c="3"/>165,327</text:p>
          </table:table-cell>
          <table:table-cell office:value-type="float" office:value="147901" table:style-name="ce59">
            <text:p><text:s text:c="3"/>147,901</text:p>
          </table:table-cell>
          <table:table-cell office:value-type="float" office:value="12468" table:style-name="ce59">
            <text:p><text:s text:c="3"/>12,468</text:p>
          </table:table-cell>
          <table:table-cell office:value-type="float" office:value="12114" table:style-name="ce59">
            <text:p><text:s text:c="3"/>12,114</text:p>
          </table:table-cell>
          <table:table-cell office:value-type="float" office:value="354" table:style-name="ce59">
            <text:p><text:s text:c="3"/>354</text:p>
          </table:table-cell>
          <table:table-cell office:value-type="float" office:value="4958" table:style-name="ce59">
            <text:p><text:s text:c="3"/>4,958</text:p>
          </table:table-cell>
          <table:table-cell office:value-type="float" office:value="4367" table:style-name="ce59">
            <text:p><text:s text:c="3"/>4,367</text:p>
          </table:table-cell>
          <table:table-cell office:value-type="float" office:value="591" table:style-name="ce58">
            <text:p><text:s text:c="3"/>591</text:p>
          </table:table-cell>
          <table:table-cell table:style-name="ce23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5">
            <text:p>101年</text:p>
          </table:table-cell>
          <table:table-cell office:value-type="string" table:style-name="ce65">
            <text:p>計</text:p>
          </table:table-cell>
          <table:table-cell office:value-type="float" office:value="286768" table:style-name="ce67">
            <text:p><text:s text:c="3"/>286,768</text:p>
          </table:table-cell>
          <table:table-cell office:value-type="float" office:value="266168" table:style-name="ce67">
            <text:p><text:s text:c="3"/>266,168</text:p>
          </table:table-cell>
          <table:table-cell office:value-type="float" office:value="12713" table:style-name="ce67">
            <text:p><text:s text:c="3"/>12,713</text:p>
          </table:table-cell>
          <table:table-cell office:value-type="float" office:value="12034" table:style-name="ce67">
            <text:p><text:s text:c="3"/>12,034</text:p>
          </table:table-cell>
          <table:table-cell office:value-type="float" office:value="679" table:style-name="ce67">
            <text:p><text:s text:c="3"/>679</text:p>
          </table:table-cell>
          <table:table-cell office:value-type="float" office:value="7887" table:style-name="ce67">
            <text:p><text:s text:c="3"/>7,887</text:p>
          </table:table-cell>
          <table:table-cell office:value-type="float" office:value="4784" table:style-name="ce67">
            <text:p><text:s text:c="3"/>4,784</text:p>
          </table:table-cell>
          <table:table-cell office:value-type="float" office:value="3103" table:style-name="ce66">
            <text:p><text:s text:c="3"/>3,103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43384" table:style-name="ce59">
            <text:p><text:s text:c="3"/>143,384</text:p>
          </table:table-cell>
          <table:table-cell office:value-type="float" office:value="139047" table:style-name="ce59">
            <text:p><text:s text:c="3"/>139,047</text:p>
          </table:table-cell>
          <table:table-cell office:value-type="float" office:value="1116" table:style-name="ce59">
            <text:p><text:s text:c="3"/>1,116</text:p>
          </table:table-cell>
          <table:table-cell office:value-type="float" office:value="766" table:style-name="ce59">
            <text:p><text:s text:c="3"/>766</text:p>
          </table:table-cell>
          <table:table-cell office:value-type="float" office:value="350" table:style-name="ce59">
            <text:p><text:s text:c="3"/>350</text:p>
          </table:table-cell>
          <table:table-cell office:value-type="float" office:value="3221" table:style-name="ce59">
            <text:p><text:s text:c="3"/>3,221</text:p>
          </table:table-cell>
          <table:table-cell office:value-type="float" office:value="664" table:style-name="ce59">
            <text:p><text:s text:c="3"/>664</text:p>
          </table:table-cell>
          <table:table-cell office:value-type="float" office:value="2557" table:style-name="ce58">
            <text:p><text:s text:c="3"/>2,557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3384" table:style-name="ce56">
            <text:p><text:s text:c="3"/>143,384</text:p>
          </table:table-cell>
          <table:table-cell office:value-type="float" office:value="127121" table:style-name="ce56">
            <text:p><text:s text:c="3"/>127,121</text:p>
          </table:table-cell>
          <table:table-cell office:value-type="float" office:value="11597" table:style-name="ce56">
            <text:p><text:s text:c="3"/>11,597</text:p>
          </table:table-cell>
          <table:table-cell office:value-type="float" office:value="11268" table:style-name="ce56">
            <text:p><text:s text:c="3"/>11,268</text:p>
          </table:table-cell>
          <table:table-cell office:value-type="float" office:value="329" table:style-name="ce56">
            <text:p><text:s text:c="3"/>329</text:p>
          </table:table-cell>
          <table:table-cell office:value-type="float" office:value="4666" table:style-name="ce56">
            <text:p><text:s text:c="3"/>4,666</text:p>
          </table:table-cell>
          <table:table-cell office:value-type="float" office:value="4120" table:style-name="ce56">
            <text:p><text:s text:c="3"/>4,120</text:p>
          </table:table-cell>
          <table:table-cell office:value-type="float" office:value="546" table:style-name="ce55">
            <text:p><text:s text:c="3"/>546</text:p>
          </table:table-cell>
          <table:table-cell table:style-name="ce23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5">
            <text:p>102年</text:p>
          </table:table-cell>
          <table:table-cell office:value-type="string" table:style-name="ce65">
            <text:p>計</text:p>
          </table:table-cell>
          <table:table-cell office:value-type="float" office:value="295272" table:style-name="ce62">
            <text:p><text:s text:c="3"/>295,272</text:p>
          </table:table-cell>
          <table:table-cell office:value-type="float" office:value="275780" table:style-name="ce62">
            <text:p><text:s text:c="3"/>275,780</text:p>
          </table:table-cell>
          <table:table-cell office:value-type="float" office:value="11542" table:style-name="ce62">
            <text:p><text:s text:c="3"/>11,542</text:p>
          </table:table-cell>
          <table:table-cell office:value-type="float" office:value="10829" table:style-name="ce62">
            <text:p><text:s text:c="3"/>10,829</text:p>
          </table:table-cell>
          <table:table-cell office:value-type="float" office:value="713" table:style-name="ce62">
            <text:p><text:s text:c="3"/>713</text:p>
          </table:table-cell>
          <table:table-cell office:value-type="float" office:value="7950" table:style-name="ce62">
            <text:p><text:s text:c="3"/>7,950</text:p>
          </table:table-cell>
          <table:table-cell office:value-type="float" office:value="4823" table:style-name="ce62">
            <text:p><text:s text:c="3"/>4,823</text:p>
          </table:table-cell>
          <table:table-cell office:value-type="float" office:value="3127" table:style-name="ce61">
            <text:p><text:s text:c="3"/>3,127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47636" table:style-name="ce59">
            <text:p><text:s text:c="3"/>147,636</text:p>
          </table:table-cell>
          <table:table-cell office:value-type="float" office:value="143446" table:style-name="ce59">
            <text:p><text:s text:c="3"/>143,446</text:p>
          </table:table-cell>
          <table:table-cell office:value-type="float" office:value="1074" table:style-name="ce59">
            <text:p><text:s text:c="3"/>1,074</text:p>
          </table:table-cell>
          <table:table-cell office:value-type="float" office:value="738" table:style-name="ce59">
            <text:p><text:s text:c="3"/>738</text:p>
          </table:table-cell>
          <table:table-cell office:value-type="float" office:value="336" table:style-name="ce59">
            <text:p><text:s text:c="3"/>336</text:p>
          </table:table-cell>
          <table:table-cell office:value-type="float" office:value="3116" table:style-name="ce59">
            <text:p><text:s text:c="3"/>3,116</text:p>
          </table:table-cell>
          <table:table-cell office:value-type="float" office:value="616" table:style-name="ce59">
            <text:p><text:s text:c="3"/>616</text:p>
          </table:table-cell>
          <table:table-cell office:value-type="float" office:value="2500" table:style-name="ce58">
            <text:p><text:s text:c="3"/>2,500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7636" table:style-name="ce56">
            <text:p><text:s text:c="3"/>147,636</text:p>
          </table:table-cell>
          <table:table-cell office:value-type="float" office:value="132334" table:style-name="ce56">
            <text:p><text:s text:c="3"/>132,334</text:p>
          </table:table-cell>
          <table:table-cell office:value-type="float" office:value="10468" table:style-name="ce56">
            <text:p><text:s text:c="3"/>10,468</text:p>
          </table:table-cell>
          <table:table-cell office:value-type="float" office:value="10091" table:style-name="ce56">
            <text:p><text:s text:c="3"/>10,091</text:p>
          </table:table-cell>
          <table:table-cell office:value-type="float" office:value="377" table:style-name="ce56">
            <text:p><text:s text:c="3"/>377</text:p>
          </table:table-cell>
          <table:table-cell office:value-type="float" office:value="4834" table:style-name="ce56">
            <text:p><text:s text:c="3"/>4,834</text:p>
          </table:table-cell>
          <table:table-cell office:value-type="float" office:value="4207" table:style-name="ce56">
            <text:p><text:s text:c="3"/>4,207</text:p>
          </table:table-cell>
          <table:table-cell office:value-type="float" office:value="627" table:style-name="ce55">
            <text:p><text:s text:c="3"/>627</text:p>
          </table:table-cell>
          <table:table-cell table:style-name="ce23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5">
            <text:p>103年</text:p>
          </table:table-cell>
          <table:table-cell office:value-type="string" table:style-name="ce54">
            <text:p>計</text:p>
          </table:table-cell>
          <table:table-cell office:value-type="float" office:value="298574" table:style-name="ce62">
            <text:p><text:s text:c="3"/>298,574</text:p>
          </table:table-cell>
          <table:table-cell office:value-type="float" office:value="278873" table:style-name="ce62">
            <text:p><text:s text:c="3"/>278,873</text:p>
          </table:table-cell>
          <table:table-cell office:value-type="float" office:value="10986" table:style-name="ce62">
            <text:p><text:s text:c="3"/>10,986</text:p>
          </table:table-cell>
          <table:table-cell office:value-type="float" office:value="10044" table:style-name="ce62">
            <text:p><text:s text:c="3"/>10,044</text:p>
          </table:table-cell>
          <table:table-cell office:value-type="float" office:value="942" table:style-name="ce62">
            <text:p><text:s text:c="3"/>942</text:p>
          </table:table-cell>
          <table:table-cell office:value-type="float" office:value="8715" table:style-name="ce62">
            <text:p><text:s text:c="3"/>8,715</text:p>
          </table:table-cell>
          <table:table-cell office:value-type="float" office:value="5466" table:style-name="ce62">
            <text:p><text:s text:c="3"/>5,466</text:p>
          </table:table-cell>
          <table:table-cell office:value-type="float" office:value="3249" table:style-name="ce61">
            <text:p><text:s text:c="3"/>3,249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149287" table:style-name="ce59">
            <text:p><text:s text:c="3"/>149,287</text:p>
          </table:table-cell>
          <table:table-cell office:value-type="float" office:value="144766" table:style-name="ce59">
            <text:p><text:s text:c="3"/>144,766</text:p>
          </table:table-cell>
          <table:table-cell office:value-type="float" office:value="1178" table:style-name="ce59">
            <text:p><text:s text:c="3"/>1,178</text:p>
          </table:table-cell>
          <table:table-cell office:value-type="float" office:value="727" table:style-name="ce59">
            <text:p><text:s text:c="3"/>727</text:p>
          </table:table-cell>
          <table:table-cell office:value-type="float" office:value="451" table:style-name="ce59">
            <text:p><text:s text:c="3"/>451</text:p>
          </table:table-cell>
          <table:table-cell office:value-type="float" office:value="3343" table:style-name="ce59">
            <text:p><text:s text:c="3"/>3,343</text:p>
          </table:table-cell>
          <table:table-cell office:value-type="float" office:value="706" table:style-name="ce59">
            <text:p><text:s text:c="3"/>706</text:p>
          </table:table-cell>
          <table:table-cell office:value-type="float" office:value="2637" table:style-name="ce58">
            <text:p><text:s text:c="3"/>2,637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9287" table:style-name="ce56">
            <text:p><text:s text:c="3"/>149,287</text:p>
          </table:table-cell>
          <table:table-cell office:value-type="float" office:value="134107" table:style-name="ce56">
            <text:p><text:s text:c="3"/>134,107</text:p>
          </table:table-cell>
          <table:table-cell office:value-type="float" office:value="9808" table:style-name="ce56">
            <text:p><text:s text:c="3"/>9,808</text:p>
          </table:table-cell>
          <table:table-cell office:value-type="float" office:value="9317" table:style-name="ce56">
            <text:p><text:s text:c="3"/>9,317</text:p>
          </table:table-cell>
          <table:table-cell office:value-type="float" office:value="491" table:style-name="ce56">
            <text:p><text:s text:c="3"/>491</text:p>
          </table:table-cell>
          <table:table-cell office:value-type="float" office:value="5372" table:style-name="ce56">
            <text:p><text:s text:c="3"/>5,372</text:p>
          </table:table-cell>
          <table:table-cell office:value-type="float" office:value="4760" table:style-name="ce56">
            <text:p><text:s text:c="3"/>4,760</text:p>
          </table:table-cell>
          <table:table-cell office:value-type="float" office:value="612" table:style-name="ce55">
            <text:p><text:s text:c="3"/>612</text:p>
          </table:table-cell>
          <table:table-cell table:style-name="ce23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5">
            <text:p>104年</text:p>
          </table:table-cell>
          <table:table-cell office:value-type="string" table:style-name="ce63">
            <text:p>計</text:p>
          </table:table-cell>
          <table:table-cell office:value-type="float" office:value="308692" table:style-name="ce52">
            <text:p><text:s text:c="3"/>308,692</text:p>
          </table:table-cell>
          <table:table-cell office:value-type="float" office:value="288704" table:style-name="ce52">
            <text:p><text:s text:c="3"/>288,704</text:p>
          </table:table-cell>
          <table:table-cell office:value-type="float" office:value="10455" table:style-name="ce52">
            <text:p><text:s text:c="3"/>10,455</text:p>
          </table:table-cell>
          <table:table-cell office:value-type="float" office:value="9322" table:style-name="ce52">
            <text:p><text:s text:c="3"/>9,322</text:p>
          </table:table-cell>
          <table:table-cell office:value-type="float" office:value="1133" table:style-name="ce52">
            <text:p><text:s text:c="3"/>1,133</text:p>
          </table:table-cell>
          <table:table-cell office:value-type="float" office:value="9533" table:style-name="ce52">
            <text:p><text:s text:c="3"/>9,533</text:p>
          </table:table-cell>
          <table:table-cell office:value-type="float" office:value="6252" table:style-name="ce52">
            <text:p><text:s text:c="3"/>6,252</text:p>
          </table:table-cell>
          <table:table-cell office:value-type="float" office:value="3281" table:style-name="ce51">
            <text:p><text:s text:c="3"/>3,281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154346" table:style-name="ce48">
            <text:p><text:s text:c="3"/>154,346</text:p>
          </table:table-cell>
          <table:table-cell office:value-type="float" office:value="149660" table:style-name="ce48">
            <text:p><text:s text:c="3"/>149,660</text:p>
          </table:table-cell>
          <table:table-cell office:value-type="float" office:value="1314" table:style-name="ce48">
            <text:p><text:s text:c="3"/>1,314</text:p>
          </table:table-cell>
          <table:table-cell office:value-type="float" office:value="794" table:style-name="ce48">
            <text:p><text:s text:c="3"/>794</text:p>
          </table:table-cell>
          <table:table-cell office:value-type="float" office:value="520" table:style-name="ce48">
            <text:p><text:s text:c="3"/>520</text:p>
          </table:table-cell>
          <table:table-cell office:value-type="float" office:value="3372" table:style-name="ce48">
            <text:p><text:s text:c="3"/>3,372</text:p>
          </table:table-cell>
          <table:table-cell office:value-type="float" office:value="742" table:style-name="ce48">
            <text:p><text:s text:c="3"/>742</text:p>
          </table:table-cell>
          <table:table-cell office:value-type="float" office:value="2630" table:style-name="ce47">
            <text:p><text:s text:c="3"/>2,630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54346" table:style-name="ce44">
            <text:p><text:s text:c="3"/>154,346</text:p>
          </table:table-cell>
          <table:table-cell office:value-type="float" office:value="139044" table:style-name="ce44">
            <text:p><text:s text:c="3"/>139,044</text:p>
          </table:table-cell>
          <table:table-cell office:value-type="float" office:value="9141" table:style-name="ce44">
            <text:p><text:s text:c="3"/>9,141</text:p>
          </table:table-cell>
          <table:table-cell office:value-type="float" office:value="8528" table:style-name="ce44">
            <text:p><text:s text:c="3"/>8,528</text:p>
          </table:table-cell>
          <table:table-cell office:value-type="float" office:value="613" table:style-name="ce44">
            <text:p><text:s text:c="3"/>613</text:p>
          </table:table-cell>
          <table:table-cell office:value-type="float" office:value="6161" table:style-name="ce44">
            <text:p><text:s text:c="3"/>6,161</text:p>
          </table:table-cell>
          <table:table-cell office:value-type="float" office:value="5510" table:style-name="ce44">
            <text:p><text:s text:c="3"/>5,510</text:p>
          </table:table-cell>
          <table:table-cell office:value-type="float" office:value="651" table:style-name="ce43">
            <text:p><text:s text:c="3"/>651</text:p>
          </table:table-cell>
          <table:table-cell table:style-name="ce23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5">
            <text:p>105年</text:p>
          </table:table-cell>
          <table:table-cell office:value-type="string" table:style-name="ce63">
            <text:p>計</text:p>
          </table:table-cell>
          <table:table-cell office:value-type="float" office:value="295722" table:style-name="ce52">
            <text:p><text:s text:c="3"/>295,722</text:p>
          </table:table-cell>
          <table:table-cell office:value-type="float" office:value="275363" table:style-name="ce52">
            <text:p><text:s text:c="3"/>275,363</text:p>
          </table:table-cell>
          <table:table-cell office:value-type="float" office:value="9813" table:style-name="ce52">
            <text:p><text:s text:c="3"/>9,813</text:p>
          </table:table-cell>
          <table:table-cell office:value-type="float" office:value="8673" table:style-name="ce52">
            <text:p><text:s text:c="3"/>8,673</text:p>
          </table:table-cell>
          <table:table-cell office:value-type="float" office:value="1140" table:style-name="ce52">
            <text:p><text:s text:c="3"/>1,140</text:p>
          </table:table-cell>
          <table:table-cell office:value-type="float" office:value="10546" table:style-name="ce52">
            <text:p><text:s text:c="3"/>10,546</text:p>
          </table:table-cell>
          <table:table-cell office:value-type="float" office:value="7111" table:style-name="ce52">
            <text:p><text:s text:c="3"/>7,111</text:p>
          </table:table-cell>
          <table:table-cell office:value-type="float" office:value="3435" table:style-name="ce51">
            <text:p><text:s text:c="3"/>3,435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147861" table:style-name="ce48">
            <text:p><text:s text:c="3"/>147,861</text:p>
          </table:table-cell>
          <table:table-cell office:value-type="float" office:value="142944" table:style-name="ce48">
            <text:p><text:s text:c="3"/>142,944</text:p>
          </table:table-cell>
          <table:table-cell office:value-type="float" office:value="1320" table:style-name="ce48">
            <text:p><text:s text:c="3"/>1,320</text:p>
          </table:table-cell>
          <table:table-cell office:value-type="float" office:value="824" table:style-name="ce48">
            <text:p><text:s text:c="3"/>824</text:p>
          </table:table-cell>
          <table:table-cell office:value-type="float" office:value="496" table:style-name="ce48">
            <text:p><text:s text:c="3"/>496</text:p>
          </table:table-cell>
          <table:table-cell office:value-type="float" office:value="3597" table:style-name="ce48">
            <text:p><text:s text:c="3"/>3,597</text:p>
          </table:table-cell>
          <table:table-cell office:value-type="float" office:value="823" table:style-name="ce48">
            <text:p><text:s text:c="3"/>823</text:p>
          </table:table-cell>
          <table:table-cell office:value-type="float" office:value="2774" table:style-name="ce47">
            <text:p><text:s text:c="3"/>2,774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57">
            <text:p>女</text:p>
          </table:table-cell>
          <table:table-cell office:value-type="float" office:value="147861" table:style-name="ce44">
            <text:p><text:s text:c="3"/>147,861</text:p>
          </table:table-cell>
          <table:table-cell office:value-type="float" office:value="132419" table:style-name="ce44">
            <text:p><text:s text:c="3"/>132,419</text:p>
          </table:table-cell>
          <table:table-cell office:value-type="float" office:value="8493" table:style-name="ce44">
            <text:p><text:s text:c="3"/>8,493</text:p>
          </table:table-cell>
          <table:table-cell office:value-type="float" office:value="7849" table:style-name="ce44">
            <text:p><text:s text:c="3"/>7,849</text:p>
          </table:table-cell>
          <table:table-cell office:value-type="float" office:value="644" table:style-name="ce44">
            <text:p><text:s text:c="3"/>644</text:p>
          </table:table-cell>
          <table:table-cell office:value-type="float" office:value="6949" table:style-name="ce44">
            <text:p><text:s text:c="3"/>6,949</text:p>
          </table:table-cell>
          <table:table-cell office:value-type="float" office:value="6288" table:style-name="ce44">
            <text:p><text:s text:c="3"/>6,288</text:p>
          </table:table-cell>
          <table:table-cell office:value-type="float" office:value="661" table:style-name="ce43">
            <text:p><text:s text:c="3"/>661</text:p>
          </table:table-cell>
          <table:table-cell table:style-name="ce23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5">
            <text:p>106年</text:p>
          </table:table-cell>
          <table:table-cell office:value-type="string" table:style-name="ce63">
            <text:p>計</text:p>
          </table:table-cell>
          <table:table-cell office:value-type="float" office:value="276068" table:style-name="ce62">
            <text:p><text:s text:c="3"/>276,068</text:p>
          </table:table-cell>
          <table:table-cell office:value-type="float" office:value="254971" table:style-name="ce62">
            <text:p><text:s text:c="3"/>254,971</text:p>
          </table:table-cell>
          <table:table-cell office:value-type="float" office:value="8950" table:style-name="ce62">
            <text:p><text:s text:c="3"/>8,950</text:p>
          </table:table-cell>
          <table:table-cell office:value-type="float" office:value="7634" table:style-name="ce62">
            <text:p><text:s text:c="3"/>7,634</text:p>
          </table:table-cell>
          <table:table-cell office:value-type="float" office:value="1316" table:style-name="ce62">
            <text:p><text:s text:c="3"/>1,316</text:p>
          </table:table-cell>
          <table:table-cell office:value-type="float" office:value="12147" table:style-name="ce62">
            <text:p><text:s text:c="3"/>12,147</text:p>
          </table:table-cell>
          <table:table-cell office:value-type="float" office:value="8569" table:style-name="ce62">
            <text:p><text:s text:c="3"/>8,569</text:p>
          </table:table-cell>
          <table:table-cell office:value-type="float" office:value="3578" table:style-name="ce61">
            <text:p><text:s text:c="3"/>3,578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60">
            <text:p>男</text:p>
          </table:table-cell>
          <table:table-cell office:value-type="float" office:value="138034" table:style-name="ce59">
            <text:p><text:s text:c="3"/>138,034</text:p>
          </table:table-cell>
          <table:table-cell office:value-type="float" office:value="132730" table:style-name="ce59">
            <text:p><text:s text:c="3"/>132,730</text:p>
          </table:table-cell>
          <table:table-cell office:value-type="float" office:value="1431" table:style-name="ce59">
            <text:p><text:s text:c="3"/>1,431</text:p>
          </table:table-cell>
          <table:table-cell office:value-type="float" office:value="823" table:style-name="ce59">
            <text:p><text:s text:c="3"/>823</text:p>
          </table:table-cell>
          <table:table-cell office:value-type="float" office:value="608" table:style-name="ce59">
            <text:p><text:s text:c="3"/>608</text:p>
          </table:table-cell>
          <table:table-cell office:value-type="float" office:value="3873" table:style-name="ce59">
            <text:p><text:s text:c="3"/>3,873</text:p>
          </table:table-cell>
          <table:table-cell office:value-type="float" office:value="981" table:style-name="ce59">
            <text:p><text:s text:c="3"/>981</text:p>
          </table:table-cell>
          <table:table-cell office:value-type="float" office:value="2892" table:style-name="ce58">
            <text:p><text:s text:c="3"/>2,892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57">
            <text:p>女</text:p>
          </table:table-cell>
          <table:table-cell office:value-type="float" office:value="138034" table:style-name="ce56">
            <text:p><text:s text:c="3"/>138,034</text:p>
          </table:table-cell>
          <table:table-cell office:value-type="float" office:value="122241" table:style-name="ce56">
            <text:p><text:s text:c="3"/>122,241</text:p>
          </table:table-cell>
          <table:table-cell office:value-type="float" office:value="7519" table:style-name="ce56">
            <text:p><text:s text:c="3"/>7,519</text:p>
          </table:table-cell>
          <table:table-cell office:value-type="float" office:value="6811" table:style-name="ce56">
            <text:p><text:s text:c="3"/>6,811</text:p>
          </table:table-cell>
          <table:table-cell office:value-type="float" office:value="708" table:style-name="ce56">
            <text:p><text:s text:c="3"/>708</text:p>
          </table:table-cell>
          <table:table-cell office:value-type="float" office:value="8274" table:style-name="ce56">
            <text:p><text:s text:c="3"/>8,274</text:p>
          </table:table-cell>
          <table:table-cell office:value-type="float" office:value="7588" table:style-name="ce56">
            <text:p><text:s text:c="3"/>7,588</text:p>
          </table:table-cell>
          <table:table-cell office:value-type="float" office:value="686" table:style-name="ce55">
            <text:p><text:s text:c="3"/>686</text:p>
          </table:table-cell>
          <table:table-cell table:style-name="ce23"/>
          <table:table-cell table:number-columns-repeated="16373"/>
        </table:table-row>
        <table:table-row table:style-name="ro8">
          <table:table-cell table:style-name="ce36"/>
          <table:table-cell office:value-type="string" table:style-name="ce35">
            <text:p>計</text:p>
          </table:table-cell>
          <table:table-cell office:value-type="float" office:value="15688" table:style-name="ce34">
            <text:p><text:s text:c="3"/>15,688</text:p>
          </table:table-cell>
          <table:table-cell office:value-type="float" office:value="14024" table:style-name="ce34">
            <text:p><text:s text:c="3"/>14,024</text:p>
          </table:table-cell>
          <table:table-cell office:value-type="float" office:value="725" table:style-name="ce34">
            <text:p><text:s text:c="3"/>725</text:p>
          </table:table-cell>
          <table:table-cell office:value-type="float" office:value="634" table:style-name="ce34">
            <text:p><text:s text:c="3"/>634</text:p>
          </table:table-cell>
          <table:table-cell office:value-type="float" office:value="91" table:style-name="ce34">
            <text:p><text:s text:c="3"/>91</text:p>
          </table:table-cell>
          <table:table-cell office:value-type="float" office:value="939" table:style-name="ce34">
            <text:p><text:s text:c="3"/>939</text:p>
          </table:table-cell>
          <table:table-cell office:value-type="float" office:value="670" table:style-name="ce34">
            <text:p><text:s text:c="3"/>670</text:p>
          </table:table-cell>
          <table:table-cell office:value-type="float" office:value="269" table:style-name="ce33">
            <text:p><text:s text:c="3"/>269</text:p>
          </table:table-cell>
          <table:table-cell table:style-name="ce23"/>
          <table:table-cell table:number-columns-repeated="16373"/>
        </table:table-row>
        <table:table-row table:style-name="ro7">
          <table:table-cell office:value-type="string" table:style-name="ce32">
            <text:p>9 月</text:p>
          </table:table-cell>
          <table:table-cell office:value-type="string" table:style-name="ce19">
            <text:p>男</text:p>
          </table:table-cell>
          <table:table-cell office:value-type="float" office:value="7844" table:style-name="ce28">
            <text:p><text:s text:c="3"/>7,844</text:p>
          </table:table-cell>
          <table:table-cell office:value-type="float" office:value="7422" table:style-name="ce29">
            <text:p><text:s text:c="3"/>7,422</text:p>
          </table:table-cell>
          <table:table-cell office:value-type="float" office:value="125" table:style-name="ce28">
            <text:p><text:s text:c="3"/>125</text:p>
          </table:table-cell>
          <table:table-cell office:value-type="float" office:value="76" table:style-name="ce28">
            <text:p><text:s text:c="3"/>76</text:p>
          </table:table-cell>
          <table:table-cell office:value-type="float" office:value="49" table:style-name="ce28">
            <text:p><text:s text:c="3"/>49</text:p>
          </table:table-cell>
          <table:table-cell office:value-type="float" office:value="297" table:style-name="ce29">
            <text:p><text:s text:c="3"/>297</text:p>
          </table:table-cell>
          <table:table-cell office:value-type="float" office:value="75" table:style-name="ce28">
            <text:p><text:s text:c="3"/>75</text:p>
          </table:table-cell>
          <table:table-cell office:value-type="float" office:value="222" table:style-name="ce27">
            <text:p><text:s text:c="3"/>222</text:p>
          </table:table-cell>
          <table:table-cell table:style-name="ce23"/>
          <table:table-cell table:number-columns-repeated="16373"/>
        </table:table-row>
        <table:table-row table:style-name="ro7">
          <table:table-cell table:style-name="ce31"/>
          <table:table-cell office:value-type="string" table:style-name="ce30">
            <text:p>女</text:p>
          </table:table-cell>
          <table:table-cell office:value-type="float" office:value="7844" table:style-name="ce28">
            <text:p><text:s text:c="3"/>7,844</text:p>
          </table:table-cell>
          <table:table-cell office:value-type="float" office:value="6602" table:style-name="ce29">
            <text:p><text:s text:c="3"/>6,602</text:p>
          </table:table-cell>
          <table:table-cell office:value-type="float" office:value="600" table:style-name="ce28">
            <text:p><text:s text:c="3"/>600</text:p>
          </table:table-cell>
          <table:table-cell office:value-type="float" office:value="558" table:style-name="ce28">
            <text:p><text:s text:c="3"/>558</text:p>
          </table:table-cell>
          <table:table-cell office:value-type="float" office:value="42" table:style-name="ce28">
            <text:p><text:s text:c="3"/>42</text:p>
          </table:table-cell>
          <table:table-cell office:value-type="float" office:value="642" table:style-name="ce29">
            <text:p><text:s text:c="3"/>642</text:p>
          </table:table-cell>
          <table:table-cell office:value-type="float" office:value="595" table:style-name="ce28">
            <text:p><text:s text:c="3"/>595</text:p>
          </table:table-cell>
          <table:table-cell office:value-type="float" office:value="47" table:style-name="ce27">
            <text:p><text:s text:c="3"/>47</text:p>
          </table:table-cell>
          <table:table-cell table:style-name="ce23"/>
          <table:table-cell table:number-columns-repeated="16373"/>
        </table:table-row>
        <table:table-row table:style-name="ro7">
          <table:table-cell table:style-name="ce36"/>
          <table:table-cell office:value-type="string" table:style-name="ce35">
            <text:p>計</text:p>
          </table:table-cell>
          <table:table-cell office:value-type="float" office:value="26472" table:style-name="ce34">
            <text:p><text:s text:c="3"/>26,472</text:p>
          </table:table-cell>
          <table:table-cell office:value-type="float" office:value="24728" table:style-name="ce34">
            <text:p><text:s text:c="3"/>24,728</text:p>
          </table:table-cell>
          <table:table-cell office:value-type="float" office:value="722" table:style-name="ce34">
            <text:p><text:s text:c="3"/>722</text:p>
          </table:table-cell>
          <table:table-cell office:value-type="float" office:value="598" table:style-name="ce34">
            <text:p><text:s text:c="3"/>598</text:p>
          </table:table-cell>
          <table:table-cell office:value-type="float" office:value="124" table:style-name="ce34">
            <text:p><text:s text:c="3"/>124</text:p>
          </table:table-cell>
          <table:table-cell office:value-type="float" office:value="1022" table:style-name="ce34">
            <text:p><text:s text:c="3"/>1,022</text:p>
          </table:table-cell>
          <table:table-cell office:value-type="float" office:value="726" table:style-name="ce34">
            <text:p><text:s text:c="3"/>726</text:p>
          </table:table-cell>
          <table:table-cell office:value-type="float" office:value="296" table:style-name="ce33">
            <text:p><text:s text:c="3"/>296</text:p>
          </table:table-cell>
          <table:table-cell table:style-name="ce23"/>
          <table:table-cell table:number-columns-repeated="16373"/>
        </table:table-row>
        <table:table-row table:style-name="ro7">
          <table:table-cell office:value-type="string" table:style-name="ce32">
            <text:p>10 月</text:p>
          </table:table-cell>
          <table:table-cell office:value-type="string" table:style-name="ce19">
            <text:p>男</text:p>
          </table:table-cell>
          <table:table-cell office:value-type="float" office:value="13236" table:style-name="ce28">
            <text:p><text:s text:c="3"/>13,236</text:p>
          </table:table-cell>
          <table:table-cell office:value-type="float" office:value="12792" table:style-name="ce29">
            <text:p><text:s text:c="3"/>12,792</text:p>
          </table:table-cell>
          <table:table-cell office:value-type="float" office:value="115" table:style-name="ce28">
            <text:p><text:s text:c="3"/>115</text:p>
          </table:table-cell>
          <table:table-cell office:value-type="float" office:value="65" table:style-name="ce28">
            <text:p><text:s text:c="3"/>65</text:p>
          </table:table-cell>
          <table:table-cell office:value-type="float" office:value="50" table:style-name="ce28">
            <text:p><text:s text:c="3"/>50</text:p>
          </table:table-cell>
          <table:table-cell office:value-type="float" office:value="329" table:style-name="ce29">
            <text:p><text:s text:c="3"/>329</text:p>
          </table:table-cell>
          <table:table-cell office:value-type="float" office:value="85" table:style-name="ce28">
            <text:p><text:s text:c="3"/>85</text:p>
          </table:table-cell>
          <table:table-cell office:value-type="float" office:value="244" table:style-name="ce27">
            <text:p><text:s text:c="3"/>244</text:p>
          </table:table-cell>
          <table:table-cell table:style-name="ce23"/>
          <table:table-cell table:number-columns-repeated="16373"/>
        </table:table-row>
        <table:table-row table:style-name="ro7">
          <table:table-cell table:style-name="ce31"/>
          <table:table-cell office:value-type="string" table:style-name="ce30">
            <text:p>女</text:p>
          </table:table-cell>
          <table:table-cell office:value-type="float" office:value="13236" table:style-name="ce28">
            <text:p><text:s text:c="3"/>13,236</text:p>
          </table:table-cell>
          <table:table-cell office:value-type="float" office:value="11936" table:style-name="ce29">
            <text:p><text:s text:c="3"/>11,936</text:p>
          </table:table-cell>
          <table:table-cell office:value-type="float" office:value="607" table:style-name="ce28">
            <text:p><text:s text:c="3"/>607</text:p>
          </table:table-cell>
          <table:table-cell office:value-type="float" office:value="533" table:style-name="ce28">
            <text:p><text:s text:c="3"/>533</text:p>
          </table:table-cell>
          <table:table-cell office:value-type="float" office:value="74" table:style-name="ce28">
            <text:p><text:s text:c="3"/>74</text:p>
          </table:table-cell>
          <table:table-cell office:value-type="float" office:value="693" table:style-name="ce29">
            <text:p><text:s text:c="3"/>693</text:p>
          </table:table-cell>
          <table:table-cell office:value-type="float" office:value="641" table:style-name="ce28">
            <text:p><text:s text:c="3"/>641</text:p>
          </table:table-cell>
          <table:table-cell office:value-type="float" office:value="52" table:style-name="ce27">
            <text:p><text:s text:c="3"/>52</text:p>
          </table:table-cell>
          <table:table-cell table:style-name="ce23"/>
          <table:table-cell table:number-columns-repeated="16373"/>
        </table:table-row>
        <table:table-row table:style-name="ro7">
          <table:table-cell table:style-name="ce36"/>
          <table:table-cell office:value-type="string" table:style-name="ce35">
            <text:p>計</text:p>
          </table:table-cell>
          <table:table-cell office:value-type="float" office:value="23960" table:style-name="ce34">
            <text:p><text:s text:c="3"/>23,960</text:p>
          </table:table-cell>
          <table:table-cell office:value-type="float" office:value="22250" table:style-name="ce34">
            <text:p><text:s text:c="3"/>22,250</text:p>
          </table:table-cell>
          <table:table-cell office:value-type="float" office:value="703" table:style-name="ce34">
            <text:p><text:s text:c="3"/>703</text:p>
          </table:table-cell>
          <table:table-cell office:value-type="float" office:value="594" table:style-name="ce34">
            <text:p><text:s text:c="3"/>594</text:p>
          </table:table-cell>
          <table:table-cell office:value-type="float" office:value="109" table:style-name="ce34">
            <text:p><text:s text:c="3"/>109</text:p>
          </table:table-cell>
          <table:table-cell office:value-type="float" office:value="1007" table:style-name="ce34">
            <text:p><text:s text:c="3"/>1,007</text:p>
          </table:table-cell>
          <table:table-cell office:value-type="float" office:value="729" table:style-name="ce34">
            <text:p><text:s text:c="3"/>729</text:p>
          </table:table-cell>
          <table:table-cell office:value-type="float" office:value="278" table:style-name="ce33">
            <text:p><text:s text:c="3"/>278</text:p>
          </table:table-cell>
          <table:table-cell table:style-name="ce23"/>
          <table:table-cell table:number-columns-repeated="16373"/>
        </table:table-row>
        <table:table-row table:style-name="ro7">
          <table:table-cell office:value-type="string" table:style-name="ce32">
            <text:p>11 月</text:p>
          </table:table-cell>
          <table:table-cell office:value-type="string" table:style-name="ce19">
            <text:p>男</text:p>
          </table:table-cell>
          <table:table-cell office:value-type="float" office:value="11980" table:style-name="ce28">
            <text:p><text:s text:c="3"/>11,980</text:p>
          </table:table-cell>
          <table:table-cell office:value-type="float" office:value="11565" table:style-name="ce29">
            <text:p><text:s text:c="3"/>11,565</text:p>
          </table:table-cell>
          <table:table-cell office:value-type="float" office:value="124" table:style-name="ce28">
            <text:p><text:s text:c="3"/>124</text:p>
          </table:table-cell>
          <table:table-cell office:value-type="float" office:value="72" table:style-name="ce28">
            <text:p><text:s text:c="3"/>72</text:p>
          </table:table-cell>
          <table:table-cell office:value-type="float" office:value="52" table:style-name="ce28">
            <text:p><text:s text:c="3"/>52</text:p>
          </table:table-cell>
          <table:table-cell office:value-type="float" office:value="291" table:style-name="ce29">
            <text:p><text:s text:c="3"/>291</text:p>
          </table:table-cell>
          <table:table-cell office:value-type="float" office:value="84" table:style-name="ce28">
            <text:p><text:s text:c="3"/>84</text:p>
          </table:table-cell>
          <table:table-cell office:value-type="float" office:value="207" table:style-name="ce27">
            <text:p><text:s text:c="3"/>207</text:p>
          </table:table-cell>
          <table:table-cell table:style-name="ce23"/>
          <table:table-cell table:number-columns-repeated="16373"/>
        </table:table-row>
        <table:table-row table:style-name="ro7">
          <table:table-cell table:style-name="ce31"/>
          <table:table-cell office:value-type="string" table:style-name="ce30">
            <text:p>女</text:p>
          </table:table-cell>
          <table:table-cell office:value-type="float" office:value="11980" table:style-name="ce28">
            <text:p><text:s text:c="3"/>11,980</text:p>
          </table:table-cell>
          <table:table-cell office:value-type="float" office:value="10685" table:style-name="ce29">
            <text:p><text:s text:c="3"/>10,685</text:p>
          </table:table-cell>
          <table:table-cell office:value-type="float" office:value="579" table:style-name="ce28">
            <text:p><text:s text:c="3"/>579</text:p>
          </table:table-cell>
          <table:table-cell office:value-type="float" office:value="522" table:style-name="ce28">
            <text:p><text:s text:c="3"/>522</text:p>
          </table:table-cell>
          <table:table-cell office:value-type="float" office:value="57" table:style-name="ce28">
            <text:p><text:s text:c="3"/>57</text:p>
          </table:table-cell>
          <table:table-cell office:value-type="float" office:value="716" table:style-name="ce29">
            <text:p><text:s text:c="3"/>716</text:p>
          </table:table-cell>
          <table:table-cell office:value-type="float" office:value="645" table:style-name="ce28">
            <text:p><text:s text:c="3"/>645</text:p>
          </table:table-cell>
          <table:table-cell office:value-type="float" office:value="71" table:style-name="ce27">
            <text:p><text:s text:c="3"/>71</text:p>
          </table:table-cell>
          <table:table-cell table:style-name="ce23"/>
          <table:table-cell table:number-columns-repeated="16373"/>
        </table:table-row>
        <table:table-row table:style-name="ro7">
          <table:table-cell table:style-name="ce36"/>
          <table:table-cell office:value-type="string" table:style-name="ce35">
            <text:p>計</text:p>
          </table:table-cell>
          <table:table-cell office:value-type="float" office:value="32032" table:style-name="ce34">
            <text:p><text:s text:c="3"/>32,032</text:p>
          </table:table-cell>
          <table:table-cell office:value-type="float" office:value="30217" table:style-name="ce34">
            <text:p><text:s text:c="3"/>30,217</text:p>
          </table:table-cell>
          <table:table-cell office:value-type="float" office:value="738" table:style-name="ce34">
            <text:p><text:s text:c="3"/>738</text:p>
          </table:table-cell>
          <table:table-cell office:value-type="float" office:value="616" table:style-name="ce34">
            <text:p><text:s text:c="3"/>616</text:p>
          </table:table-cell>
          <table:table-cell office:value-type="float" office:value="122" table:style-name="ce34">
            <text:p><text:s text:c="3"/>122</text:p>
          </table:table-cell>
          <table:table-cell office:value-type="float" office:value="1077" table:style-name="ce34">
            <text:p><text:s text:c="3"/>1,077</text:p>
          </table:table-cell>
          <table:table-cell office:value-type="float" office:value="746" table:style-name="ce34">
            <text:p><text:s text:c="3"/>746</text:p>
          </table:table-cell>
          <table:table-cell office:value-type="float" office:value="331" table:style-name="ce33">
            <text:p><text:s text:c="3"/>331</text:p>
          </table:table-cell>
          <table:table-cell table:style-name="ce23"/>
          <table:table-cell table:number-columns-repeated="16373"/>
        </table:table-row>
        <table:table-row table:style-name="ro7">
          <table:table-cell office:value-type="string" table:style-name="ce32">
            <text:p>12 月</text:p>
          </table:table-cell>
          <table:table-cell office:value-type="string" table:style-name="ce19">
            <text:p>男</text:p>
          </table:table-cell>
          <table:table-cell office:value-type="float" office:value="16016" table:style-name="ce28">
            <text:p><text:s text:c="3"/>16,016</text:p>
          </table:table-cell>
          <table:table-cell office:value-type="float" office:value="15555" table:style-name="ce29">
            <text:p><text:s text:c="3"/>15,555</text:p>
          </table:table-cell>
          <table:table-cell office:value-type="float" office:value="127" table:style-name="ce28">
            <text:p><text:s text:c="3"/>127</text:p>
          </table:table-cell>
          <table:table-cell office:value-type="float" office:value="68" table:style-name="ce28">
            <text:p><text:s text:c="3"/>68</text:p>
          </table:table-cell>
          <table:table-cell office:value-type="float" office:value="59" table:style-name="ce28">
            <text:p><text:s text:c="3"/>59</text:p>
          </table:table-cell>
          <table:table-cell office:value-type="float" office:value="334" table:style-name="ce29">
            <text:p><text:s text:c="3"/>334</text:p>
          </table:table-cell>
          <table:table-cell office:value-type="float" office:value="72" table:style-name="ce28">
            <text:p><text:s text:c="3"/>72</text:p>
          </table:table-cell>
          <table:table-cell office:value-type="float" office:value="262" table:style-name="ce27">
            <text:p><text:s text:c="3"/>262</text:p>
          </table:table-cell>
          <table:table-cell table:style-name="ce23"/>
          <table:table-cell table:number-columns-repeated="16373"/>
        </table:table-row>
        <table:table-row table:style-name="ro7">
          <table:table-cell table:style-name="ce31"/>
          <table:table-cell office:value-type="string" table:style-name="ce30">
            <text:p>女</text:p>
          </table:table-cell>
          <table:table-cell office:value-type="float" office:value="16016" table:style-name="ce28">
            <text:p><text:s text:c="3"/>16,016</text:p>
          </table:table-cell>
          <table:table-cell office:value-type="float" office:value="14662" table:style-name="ce29">
            <text:p><text:s text:c="3"/>14,662</text:p>
          </table:table-cell>
          <table:table-cell office:value-type="float" office:value="611" table:style-name="ce28">
            <text:p><text:s text:c="3"/>611</text:p>
          </table:table-cell>
          <table:table-cell office:value-type="float" office:value="548" table:style-name="ce28">
            <text:p><text:s text:c="3"/>548</text:p>
          </table:table-cell>
          <table:table-cell office:value-type="float" office:value="63" table:style-name="ce28">
            <text:p><text:s text:c="3"/>63</text:p>
          </table:table-cell>
          <table:table-cell office:value-type="float" office:value="743" table:style-name="ce29">
            <text:p><text:s text:c="3"/>743</text:p>
          </table:table-cell>
          <table:table-cell office:value-type="float" office:value="674" table:style-name="ce28">
            <text:p><text:s text:c="3"/>674</text:p>
          </table:table-cell>
          <table:table-cell office:value-type="float" office:value="69" table:style-name="ce27">
            <text:p><text:s text:c="3"/>69</text:p>
          </table:table-cell>
          <table:table-cell table:style-name="ce23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15">
            <text:p>107年</text:p>
            <text:p>截至9月止</text:p>
          </table:table-cell>
          <table:table-cell office:value-type="string" table:style-name="ce54">
            <text:p>計</text:p>
          </table:table-cell>
          <table:table-cell office:value-type="float" office:value="189860" table:style-name="ce53">
            <text:p><text:s text:c="3"/>189,860</text:p>
          </table:table-cell>
          <table:table-cell office:value-type="float" office:value="174645" table:style-name="ce53">
            <text:p><text:s text:c="3"/>174,645</text:p>
          </table:table-cell>
          <table:table-cell office:value-type="float" office:value="6120" table:style-name="ce52">
            <text:p><text:s text:c="3"/>6,120</text:p>
          </table:table-cell>
          <table:table-cell office:value-type="float" office:value="5194" table:style-name="ce52">
            <text:p><text:s text:c="3"/>5,194</text:p>
          </table:table-cell>
          <table:table-cell office:value-type="float" office:value="926" table:style-name="ce52">
            <text:p><text:s text:c="3"/>926</text:p>
          </table:table-cell>
          <table:table-cell office:value-type="float" office:value="9095" table:style-name="ce52">
            <text:p><text:s text:c="3"/>9,095</text:p>
          </table:table-cell>
          <table:table-cell office:value-type="float" office:value="6392" table:style-name="ce52">
            <text:p><text:s text:c="3"/>6,392</text:p>
          </table:table-cell>
          <table:table-cell office:value-type="float" office:value="2703" table:style-name="ce51">
            <text:p><text:s text:c="3"/>2,703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50">
            <text:p>男</text:p>
          </table:table-cell>
          <table:table-cell office:value-type="float" office:value="94930" table:style-name="ce49">
            <text:p><text:s text:c="3"/>94,930</text:p>
          </table:table-cell>
          <table:table-cell office:value-type="float" office:value="90971" table:style-name="ce49">
            <text:p><text:s text:c="3"/>90,971</text:p>
          </table:table-cell>
          <table:table-cell office:value-type="float" office:value="993" table:style-name="ce48">
            <text:p><text:s text:c="3"/>993</text:p>
          </table:table-cell>
          <table:table-cell office:value-type="float" office:value="587" table:style-name="ce48">
            <text:p><text:s text:c="3"/>587</text:p>
          </table:table-cell>
          <table:table-cell office:value-type="float" office:value="406" table:style-name="ce48">
            <text:p><text:s text:c="3"/>406</text:p>
          </table:table-cell>
          <table:table-cell office:value-type="float" office:value="2966" table:style-name="ce48">
            <text:p><text:s text:c="3"/>2,966</text:p>
          </table:table-cell>
          <table:table-cell office:value-type="float" office:value="853" table:style-name="ce48">
            <text:p><text:s text:c="3"/>853</text:p>
          </table:table-cell>
          <table:table-cell office:value-type="float" office:value="2113" table:style-name="ce47">
            <text:p><text:s text:c="3"/>2,113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94930" table:style-name="ce45">
            <text:p><text:s text:c="3"/>94,930</text:p>
          </table:table-cell>
          <table:table-cell office:value-type="float" office:value="83674" table:style-name="ce45">
            <text:p><text:s text:c="3"/>83,674</text:p>
          </table:table-cell>
          <table:table-cell office:value-type="float" office:value="5127" table:style-name="ce44">
            <text:p><text:s text:c="3"/>5,127</text:p>
          </table:table-cell>
          <table:table-cell office:value-type="float" office:value="4607" table:style-name="ce44">
            <text:p><text:s text:c="3"/>4,607</text:p>
          </table:table-cell>
          <table:table-cell office:value-type="float" office:value="520" table:style-name="ce44">
            <text:p><text:s text:c="3"/>520</text:p>
          </table:table-cell>
          <table:table-cell office:value-type="float" office:value="6129" table:style-name="ce44">
            <text:p><text:s text:c="3"/>6,129</text:p>
          </table:table-cell>
          <table:table-cell office:value-type="float" office:value="5539" table:style-name="ce44">
            <text:p><text:s text:c="3"/>5,539</text:p>
          </table:table-cell>
          <table:table-cell office:value-type="float" office:value="590" table:style-name="ce43">
            <text:p><text:s text:c="3"/>590</text:p>
          </table:table-cell>
          <table:table-cell table:style-name="ce23"/>
          <table:table-cell table:number-columns-repeated="16373" table:style-name="ce1"/>
        </table:table-row>
        <table:table-row table:style-name="ro7">
          <table:table-cell table:style-name="ce36"/>
          <table:table-cell office:value-type="string" table:style-name="ce35">
            <text:p>計</text:p>
          </table:table-cell>
          <table:table-cell office:value-type="float" office:value="28628" table:style-name="ce34">
            <text:p><text:s text:c="3"/>28,628</text:p>
          </table:table-cell>
          <table:table-cell office:value-type="float" office:value="26796" table:style-name="ce34">
            <text:p><text:s text:c="3"/>26,796</text:p>
          </table:table-cell>
          <table:table-cell office:value-type="float" office:value="689" table:style-name="ce34">
            <text:p><text:s text:c="3"/>689</text:p>
          </table:table-cell>
          <table:table-cell office:value-type="float" office:value="585" table:style-name="ce34">
            <text:p><text:s text:c="3"/>585</text:p>
          </table:table-cell>
          <table:table-cell office:value-type="float" office:value="104" table:style-name="ce34">
            <text:p><text:s text:c="3"/>104</text:p>
          </table:table-cell>
          <table:table-cell office:value-type="float" office:value="1143" table:style-name="ce34">
            <text:p><text:s text:c="3"/>1,143</text:p>
          </table:table-cell>
          <table:table-cell office:value-type="float" office:value="848" table:style-name="ce34">
            <text:p><text:s text:c="3"/>848</text:p>
          </table:table-cell>
          <table:table-cell office:value-type="float" office:value="295" table:style-name="ce33">
            <text:p><text:s text:c="3"/>295</text:p>
          </table:table-cell>
          <table:table-cell table:style-name="ce23"/>
          <table:table-cell table:number-columns-repeated="16373" table:style-name="ce1"/>
        </table:table-row>
        <table:table-row table:style-name="ro7">
          <table:table-cell office:value-type="string" table:style-name="ce32">
            <text:p>1 月</text:p>
          </table:table-cell>
          <table:table-cell office:value-type="string" table:style-name="ce19">
            <text:p>男</text:p>
          </table:table-cell>
          <table:table-cell office:value-type="float" office:value="14314" table:style-name="ce28">
            <text:p><text:s text:c="3"/>14,314</text:p>
          </table:table-cell>
          <table:table-cell office:value-type="float" office:value="13871" table:style-name="ce29">
            <text:p><text:s text:c="3"/>13,871</text:p>
          </table:table-cell>
          <table:table-cell office:value-type="float" office:value="111" table:style-name="ce28">
            <text:p><text:s text:c="3"/>111</text:p>
          </table:table-cell>
          <table:table-cell office:value-type="float" office:value="67" table:style-name="ce28">
            <text:p><text:s text:c="3"/>67</text:p>
          </table:table-cell>
          <table:table-cell office:value-type="float" office:value="44" table:style-name="ce28">
            <text:p><text:s text:c="3"/>44</text:p>
          </table:table-cell>
          <table:table-cell office:value-type="float" office:value="332" table:style-name="ce29">
            <text:p><text:s text:c="3"/>332</text:p>
          </table:table-cell>
          <table:table-cell office:value-type="float" office:value="95" table:style-name="ce28">
            <text:p><text:s text:c="3"/>95</text:p>
          </table:table-cell>
          <table:table-cell office:value-type="float" office:value="237" table:style-name="ce27">
            <text:p><text:s text:c="3"/>237</text:p>
          </table:table-cell>
          <table:table-cell table:style-name="ce23"/>
          <table:table-cell table:number-columns-repeated="16373" table:style-name="ce1"/>
        </table:table-row>
        <table:table-row table:style-name="ro7">
          <table:table-cell table:style-name="ce31"/>
          <table:table-cell office:value-type="string" table:style-name="ce30">
            <text:p>女</text:p>
          </table:table-cell>
          <table:table-cell office:value-type="float" office:value="14314" table:style-name="ce28">
            <text:p><text:s text:c="3"/>14,314</text:p>
          </table:table-cell>
          <table:table-cell office:value-type="float" office:value="12925" table:style-name="ce29">
            <text:p><text:s text:c="3"/>12,925</text:p>
          </table:table-cell>
          <table:table-cell office:value-type="float" office:value="578" table:style-name="ce28">
            <text:p><text:s text:c="3"/>578</text:p>
          </table:table-cell>
          <table:table-cell office:value-type="float" office:value="518" table:style-name="ce28">
            <text:p><text:s text:c="3"/>518</text:p>
          </table:table-cell>
          <table:table-cell office:value-type="float" office:value="60" table:style-name="ce28">
            <text:p><text:s text:c="3"/>60</text:p>
          </table:table-cell>
          <table:table-cell office:value-type="float" office:value="811" table:style-name="ce29">
            <text:p><text:s text:c="3"/>811</text:p>
          </table:table-cell>
          <table:table-cell office:value-type="float" office:value="753" table:style-name="ce28">
            <text:p><text:s text:c="3"/>753</text:p>
          </table:table-cell>
          <table:table-cell office:value-type="float" office:value="58" table:style-name="ce27">
            <text:p><text:s text:c="3"/>58</text:p>
          </table:table-cell>
          <table:table-cell table:style-name="ce23"/>
          <table:table-cell table:number-columns-repeated="16373" table:style-name="ce1"/>
        </table:table-row>
        <table:table-row table:style-name="ro7">
          <table:table-cell table:style-name="ce36"/>
          <table:table-cell office:value-type="string" table:style-name="ce35">
            <text:p>計</text:p>
          </table:table-cell>
          <table:table-cell office:value-type="float" office:value="19016" table:style-name="ce34">
            <text:p><text:s text:c="3"/>19,016</text:p>
          </table:table-cell>
          <table:table-cell office:value-type="float" office:value="17445" table:style-name="ce34">
            <text:p><text:s text:c="3"/>17,445</text:p>
          </table:table-cell>
          <table:table-cell office:value-type="float" office:value="716" table:style-name="ce34">
            <text:p><text:s text:c="3"/>716</text:p>
          </table:table-cell>
          <table:table-cell office:value-type="float" office:value="637" table:style-name="ce34">
            <text:p><text:s text:c="3"/>637</text:p>
          </table:table-cell>
          <table:table-cell office:value-type="float" office:value="79" table:style-name="ce34">
            <text:p><text:s text:c="3"/>79</text:p>
          </table:table-cell>
          <table:table-cell office:value-type="float" office:value="855" table:style-name="ce34">
            <text:p><text:s text:c="3"/>855</text:p>
          </table:table-cell>
          <table:table-cell office:value-type="float" office:value="548" table:style-name="ce34">
            <text:p><text:s text:c="3"/>548</text:p>
          </table:table-cell>
          <table:table-cell office:value-type="float" office:value="307" table:style-name="ce33">
            <text:p><text:s text:c="3"/>307</text:p>
          </table:table-cell>
          <table:table-cell table:style-name="ce23"/>
          <table:table-cell table:number-columns-repeated="16373" table:style-name="ce1"/>
        </table:table-row>
        <table:table-row table:style-name="ro7">
          <table:table-cell office:value-type="string" table:style-name="ce32">
            <text:p>2 月</text:p>
          </table:table-cell>
          <table:table-cell office:value-type="string" table:style-name="ce19">
            <text:p>男</text:p>
          </table:table-cell>
          <table:table-cell office:value-type="float" office:value="9508" table:style-name="ce28">
            <text:p><text:s text:c="3"/>9,508</text:p>
          </table:table-cell>
          <table:table-cell office:value-type="float" office:value="9061" table:style-name="ce29">
            <text:p><text:s text:c="3"/>9,061</text:p>
          </table:table-cell>
          <table:table-cell office:value-type="float" office:value="107" table:style-name="ce28">
            <text:p><text:s text:c="3"/>107</text:p>
          </table:table-cell>
          <table:table-cell office:value-type="float" office:value="80" table:style-name="ce28">
            <text:p><text:s text:c="3"/>80</text:p>
          </table:table-cell>
          <table:table-cell office:value-type="float" office:value="27" table:style-name="ce28">
            <text:p><text:s text:c="3"/>27</text:p>
          </table:table-cell>
          <table:table-cell office:value-type="float" office:value="340" table:style-name="ce29">
            <text:p><text:s text:c="3"/>340</text:p>
          </table:table-cell>
          <table:table-cell office:value-type="float" office:value="94" table:style-name="ce28">
            <text:p><text:s text:c="3"/>94</text:p>
          </table:table-cell>
          <table:table-cell office:value-type="float" office:value="246" table:style-name="ce27">
            <text:p><text:s text:c="3"/>246</text:p>
          </table:table-cell>
          <table:table-cell table:style-name="ce23"/>
          <table:table-cell table:number-columns-repeated="16373" table:style-name="ce1"/>
        </table:table-row>
        <table:table-row table:style-name="ro9">
          <table:table-cell table:style-name="ce31"/>
          <table:table-cell office:value-type="string" table:style-name="ce30">
            <text:p>女</text:p>
          </table:table-cell>
          <table:table-cell office:value-type="float" office:value="9508" table:style-name="ce28">
            <text:p><text:s text:c="3"/>9,508</text:p>
          </table:table-cell>
          <table:table-cell office:value-type="float" office:value="8384" table:style-name="ce29">
            <text:p><text:s text:c="3"/>8,384</text:p>
          </table:table-cell>
          <table:table-cell office:value-type="float" office:value="609" table:style-name="ce28">
            <text:p><text:s text:c="3"/>609</text:p>
          </table:table-cell>
          <table:table-cell office:value-type="float" office:value="557" table:style-name="ce28">
            <text:p><text:s text:c="3"/>557</text:p>
          </table:table-cell>
          <table:table-cell office:value-type="float" office:value="52" table:style-name="ce28">
            <text:p><text:s text:c="3"/>52</text:p>
          </table:table-cell>
          <table:table-cell office:value-type="float" office:value="515" table:style-name="ce29">
            <text:p><text:s text:c="3"/>515</text:p>
          </table:table-cell>
          <table:table-cell office:value-type="float" office:value="454" table:style-name="ce28">
            <text:p><text:s text:c="3"/>454</text:p>
          </table:table-cell>
          <table:table-cell office:value-type="float" office:value="61" table:style-name="ce27">
            <text:p><text:s text:c="3"/>61</text:p>
          </table:table-cell>
          <table:table-cell table:style-name="ce23"/>
          <table:table-cell table:number-columns-repeated="16373" table:style-name="ce1"/>
        </table:table-row>
        <table:table-row table:style-name="ro9">
          <table:table-cell table:style-name="ce36"/>
          <table:table-cell office:value-type="string" table:style-name="ce35">
            <text:p>計</text:p>
          </table:table-cell>
          <table:table-cell office:value-type="float" office:value="24242" table:style-name="ce34">
            <text:p><text:s text:c="3"/>24,242</text:p>
          </table:table-cell>
          <table:table-cell office:value-type="float" office:value="22465" table:style-name="ce34">
            <text:p><text:s text:c="3"/>22,465</text:p>
          </table:table-cell>
          <table:table-cell office:value-type="float" office:value="689" table:style-name="ce34">
            <text:p><text:s text:c="3"/>689</text:p>
          </table:table-cell>
          <table:table-cell office:value-type="float" office:value="575" table:style-name="ce34">
            <text:p><text:s text:c="3"/>575</text:p>
          </table:table-cell>
          <table:table-cell office:value-type="float" office:value="114" table:style-name="ce34">
            <text:p><text:s text:c="3"/>114</text:p>
          </table:table-cell>
          <table:table-cell office:value-type="float" office:value="1088" table:style-name="ce34">
            <text:p><text:s text:c="3"/>1,088</text:p>
          </table:table-cell>
          <table:table-cell office:value-type="float" office:value="753" table:style-name="ce34">
            <text:p><text:s text:c="3"/>753</text:p>
          </table:table-cell>
          <table:table-cell office:value-type="float" office:value="335" table:style-name="ce33">
            <text:p><text:s text:c="3"/>335</text:p>
          </table:table-cell>
          <table:table-cell table:style-name="ce23"/>
          <table:table-cell table:number-columns-repeated="16373" table:style-name="ce1"/>
        </table:table-row>
        <table:table-row table:style-name="ro9">
          <table:table-cell office:value-type="string" table:style-name="ce32">
            <text:p>3 月</text:p>
          </table:table-cell>
          <table:table-cell office:value-type="string" table:style-name="ce19">
            <text:p>男</text:p>
          </table:table-cell>
          <table:table-cell office:value-type="float" office:value="12121" table:style-name="ce28">
            <text:p><text:s text:c="3"/>12,121</text:p>
          </table:table-cell>
          <table:table-cell office:value-type="float" office:value="11600" table:style-name="ce29">
            <text:p><text:s text:c="3"/>11,600</text:p>
          </table:table-cell>
          <table:table-cell office:value-type="float" office:value="121" table:style-name="ce28">
            <text:p><text:s text:c="3"/>121</text:p>
          </table:table-cell>
          <table:table-cell office:value-type="float" office:value="60" table:style-name="ce28">
            <text:p><text:s text:c="3"/>60</text:p>
          </table:table-cell>
          <table:table-cell office:value-type="float" office:value="61" table:style-name="ce28">
            <text:p><text:s text:c="3"/>61</text:p>
          </table:table-cell>
          <table:table-cell office:value-type="float" office:value="400" table:style-name="ce29">
            <text:p><text:s text:c="3"/>400</text:p>
          </table:table-cell>
          <table:table-cell office:value-type="float" office:value="124" table:style-name="ce28">
            <text:p><text:s text:c="3"/>124</text:p>
          </table:table-cell>
          <table:table-cell office:value-type="float" office:value="276" table:style-name="ce27">
            <text:p><text:s text:c="3"/>276</text:p>
          </table:table-cell>
          <table:table-cell table:style-name="ce23"/>
          <table:table-cell table:number-columns-repeated="16373" table:style-name="ce1"/>
        </table:table-row>
        <table:table-row table:style-name="ro9">
          <table:table-cell table:style-name="ce31"/>
          <table:table-cell office:value-type="string" table:style-name="ce30">
            <text:p>女</text:p>
          </table:table-cell>
          <table:table-cell office:value-type="float" office:value="12121" table:style-name="ce28">
            <text:p><text:s text:c="3"/>12,121</text:p>
          </table:table-cell>
          <table:table-cell office:value-type="float" office:value="10865" table:style-name="ce29">
            <text:p><text:s text:c="3"/>10,865</text:p>
          </table:table-cell>
          <table:table-cell office:value-type="float" office:value="568" table:style-name="ce28">
            <text:p><text:s text:c="3"/>568</text:p>
          </table:table-cell>
          <table:table-cell office:value-type="float" office:value="515" table:style-name="ce28">
            <text:p><text:s text:c="3"/>515</text:p>
          </table:table-cell>
          <table:table-cell office:value-type="float" office:value="53" table:style-name="ce28">
            <text:p><text:s text:c="3"/>53</text:p>
          </table:table-cell>
          <table:table-cell office:value-type="float" office:value="688" table:style-name="ce29">
            <text:p><text:s text:c="3"/>688</text:p>
          </table:table-cell>
          <table:table-cell office:value-type="float" office:value="629" table:style-name="ce28">
            <text:p><text:s text:c="3"/>629</text:p>
          </table:table-cell>
          <table:table-cell office:value-type="float" office:value="59" table:style-name="ce27">
            <text:p><text:s text:c="3"/>59</text:p>
          </table:table-cell>
          <table:table-cell table:style-name="ce23"/>
          <table:table-cell table:number-columns-repeated="16373" table:style-name="ce1"/>
        </table:table-row>
        <table:table-row table:style-name="ro9">
          <table:table-cell table:style-name="ce36"/>
          <table:table-cell office:value-type="string" table:style-name="ce35">
            <text:p>計</text:p>
          </table:table-cell>
          <table:table-cell office:value-type="float" office:value="17604" table:style-name="ce42">
            <text:p><text:s text:c="3"/>17,604</text:p>
          </table:table-cell>
          <table:table-cell office:value-type="float" office:value="16031" table:style-name="ce42">
            <text:p><text:s text:c="3"/>16,031</text:p>
          </table:table-cell>
          <table:table-cell office:value-type="float" office:value="607" table:style-name="ce34">
            <text:p><text:s text:c="3"/>607</text:p>
          </table:table-cell>
          <table:table-cell office:value-type="float" office:value="512" table:style-name="ce34">
            <text:p><text:s text:c="3"/>512</text:p>
          </table:table-cell>
          <table:table-cell office:value-type="float" office:value="95" table:style-name="ce34">
            <text:p><text:s text:c="3"/>95</text:p>
          </table:table-cell>
          <table:table-cell office:value-type="float" office:value="966" table:style-name="ce34">
            <text:p><text:s text:c="3"/>966</text:p>
          </table:table-cell>
          <table:table-cell office:value-type="float" office:value="676" table:style-name="ce34">
            <text:p><text:s text:c="3"/>676</text:p>
          </table:table-cell>
          <table:table-cell office:value-type="float" office:value="290" table:style-name="ce33">
            <text:p><text:s text:c="3"/>290</text:p>
          </table:table-cell>
          <table:table-cell table:style-name="ce39"/>
          <table:table-cell table:number-columns-repeated="16373" table:style-name="ce1"/>
        </table:table-row>
        <table:table-row table:style-name="ro9">
          <table:table-cell office:value-type="string" table:style-name="ce32">
            <text:p>4 月</text:p>
          </table:table-cell>
          <table:table-cell office:value-type="string" table:style-name="ce19">
            <text:p>男</text:p>
          </table:table-cell>
          <table:table-cell office:value-type="float" office:value="8802" table:style-name="ce41">
            <text:p><text:s text:c="3"/>8,802</text:p>
          </table:table-cell>
          <table:table-cell office:value-type="float" office:value="8418" table:style-name="ce40">
            <text:p><text:s text:c="3"/>8,418</text:p>
          </table:table-cell>
          <table:table-cell office:value-type="float" office:value="90" table:style-name="ce28">
            <text:p><text:s text:c="3"/>90</text:p>
          </table:table-cell>
          <table:table-cell office:value-type="float" office:value="52" table:style-name="ce28">
            <text:p><text:s text:c="3"/>52</text:p>
          </table:table-cell>
          <table:table-cell office:value-type="float" office:value="38" table:style-name="ce28">
            <text:p><text:s text:c="3"/>38</text:p>
          </table:table-cell>
          <table:table-cell office:value-type="float" office:value="294" table:style-name="ce29">
            <text:p><text:s text:c="3"/>294</text:p>
          </table:table-cell>
          <table:table-cell office:value-type="float" office:value="72" table:style-name="ce28">
            <text:p><text:s text:c="3"/>72</text:p>
          </table:table-cell>
          <table:table-cell office:value-type="float" office:value="222" table:style-name="ce27">
            <text:p><text:s text:c="3"/>222</text:p>
          </table:table-cell>
          <table:table-cell table:style-name="ce39"/>
          <table:table-cell table:number-columns-repeated="16373" table:style-name="ce1"/>
        </table:table-row>
        <table:table-row table:style-name="ro9">
          <table:table-cell table:style-name="ce31"/>
          <table:table-cell office:value-type="string" table:style-name="ce30">
            <text:p>女</text:p>
          </table:table-cell>
          <table:table-cell office:value-type="float" office:value="8802" table:style-name="ce41">
            <text:p><text:s text:c="3"/>8,802</text:p>
          </table:table-cell>
          <table:table-cell office:value-type="float" office:value="7613" table:style-name="ce40">
            <text:p><text:s text:c="3"/>7,613</text:p>
          </table:table-cell>
          <table:table-cell office:value-type="float" office:value="517" table:style-name="ce28">
            <text:p><text:s text:c="3"/>517</text:p>
          </table:table-cell>
          <table:table-cell office:value-type="float" office:value="460" table:style-name="ce28">
            <text:p><text:s text:c="3"/>460</text:p>
          </table:table-cell>
          <table:table-cell office:value-type="float" office:value="57" table:style-name="ce28">
            <text:p><text:s text:c="3"/>57</text:p>
          </table:table-cell>
          <table:table-cell office:value-type="float" office:value="672" table:style-name="ce29">
            <text:p><text:s text:c="3"/>672</text:p>
          </table:table-cell>
          <table:table-cell office:value-type="float" office:value="604" table:style-name="ce28">
            <text:p><text:s text:c="3"/>604</text:p>
          </table:table-cell>
          <table:table-cell office:value-type="float" office:value="68" table:style-name="ce27">
            <text:p><text:s text:c="3"/>68</text:p>
          </table:table-cell>
          <table:table-cell table:style-name="ce39"/>
          <table:table-cell table:number-columns-repeated="16373" table:style-name="ce1"/>
        </table:table-row>
        <table:table-row table:style-name="ro10">
          <table:table-cell table:style-name="ce36"/>
          <table:table-cell office:value-type="string" table:style-name="ce35">
            <text:p>計</text:p>
          </table:table-cell>
          <table:table-cell office:value-type="float" office:value="27534" table:style-name="ce34">
            <text:p><text:s text:c="3"/>27,534</text:p>
          </table:table-cell>
          <table:table-cell office:value-type="float" office:value="25772" table:style-name="ce34">
            <text:p><text:s text:c="3"/>25,772</text:p>
          </table:table-cell>
          <table:table-cell office:value-type="float" office:value="708" table:style-name="ce34">
            <text:p><text:s text:c="3"/>708</text:p>
          </table:table-cell>
          <table:table-cell office:value-type="float" office:value="602" table:style-name="ce34">
            <text:p><text:s text:c="3"/>602</text:p>
          </table:table-cell>
          <table:table-cell office:value-type="float" office:value="106" table:style-name="ce34">
            <text:p><text:s text:c="3"/>106</text:p>
          </table:table-cell>
          <table:table-cell office:value-type="float" office:value="1054" table:style-name="ce34">
            <text:p><text:s text:c="3"/>1,054</text:p>
          </table:table-cell>
          <table:table-cell office:value-type="float" office:value="715" table:style-name="ce34">
            <text:p><text:s text:c="3"/>715</text:p>
          </table:table-cell>
          <table:table-cell office:value-type="float" office:value="339" table:style-name="ce33">
            <text:p><text:s text:c="3"/>339</text:p>
          </table:table-cell>
          <table:table-cell table:number-columns-repeated="2" table:style-name="ce38"/>
          <table:table-cell table:number-columns-repeated="16372" table:style-name="ce37"/>
        </table:table-row>
        <table:table-row table:style-name="ro9">
          <table:table-cell office:value-type="string" table:style-name="ce32">
            <text:p>5 月</text:p>
          </table:table-cell>
          <table:table-cell office:value-type="string" table:style-name="ce19">
            <text:p>男</text:p>
          </table:table-cell>
          <table:table-cell office:value-type="float" office:value="13767" table:style-name="ce28">
            <text:p><text:s text:c="3"/>13,767</text:p>
          </table:table-cell>
          <table:table-cell office:value-type="float" office:value="13320" table:style-name="ce29">
            <text:p><text:s text:c="3"/>13,320</text:p>
          </table:table-cell>
          <table:table-cell office:value-type="float" office:value="97" table:style-name="ce28">
            <text:p><text:s text:c="3"/>97</text:p>
          </table:table-cell>
          <table:table-cell office:value-type="float" office:value="53" table:style-name="ce28">
            <text:p><text:s text:c="3"/>53</text:p>
          </table:table-cell>
          <table:table-cell office:value-type="float" office:value="44" table:style-name="ce28">
            <text:p><text:s text:c="3"/>44</text:p>
          </table:table-cell>
          <table:table-cell office:value-type="float" office:value="350" table:style-name="ce29">
            <text:p><text:s text:c="3"/>350</text:p>
          </table:table-cell>
          <table:table-cell office:value-type="float" office:value="85" table:style-name="ce28">
            <text:p><text:s text:c="3"/>85</text:p>
          </table:table-cell>
          <table:table-cell office:value-type="float" office:value="265" table:style-name="ce27">
            <text:p><text:s text:c="3"/>265</text:p>
          </table:table-cell>
          <table:table-cell table:number-columns-repeated="2" table:style-name="ce38"/>
          <table:table-cell table:number-columns-repeated="16372" table:style-name="ce37"/>
        </table:table-row>
        <table:table-row table:style-name="ro9">
          <table:table-cell table:style-name="ce31"/>
          <table:table-cell office:value-type="string" table:style-name="ce30">
            <text:p>女</text:p>
          </table:table-cell>
          <table:table-cell office:value-type="float" office:value="13767" table:style-name="ce28">
            <text:p><text:s text:c="3"/>13,767</text:p>
          </table:table-cell>
          <table:table-cell office:value-type="float" office:value="12452" table:style-name="ce29">
            <text:p><text:s text:c="3"/>12,452</text:p>
          </table:table-cell>
          <table:table-cell office:value-type="float" office:value="611" table:style-name="ce28">
            <text:p><text:s text:c="3"/>611</text:p>
          </table:table-cell>
          <table:table-cell office:value-type="float" office:value="549" table:style-name="ce28">
            <text:p><text:s text:c="3"/>549</text:p>
          </table:table-cell>
          <table:table-cell office:value-type="float" office:value="62" table:style-name="ce28">
            <text:p><text:s text:c="3"/>62</text:p>
          </table:table-cell>
          <table:table-cell office:value-type="float" office:value="704" table:style-name="ce29">
            <text:p><text:s text:c="3"/>704</text:p>
          </table:table-cell>
          <table:table-cell office:value-type="float" office:value="630" table:style-name="ce28">
            <text:p><text:s text:c="3"/>630</text:p>
          </table:table-cell>
          <table:table-cell office:value-type="float" office:value="74" table:style-name="ce27">
            <text:p><text:s text:c="3"/>74</text:p>
          </table:table-cell>
          <table:table-cell table:number-columns-repeated="2" table:style-name="ce38"/>
          <table:table-cell table:number-columns-repeated="16372" table:style-name="ce37"/>
        </table:table-row>
        <table:table-row table:style-name="ro9">
          <table:table-cell table:style-name="ce36"/>
          <table:table-cell office:value-type="string" table:style-name="ce35">
            <text:p>計</text:p>
          </table:table-cell>
          <table:table-cell office:value-type="float" office:value="20802" table:style-name="ce34">
            <text:p><text:s text:c="3"/>20,802</text:p>
          </table:table-cell>
          <table:table-cell office:value-type="float" office:value="19157" table:style-name="ce34">
            <text:p><text:s text:c="3"/>19,157</text:p>
          </table:table-cell>
          <table:table-cell office:value-type="float" office:value="663" table:style-name="ce34">
            <text:p><text:s text:c="3"/>663</text:p>
          </table:table-cell>
          <table:table-cell office:value-type="float" office:value="556" table:style-name="ce34">
            <text:p><text:s text:c="3"/>556</text:p>
          </table:table-cell>
          <table:table-cell office:value-type="float" office:value="107" table:style-name="ce34">
            <text:p><text:s text:c="3"/>107</text:p>
          </table:table-cell>
          <table:table-cell office:value-type="float" office:value="982" table:style-name="ce34">
            <text:p><text:s text:c="3"/>982</text:p>
          </table:table-cell>
          <table:table-cell office:value-type="float" office:value="705" table:style-name="ce34">
            <text:p><text:s text:c="3"/>705</text:p>
          </table:table-cell>
          <table:table-cell office:value-type="float" office:value="277" table:style-name="ce33">
            <text:p><text:s text:c="3"/>277</text:p>
          </table:table-cell>
          <table:table-cell table:number-columns-repeated="2" table:style-name="ce38"/>
          <table:table-cell table:number-columns-repeated="16372" table:style-name="ce37"/>
        </table:table-row>
        <table:table-row table:style-name="ro9">
          <table:table-cell office:value-type="string" table:style-name="ce32">
            <text:p>6 月</text:p>
          </table:table-cell>
          <table:table-cell office:value-type="string" table:style-name="ce19">
            <text:p>男</text:p>
          </table:table-cell>
          <table:table-cell office:value-type="float" office:value="10401" table:style-name="ce28">
            <text:p><text:s text:c="3"/>10,401</text:p>
          </table:table-cell>
          <table:table-cell office:value-type="float" office:value="9998" table:style-name="ce29">
            <text:p><text:s text:c="3"/>9,998</text:p>
          </table:table-cell>
          <table:table-cell office:value-type="float" office:value="109" table:style-name="ce28">
            <text:p><text:s text:c="3"/>109</text:p>
          </table:table-cell>
          <table:table-cell office:value-type="float" office:value="60" table:style-name="ce28">
            <text:p><text:s text:c="3"/>60</text:p>
          </table:table-cell>
          <table:table-cell office:value-type="float" office:value="49" table:style-name="ce28">
            <text:p><text:s text:c="3"/>49</text:p>
          </table:table-cell>
          <table:table-cell office:value-type="float" office:value="294" table:style-name="ce29">
            <text:p><text:s text:c="3"/>294</text:p>
          </table:table-cell>
          <table:table-cell office:value-type="float" office:value="80" table:style-name="ce28">
            <text:p><text:s text:c="3"/>80</text:p>
          </table:table-cell>
          <table:table-cell office:value-type="float" office:value="214" table:style-name="ce27">
            <text:p><text:s text:c="3"/>214</text:p>
          </table:table-cell>
          <table:table-cell table:number-columns-repeated="2" table:style-name="ce38"/>
          <table:table-cell table:number-columns-repeated="16372" table:style-name="ce37"/>
        </table:table-row>
        <table:table-row table:style-name="ro9">
          <table:table-cell table:style-name="ce31"/>
          <table:table-cell office:value-type="string" table:style-name="ce30">
            <text:p>女</text:p>
          </table:table-cell>
          <table:table-cell office:value-type="float" office:value="10401" table:style-name="ce28">
            <text:p><text:s text:c="3"/>10,401</text:p>
          </table:table-cell>
          <table:table-cell office:value-type="float" office:value="9159" table:style-name="ce29">
            <text:p><text:s text:c="3"/>9,159</text:p>
          </table:table-cell>
          <table:table-cell office:value-type="float" office:value="554" table:style-name="ce28">
            <text:p><text:s text:c="3"/>554</text:p>
          </table:table-cell>
          <table:table-cell office:value-type="float" office:value="496" table:style-name="ce28">
            <text:p><text:s text:c="3"/>496</text:p>
          </table:table-cell>
          <table:table-cell office:value-type="float" office:value="58" table:style-name="ce28">
            <text:p><text:s text:c="3"/>58</text:p>
          </table:table-cell>
          <table:table-cell office:value-type="float" office:value="688" table:style-name="ce29">
            <text:p><text:s text:c="3"/>688</text:p>
          </table:table-cell>
          <table:table-cell office:value-type="float" office:value="625" table:style-name="ce28">
            <text:p><text:s text:c="3"/>625</text:p>
          </table:table-cell>
          <table:table-cell office:value-type="float" office:value="63" table:style-name="ce27">
            <text:p><text:s text:c="3"/>63</text:p>
          </table:table-cell>
          <table:table-cell table:number-columns-repeated="2" table:style-name="ce38"/>
          <table:table-cell table:number-columns-repeated="16372" table:style-name="ce37"/>
        </table:table-row>
        <table:table-row table:style-name="ro9">
          <table:table-cell table:style-name="ce36"/>
          <table:table-cell office:value-type="string" table:style-name="ce35">
            <text:p>計</text:p>
          </table:table-cell>
          <table:table-cell office:value-type="float" office:value="18258" table:style-name="ce34">
            <text:p><text:s text:c="3"/>18,258</text:p>
          </table:table-cell>
          <table:table-cell office:value-type="float" office:value="16481" table:style-name="ce34">
            <text:p><text:s text:c="3"/>16,481</text:p>
          </table:table-cell>
          <table:table-cell office:value-type="float" office:value="704" table:style-name="ce34">
            <text:p><text:s text:c="3"/>704</text:p>
          </table:table-cell>
          <table:table-cell office:value-type="float" office:value="585" table:style-name="ce34">
            <text:p><text:s text:c="3"/>585</text:p>
          </table:table-cell>
          <table:table-cell office:value-type="float" office:value="119" table:style-name="ce34">
            <text:p><text:s text:c="3"/>119</text:p>
          </table:table-cell>
          <table:table-cell office:value-type="float" office:value="1073" table:style-name="ce34">
            <text:p><text:s text:c="3"/>1,073</text:p>
          </table:table-cell>
          <table:table-cell office:value-type="float" office:value="764" table:style-name="ce34">
            <text:p><text:s text:c="3"/>764</text:p>
          </table:table-cell>
          <table:table-cell office:value-type="float" office:value="309" table:style-name="ce33">
            <text:p><text:s text:c="3"/>309</text:p>
          </table:table-cell>
          <table:table-cell table:number-columns-repeated="2" table:style-name="ce38"/>
          <table:table-cell table:number-columns-repeated="16372" table:style-name="ce37"/>
        </table:table-row>
        <table:table-row table:style-name="ro9">
          <table:table-cell office:value-type="string" table:style-name="ce32">
            <text:p>7 月</text:p>
          </table:table-cell>
          <table:table-cell office:value-type="string" table:style-name="ce19">
            <text:p>男</text:p>
          </table:table-cell>
          <table:table-cell office:value-type="float" office:value="9129" table:style-name="ce28">
            <text:p><text:s text:c="3"/>9,129</text:p>
          </table:table-cell>
          <table:table-cell office:value-type="float" office:value="8656" table:style-name="ce29">
            <text:p><text:s text:c="3"/>8,656</text:p>
          </table:table-cell>
          <table:table-cell office:value-type="float" office:value="131" table:style-name="ce28">
            <text:p><text:s text:c="3"/>131</text:p>
          </table:table-cell>
          <table:table-cell office:value-type="float" office:value="75" table:style-name="ce28">
            <text:p><text:s text:c="3"/>75</text:p>
          </table:table-cell>
          <table:table-cell office:value-type="float" office:value="56" table:style-name="ce28">
            <text:p><text:s text:c="3"/>56</text:p>
          </table:table-cell>
          <table:table-cell office:value-type="float" office:value="342" table:style-name="ce29">
            <text:p><text:s text:c="3"/>342</text:p>
          </table:table-cell>
          <table:table-cell office:value-type="float" office:value="114" table:style-name="ce28">
            <text:p><text:s text:c="3"/>114</text:p>
          </table:table-cell>
          <table:table-cell office:value-type="float" office:value="228" table:style-name="ce27">
            <text:p><text:s text:c="3"/>228</text:p>
          </table:table-cell>
          <table:table-cell table:number-columns-repeated="2" table:style-name="ce38"/>
          <table:table-cell table:number-columns-repeated="16372" table:style-name="ce37"/>
        </table:table-row>
        <table:table-row table:style-name="ro9">
          <table:table-cell table:style-name="ce31"/>
          <table:table-cell office:value-type="string" table:style-name="ce30">
            <text:p>女</text:p>
          </table:table-cell>
          <table:table-cell office:value-type="float" office:value="9129" table:style-name="ce28">
            <text:p><text:s text:c="3"/>9,129</text:p>
          </table:table-cell>
          <table:table-cell office:value-type="float" office:value="7825" table:style-name="ce29">
            <text:p><text:s text:c="3"/>7,825</text:p>
          </table:table-cell>
          <table:table-cell office:value-type="float" office:value="573" table:style-name="ce28">
            <text:p><text:s text:c="3"/>573</text:p>
          </table:table-cell>
          <table:table-cell office:value-type="float" office:value="510" table:style-name="ce28">
            <text:p><text:s text:c="3"/>510</text:p>
          </table:table-cell>
          <table:table-cell office:value-type="float" office:value="63" table:style-name="ce28">
            <text:p><text:s text:c="3"/>63</text:p>
          </table:table-cell>
          <table:table-cell office:value-type="float" office:value="731" table:style-name="ce29">
            <text:p><text:s text:c="3"/>731</text:p>
          </table:table-cell>
          <table:table-cell office:value-type="float" office:value="650" table:style-name="ce28">
            <text:p><text:s text:c="3"/>650</text:p>
          </table:table-cell>
          <table:table-cell office:value-type="float" office:value="81" table:style-name="ce27">
            <text:p><text:s text:c="3"/>81</text:p>
          </table:table-cell>
          <table:table-cell table:number-columns-repeated="2" table:style-name="ce38"/>
          <table:table-cell table:number-columns-repeated="16372" table:style-name="ce37"/>
        </table:table-row>
        <table:table-row table:style-name="ro9">
          <table:table-cell table:style-name="ce36"/>
          <table:table-cell office:value-type="string" table:style-name="ce35">
            <text:p>計</text:p>
          </table:table-cell>
          <table:table-cell office:value-type="float" office:value="16564" table:style-name="ce34">
            <text:p><text:s text:c="3"/>16,564</text:p>
          </table:table-cell>
          <table:table-cell office:value-type="float" office:value="14855" table:style-name="ce34">
            <text:p><text:s text:c="3"/>14,855</text:p>
          </table:table-cell>
          <table:table-cell office:value-type="float" office:value="695" table:style-name="ce34">
            <text:p><text:s text:c="3"/>695</text:p>
          </table:table-cell>
          <table:table-cell office:value-type="float" office:value="592" table:style-name="ce34">
            <text:p><text:s text:c="3"/>592</text:p>
          </table:table-cell>
          <table:table-cell office:value-type="float" office:value="103" table:style-name="ce34">
            <text:p><text:s text:c="3"/>103</text:p>
          </table:table-cell>
          <table:table-cell office:value-type="float" office:value="1014" table:style-name="ce34">
            <text:p><text:s text:c="3"/>1,014</text:p>
          </table:table-cell>
          <table:table-cell office:value-type="float" office:value="721" table:style-name="ce34">
            <text:p><text:s text:c="3"/>721</text:p>
          </table:table-cell>
          <table:table-cell office:value-type="float" office:value="293" table:style-name="ce33">
            <text:p><text:s text:c="3"/>293</text:p>
          </table:table-cell>
          <table:table-cell table:number-columns-repeated="2" table:style-name="ce38"/>
          <table:table-cell table:number-columns-repeated="16372" table:style-name="ce37"/>
        </table:table-row>
        <table:table-row table:style-name="ro9">
          <table:table-cell office:value-type="string" table:style-name="ce32">
            <text:p>8 月</text:p>
          </table:table-cell>
          <table:table-cell office:value-type="string" table:style-name="ce19">
            <text:p>男</text:p>
          </table:table-cell>
          <table:table-cell office:value-type="float" office:value="8282" table:style-name="ce28">
            <text:p><text:s text:c="3"/>8,282</text:p>
          </table:table-cell>
          <table:table-cell office:value-type="float" office:value="7831" table:style-name="ce29">
            <text:p><text:s text:c="3"/>7,831</text:p>
          </table:table-cell>
          <table:table-cell office:value-type="float" office:value="118" table:style-name="ce28">
            <text:p><text:s text:c="3"/>118</text:p>
          </table:table-cell>
          <table:table-cell office:value-type="float" office:value="74" table:style-name="ce28">
            <text:p><text:s text:c="3"/>74</text:p>
          </table:table-cell>
          <table:table-cell office:value-type="float" office:value="44" table:style-name="ce28">
            <text:p><text:s text:c="3"/>44</text:p>
          </table:table-cell>
          <table:table-cell office:value-type="float" office:value="333" table:style-name="ce29">
            <text:p><text:s text:c="3"/>333</text:p>
          </table:table-cell>
          <table:table-cell office:value-type="float" office:value="112" table:style-name="ce28">
            <text:p><text:s text:c="3"/>112</text:p>
          </table:table-cell>
          <table:table-cell office:value-type="float" office:value="221" table:style-name="ce27">
            <text:p><text:s text:c="3"/>221</text:p>
          </table:table-cell>
          <table:table-cell table:number-columns-repeated="2" table:style-name="ce38"/>
          <table:table-cell table:number-columns-repeated="16372" table:style-name="ce37"/>
        </table:table-row>
        <table:table-row table:style-name="ro9">
          <table:table-cell table:style-name="ce31"/>
          <table:table-cell office:value-type="string" table:style-name="ce30">
            <text:p>女</text:p>
          </table:table-cell>
          <table:table-cell office:value-type="float" office:value="8282" table:style-name="ce28">
            <text:p><text:s text:c="3"/>8,282</text:p>
          </table:table-cell>
          <table:table-cell office:value-type="float" office:value="7024" table:style-name="ce29">
            <text:p><text:s text:c="3"/>7,024</text:p>
          </table:table-cell>
          <table:table-cell office:value-type="float" office:value="577" table:style-name="ce28">
            <text:p><text:s text:c="3"/>577</text:p>
          </table:table-cell>
          <table:table-cell office:value-type="float" office:value="518" table:style-name="ce28">
            <text:p><text:s text:c="3"/>518</text:p>
          </table:table-cell>
          <table:table-cell office:value-type="float" office:value="59" table:style-name="ce28">
            <text:p><text:s text:c="3"/>59</text:p>
          </table:table-cell>
          <table:table-cell office:value-type="float" office:value="681" table:style-name="ce29">
            <text:p><text:s text:c="3"/>681</text:p>
          </table:table-cell>
          <table:table-cell office:value-type="float" office:value="609" table:style-name="ce28">
            <text:p><text:s text:c="3"/>609</text:p>
          </table:table-cell>
          <table:table-cell office:value-type="float" office:value="72" table:style-name="ce27">
            <text:p><text:s text:c="3"/>72</text:p>
          </table:table-cell>
          <table:table-cell table:number-columns-repeated="2" table:style-name="ce38"/>
          <table:table-cell table:number-columns-repeated="16372" table:style-name="ce37"/>
        </table:table-row>
        <table:table-row table:style-name="ro9">
          <table:table-cell table:style-name="ce36"/>
          <table:table-cell office:value-type="string" table:style-name="ce35">
            <text:p>計</text:p>
          </table:table-cell>
          <table:table-cell office:value-type="float" office:value="17212" table:style-name="ce34">
            <text:p><text:s text:c="3"/>17,212</text:p>
          </table:table-cell>
          <table:table-cell office:value-type="float" office:value="15643" table:style-name="ce34">
            <text:p><text:s text:c="3"/>15,643</text:p>
          </table:table-cell>
          <table:table-cell office:value-type="float" office:value="649" table:style-name="ce34">
            <text:p><text:s text:c="3"/>649</text:p>
          </table:table-cell>
          <table:table-cell office:value-type="float" office:value="550" table:style-name="ce34">
            <text:p><text:s text:c="3"/>550</text:p>
          </table:table-cell>
          <table:table-cell office:value-type="float" office:value="99" table:style-name="ce34">
            <text:p><text:s text:c="3"/>99</text:p>
          </table:table-cell>
          <table:table-cell office:value-type="float" office:value="920" table:style-name="ce34">
            <text:p><text:s text:c="3"/>920</text:p>
          </table:table-cell>
          <table:table-cell office:value-type="float" office:value="662" table:style-name="ce34">
            <text:p><text:s text:c="3"/>662</text:p>
          </table:table-cell>
          <table:table-cell office:value-type="float" office:value="258" table:style-name="ce33">
            <text:p><text:s text:c="3"/>258</text:p>
          </table:table-cell>
          <table:table-cell table:style-name="ce23"/>
          <table:table-cell table:number-columns-repeated="16373" table:style-name="ce1"/>
        </table:table-row>
        <table:table-row table:style-name="ro7">
          <table:table-cell office:value-type="string" table:style-name="ce32">
            <text:p>9 月</text:p>
          </table:table-cell>
          <table:table-cell office:value-type="string" table:style-name="ce19">
            <text:p>男</text:p>
          </table:table-cell>
          <table:table-cell office:value-type="float" office:value="8606" table:style-name="ce28">
            <text:p><text:s text:c="3"/>8,606</text:p>
          </table:table-cell>
          <table:table-cell office:value-type="float" office:value="8216" table:style-name="ce29">
            <text:p><text:s text:c="3"/>8,216</text:p>
          </table:table-cell>
          <table:table-cell office:value-type="float" office:value="109" table:style-name="ce28">
            <text:p><text:s text:c="3"/>109</text:p>
          </table:table-cell>
          <table:table-cell office:value-type="float" office:value="66" table:style-name="ce28">
            <text:p><text:s text:c="3"/>66</text:p>
          </table:table-cell>
          <table:table-cell office:value-type="float" office:value="43" table:style-name="ce28">
            <text:p><text:s text:c="3"/>43</text:p>
          </table:table-cell>
          <table:table-cell office:value-type="float" office:value="281" table:style-name="ce29">
            <text:p><text:s text:c="3"/>281</text:p>
          </table:table-cell>
          <table:table-cell office:value-type="float" office:value="77" table:style-name="ce28">
            <text:p><text:s text:c="3"/>77</text:p>
          </table:table-cell>
          <table:table-cell office:value-type="float" office:value="204" table:style-name="ce27">
            <text:p><text:s text:c="3"/>204</text:p>
          </table:table-cell>
          <table:table-cell table:style-name="ce23"/>
          <table:table-cell table:number-columns-repeated="16373" table:style-name="ce1"/>
        </table:table-row>
        <table:table-row table:style-name="ro7">
          <table:table-cell table:style-name="ce31"/>
          <table:table-cell office:value-type="string" table:style-name="ce30">
            <text:p>女</text:p>
          </table:table-cell>
          <table:table-cell office:value-type="float" office:value="8606" table:style-name="ce28">
            <text:p><text:s text:c="3"/>8,606</text:p>
          </table:table-cell>
          <table:table-cell office:value-type="float" office:value="7427" table:style-name="ce29">
            <text:p><text:s text:c="3"/>7,427</text:p>
          </table:table-cell>
          <table:table-cell office:value-type="float" office:value="540" table:style-name="ce28">
            <text:p><text:s text:c="3"/>540</text:p>
          </table:table-cell>
          <table:table-cell office:value-type="float" office:value="484" table:style-name="ce28">
            <text:p><text:s text:c="3"/>484</text:p>
          </table:table-cell>
          <table:table-cell office:value-type="float" office:value="56" table:style-name="ce28">
            <text:p><text:s text:c="3"/>56</text:p>
          </table:table-cell>
          <table:table-cell office:value-type="float" office:value="639" table:style-name="ce29">
            <text:p><text:s text:c="3"/>639</text:p>
          </table:table-cell>
          <table:table-cell office:value-type="float" office:value="585" table:style-name="ce28">
            <text:p><text:s text:c="3"/>585</text:p>
          </table:table-cell>
          <table:table-cell office:value-type="float" office:value="54" table:style-name="ce27">
            <text:p><text:s text:c="3"/>54</text:p>
          </table:table-cell>
          <table:table-cell table:style-name="ce23"/>
          <table:table-cell table:number-columns-repeated="16373" table:style-name="ce1"/>
        </table:table-row>
        <table:table-row table:style-name="ro7">
          <table:table-cell office:value-type="string" table:number-columns-spanned="1" table:number-rows-spanned="3" table:style-name="ce216">
            <text:p>較上年同月　　増減 (%)<text:s/></text:p>
          </table:table-cell>
          <table:table-cell office:value-type="string" table:style-name="ce26">
            <text:p>計</text:p>
          </table:table-cell>
          <table:table-cell office:value-type="float" office:value="9.7100000000000009" table:style-name="ce25">
            <text:p><text:s/>9.71</text:p>
          </table:table-cell>
          <table:table-cell office:value-type="float" office:value="11.54" table:style-name="ce25">
            <text:p><text:s/>11.54</text:p>
          </table:table-cell>
          <table:table-cell office:value-type="float" office:value="-10.48" table:style-name="ce25">
            <text:p><text:s text:c="3"/>－10.48</text:p>
          </table:table-cell>
          <table:table-cell office:value-type="float" office:value="-13.25" table:style-name="ce25">
            <text:p><text:s text:c="3"/>－13.25</text:p>
          </table:table-cell>
          <table:table-cell office:value-type="float" office:value="8.7899999999999991" table:style-name="ce25">
            <text:p><text:s/>8.79</text:p>
          </table:table-cell>
          <table:table-cell office:value-type="float" office:value="-2.02" table:style-name="ce25">
            <text:p><text:s text:c="3"/>－2.02</text:p>
          </table:table-cell>
          <table:table-cell office:value-type="float" office:value="-1.19" table:style-name="ce25">
            <text:p><text:s text:c="3"/>－1.19</text:p>
          </table:table-cell>
          <table:table-cell office:value-type="float" office:value="-4.09" table:style-name="ce24">
            <text:p><text:s text:c="3"/>－4.09</text:p>
          </table:table-cell>
          <table:table-cell table:style-name="ce23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9.7100000000000009" table:style-name="ce18">
            <text:p><text:s/>9.71</text:p>
          </table:table-cell>
          <table:table-cell office:value-type="float" office:value="10.7" table:style-name="ce18">
            <text:p><text:s/>10.70</text:p>
          </table:table-cell>
          <table:table-cell office:value-type="float" office:value="-12.8" table:style-name="ce18">
            <text:p><text:s text:c="3"/>－12.80</text:p>
          </table:table-cell>
          <table:table-cell office:value-type="float" office:value="-13.16" table:style-name="ce18">
            <text:p><text:s text:c="3"/>－13.16</text:p>
          </table:table-cell>
          <table:table-cell office:value-type="float" office:value="-12.24" table:style-name="ce18">
            <text:p><text:s text:c="3"/>－12.24</text:p>
          </table:table-cell>
          <table:table-cell office:value-type="float" office:value="-5.39" table:style-name="ce18">
            <text:p><text:s text:c="3"/>－5.39</text:p>
          </table:table-cell>
          <table:table-cell office:value-type="float" office:value="2.67" table:style-name="ce18">
            <text:p><text:s/>2.67</text:p>
          </table:table-cell>
          <table:table-cell office:value-type="float" office:value="-8.11" table:style-name="ce17">
            <text:p><text:s text:c="3"/>－8.11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9.7100000000000009" table:style-name="ce15">
            <text:p><text:s/>9.71</text:p>
          </table:table-cell>
          <table:table-cell office:value-type="float" office:value="12.5" table:style-name="ce15">
            <text:p><text:s/>12.50</text:p>
          </table:table-cell>
          <table:table-cell office:value-type="float" office:value="-10" table:style-name="ce15">
            <text:p><text:s text:c="3"/>－10.00</text:p>
          </table:table-cell>
          <table:table-cell office:value-type="float" office:value="-13.26" table:style-name="ce15">
            <text:p><text:s text:c="3"/>－13.26</text:p>
          </table:table-cell>
          <table:table-cell office:value-type="float" office:value="33.33" table:style-name="ce15">
            <text:p><text:s/>33.33</text:p>
          </table:table-cell>
          <table:table-cell office:value-type="float" office:value="-0.47" table:style-name="ce15">
            <text:p><text:s text:c="3"/>－0.47</text:p>
          </table:table-cell>
          <table:table-cell office:value-type="float" office:value="-1.68" table:style-name="ce15">
            <text:p><text:s text:c="3"/>－1.68</text:p>
          </table:table-cell>
          <table:table-cell office:value-type="float" office:value="14.89" table:style-name="ce14">
            <text:p><text:s/>14.89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20">
            <text:p>較本年上月　　増減 (%)<text:s/></text:p>
          </table:table-cell>
          <table:table-cell office:value-type="string" table:style-name="ce22">
            <text:p>計</text:p>
          </table:table-cell>
          <table:table-cell office:value-type="float" office:value="3.91" table:style-name="ce21">
            <text:p><text:s/>3.91</text:p>
          </table:table-cell>
          <table:table-cell office:value-type="float" office:value="5.3" table:style-name="ce21">
            <text:p><text:s/>5.30</text:p>
          </table:table-cell>
          <table:table-cell office:value-type="float" office:value="-6.62" table:style-name="ce21">
            <text:p><text:s text:c="3"/>－6.62</text:p>
          </table:table-cell>
          <table:table-cell office:value-type="float" office:value="-7.09" table:style-name="ce21">
            <text:p><text:s text:c="3"/>－7.09</text:p>
          </table:table-cell>
          <table:table-cell office:value-type="float" office:value="-3.88" table:style-name="ce21">
            <text:p><text:s text:c="3"/>－3.88</text:p>
          </table:table-cell>
          <table:table-cell office:value-type="float" office:value="-9.27" table:style-name="ce21">
            <text:p><text:s text:c="3"/>－9.27</text:p>
          </table:table-cell>
          <table:table-cell office:value-type="float" office:value="-8.18" table:style-name="ce21">
            <text:p><text:s text:c="3"/>－8.18</text:p>
          </table:table-cell>
          <table:table-cell office:value-type="float" office:value="-11.95" table:style-name="ce20">
            <text:p><text:s text:c="3"/>－11.95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3.91" table:style-name="ce18">
            <text:p><text:s/>3.91</text:p>
          </table:table-cell>
          <table:table-cell office:value-type="float" office:value="4.92" table:style-name="ce18">
            <text:p><text:s/>4.92</text:p>
          </table:table-cell>
          <table:table-cell office:value-type="float" office:value="-7.63" table:style-name="ce18">
            <text:p><text:s text:c="3"/>－7.63</text:p>
          </table:table-cell>
          <table:table-cell office:value-type="float" office:value="-10.81" table:style-name="ce18">
            <text:p><text:s text:c="3"/>－10.81</text:p>
          </table:table-cell>
          <table:table-cell office:value-type="float" office:value="-2.27" table:style-name="ce18">
            <text:p><text:s text:c="3"/>－2.27</text:p>
          </table:table-cell>
          <table:table-cell office:value-type="float" office:value="-15.62" table:style-name="ce18">
            <text:p><text:s text:c="3"/>－15.62</text:p>
          </table:table-cell>
          <table:table-cell office:value-type="float" office:value="-31.25" table:style-name="ce18">
            <text:p><text:s text:c="3"/>－31.25</text:p>
          </table:table-cell>
          <table:table-cell office:value-type="float" office:value="-7.69" table:style-name="ce17">
            <text:p><text:s text:c="3"/>－7.69</text:p>
          </table:table-cell>
          <table:table-cell table:style-name="ce13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3.91" table:style-name="ce15">
            <text:p><text:s/>3.91</text:p>
          </table:table-cell>
          <table:table-cell office:value-type="float" office:value="5.74" table:style-name="ce15">
            <text:p><text:s/>5.74</text:p>
          </table:table-cell>
          <table:table-cell office:value-type="float" office:value="-6.41" table:style-name="ce15">
            <text:p><text:s text:c="3"/>－6.41</text:p>
          </table:table-cell>
          <table:table-cell office:value-type="float" office:value="-6.56" table:style-name="ce15">
            <text:p><text:s text:c="3"/>－6.56</text:p>
          </table:table-cell>
          <table:table-cell office:value-type="float" office:value="-5.08" table:style-name="ce15">
            <text:p><text:s text:c="3"/>－5.08</text:p>
          </table:table-cell>
          <table:table-cell office:value-type="float" office:value="-6.17" table:style-name="ce15">
            <text:p><text:s text:c="3"/>－6.17</text:p>
          </table:table-cell>
          <table:table-cell office:value-type="float" office:value="-3.94" table:style-name="ce15">
            <text:p><text:s text:c="3"/>－3.94</text:p>
          </table:table-cell>
          <table:table-cell office:value-type="float" office:value="-25" table:style-name="ce14">
            <text:p><text:s text:c="3"/>－25.00</text:p>
          </table:table-cell>
          <table:table-cell table:style-name="ce13"/>
          <table:table-cell table:number-columns-repeated="16373" table:style-name="ce1"/>
        </table:table-row>
        <table:table-row table:style-name="ro9">
          <table:table-cell office:value-type="string" table:style-name="ce12">
            <text:p>說明：1.本表按登記日期統計。</text:p>
          </table:table-cell>
          <table:table-cell table:number-columns-repeated="3" table:style-name="ce1"/>
          <table:table-cell table:number-columns-repeated="2" table:style-name="ce11"/>
          <table:table-cell table:style-name="ce10"/>
          <table:table-cell table:number-columns-repeated="2" table:style-name="ce9"/>
          <table:table-cell office:value-type="string" table:style-name="ce8">
            <text:p>內政部戶政司 民國107年10月3日編製</text:p>
          </table:table-cell>
          <table:table-cell table:number-columns-repeated="3" table:style-name="ce7"/>
          <table:table-cell table:number-columns-repeated="16371"/>
        </table:table-row>
        <table:table-row table:style-name="ro5">
          <table:table-cell office:value-type="string" table:style-name="ce4">
            <text:p><text:s text:c="6"/>2.本表外裔係指外國籍歸化（取得）我國國籍者。</text:p>
          </table:table-cell>
          <table:table-cell table:number-columns-repeated="6" table:style-name="ce6"/>
          <table:table-cell table:number-columns-repeated="2" table:style-name="ce1"/>
          <table:table-cell office:value-type="string" table:style-name="ce5">
            <text:p>(108年1月4日修正-107年4月結婚人數增加2人(男、女各1人))</text:p>
          </table:table-cell>
          <table:table-cell table:number-columns-repeated="16374" table:style-name="ce1"/>
        </table:table-row>
        <table:table-row table:style-name="ro5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16383" table:style-name="ce1"/>
        </table:table-row>
        <table:table-row table:style-name="ro5">
          <table:table-cell table:style-name="ce3"/>
          <table:table-cell table:number-columns-repeated="16383" table:style-name="ce1"/>
        </table:table-row>
        <table:table-row table:style-name="ro11">
          <table:table-cell table:style-name="ce2"/>
          <table:table-cell table:number-columns-repeated="16383" table:style-name="ce1"/>
        </table:table-row>
        <table:table-row table:number-rows-repeated="1048457" table:style-name="ro11">
          <table:table-cell table:number-columns-repeated="16384"/>
        </table:table-row>
        <table:named-expressions>
          <table:named-expression table:name="Print_Titles" table:expression="of:=[年月別.$A:.$B]~[年月別.$1:.$6]" table:base-cell-address="年月別.$A$1"/>
        </table:named-expressions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16374" table:default-cell-style-name="ce1"/>
        <table:table-row table:style-name="ro1">
          <table:table-cell office:value-type="string" table:number-columns-spanned="10" table:number-rows-spanned="1" table:style-name="ce184">
            <text:p>結婚人數按雙方原屬國籍分（續）</text:p>
          </table:table-cell>
          <table:covered-table-cell table:number-columns-repeated="9"/>
          <table:table-cell table:number-columns-repeated="16374" table:style-name="ce85"/>
        </table:table-row>
        <table:table-row table:style-name="ro12">
          <table:table-cell table:number-columns-repeated="3" table:style-name="ce87"/>
          <table:table-cell office:value-type="string" table:number-columns-spanned="4" table:number-rows-spanned="1" table:style-name="ce202">
            <text:p>中 華 民 國 107 年 9 月 份</text:p>
          </table:table-cell>
          <table:covered-table-cell table:number-columns-repeated="3"/>
          <table:table-cell table:number-columns-repeated="2" table:style-name="ce87"/>
          <table:table-cell office:value-type="string" table:style-name="ce86">
            <text:p><text:s/>單位︰人</text:p>
          </table:table-cell>
          <table:table-cell table:number-columns-repeated="16374" table:style-name="ce85"/>
        </table:table-row>
        <table:table-row table:style-name="ro12">
          <table:table-cell office:value-type="string" table:number-columns-spanned="1" table:number-rows-spanned="4" table:style-name="ce210">
            <text:p>區 <text:s/>域 <text:s/>別</text:p>
          </table:table-cell>
          <table:table-cell office:value-type="string" table:number-columns-spanned="1" table:number-rows-spanned="4" table:style-name="ce219">
            <text:p>性<text:span text:style-name="T2"><text:s/></text:span>別</text:p>
          </table:table-cell>
          <table:table-cell office:value-type="string" table:number-columns-spanned="1" table:number-rows-spanned="4" table:style-name="ce219">
            <text:p>總　計</text:p>
          </table:table-cell>
          <table:table-cell office:value-type="string" table:number-columns-spanned="7" table:number-rows-spanned="1" table:style-name="ce170">
            <text:p>國<text:span text:style-name="T2"><text:s text:c="15"/></text:span>籍<text:span text:style-name="T2"><text:s text:c="5"/>(<text:s text:c="4"/></text:span>地<text:span text:style-name="T2"><text:s text:c="11"/></text:span>區<text:span text:style-name="T2"><text:s text:c="4"/>)</text:span></text:p>
          </table:table-cell>
          <table:covered-table-cell table:number-columns-repeated="6"/>
          <table:table-cell table:number-columns-repeated="16374" table:style-name="ce81"/>
        </table:table-row>
        <table:table-row table:style-name="ro12">
          <table:covered-table-cell/>
          <table:covered-table-cell/>
          <table:covered-table-cell/>
          <table:table-cell office:value-type="string" table:number-columns-spanned="1" table:number-rows-spanned="3" table:style-name="ce219">
            <text:p>本國籍</text:p>
          </table:table-cell>
          <table:table-cell office:value-type="string" table:number-columns-spanned="3" table:number-rows-spanned="1" table:style-name="ce21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82">
            <text:p>外<text:span text:style-name="T2"><text:s text:c="2"/></text:span>裔<text:span text:style-name="T2"><text:s text:c="2"/></text:span>、<text:span text:style-name="T2"><text:s/></text:span>外<text:span text:style-name="T2"><text:s text:c="2"/></text:span>國<text:span text:style-name="T2"><text:s text:c="2"/></text:span>籍</text:p>
          </table:table-cell>
          <table:covered-table-cell table:number-columns-repeated="2"/>
          <table:table-cell table:number-columns-repeated="16374" table:style-name="ce81"/>
        </table:table-row>
        <table:table-row table:style-name="ro12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7">
            <text:p>合<text:span text:style-name="T2"><text:s text:c="2"/></text:span>計</text:p>
          </table:table-cell>
          <table:table-cell office:value-type="string" table:number-columns-spanned="1" table:number-rows-spanned="2" table:style-name="ce217">
            <text:p>大陸地區</text:p>
          </table:table-cell>
          <table:table-cell office:value-type="string" table:number-columns-spanned="1" table:number-rows-spanned="2" table:style-name="ce217">
            <text:p>港澳地區</text:p>
          </table:table-cell>
          <table:table-cell office:value-type="string" table:number-columns-spanned="1" table:number-rows-spanned="2" table:style-name="ce217">
            <text:p>合<text:span text:style-name="T2"><text:s text:c="2"/></text:span>計</text:p>
          </table:table-cell>
          <table:table-cell office:value-type="string" table:number-columns-spanned="1" table:number-rows-spanned="2" table:style-name="ce217">
            <text:p>東南亞</text:p>
          </table:table-cell>
          <table:table-cell office:value-type="string" table:number-columns-spanned="1" table:number-rows-spanned="2" table:style-name="ce182">
            <text:p>其他</text:p>
          </table:table-cell>
          <table:table-cell table:number-columns-repeated="16374" table:style-name="ce81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81"/>
        </table:table-row>
        <table:table-row table:style-name="ro7">
          <table:table-cell office:value-type="string" table:number-columns-spanned="1" table:number-rows-spanned="3" table:style-name="ce214">
            <text:p>總 <text:s text:c="4"/>計</text:p>
          </table:table-cell>
          <table:table-cell office:value-type="string" table:style-name="ce65">
            <text:p>計</text:p>
          </table:table-cell>
          <table:table-cell office:value-type="float" office:value="17212" table:style-name="ce72">
            <text:p><text:s text:c="3"/>17,212</text:p>
          </table:table-cell>
          <table:table-cell office:value-type="float" office:value="15643" table:style-name="ce111">
            <text:p><text:s text:c="3"/>15,643</text:p>
          </table:table-cell>
          <table:table-cell office:value-type="float" office:value="649" table:style-name="ce111">
            <text:p><text:s text:c="3"/>649</text:p>
          </table:table-cell>
          <table:table-cell office:value-type="float" office:value="550" table:style-name="ce111">
            <text:p><text:s text:c="3"/>550</text:p>
          </table:table-cell>
          <table:table-cell office:value-type="float" office:value="99" table:style-name="ce111">
            <text:p><text:s text:c="3"/>99</text:p>
          </table:table-cell>
          <table:table-cell office:value-type="float" office:value="920" table:style-name="ce112">
            <text:p><text:s text:c="3"/>920</text:p>
          </table:table-cell>
          <table:table-cell office:value-type="float" office:value="662" table:style-name="ce112">
            <text:p><text:s text:c="3"/>662</text:p>
          </table:table-cell>
          <table:table-cell office:value-type="float" office:value="258" table:style-name="ce162">
            <text:p><text:s text:c="3"/>258</text:p>
          </table:table-cell>
          <table:table-cell table:number-columns-repeated="16374" table:style-name="ce81"/>
        </table:table-row>
        <table:table-row table:style-name="ro13">
          <table:covered-table-cell/>
          <table:table-cell office:value-type="string" table:style-name="ce95">
            <text:p>男</text:p>
          </table:table-cell>
          <table:table-cell office:value-type="float" office:value="8606" table:style-name="ce72">
            <text:p><text:s text:c="3"/>8,606</text:p>
          </table:table-cell>
          <table:table-cell office:value-type="float" office:value="8216" table:style-name="ce111">
            <text:p><text:s text:c="3"/>8,216</text:p>
          </table:table-cell>
          <table:table-cell office:value-type="float" office:value="109" table:style-name="ce111">
            <text:p><text:s text:c="3"/>109</text:p>
          </table:table-cell>
          <table:table-cell office:value-type="float" office:value="66" table:style-name="ce111">
            <text:p><text:s text:c="3"/>66</text:p>
          </table:table-cell>
          <table:table-cell office:value-type="float" office:value="43" table:style-name="ce111">
            <text:p><text:s text:c="3"/>43</text:p>
          </table:table-cell>
          <table:table-cell office:value-type="float" office:value="281" table:style-name="ce111">
            <text:p><text:s text:c="3"/>281</text:p>
          </table:table-cell>
          <table:table-cell office:value-type="float" office:value="77" table:style-name="ce111">
            <text:p><text:s text:c="3"/>77</text:p>
          </table:table-cell>
          <table:table-cell office:value-type="float" office:value="204" table:style-name="ce110">
            <text:p><text:s text:c="3"/>20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46">
            <text:p>女</text:p>
          </table:table-cell>
          <table:table-cell office:value-type="float" office:value="8606" table:style-name="ce56">
            <text:p><text:s text:c="3"/>8,606</text:p>
          </table:table-cell>
          <table:table-cell office:value-type="float" office:value="7427" table:style-name="ce109">
            <text:p><text:s text:c="3"/>7,427</text:p>
          </table:table-cell>
          <table:table-cell office:value-type="float" office:value="540" table:style-name="ce109">
            <text:p><text:s text:c="3"/>540</text:p>
          </table:table-cell>
          <table:table-cell office:value-type="float" office:value="484" table:style-name="ce109">
            <text:p><text:s text:c="3"/>484</text:p>
          </table:table-cell>
          <table:table-cell office:value-type="float" office:value="56" table:style-name="ce109">
            <text:p><text:s text:c="3"/>56</text:p>
          </table:table-cell>
          <table:table-cell office:value-type="float" office:value="639" table:style-name="ce109">
            <text:p><text:s text:c="3"/>639</text:p>
          </table:table-cell>
          <table:table-cell office:value-type="float" office:value="585" table:style-name="ce109">
            <text:p><text:s text:c="3"/>585</text:p>
          </table:table-cell>
          <table:table-cell office:value-type="float" office:value="54" table:style-name="ce108">
            <text:p><text:s text:c="3"/>54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4">
            <text:p>新北市</text:p>
          </table:table-cell>
          <table:table-cell office:value-type="string" table:style-name="ce65">
            <text:p>計</text:p>
          </table:table-cell>
          <table:table-cell office:value-type="float" office:value="3194" table:style-name="ce72">
            <text:p><text:s text:c="3"/>3,194</text:p>
          </table:table-cell>
          <table:table-cell office:value-type="float" office:value="2899" table:style-name="ce72">
            <text:p><text:s text:c="3"/>2,899</text:p>
          </table:table-cell>
          <table:table-cell office:value-type="float" office:value="124" table:style-name="ce72">
            <text:p><text:s text:c="3"/>124</text:p>
          </table:table-cell>
          <table:table-cell office:value-type="float" office:value="96" table:style-name="ce72">
            <text:p><text:s text:c="3"/>96</text:p>
          </table:table-cell>
          <table:table-cell office:value-type="float" office:value="28" table:style-name="ce72">
            <text:p><text:s text:c="3"/>28</text:p>
          </table:table-cell>
          <table:table-cell office:value-type="float" office:value="171" table:style-name="ce72">
            <text:p><text:s text:c="3"/>171</text:p>
          </table:table-cell>
          <table:table-cell office:value-type="float" office:value="128" table:style-name="ce72">
            <text:p><text:s text:c="3"/>128</text:p>
          </table:table-cell>
          <table:table-cell office:value-type="float" office:value="43" table:style-name="ce58">
            <text:p><text:s text:c="3"/>4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95">
            <text:p>男</text:p>
          </table:table-cell>
          <table:table-cell office:value-type="float" office:value="1597" table:style-name="ce72">
            <text:p><text:s text:c="3"/>1,597</text:p>
          </table:table-cell>
          <table:table-cell office:value-type="float" office:value="1515" table:style-name="ce78">
            <text:p><text:s text:c="3"/>1,515</text:p>
          </table:table-cell>
          <table:table-cell office:value-type="float" office:value="27" table:style-name="ce59">
            <text:p><text:s text:c="3"/>27</text:p>
          </table:table-cell>
          <table:table-cell office:value-type="float" office:value="10" table:style-name="ce59">
            <text:p><text:s text:c="3"/>10</text:p>
          </table:table-cell>
          <table:table-cell office:value-type="float" office:value="17" table:style-name="ce59">
            <text:p><text:s text:c="3"/>17</text:p>
          </table:table-cell>
          <table:table-cell office:value-type="float" office:value="55" table:style-name="ce59">
            <text:p><text:s text:c="3"/>55</text:p>
          </table:table-cell>
          <table:table-cell office:value-type="float" office:value="16" table:style-name="ce59">
            <text:p><text:s text:c="3"/>16</text:p>
          </table:table-cell>
          <table:table-cell office:value-type="float" office:value="39" table:style-name="ce58">
            <text:p><text:s text:c="3"/>39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46">
            <text:p>女</text:p>
          </table:table-cell>
          <table:table-cell office:value-type="float" office:value="1597" table:style-name="ce56">
            <text:p><text:s text:c="3"/>1,597</text:p>
          </table:table-cell>
          <table:table-cell office:value-type="float" office:value="1384" table:style-name="ce56">
            <text:p><text:s text:c="3"/>1,384</text:p>
          </table:table-cell>
          <table:table-cell office:value-type="float" office:value="97" table:style-name="ce56">
            <text:p><text:s text:c="3"/>97</text:p>
          </table:table-cell>
          <table:table-cell office:value-type="float" office:value="86" table:style-name="ce56">
            <text:p><text:s text:c="3"/>86</text:p>
          </table:table-cell>
          <table:table-cell office:value-type="float" office:value="11" table:style-name="ce56">
            <text:p><text:s text:c="3"/>11</text:p>
          </table:table-cell>
          <table:table-cell office:value-type="float" office:value="116" table:style-name="ce56">
            <text:p><text:s text:c="3"/>116</text:p>
          </table:table-cell>
          <table:table-cell office:value-type="float" office:value="112" table:style-name="ce56">
            <text:p><text:s text:c="3"/>112</text:p>
          </table:table-cell>
          <table:table-cell office:value-type="float" office:value="4" table:style-name="ce55">
            <text:p><text:s text:c="3"/>4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4">
            <text:p>臺北市</text:p>
          </table:table-cell>
          <table:table-cell office:value-type="string" table:style-name="ce65">
            <text:p>計</text:p>
          </table:table-cell>
          <table:table-cell office:value-type="float" office:value="2086" table:style-name="ce72">
            <text:p><text:s text:c="3"/>2,086</text:p>
          </table:table-cell>
          <table:table-cell office:value-type="float" office:value="1883" table:style-name="ce72">
            <text:p><text:s text:c="3"/>1,883</text:p>
          </table:table-cell>
          <table:table-cell office:value-type="float" office:value="98" table:style-name="ce72">
            <text:p><text:s text:c="3"/>98</text:p>
          </table:table-cell>
          <table:table-cell office:value-type="float" office:value="89" table:style-name="ce72">
            <text:p><text:s text:c="3"/>89</text:p>
          </table:table-cell>
          <table:table-cell office:value-type="float" office:value="9" table:style-name="ce72">
            <text:p><text:s text:c="3"/>9</text:p>
          </table:table-cell>
          <table:table-cell office:value-type="float" office:value="105" table:style-name="ce72">
            <text:p><text:s text:c="3"/>105</text:p>
          </table:table-cell>
          <table:table-cell office:value-type="float" office:value="44" table:style-name="ce72">
            <text:p><text:s text:c="3"/>44</text:p>
          </table:table-cell>
          <table:table-cell office:value-type="float" office:value="61" table:style-name="ce58">
            <text:p><text:s text:c="3"/>6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95">
            <text:p>男</text:p>
          </table:table-cell>
          <table:table-cell office:value-type="float" office:value="1043" table:style-name="ce72">
            <text:p><text:s text:c="3"/>1,043</text:p>
          </table:table-cell>
          <table:table-cell office:value-type="float" office:value="976" table:style-name="ce78">
            <text:p><text:s text:c="3"/>976</text:p>
          </table:table-cell>
          <table:table-cell office:value-type="float" office:value="16" table:style-name="ce59">
            <text:p><text:s text:c="3"/>16</text:p>
          </table:table-cell>
          <table:table-cell office:value-type="float" office:value="12" table:style-name="ce59">
            <text:p><text:s text:c="3"/>12</text:p>
          </table:table-cell>
          <table:table-cell office:value-type="float" office:value="4" table:style-name="ce59">
            <text:p><text:s text:c="3"/>4</text:p>
          </table:table-cell>
          <table:table-cell office:value-type="float" office:value="51" table:style-name="ce59">
            <text:p><text:s text:c="3"/>51</text:p>
          </table:table-cell>
          <table:table-cell office:value-type="float" office:value="9" table:style-name="ce59">
            <text:p><text:s text:c="3"/>9</text:p>
          </table:table-cell>
          <table:table-cell office:value-type="float" office:value="42" table:style-name="ce58">
            <text:p><text:s text:c="3"/>4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46">
            <text:p>女</text:p>
          </table:table-cell>
          <table:table-cell office:value-type="float" office:value="1043" table:style-name="ce56">
            <text:p><text:s text:c="3"/>1,043</text:p>
          </table:table-cell>
          <table:table-cell office:value-type="float" office:value="907" table:style-name="ce56">
            <text:p><text:s text:c="3"/>907</text:p>
          </table:table-cell>
          <table:table-cell office:value-type="float" office:value="82" table:style-name="ce56">
            <text:p><text:s text:c="3"/>82</text:p>
          </table:table-cell>
          <table:table-cell office:value-type="float" office:value="77" table:style-name="ce56">
            <text:p><text:s text:c="3"/>77</text:p>
          </table:table-cell>
          <table:table-cell office:value-type="float" office:value="5" table:style-name="ce56">
            <text:p><text:s text:c="3"/>5</text:p>
          </table:table-cell>
          <table:table-cell office:value-type="float" office:value="54" table:style-name="ce56">
            <text:p><text:s text:c="3"/>54</text:p>
          </table:table-cell>
          <table:table-cell office:value-type="float" office:value="35" table:style-name="ce56">
            <text:p><text:s text:c="3"/>35</text:p>
          </table:table-cell>
          <table:table-cell office:value-type="float" office:value="19" table:style-name="ce55">
            <text:p><text:s text:c="3"/>19</text:p>
          </table:table-cell>
          <table:table-cell table:number-columns-repeated="16374"/>
        </table:table-row>
        <table:table-row table:style-name="ro13">
          <table:table-cell table:style-name="ce105"/>
          <table:table-cell office:value-type="string" table:style-name="ce65">
            <text:p>計</text:p>
          </table:table-cell>
          <table:table-cell office:value-type="float" office:value="1892" table:style-name="ce72">
            <text:p><text:s text:c="3"/>1,892</text:p>
          </table:table-cell>
          <table:table-cell office:value-type="float" office:value="1705" table:style-name="ce72">
            <text:p><text:s text:c="3"/>1,705</text:p>
          </table:table-cell>
          <table:table-cell office:value-type="float" office:value="79" table:style-name="ce72">
            <text:p><text:s text:c="3"/>79</text:p>
          </table:table-cell>
          <table:table-cell office:value-type="float" office:value="71" table:style-name="ce72">
            <text:p><text:s text:c="3"/>71</text:p>
          </table:table-cell>
          <table:table-cell office:value-type="float" office:value="8" table:style-name="ce72">
            <text:p><text:s text:c="3"/>8</text:p>
          </table:table-cell>
          <table:table-cell office:value-type="float" office:value="108" table:style-name="ce72">
            <text:p><text:s text:c="3"/>108</text:p>
          </table:table-cell>
          <table:table-cell office:value-type="float" office:value="89" table:style-name="ce72">
            <text:p><text:s text:c="3"/>89</text:p>
          </table:table-cell>
          <table:table-cell office:value-type="float" office:value="19" table:style-name="ce58">
            <text:p><text:s text:c="3"/>19</text:p>
          </table:table-cell>
          <table:table-cell table:number-columns-repeated="16374"/>
        </table:table-row>
        <table:table-row table:style-name="ro13">
          <table:table-cell office:value-type="string" table:style-name="ce107">
            <text:p>桃園市</text:p>
          </table:table-cell>
          <table:table-cell office:value-type="string" table:style-name="ce95">
            <text:p>男</text:p>
          </table:table-cell>
          <table:table-cell office:value-type="float" office:value="946" table:style-name="ce72">
            <text:p><text:s text:c="3"/>946</text:p>
          </table:table-cell>
          <table:table-cell office:value-type="float" office:value="913" table:style-name="ce78">
            <text:p><text:s text:c="3"/>913</text:p>
          </table:table-cell>
          <table:table-cell office:value-type="float" office:value="12" table:style-name="ce59">
            <text:p><text:s text:c="3"/>12</text:p>
          </table:table-cell>
          <table:table-cell office:value-type="float" office:value="10" table:style-name="ce59">
            <text:p><text:s text:c="3"/>10</text:p>
          </table:table-cell>
          <table:table-cell office:value-type="float" office:value="2" table:style-name="ce59">
            <text:p><text:s text:c="3"/>2</text:p>
          </table:table-cell>
          <table:table-cell office:value-type="float" office:value="21" table:style-name="ce59">
            <text:p><text:s text:c="3"/>21</text:p>
          </table:table-cell>
          <table:table-cell office:value-type="float" office:value="12" table:style-name="ce59">
            <text:p><text:s text:c="3"/>12</text:p>
          </table:table-cell>
          <table:table-cell office:value-type="float" office:value="9" table:style-name="ce58">
            <text:p><text:s text:c="3"/>9</text:p>
          </table:table-cell>
          <table:table-cell table:number-columns-repeated="16374"/>
        </table:table-row>
        <table:table-row table:style-name="ro13">
          <table:table-cell table:style-name="ce101"/>
          <table:table-cell office:value-type="string" table:style-name="ce46">
            <text:p>女</text:p>
          </table:table-cell>
          <table:table-cell office:value-type="float" office:value="946" table:style-name="ce56">
            <text:p><text:s text:c="3"/>946</text:p>
          </table:table-cell>
          <table:table-cell office:value-type="float" office:value="792" table:style-name="ce56">
            <text:p><text:s text:c="3"/>792</text:p>
          </table:table-cell>
          <table:table-cell office:value-type="float" office:value="67" table:style-name="ce56">
            <text:p><text:s text:c="3"/>67</text:p>
          </table:table-cell>
          <table:table-cell office:value-type="float" office:value="61" table:style-name="ce56">
            <text:p><text:s text:c="3"/>61</text:p>
          </table:table-cell>
          <table:table-cell office:value-type="float" office:value="6" table:style-name="ce56">
            <text:p><text:s text:c="3"/>6</text:p>
          </table:table-cell>
          <table:table-cell office:value-type="float" office:value="87" table:style-name="ce56">
            <text:p><text:s text:c="3"/>87</text:p>
          </table:table-cell>
          <table:table-cell office:value-type="float" office:value="77" table:style-name="ce56">
            <text:p><text:s text:c="3"/>77</text:p>
          </table:table-cell>
          <table:table-cell office:value-type="float" office:value="10" table:style-name="ce55">
            <text:p><text:s text:c="3"/>10</text:p>
          </table:table-cell>
          <table:table-cell table:number-columns-repeated="16374"/>
        </table:table-row>
        <table:table-row table:style-name="ro13">
          <table:table-cell table:style-name="ce105"/>
          <table:table-cell office:value-type="string" table:style-name="ce65">
            <text:p>計</text:p>
          </table:table-cell>
          <table:table-cell office:value-type="float" office:value="2002" table:style-name="ce72">
            <text:p><text:s text:c="3"/>2,002</text:p>
          </table:table-cell>
          <table:table-cell office:value-type="float" office:value="1808" table:style-name="ce72">
            <text:p><text:s text:c="3"/>1,808</text:p>
          </table:table-cell>
          <table:table-cell office:value-type="float" office:value="87" table:style-name="ce72">
            <text:p><text:s text:c="3"/>87</text:p>
          </table:table-cell>
          <table:table-cell office:value-type="float" office:value="73" table:style-name="ce72">
            <text:p><text:s text:c="3"/>73</text:p>
          </table:table-cell>
          <table:table-cell office:value-type="float" office:value="14" table:style-name="ce72">
            <text:p><text:s text:c="3"/>14</text:p>
          </table:table-cell>
          <table:table-cell office:value-type="float" office:value="107" table:style-name="ce72">
            <text:p><text:s text:c="3"/>107</text:p>
          </table:table-cell>
          <table:table-cell office:value-type="float" office:value="70" table:style-name="ce72">
            <text:p><text:s text:c="3"/>70</text:p>
          </table:table-cell>
          <table:table-cell office:value-type="float" office:value="37" table:style-name="ce58">
            <text:p><text:s text:c="3"/>37</text:p>
          </table:table-cell>
          <table:table-cell table:number-columns-repeated="16374"/>
        </table:table-row>
        <table:table-row table:style-name="ro13">
          <table:table-cell office:value-type="string" table:style-name="ce107">
            <text:p>臺中市</text:p>
          </table:table-cell>
          <table:table-cell office:value-type="string" table:style-name="ce95">
            <text:p>男</text:p>
          </table:table-cell>
          <table:table-cell office:value-type="float" office:value="1001" table:style-name="ce72">
            <text:p><text:s text:c="3"/>1,001</text:p>
          </table:table-cell>
          <table:table-cell office:value-type="float" office:value="941" table:style-name="ce78">
            <text:p><text:s text:c="3"/>941</text:p>
          </table:table-cell>
          <table:table-cell office:value-type="float" office:value="14" table:style-name="ce59">
            <text:p><text:s text:c="3"/>14</text:p>
          </table:table-cell>
          <table:table-cell office:value-type="float" office:value="10" table:style-name="ce59">
            <text:p><text:s text:c="3"/>10</text:p>
          </table:table-cell>
          <table:table-cell office:value-type="float" office:value="4" table:style-name="ce59">
            <text:p><text:s text:c="3"/>4</text:p>
          </table:table-cell>
          <table:table-cell office:value-type="float" office:value="46" table:style-name="ce59">
            <text:p><text:s text:c="3"/>46</text:p>
          </table:table-cell>
          <table:table-cell office:value-type="float" office:value="11" table:style-name="ce59">
            <text:p><text:s text:c="3"/>11</text:p>
          </table:table-cell>
          <table:table-cell office:value-type="float" office:value="35" table:style-name="ce58">
            <text:p><text:s text:c="3"/>35</text:p>
          </table:table-cell>
          <table:table-cell table:number-columns-repeated="16374"/>
        </table:table-row>
        <table:table-row table:style-name="ro13">
          <table:table-cell table:style-name="ce101"/>
          <table:table-cell office:value-type="string" table:style-name="ce46">
            <text:p>女</text:p>
          </table:table-cell>
          <table:table-cell office:value-type="float" office:value="1001" table:style-name="ce56">
            <text:p><text:s text:c="3"/>1,001</text:p>
          </table:table-cell>
          <table:table-cell office:value-type="float" office:value="867" table:style-name="ce56">
            <text:p><text:s text:c="3"/>867</text:p>
          </table:table-cell>
          <table:table-cell office:value-type="float" office:value="73" table:style-name="ce56">
            <text:p><text:s text:c="3"/>73</text:p>
          </table:table-cell>
          <table:table-cell office:value-type="float" office:value="63" table:style-name="ce56">
            <text:p><text:s text:c="3"/>63</text:p>
          </table:table-cell>
          <table:table-cell office:value-type="float" office:value="10" table:style-name="ce56">
            <text:p><text:s text:c="3"/>10</text:p>
          </table:table-cell>
          <table:table-cell office:value-type="float" office:value="61" table:style-name="ce56">
            <text:p><text:s text:c="3"/>61</text:p>
          </table:table-cell>
          <table:table-cell office:value-type="float" office:value="59" table:style-name="ce56">
            <text:p><text:s text:c="3"/>59</text:p>
          </table:table-cell>
          <table:table-cell office:value-type="float" office:value="2" table:style-name="ce55">
            <text:p><text:s text:c="3"/>2</text:p>
          </table:table-cell>
          <table:table-cell table:number-columns-repeated="16374"/>
        </table:table-row>
        <table:table-row table:style-name="ro13">
          <table:table-cell table:style-name="ce106"/>
          <table:table-cell office:value-type="string" table:style-name="ce65">
            <text:p>計</text:p>
          </table:table-cell>
          <table:table-cell office:value-type="float" office:value="1168" table:style-name="ce72">
            <text:p><text:s text:c="3"/>1,168</text:p>
          </table:table-cell>
          <table:table-cell office:value-type="float" office:value="1080" table:style-name="ce72">
            <text:p><text:s text:c="3"/>1,080</text:p>
          </table:table-cell>
          <table:table-cell office:value-type="float" office:value="36" table:style-name="ce72">
            <text:p><text:s text:c="3"/>36</text:p>
          </table:table-cell>
          <table:table-cell office:value-type="float" office:value="30" table:style-name="ce72">
            <text:p><text:s text:c="3"/>30</text:p>
          </table:table-cell>
          <table:table-cell office:value-type="float" office:value="6" table:style-name="ce72">
            <text:p><text:s text:c="3"/>6</text:p>
          </table:table-cell>
          <table:table-cell office:value-type="float" office:value="52" table:style-name="ce72">
            <text:p><text:s text:c="3"/>52</text:p>
          </table:table-cell>
          <table:table-cell office:value-type="float" office:value="41" table:style-name="ce72">
            <text:p><text:s text:c="3"/>41</text:p>
          </table:table-cell>
          <table:table-cell office:value-type="float" office:value="11" table:style-name="ce58">
            <text:p><text:s text:c="3"/>11</text:p>
          </table:table-cell>
          <table:table-cell table:number-columns-repeated="16374"/>
        </table:table-row>
        <table:table-row table:style-name="ro13">
          <table:table-cell office:value-type="string" table:style-name="ce107">
            <text:p>臺南市</text:p>
          </table:table-cell>
          <table:table-cell office:value-type="string" table:style-name="ce95">
            <text:p>男</text:p>
          </table:table-cell>
          <table:table-cell office:value-type="float" office:value="584" table:style-name="ce72">
            <text:p><text:s text:c="3"/>584</text:p>
          </table:table-cell>
          <table:table-cell office:value-type="float" office:value="567" table:style-name="ce78">
            <text:p><text:s text:c="3"/>567</text:p>
          </table:table-cell>
          <table:table-cell office:value-type="float" office:value="8" table:style-name="ce59">
            <text:p><text:s text:c="3"/>8</text:p>
          </table:table-cell>
          <table:table-cell office:value-type="float" office:value="5" table:style-name="ce59">
            <text:p><text:s text:c="3"/>5</text:p>
          </table:table-cell>
          <table:table-cell office:value-type="float" office:value="3" table:style-name="ce59">
            <text:p><text:s text:c="3"/>3</text:p>
          </table:table-cell>
          <table:table-cell office:value-type="float" office:value="9" table:style-name="ce59">
            <text:p><text:s text:c="3"/>9</text:p>
          </table:table-cell>
          <table:table-cell office:value-type="float" office:value="1" table:style-name="ce59">
            <text:p><text:s text:c="3"/>1</text:p>
          </table:table-cell>
          <table:table-cell office:value-type="float" office:value="8" table:style-name="ce58">
            <text:p><text:s text:c="3"/>8</text:p>
          </table:table-cell>
          <table:table-cell table:number-columns-repeated="16374"/>
        </table:table-row>
        <table:table-row table:style-name="ro13">
          <table:table-cell table:style-name="ce101"/>
          <table:table-cell office:value-type="string" table:style-name="ce46">
            <text:p>女</text:p>
          </table:table-cell>
          <table:table-cell office:value-type="float" office:value="584" table:style-name="ce56">
            <text:p><text:s text:c="3"/>584</text:p>
          </table:table-cell>
          <table:table-cell office:value-type="float" office:value="513" table:style-name="ce56">
            <text:p><text:s text:c="3"/>513</text:p>
          </table:table-cell>
          <table:table-cell office:value-type="float" office:value="28" table:style-name="ce56">
            <text:p><text:s text:c="3"/>28</text:p>
          </table:table-cell>
          <table:table-cell office:value-type="float" office:value="25" table:style-name="ce56">
            <text:p><text:s text:c="3"/>25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43" table:style-name="ce56">
            <text:p><text:s text:c="3"/>43</text:p>
          </table:table-cell>
          <table:table-cell office:value-type="float" office:value="40" table:style-name="ce56">
            <text:p><text:s text:c="3"/>40</text:p>
          </table:table-cell>
          <table:table-cell office:value-type="float" office:value="3" table:style-name="ce55">
            <text:p><text:s text:c="3"/>3</text:p>
          </table:table-cell>
          <table:table-cell table:number-columns-repeated="16374"/>
        </table:table-row>
        <table:table-row table:style-name="ro13">
          <table:table-cell table:style-name="ce106"/>
          <table:table-cell office:value-type="string" table:style-name="ce65">
            <text:p>計</text:p>
          </table:table-cell>
          <table:table-cell office:value-type="float" office:value="1968" table:style-name="ce72">
            <text:p><text:s text:c="3"/>1,968</text:p>
          </table:table-cell>
          <table:table-cell office:value-type="float" office:value="1819" table:style-name="ce72">
            <text:p><text:s text:c="3"/>1,819</text:p>
          </table:table-cell>
          <table:table-cell office:value-type="float" office:value="57" table:style-name="ce72">
            <text:p><text:s text:c="3"/>57</text:p>
          </table:table-cell>
          <table:table-cell office:value-type="float" office:value="46" table:style-name="ce72">
            <text:p><text:s text:c="3"/>46</text:p>
          </table:table-cell>
          <table:table-cell office:value-type="float" office:value="11" table:style-name="ce72">
            <text:p><text:s text:c="3"/>11</text:p>
          </table:table-cell>
          <table:table-cell office:value-type="float" office:value="92" table:style-name="ce72">
            <text:p><text:s text:c="3"/>92</text:p>
          </table:table-cell>
          <table:table-cell office:value-type="float" office:value="58" table:style-name="ce72">
            <text:p><text:s text:c="3"/>58</text:p>
          </table:table-cell>
          <table:table-cell office:value-type="float" office:value="34" table:style-name="ce58">
            <text:p><text:s text:c="3"/>34</text:p>
          </table:table-cell>
          <table:table-cell table:number-columns-repeated="16374"/>
        </table:table-row>
        <table:table-row table:style-name="ro13">
          <table:table-cell office:value-type="string" table:style-name="ce104">
            <text:p>高雄市</text:p>
          </table:table-cell>
          <table:table-cell office:value-type="string" table:style-name="ce95">
            <text:p>男</text:p>
          </table:table-cell>
          <table:table-cell office:value-type="float" office:value="984" table:style-name="ce72">
            <text:p><text:s text:c="3"/>984</text:p>
          </table:table-cell>
          <table:table-cell office:value-type="float" office:value="941" table:style-name="ce78">
            <text:p><text:s text:c="3"/>941</text:p>
          </table:table-cell>
          <table:table-cell office:value-type="float" office:value="8" table:style-name="ce59">
            <text:p><text:s text:c="3"/>8</text:p>
          </table:table-cell>
          <table:table-cell office:value-type="float" office:value="4" table:style-name="ce59">
            <text:p><text:s text:c="3"/>4</text:p>
          </table:table-cell>
          <table:table-cell office:value-type="float" office:value="4" table:style-name="ce59">
            <text:p><text:s text:c="3"/>4</text:p>
          </table:table-cell>
          <table:table-cell office:value-type="float" office:value="35" table:style-name="ce59">
            <text:p><text:s text:c="3"/>35</text:p>
          </table:table-cell>
          <table:table-cell office:value-type="float" office:value="7" table:style-name="ce59">
            <text:p><text:s text:c="3"/>7</text:p>
          </table:table-cell>
          <table:table-cell office:value-type="float" office:value="28" table:style-name="ce58">
            <text:p><text:s text:c="3"/>28</text:p>
          </table:table-cell>
          <table:table-cell table:number-columns-repeated="16374"/>
        </table:table-row>
        <table:table-row table:style-name="ro13">
          <table:table-cell table:style-name="ce106"/>
          <table:table-cell office:value-type="string" table:style-name="ce46">
            <text:p>女</text:p>
          </table:table-cell>
          <table:table-cell office:value-type="float" office:value="984" table:style-name="ce56">
            <text:p><text:s text:c="3"/>984</text:p>
          </table:table-cell>
          <table:table-cell office:value-type="float" office:value="878" table:style-name="ce56">
            <text:p><text:s text:c="3"/>878</text:p>
          </table:table-cell>
          <table:table-cell office:value-type="float" office:value="49" table:style-name="ce56">
            <text:p><text:s text:c="3"/>49</text:p>
          </table:table-cell>
          <table:table-cell office:value-type="float" office:value="42" table:style-name="ce56">
            <text:p><text:s text:c="3"/>42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57" table:style-name="ce56">
            <text:p><text:s text:c="3"/>57</text:p>
          </table:table-cell>
          <table:table-cell office:value-type="float" office:value="51" table:style-name="ce56">
            <text:p><text:s text:c="3"/>51</text:p>
          </table:table-cell>
          <table:table-cell office:value-type="float" office:value="6" table:style-name="ce55">
            <text:p><text:s text:c="3"/>6</text:p>
          </table:table-cell>
          <table:table-cell table:number-columns-repeated="16374"/>
        </table:table-row>
        <table:table-row table:style-name="ro13">
          <table:table-cell table:style-name="ce105"/>
          <table:table-cell office:value-type="string" table:style-name="ce35">
            <text:p>計</text:p>
          </table:table-cell>
          <table:table-cell office:value-type="float" office:value="4792" table:style-name="ce72">
            <text:p><text:s text:c="3"/>4,792</text:p>
          </table:table-cell>
          <table:table-cell office:value-type="float" office:value="4357" table:style-name="ce72">
            <text:p><text:s text:c="3"/>4,357</text:p>
          </table:table-cell>
          <table:table-cell office:value-type="float" office:value="154" table:style-name="ce72">
            <text:p><text:s text:c="3"/>154</text:p>
          </table:table-cell>
          <table:table-cell office:value-type="float" office:value="133" table:style-name="ce72">
            <text:p><text:s text:c="3"/>133</text:p>
          </table:table-cell>
          <table:table-cell office:value-type="float" office:value="21" table:style-name="ce72">
            <text:p><text:s text:c="3"/>21</text:p>
          </table:table-cell>
          <table:table-cell office:value-type="float" office:value="281" table:style-name="ce72">
            <text:p><text:s text:c="3"/>281</text:p>
          </table:table-cell>
          <table:table-cell office:value-type="float" office:value="229" table:style-name="ce72">
            <text:p><text:s text:c="3"/>229</text:p>
          </table:table-cell>
          <table:table-cell office:value-type="float" office:value="52" table:style-name="ce61">
            <text:p><text:s text:c="3"/>52</text:p>
          </table:table-cell>
          <table:table-cell table:number-columns-repeated="16374"/>
        </table:table-row>
        <table:table-row table:style-name="ro13">
          <table:table-cell office:value-type="string" table:style-name="ce104">
            <text:p>臺灣省</text:p>
          </table:table-cell>
          <table:table-cell office:value-type="string" table:style-name="ce30">
            <text:p>男</text:p>
          </table:table-cell>
          <table:table-cell office:value-type="float" office:value="2396" table:style-name="ce72">
            <text:p><text:s text:c="3"/>2,396</text:p>
          </table:table-cell>
          <table:table-cell office:value-type="float" office:value="2312" table:style-name="ce103">
            <text:p><text:s text:c="3"/>2,312</text:p>
          </table:table-cell>
          <table:table-cell office:value-type="float" office:value="21" table:style-name="ce103">
            <text:p><text:s text:c="3"/>21</text:p>
          </table:table-cell>
          <table:table-cell office:value-type="float" office:value="13" table:style-name="ce103">
            <text:p><text:s text:c="3"/>13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63" table:style-name="ce103">
            <text:p><text:s text:c="3"/>63</text:p>
          </table:table-cell>
          <table:table-cell office:value-type="float" office:value="21" table:style-name="ce103">
            <text:p><text:s text:c="3"/>21</text:p>
          </table:table-cell>
          <table:table-cell office:value-type="float" office:value="42" table:style-name="ce102">
            <text:p><text:s text:c="3"/>42</text:p>
          </table:table-cell>
          <table:table-cell table:number-columns-repeated="16374"/>
        </table:table-row>
        <table:table-row table:style-name="ro13">
          <table:table-cell table:style-name="ce101"/>
          <table:table-cell office:value-type="string" table:style-name="ce90">
            <text:p>女</text:p>
          </table:table-cell>
          <table:table-cell office:value-type="float" office:value="2396" table:style-name="ce56">
            <text:p><text:s text:c="3"/>2,396</text:p>
          </table:table-cell>
          <table:table-cell office:value-type="float" office:value="2045" table:style-name="ce100">
            <text:p><text:s text:c="3"/>2,045</text:p>
          </table:table-cell>
          <table:table-cell office:value-type="float" office:value="133" table:style-name="ce100">
            <text:p><text:s text:c="3"/>133</text:p>
          </table:table-cell>
          <table:table-cell office:value-type="float" office:value="120" table:style-name="ce100">
            <text:p><text:s text:c="3"/>120</text:p>
          </table:table-cell>
          <table:table-cell office:value-type="float" office:value="13" table:style-name="ce100">
            <text:p><text:s text:c="3"/>13</text:p>
          </table:table-cell>
          <table:table-cell office:value-type="float" office:value="218" table:style-name="ce100">
            <text:p><text:s text:c="3"/>218</text:p>
          </table:table-cell>
          <table:table-cell office:value-type="float" office:value="208" table:style-name="ce100">
            <text:p><text:s text:c="3"/>208</text:p>
          </table:table-cell>
          <table:table-cell office:value-type="float" office:value="10" table:style-name="ce99">
            <text:p><text:s text:c="3"/>10</text:p>
          </table:table-cell>
          <table:table-cell table:number-columns-repeated="16374"/>
        </table:table-row>
        <table:table-row table:style-name="ro13">
          <table:table-cell table:style-name="ce98"/>
          <table:table-cell office:value-type="string" table:style-name="ce22">
            <text:p>計</text:p>
          </table:table-cell>
          <table:table-cell office:value-type="float" office:value="300" table:style-name="ce93">
            <text:p><text:s text:c="3"/>300</text:p>
          </table:table-cell>
          <table:table-cell office:value-type="float" office:value="273" table:style-name="ce93">
            <text:p><text:s text:c="3"/>273</text:p>
          </table:table-cell>
          <table:table-cell office:value-type="float" office:value="11" table:style-name="ce93">
            <text:p><text:s text:c="3"/>11</text:p>
          </table:table-cell>
          <table:table-cell office:value-type="float" office:value="9" table:style-name="ce93">
            <text:p><text:s text:c="3"/>9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16" table:style-name="ce93">
            <text:p><text:s text:c="3"/>16</text:p>
          </table:table-cell>
          <table:table-cell office:value-type="float" office:value="10" table:style-name="ce93">
            <text:p><text:s text:c="3"/>10</text:p>
          </table:table-cell>
          <table:table-cell office:value-type="float" office:value="6" table:style-name="ce163">
            <text:p><text:s text:c="3"/>6</text:p>
          </table:table-cell>
          <table:table-cell table:number-columns-repeated="16374"/>
        </table:table-row>
        <table:table-row table:style-name="ro13">
          <table:table-cell office:value-type="string" table:style-name="ce97">
            <text:p>宜蘭縣</text:p>
          </table:table-cell>
          <table:table-cell office:value-type="string" table:style-name="ce30">
            <text:p>男</text:p>
          </table:table-cell>
          <table:table-cell office:value-type="float" office:value="150" table:style-name="ce93">
            <text:p><text:s text:c="3"/>150</text:p>
          </table:table-cell>
          <table:table-cell office:value-type="float" office:value="144" table:style-name="ce92">
            <text:p><text:s text:c="3"/>144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8">
            <text:p>—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5" table:style-name="ce28">
            <text:p><text:s text:c="3"/>5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4" table:style-name="ce163">
            <text:p><text:s text:c="3"/>4</text:p>
          </table:table-cell>
          <table:table-cell table:number-columns-repeated="16374"/>
        </table:table-row>
        <table:table-row table:style-name="ro13">
          <table:table-cell table:style-name="ce96"/>
          <table:table-cell office:value-type="string" table:style-name="ce90">
            <text:p>女</text:p>
          </table:table-cell>
          <table:table-cell office:value-type="float" office:value="150" table:style-name="ce89">
            <text:p><text:s text:c="3"/>150</text:p>
          </table:table-cell>
          <table:table-cell office:value-type="float" office:value="129" table:style-name="ce89">
            <text:p><text:s text:c="3"/>129</text:p>
          </table:table-cell>
          <table:table-cell office:value-type="float" office:value="10" table:style-name="ce89">
            <text:p><text:s text:c="3"/>10</text:p>
          </table:table-cell>
          <table:table-cell office:value-type="float" office:value="9" table:style-name="ce89">
            <text:p><text:s text:c="3"/>9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1" table:style-name="ce89">
            <text:p><text:s text:c="3"/>11</text:p>
          </table:table-cell>
          <table:table-cell office:value-type="float" office:value="9" table:style-name="ce89">
            <text:p><text:s text:c="3"/>9</text:p>
          </table:table-cell>
          <table:table-cell office:value-type="float" office:value="2" table:style-name="ce164">
            <text:p><text:s text:c="3"/>2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0">
            <text:p>新竹縣</text:p>
          </table:table-cell>
          <table:table-cell office:value-type="string" table:style-name="ce22">
            <text:p>計</text:p>
          </table:table-cell>
          <table:table-cell office:value-type="float" office:value="432" table:style-name="ce93">
            <text:p><text:s text:c="3"/>432</text:p>
          </table:table-cell>
          <table:table-cell office:value-type="float" office:value="391" table:style-name="ce93">
            <text:p><text:s text:c="3"/>391</text:p>
          </table:table-cell>
          <table:table-cell office:value-type="float" office:value="13" table:style-name="ce93">
            <text:p><text:s text:c="3"/>13</text:p>
          </table:table-cell>
          <table:table-cell office:value-type="float" office:value="11" table:style-name="ce93">
            <text:p><text:s text:c="3"/>11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28" table:style-name="ce93">
            <text:p><text:s text:c="3"/>28</text:p>
          </table:table-cell>
          <table:table-cell office:value-type="float" office:value="25" table:style-name="ce93">
            <text:p><text:s text:c="3"/>25</text:p>
          </table:table-cell>
          <table:table-cell office:value-type="float" office:value="3" table:style-name="ce163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0">
            <text:p>男</text:p>
          </table:table-cell>
          <table:table-cell office:value-type="float" office:value="216" table:style-name="ce93">
            <text:p><text:s text:c="3"/>216</text:p>
          </table:table-cell>
          <table:table-cell office:value-type="float" office:value="208" table:style-name="ce92">
            <text:p><text:s text:c="3"/>208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5" table:style-name="ce28">
            <text:p><text:s text:c="3"/>5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3" table:style-name="ce163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90">
            <text:p>女</text:p>
          </table:table-cell>
          <table:table-cell office:value-type="float" office:value="216" table:style-name="ce89">
            <text:p><text:s text:c="3"/>216</text:p>
          </table:table-cell>
          <table:table-cell office:value-type="float" office:value="183" table:style-name="ce89">
            <text:p><text:s text:c="3"/>183</text:p>
          </table:table-cell>
          <table:table-cell office:value-type="float" office:value="10" table:style-name="ce89">
            <text:p><text:s text:c="3"/>10</text:p>
          </table:table-cell>
          <table:table-cell office:value-type="float" office:value="9" table:style-name="ce89">
            <text:p><text:s text:c="3"/>9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23" table:style-name="ce89">
            <text:p><text:s text:c="3"/>23</text:p>
          </table:table-cell>
          <table:table-cell office:value-type="float" office:value="23" table:style-name="ce89">
            <text:p><text:s text:c="3"/>23</text:p>
          </table:table-cell>
          <table:table-cell office:value-type="float" office:value="0" table:style-name="ce164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0">
            <text:p>苗栗縣</text:p>
          </table:table-cell>
          <table:table-cell office:value-type="string" table:style-name="ce22">
            <text:p>計</text:p>
          </table:table-cell>
          <table:table-cell office:value-type="float" office:value="354" table:style-name="ce93">
            <text:p><text:s text:c="3"/>354</text:p>
          </table:table-cell>
          <table:table-cell office:value-type="float" office:value="315" table:style-name="ce93">
            <text:p><text:s text:c="3"/>315</text:p>
          </table:table-cell>
          <table:table-cell office:value-type="float" office:value="11" table:style-name="ce93">
            <text:p><text:s text:c="3"/>11</text:p>
          </table:table-cell>
          <table:table-cell office:value-type="float" office:value="10" table:style-name="ce93">
            <text:p><text:s text:c="3"/>10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28" table:style-name="ce93">
            <text:p><text:s text:c="3"/>28</text:p>
          </table:table-cell>
          <table:table-cell office:value-type="float" office:value="21" table:style-name="ce93">
            <text:p><text:s text:c="3"/>21</text:p>
          </table:table-cell>
          <table:table-cell office:value-type="float" office:value="7" table:style-name="ce163">
            <text:p><text:s text:c="3"/>7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0">
            <text:p>男</text:p>
          </table:table-cell>
          <table:table-cell office:value-type="float" office:value="177" table:style-name="ce93">
            <text:p><text:s text:c="3"/>177</text:p>
          </table:table-cell>
          <table:table-cell office:value-type="float" office:value="170" table:style-name="ce92">
            <text:p><text:s text:c="3"/>170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8">
            <text:p>—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6" table:style-name="ce28">
            <text:p><text:s text:c="3"/>6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4" table:style-name="ce163">
            <text:p><text:s text:c="3"/>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90">
            <text:p>女</text:p>
          </table:table-cell>
          <table:table-cell office:value-type="float" office:value="177" table:style-name="ce89">
            <text:p><text:s text:c="3"/>177</text:p>
          </table:table-cell>
          <table:table-cell office:value-type="float" office:value="145" table:style-name="ce89">
            <text:p><text:s text:c="3"/>145</text:p>
          </table:table-cell>
          <table:table-cell office:value-type="float" office:value="10" table:style-name="ce89">
            <text:p><text:s text:c="3"/>10</text:p>
          </table:table-cell>
          <table:table-cell office:value-type="float" office:value="10" table:style-name="ce89">
            <text:p><text:s text:c="3"/>10</text:p>
          </table:table-cell>
          <table:table-cell office:value-type="float" office:value="0" table:style-name="ce89">
            <text:p>—</text:p>
          </table:table-cell>
          <table:table-cell office:value-type="float" office:value="22" table:style-name="ce89">
            <text:p><text:s text:c="3"/>22</text:p>
          </table:table-cell>
          <table:table-cell office:value-type="float" office:value="19" table:style-name="ce89">
            <text:p><text:s text:c="3"/>19</text:p>
          </table:table-cell>
          <table:table-cell office:value-type="float" office:value="3" table:style-name="ce164">
            <text:p><text:s text:c="3"/>3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0">
            <text:p>彰化縣</text:p>
          </table:table-cell>
          <table:table-cell office:value-type="string" table:style-name="ce22">
            <text:p>計</text:p>
          </table:table-cell>
          <table:table-cell office:value-type="float" office:value="796" table:style-name="ce93">
            <text:p><text:s text:c="3"/>796</text:p>
          </table:table-cell>
          <table:table-cell office:value-type="float" office:value="705" table:style-name="ce93">
            <text:p><text:s text:c="3"/>705</text:p>
          </table:table-cell>
          <table:table-cell office:value-type="float" office:value="25" table:style-name="ce93">
            <text:p><text:s text:c="3"/>25</text:p>
          </table:table-cell>
          <table:table-cell office:value-type="float" office:value="21" table:style-name="ce93">
            <text:p><text:s text:c="3"/>21</text:p>
          </table:table-cell>
          <table:table-cell office:value-type="float" office:value="4" table:style-name="ce93">
            <text:p><text:s text:c="3"/>4</text:p>
          </table:table-cell>
          <table:table-cell office:value-type="float" office:value="66" table:style-name="ce93">
            <text:p><text:s text:c="3"/>66</text:p>
          </table:table-cell>
          <table:table-cell office:value-type="float" office:value="57" table:style-name="ce93">
            <text:p><text:s text:c="3"/>57</text:p>
          </table:table-cell>
          <table:table-cell office:value-type="float" office:value="9" table:style-name="ce163">
            <text:p><text:s text:c="3"/>9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0">
            <text:p>男</text:p>
          </table:table-cell>
          <table:table-cell office:value-type="float" office:value="398" table:style-name="ce93">
            <text:p><text:s text:c="3"/>398</text:p>
          </table:table-cell>
          <table:table-cell office:value-type="float" office:value="376" table:style-name="ce92">
            <text:p><text:s text:c="3"/>376</text:p>
          </table:table-cell>
          <table:table-cell office:value-type="float" office:value="6" table:style-name="ce28">
            <text:p><text:s text:c="3"/>6</text:p>
          </table:table-cell>
          <table:table-cell office:value-type="float" office:value="4" table:style-name="ce28">
            <text:p><text:s text:c="3"/>4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16" table:style-name="ce28">
            <text:p><text:s text:c="3"/>16</text:p>
          </table:table-cell>
          <table:table-cell office:value-type="float" office:value="7" table:style-name="ce28">
            <text:p><text:s text:c="3"/>7</text:p>
          </table:table-cell>
          <table:table-cell office:value-type="float" office:value="9" table:style-name="ce163">
            <text:p><text:s text:c="3"/>9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90">
            <text:p>女</text:p>
          </table:table-cell>
          <table:table-cell office:value-type="float" office:value="398" table:style-name="ce89">
            <text:p><text:s text:c="3"/>398</text:p>
          </table:table-cell>
          <table:table-cell office:value-type="float" office:value="329" table:style-name="ce89">
            <text:p><text:s text:c="3"/>329</text:p>
          </table:table-cell>
          <table:table-cell office:value-type="float" office:value="19" table:style-name="ce89">
            <text:p><text:s text:c="3"/>19</text:p>
          </table:table-cell>
          <table:table-cell office:value-type="float" office:value="17" table:style-name="ce89">
            <text:p><text:s text:c="3"/>17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50" table:style-name="ce89">
            <text:p><text:s text:c="3"/>50</text:p>
          </table:table-cell>
          <table:table-cell office:value-type="float" office:value="50" table:style-name="ce89">
            <text:p><text:s text:c="3"/>50</text:p>
          </table:table-cell>
          <table:table-cell office:value-type="float" office:value="0" table:style-name="ce164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0">
            <text:p>南投縣</text:p>
          </table:table-cell>
          <table:table-cell office:value-type="string" table:style-name="ce22">
            <text:p>計</text:p>
          </table:table-cell>
          <table:table-cell office:value-type="float" office:value="322" table:style-name="ce93">
            <text:p><text:s text:c="3"/>322</text:p>
          </table:table-cell>
          <table:table-cell office:value-type="float" office:value="294" table:style-name="ce93">
            <text:p><text:s text:c="3"/>294</text:p>
          </table:table-cell>
          <table:table-cell office:value-type="float" office:value="9" table:style-name="ce93">
            <text:p><text:s text:c="3"/>9</text:p>
          </table:table-cell>
          <table:table-cell office:value-type="float" office:value="7" table:style-name="ce93">
            <text:p><text:s text:c="3"/>7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19" table:style-name="ce93">
            <text:p><text:s text:c="3"/>19</text:p>
          </table:table-cell>
          <table:table-cell office:value-type="float" office:value="15" table:style-name="ce93">
            <text:p><text:s text:c="3"/>15</text:p>
          </table:table-cell>
          <table:table-cell office:value-type="float" office:value="4" table:style-name="ce163">
            <text:p><text:s text:c="3"/>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0">
            <text:p>男</text:p>
          </table:table-cell>
          <table:table-cell office:value-type="float" office:value="161" table:style-name="ce93">
            <text:p><text:s text:c="3"/>161</text:p>
          </table:table-cell>
          <table:table-cell office:value-type="float" office:value="154" table:style-name="ce92">
            <text:p><text:s text:c="3"/>154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8">
            <text:p>—</text:p>
          </table:table-cell>
          <table:table-cell office:value-type="float" office:value="6" table:style-name="ce28">
            <text:p><text:s text:c="3"/>6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4" table:style-name="ce163">
            <text:p><text:s text:c="3"/>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90">
            <text:p>女</text:p>
          </table:table-cell>
          <table:table-cell office:value-type="float" office:value="161" table:style-name="ce89">
            <text:p><text:s text:c="3"/>161</text:p>
          </table:table-cell>
          <table:table-cell office:value-type="float" office:value="140" table:style-name="ce89">
            <text:p><text:s text:c="3"/>140</text:p>
          </table:table-cell>
          <table:table-cell office:value-type="float" office:value="8" table:style-name="ce89">
            <text:p><text:s text:c="3"/>8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13" table:style-name="ce89">
            <text:p><text:s text:c="3"/>13</text:p>
          </table:table-cell>
          <table:table-cell office:value-type="float" office:value="13" table:style-name="ce89">
            <text:p><text:s text:c="3"/>13</text:p>
          </table:table-cell>
          <table:table-cell office:value-type="float" office:value="0" table:style-name="ce164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0">
            <text:p>雲林縣</text:p>
          </table:table-cell>
          <table:table-cell office:value-type="string" table:style-name="ce22">
            <text:p>計</text:p>
          </table:table-cell>
          <table:table-cell office:value-type="float" office:value="438" table:style-name="ce93">
            <text:p><text:s text:c="3"/>438</text:p>
          </table:table-cell>
          <table:table-cell office:value-type="float" office:value="387" table:style-name="ce93">
            <text:p><text:s text:c="3"/>387</text:p>
          </table:table-cell>
          <table:table-cell office:value-type="float" office:value="13" table:style-name="ce93">
            <text:p><text:s text:c="3"/>13</text:p>
          </table:table-cell>
          <table:table-cell office:value-type="float" office:value="12" table:style-name="ce93">
            <text:p><text:s text:c="3"/>12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38" table:style-name="ce93">
            <text:p><text:s text:c="3"/>38</text:p>
          </table:table-cell>
          <table:table-cell office:value-type="float" office:value="35" table:style-name="ce93">
            <text:p><text:s text:c="3"/>35</text:p>
          </table:table-cell>
          <table:table-cell office:value-type="float" office:value="3" table:style-name="ce163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0">
            <text:p>男</text:p>
          </table:table-cell>
          <table:table-cell office:value-type="float" office:value="219" table:style-name="ce93">
            <text:p><text:s text:c="3"/>219</text:p>
          </table:table-cell>
          <table:table-cell office:value-type="float" office:value="215" table:style-name="ce92">
            <text:p><text:s text:c="3"/>215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8">
            <text:p>—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0" table:style-name="ce28">
            <text:p>—</text:p>
          </table:table-cell>
          <table:table-cell office:value-type="float" office:value="3" table:style-name="ce163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90">
            <text:p>女</text:p>
          </table:table-cell>
          <table:table-cell office:value-type="float" office:value="219" table:style-name="ce89">
            <text:p><text:s text:c="3"/>219</text:p>
          </table:table-cell>
          <table:table-cell office:value-type="float" office:value="172" table:style-name="ce89">
            <text:p><text:s text:c="3"/>172</text:p>
          </table:table-cell>
          <table:table-cell office:value-type="float" office:value="12" table:style-name="ce89">
            <text:p><text:s text:c="3"/>12</text:p>
          </table:table-cell>
          <table:table-cell office:value-type="float" office:value="11" table:style-name="ce89">
            <text:p><text:s text:c="3"/>11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35" table:style-name="ce89">
            <text:p><text:s text:c="3"/>35</text:p>
          </table:table-cell>
          <table:table-cell office:value-type="float" office:value="35" table:style-name="ce89">
            <text:p><text:s text:c="3"/>35</text:p>
          </table:table-cell>
          <table:table-cell office:value-type="float" office:value="0" table:style-name="ce164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0">
            <text:p>嘉義縣</text:p>
          </table:table-cell>
          <table:table-cell office:value-type="string" table:style-name="ce22">
            <text:p>計</text:p>
          </table:table-cell>
          <table:table-cell office:value-type="float" office:value="298" table:style-name="ce93">
            <text:p><text:s text:c="3"/>298</text:p>
          </table:table-cell>
          <table:table-cell office:value-type="float" office:value="265" table:style-name="ce93">
            <text:p><text:s text:c="3"/>265</text:p>
          </table:table-cell>
          <table:table-cell office:value-type="float" office:value="14" table:style-name="ce93">
            <text:p><text:s text:c="3"/>14</text:p>
          </table:table-cell>
          <table:table-cell office:value-type="float" office:value="12" table:style-name="ce93">
            <text:p><text:s text:c="3"/>12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19" table:style-name="ce93">
            <text:p><text:s text:c="3"/>19</text:p>
          </table:table-cell>
          <table:table-cell office:value-type="float" office:value="14" table:style-name="ce93">
            <text:p><text:s text:c="3"/>14</text:p>
          </table:table-cell>
          <table:table-cell office:value-type="float" office:value="5" table:style-name="ce163">
            <text:p><text:s text:c="3"/>5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0">
            <text:p>男</text:p>
          </table:table-cell>
          <table:table-cell office:value-type="float" office:value="149" table:style-name="ce93">
            <text:p><text:s text:c="3"/>149</text:p>
          </table:table-cell>
          <table:table-cell office:value-type="float" office:value="144" table:style-name="ce92">
            <text:p><text:s text:c="3"/>144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8">
            <text:p>—</text:p>
          </table:table-cell>
          <table:table-cell office:value-type="float" office:value="4" table:style-name="ce28">
            <text:p><text:s text:c="3"/>4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3" table:style-name="ce163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90">
            <text:p>女</text:p>
          </table:table-cell>
          <table:table-cell office:value-type="float" office:value="149" table:style-name="ce89">
            <text:p><text:s text:c="3"/>149</text:p>
          </table:table-cell>
          <table:table-cell office:value-type="float" office:value="121" table:style-name="ce89">
            <text:p><text:s text:c="3"/>121</text:p>
          </table:table-cell>
          <table:table-cell office:value-type="float" office:value="13" table:style-name="ce89">
            <text:p><text:s text:c="3"/>13</text:p>
          </table:table-cell>
          <table:table-cell office:value-type="float" office:value="11" table:style-name="ce89">
            <text:p><text:s text:c="3"/>11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15" table:style-name="ce89">
            <text:p><text:s text:c="3"/>15</text:p>
          </table:table-cell>
          <table:table-cell office:value-type="float" office:value="13" table:style-name="ce89">
            <text:p><text:s text:c="3"/>13</text:p>
          </table:table-cell>
          <table:table-cell office:value-type="float" office:value="2" table:style-name="ce164">
            <text:p><text:s text:c="3"/>2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0">
            <text:p>屏東縣</text:p>
          </table:table-cell>
          <table:table-cell office:value-type="string" table:style-name="ce22">
            <text:p>計</text:p>
          </table:table-cell>
          <table:table-cell office:value-type="float" office:value="556" table:style-name="ce93">
            <text:p><text:s text:c="3"/>556</text:p>
          </table:table-cell>
          <table:table-cell office:value-type="float" office:value="514" table:style-name="ce93">
            <text:p><text:s text:c="3"/>514</text:p>
          </table:table-cell>
          <table:table-cell office:value-type="float" office:value="17" table:style-name="ce93">
            <text:p><text:s text:c="3"/>17</text:p>
          </table:table-cell>
          <table:table-cell office:value-type="float" office:value="15" table:style-name="ce93">
            <text:p><text:s text:c="3"/>15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25" table:style-name="ce93">
            <text:p><text:s text:c="3"/>25</text:p>
          </table:table-cell>
          <table:table-cell office:value-type="float" office:value="24" table:style-name="ce93">
            <text:p><text:s text:c="3"/>24</text:p>
          </table:table-cell>
          <table:table-cell office:value-type="float" office:value="1" table:style-name="ce163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0">
            <text:p>男</text:p>
          </table:table-cell>
          <table:table-cell office:value-type="float" office:value="278" table:style-name="ce93">
            <text:p><text:s text:c="3"/>278</text:p>
          </table:table-cell>
          <table:table-cell office:value-type="float" office:value="271" table:style-name="ce92">
            <text:p><text:s text:c="3"/>271</text:p>
          </table:table-cell>
          <table:table-cell office:value-type="float" office:value="4" table:style-name="ce28">
            <text:p><text:s text:c="3"/>4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1" table:style-name="ce163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90">
            <text:p>女</text:p>
          </table:table-cell>
          <table:table-cell office:value-type="float" office:value="278" table:style-name="ce89">
            <text:p><text:s text:c="3"/>278</text:p>
          </table:table-cell>
          <table:table-cell office:value-type="float" office:value="243" table:style-name="ce89">
            <text:p><text:s text:c="3"/>243</text:p>
          </table:table-cell>
          <table:table-cell office:value-type="float" office:value="13" table:style-name="ce89">
            <text:p><text:s text:c="3"/>13</text:p>
          </table:table-cell>
          <table:table-cell office:value-type="float" office:value="13" table:style-name="ce89">
            <text:p><text:s text:c="3"/>13</text:p>
          </table:table-cell>
          <table:table-cell office:value-type="float" office:value="0" table:style-name="ce89">
            <text:p>—</text:p>
          </table:table-cell>
          <table:table-cell office:value-type="float" office:value="22" table:style-name="ce89">
            <text:p><text:s text:c="3"/>22</text:p>
          </table:table-cell>
          <table:table-cell office:value-type="float" office:value="22" table:style-name="ce89">
            <text:p><text:s text:c="3"/>22</text:p>
          </table:table-cell>
          <table:table-cell office:value-type="float" office:value="0" table:style-name="ce164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10">
            <text:p>臺東縣</text:p>
          </table:table-cell>
          <table:table-cell office:value-type="string" table:style-name="ce22">
            <text:p>計</text:p>
          </table:table-cell>
          <table:table-cell office:value-type="float" office:value="160" table:style-name="ce93">
            <text:p><text:s text:c="3"/>160</text:p>
          </table:table-cell>
          <table:table-cell office:value-type="float" office:value="150" table:style-name="ce93">
            <text:p><text:s text:c="3"/>150</text:p>
          </table:table-cell>
          <table:table-cell office:value-type="float" office:value="5" table:style-name="ce93">
            <text:p><text:s text:c="3"/>5</text:p>
          </table:table-cell>
          <table:table-cell office:value-type="float" office:value="3" table:style-name="ce93">
            <text:p><text:s text:c="3"/>3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5" table:style-name="ce93">
            <text:p><text:s text:c="3"/>5</text:p>
          </table:table-cell>
          <table:table-cell office:value-type="float" office:value="3" table:style-name="ce93">
            <text:p><text:s text:c="3"/>3</text:p>
          </table:table-cell>
          <table:table-cell office:value-type="float" office:value="2" table:style-name="ce163">
            <text:p><text:s text:c="3"/>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0">
            <text:p>男</text:p>
          </table:table-cell>
          <table:table-cell office:value-type="float" office:value="80" table:style-name="ce28">
            <text:p><text:s text:c="3"/>80</text:p>
          </table:table-cell>
          <table:table-cell office:value-type="float" office:value="76" table:style-name="ce92">
            <text:p><text:s text:c="3"/>76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8">
            <text:p>—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2" table:style-name="ce163">
            <text:p><text:s text:c="3"/>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90">
            <text:p>女</text:p>
          </table:table-cell>
          <table:table-cell office:value-type="float" office:value="80" table:style-name="ce89">
            <text:p><text:s text:c="3"/>80</text:p>
          </table:table-cell>
          <table:table-cell office:value-type="float" office:value="74" table:style-name="ce89">
            <text:p><text:s text:c="3"/>74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0" table:style-name="ce164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10">
            <text:p>花蓮縣</text:p>
          </table:table-cell>
          <table:table-cell office:value-type="string" table:style-name="ce22">
            <text:p>計</text:p>
          </table:table-cell>
          <table:table-cell office:value-type="float" office:value="272" table:style-name="ce93">
            <text:p><text:s text:c="3"/>272</text:p>
          </table:table-cell>
          <table:table-cell office:value-type="float" office:value="258" table:style-name="ce93">
            <text:p><text:s text:c="3"/>258</text:p>
          </table:table-cell>
          <table:table-cell office:value-type="float" office:value="7" table:style-name="ce93">
            <text:p><text:s text:c="3"/>7</text:p>
          </table:table-cell>
          <table:table-cell office:value-type="float" office:value="6" table:style-name="ce93">
            <text:p><text:s text:c="3"/>6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7" table:style-name="ce93">
            <text:p><text:s text:c="3"/>7</text:p>
          </table:table-cell>
          <table:table-cell office:value-type="float" office:value="7" table:style-name="ce93">
            <text:p><text:s text:c="3"/>7</text:p>
          </table:table-cell>
          <table:table-cell office:value-type="float" office:value="0" table:style-name="ce163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0">
            <text:p>男</text:p>
          </table:table-cell>
          <table:table-cell office:value-type="float" office:value="136" table:style-name="ce93">
            <text:p><text:s text:c="3"/>136</text:p>
          </table:table-cell>
          <table:table-cell office:value-type="float" office:value="135" table:style-name="ce92">
            <text:p><text:s text:c="3"/>135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163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90">
            <text:p>女</text:p>
          </table:table-cell>
          <table:table-cell office:value-type="float" office:value="136" table:style-name="ce89">
            <text:p><text:s text:c="3"/>136</text:p>
          </table:table-cell>
          <table:table-cell office:value-type="float" office:value="123" table:style-name="ce89">
            <text:p><text:s text:c="3"/>123</text:p>
          </table:table-cell>
          <table:table-cell office:value-type="float" office:value="7" table:style-name="ce89">
            <text:p><text:s text:c="3"/>7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0" table:style-name="ce164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10">
            <text:p>澎湖縣</text:p>
          </table:table-cell>
          <table:table-cell office:value-type="string" table:style-name="ce22">
            <text:p>計</text:p>
          </table:table-cell>
          <table:table-cell office:value-type="float" office:value="74" table:style-name="ce93">
            <text:p><text:s text:c="3"/>74</text:p>
          </table:table-cell>
          <table:table-cell office:value-type="float" office:value="73" table:style-name="ce93">
            <text:p><text:s text:c="3"/>73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0">
            <text:p>男</text:p>
          </table:table-cell>
          <table:table-cell office:value-type="float" office:value="37" table:style-name="ce28">
            <text:p><text:s text:c="3"/>37</text:p>
          </table:table-cell>
          <table:table-cell office:value-type="float" office:value="37" table:style-name="ce92">
            <text:p><text:s text:c="3"/>37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90">
            <text:p>女</text:p>
          </table:table-cell>
          <table:table-cell office:value-type="float" office:value="37" table:style-name="ce89">
            <text:p><text:s text:c="3"/>37</text:p>
          </table:table-cell>
          <table:table-cell office:value-type="float" office:value="36" table:style-name="ce89">
            <text:p><text:s text:c="3"/>36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64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10">
            <text:p>基隆市</text:p>
          </table:table-cell>
          <table:table-cell office:value-type="string" table:style-name="ce22">
            <text:p>計</text:p>
          </table:table-cell>
          <table:table-cell office:value-type="float" office:value="298" table:style-name="ce93">
            <text:p><text:s text:c="3"/>298</text:p>
          </table:table-cell>
          <table:table-cell office:value-type="float" office:value="272" table:style-name="ce93">
            <text:p><text:s text:c="3"/>272</text:p>
          </table:table-cell>
          <table:table-cell office:value-type="float" office:value="15" table:style-name="ce93">
            <text:p><text:s text:c="3"/>15</text:p>
          </table:table-cell>
          <table:table-cell office:value-type="float" office:value="14" table:style-name="ce93">
            <text:p><text:s text:c="3"/>14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11" table:style-name="ce93">
            <text:p><text:s text:c="3"/>11</text:p>
          </table:table-cell>
          <table:table-cell office:value-type="float" office:value="7" table:style-name="ce93">
            <text:p><text:s text:c="3"/>7</text:p>
          </table:table-cell>
          <table:table-cell office:value-type="float" office:value="4" table:style-name="ce163">
            <text:p><text:s text:c="3"/>4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0">
            <text:p>男</text:p>
          </table:table-cell>
          <table:table-cell office:value-type="float" office:value="149" table:style-name="ce28">
            <text:p><text:s text:c="3"/>149</text:p>
          </table:table-cell>
          <table:table-cell office:value-type="float" office:value="143" table:style-name="ce92">
            <text:p><text:s text:c="3"/>143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8">
            <text:p>—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5" table:style-name="ce28">
            <text:p><text:s text:c="3"/>5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4" table:style-name="ce163">
            <text:p><text:s text:c="3"/>4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90">
            <text:p>女</text:p>
          </table:table-cell>
          <table:table-cell office:value-type="float" office:value="149" table:style-name="ce89">
            <text:p><text:s text:c="3"/>149</text:p>
          </table:table-cell>
          <table:table-cell office:value-type="float" office:value="129" table:style-name="ce89">
            <text:p><text:s text:c="3"/>129</text:p>
          </table:table-cell>
          <table:table-cell office:value-type="float" office:value="14" table:style-name="ce89">
            <text:p><text:s text:c="3"/>14</text:p>
          </table:table-cell>
          <table:table-cell office:value-type="float" office:value="14" table:style-name="ce89">
            <text:p><text:s text:c="3"/>14</text:p>
          </table:table-cell>
          <table:table-cell office:value-type="float" office:value="0" table:style-name="ce89">
            <text:p>—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0" table:style-name="ce164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10">
            <text:p>新竹市</text:p>
          </table:table-cell>
          <table:table-cell office:value-type="string" table:style-name="ce22">
            <text:p>計</text:p>
          </table:table-cell>
          <table:table-cell office:value-type="float" office:value="328" table:style-name="ce93">
            <text:p><text:s text:c="3"/>328</text:p>
          </table:table-cell>
          <table:table-cell office:value-type="float" office:value="311" table:style-name="ce93">
            <text:p><text:s text:c="3"/>311</text:p>
          </table:table-cell>
          <table:table-cell office:value-type="float" office:value="7" table:style-name="ce93">
            <text:p><text:s text:c="3"/>7</text:p>
          </table:table-cell>
          <table:table-cell office:value-type="float" office:value="6" table:style-name="ce93">
            <text:p><text:s text:c="3"/>6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10" table:style-name="ce93">
            <text:p><text:s text:c="3"/>10</text:p>
          </table:table-cell>
          <table:table-cell office:value-type="float" office:value="6" table:style-name="ce93">
            <text:p><text:s text:c="3"/>6</text:p>
          </table:table-cell>
          <table:table-cell office:value-type="float" office:value="4" table:style-name="ce163">
            <text:p><text:s text:c="3"/>4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0">
            <text:p>男</text:p>
          </table:table-cell>
          <table:table-cell office:value-type="float" office:value="164" table:style-name="ce28">
            <text:p><text:s text:c="3"/>164</text:p>
          </table:table-cell>
          <table:table-cell office:value-type="float" office:value="161" table:style-name="ce92">
            <text:p><text:s text:c="3"/>161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0" table:style-name="ce28">
            <text:p>—</text:p>
          </table:table-cell>
          <table:table-cell office:value-type="float" office:value="3" table:style-name="ce163">
            <text:p><text:s text:c="3"/>3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90">
            <text:p>女</text:p>
          </table:table-cell>
          <table:table-cell office:value-type="float" office:value="164" table:style-name="ce89">
            <text:p><text:s text:c="3"/>164</text:p>
          </table:table-cell>
          <table:table-cell office:value-type="float" office:value="150" table:style-name="ce89">
            <text:p><text:s text:c="3"/>150</text:p>
          </table:table-cell>
          <table:table-cell office:value-type="float" office:value="7" table:style-name="ce89">
            <text:p><text:s text:c="3"/>7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7" table:style-name="ce89">
            <text:p><text:s text:c="3"/>7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1" table:style-name="ce164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10">
            <text:p>嘉義市</text:p>
          </table:table-cell>
          <table:table-cell office:value-type="string" table:style-name="ce22">
            <text:p>計</text:p>
          </table:table-cell>
          <table:table-cell office:value-type="float" office:value="164" table:style-name="ce93">
            <text:p><text:s text:c="3"/>164</text:p>
          </table:table-cell>
          <table:table-cell office:value-type="float" office:value="149" table:style-name="ce93">
            <text:p><text:s text:c="3"/>149</text:p>
          </table:table-cell>
          <table:table-cell office:value-type="float" office:value="6" table:style-name="ce93">
            <text:p><text:s text:c="3"/>6</text:p>
          </table:table-cell>
          <table:table-cell office:value-type="float" office:value="6" table:style-name="ce93">
            <text:p><text:s text:c="3"/>6</text:p>
          </table:table-cell>
          <table:table-cell office:value-type="float" office:value="0" table:style-name="ce93">
            <text:p>—</text:p>
          </table:table-cell>
          <table:table-cell office:value-type="float" office:value="9" table:style-name="ce93">
            <text:p><text:s text:c="3"/>9</text:p>
          </table:table-cell>
          <table:table-cell office:value-type="float" office:value="5" table:style-name="ce93">
            <text:p><text:s text:c="3"/>5</text:p>
          </table:table-cell>
          <table:table-cell office:value-type="float" office:value="4" table:style-name="ce163">
            <text:p><text:s text:c="3"/>4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0">
            <text:p>男</text:p>
          </table:table-cell>
          <table:table-cell office:value-type="float" office:value="82" table:style-name="ce28">
            <text:p><text:s text:c="3"/>82</text:p>
          </table:table-cell>
          <table:table-cell office:value-type="float" office:value="78" table:style-name="ce92">
            <text:p><text:s text:c="3"/>78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8">
            <text:p>—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2" table:style-name="ce163">
            <text:p><text:s text:c="3"/>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90">
            <text:p>女</text:p>
          </table:table-cell>
          <table:table-cell office:value-type="float" office:value="82" table:style-name="ce89">
            <text:p><text:s text:c="3"/>82</text:p>
          </table:table-cell>
          <table:table-cell office:value-type="float" office:value="71" table:style-name="ce89">
            <text:p><text:s text:c="3"/>71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0" table:style-name="ce89">
            <text:p>—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2" table:style-name="ce164">
            <text:p><text:s text:c="3"/>2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14">
            <text:p>福建省</text:p>
          </table:table-cell>
          <table:table-cell office:value-type="string" table:style-name="ce65">
            <text:p>計</text:p>
          </table:table-cell>
          <table:table-cell office:value-type="float" office:value="110" table:style-name="ce72">
            <text:p><text:s text:c="3"/>110</text:p>
          </table:table-cell>
          <table:table-cell office:value-type="float" office:value="92" table:style-name="ce72">
            <text:p><text:s text:c="3"/>92</text:p>
          </table:table-cell>
          <table:table-cell office:value-type="float" office:value="14" table:style-name="ce72">
            <text:p><text:s text:c="3"/>14</text:p>
          </table:table-cell>
          <table:table-cell office:value-type="float" office:value="12" table:style-name="ce72">
            <text:p><text:s text:c="3"/>12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1" table:style-name="ce58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95">
            <text:p>男</text:p>
          </table:table-cell>
          <table:table-cell office:value-type="float" office:value="55" table:style-name="ce72">
            <text:p><text:s text:c="3"/>55</text:p>
          </table:table-cell>
          <table:table-cell office:value-type="float" office:value="51" table:style-name="ce72">
            <text:p><text:s text:c="3"/>51</text:p>
          </table:table-cell>
          <table:table-cell office:value-type="float" office:value="3" table:style-name="ce59">
            <text:p><text:s text:c="3"/>3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0" table:style-name="ce72">
            <text:p>—</text:p>
          </table:table-cell>
          <table:table-cell office:value-type="float" office:value="1" table:style-name="ce58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46">
            <text:p>女</text:p>
          </table:table-cell>
          <table:table-cell office:value-type="float" office:value="55" table:style-name="ce56">
            <text:p><text:s text:c="3"/>55</text:p>
          </table:table-cell>
          <table:table-cell office:value-type="float" office:value="41" table:style-name="ce56">
            <text:p><text:s text:c="3"/>41</text:p>
          </table:table-cell>
          <table:table-cell office:value-type="float" office:value="11" table:style-name="ce56">
            <text:p><text:s text:c="3"/>11</text:p>
          </table:table-cell>
          <table:table-cell office:value-type="float" office:value="10" table:style-name="ce56">
            <text:p><text:s text:c="3"/>10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0" table:style-name="ce55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10">
            <text:p>金門縣</text:p>
          </table:table-cell>
          <table:table-cell office:value-type="string" table:style-name="ce22">
            <text:p>計</text:p>
          </table:table-cell>
          <table:table-cell office:value-type="float" office:value="100" table:style-name="ce93">
            <text:p><text:s text:c="3"/>100</text:p>
          </table:table-cell>
          <table:table-cell office:value-type="float" office:value="84" table:style-name="ce93">
            <text:p><text:s text:c="3"/>84</text:p>
          </table:table-cell>
          <table:table-cell office:value-type="float" office:value="13" table:style-name="ce93">
            <text:p><text:s text:c="3"/>13</text:p>
          </table:table-cell>
          <table:table-cell office:value-type="float" office:value="11" table:style-name="ce93">
            <text:p><text:s text:c="3"/>11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3" table:style-name="ce93">
            <text:p><text:s text:c="3"/>3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1" table:style-name="ce163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0">
            <text:p>男</text:p>
          </table:table-cell>
          <table:table-cell office:value-type="float" office:value="50" table:style-name="ce93">
            <text:p><text:s text:c="3"/>50</text:p>
          </table:table-cell>
          <table:table-cell office:value-type="float" office:value="46" table:style-name="ce92">
            <text:p><text:s text:c="3"/>46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8">
            <text:p>—</text:p>
          </table:table-cell>
          <table:table-cell office:value-type="float" office:value="1" table:style-name="ce163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90">
            <text:p>女</text:p>
          </table:table-cell>
          <table:table-cell office:value-type="float" office:value="50" table:style-name="ce89">
            <text:p><text:s text:c="3"/>50</text:p>
          </table:table-cell>
          <table:table-cell office:value-type="float" office:value="38" table:style-name="ce89">
            <text:p><text:s text:c="3"/>38</text:p>
          </table:table-cell>
          <table:table-cell office:value-type="float" office:value="10" table:style-name="ce89">
            <text:p><text:s text:c="3"/>10</text:p>
          </table:table-cell>
          <table:table-cell office:value-type="float" office:value="9" table:style-name="ce89">
            <text:p><text:s text:c="3"/>9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0" table:style-name="ce164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10">
            <text:p>連江縣</text:p>
          </table:table-cell>
          <table:table-cell office:value-type="string" table:style-name="ce22">
            <text:p>計</text:p>
          </table:table-cell>
          <table:table-cell office:value-type="float" office:value="10" table:style-name="ce93">
            <text:p><text:s text:c="3"/>10</text:p>
          </table:table-cell>
          <table:table-cell office:value-type="float" office:value="8" table:style-name="ce93">
            <text:p><text:s text:c="3"/>8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0" table:style-name="ce93">
            <text:p>—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0" table:style-name="ce163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0">
            <text:p>男</text:p>
          </table:table-cell>
          <table:table-cell office:value-type="float" office:value="5" table:style-name="ce93">
            <text:p><text:s text:c="3"/>5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90">
            <text:p>女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164">
            <text:p>—</text:p>
          </table:table-cell>
          <table:table-cell table:number-columns-repeated="16374"/>
        </table:table-row>
        <table:table-row table:style-name="ro14">
          <table:table-cell office:value-type="string" table:style-name="ce12">
            <text:p>說明：1.本表按登記日期統計。</text:p>
          </table:table-cell>
          <table:table-cell table:number-columns-repeated="3" table:style-name="ce1"/>
          <table:table-cell table:number-columns-repeated="2" table:style-name="ce11"/>
          <table:table-cell table:style-name="ce10"/>
          <table:table-cell table:number-columns-repeated="2" table:style-name="ce165"/>
          <table:table-cell office:value-type="string" table:style-name="ce166">
            <text:p>內政部戶政司 民國107年10月3日編製</text:p>
          </table:table-cell>
          <table:table-cell table:number-columns-repeated="16374"/>
        </table:table-row>
        <table:table-row table:style-name="ro5">
          <table:table-cell office:value-type="string" table:style-name="ce4">
            <text:p><text:s text:c="6"/>2.本表外裔係指外國籍歸化（取得）我國國籍者。</text:p>
          </table:table-cell>
          <table:table-cell table:style-name="ce1"/>
          <table:table-cell table:number-columns-repeated="2" table:style-name="ce88"/>
          <table:table-cell table:number-columns-repeated="16380" table:style-name="ce1"/>
        </table:table-row>
        <table:table-row table:style-name="ro5">
          <table:table-cell table:style-name="ce4"/>
          <table:table-cell table:number-columns-repeated="16383" table:style-name="ce1"/>
        </table:table-row>
        <table:table-row table:style-name="ro11">
          <table:table-cell table:style-name="ce2"/>
          <table:table-cell table:number-columns-repeated="16383" table:style-name="ce1"/>
        </table:table-row>
        <table:table-row table:number-rows-repeated="1048491" table:style-name="ro11">
          <table:table-cell table:number-columns-repeated="16384"/>
        </table:table-row>
      </table:table>
      <table:table table:name="設籍情形" table:style-name="ta3"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4" table:number-columns-repeated="6" table:default-cell-style-name="ce1"/>
        <table:table-column table:style-name="co15" table:default-cell-style-name="ce1"/>
        <table:table-column table:style-name="co4" table:number-columns-repeated="16362" table:default-cell-style-name="ce1"/>
        <table:table-row table:style-name="ro1">
          <table:table-cell office:value-type="string" table:number-columns-spanned="21" table:number-rows-spanned="1" table:style-name="ce205">
            <text:p>結婚人數按雙方原屬國籍（地區）及設籍情形分</text:p>
          </table:table-cell>
          <table:covered-table-cell table:number-columns-repeated="20"/>
          <table:table-cell table:number-columns-repeated="16363" table:style-name="ce85"/>
        </table:table-row>
        <table:table-row table:style-name="ro15">
          <table:table-cell table:number-columns-repeated="11" table:style-name="ce87"/>
          <table:table-cell table:number-columns-repeated="9" table:style-name="ce85"/>
          <table:table-cell office:value-type="string" table:style-name="ce161">
            <text:p>單位︰人</text:p>
          </table:table-cell>
          <table:table-cell table:number-columns-repeated="16363" table:style-name="ce85"/>
        </table:table-row>
        <table:table-row table:style-name="ro12">
          <table:table-cell table:style-name="ce94"/>
          <table:table-cell table:number-columns-repeated="2" table:style-name="ce160"/>
          <table:table-cell office:value-type="string" table:number-columns-spanned="3" table:number-rows-spanned="1" table:style-name="ce219">
            <text:p>本　　　國　　　籍</text:p>
          </table:table-cell>
          <table:covered-table-cell table:number-columns-repeated="2"/>
          <table:table-cell office:value-type="string" table:number-columns-spanned="3" table:number-rows-spanned="1" table:style-name="ce21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1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07">
            <text:p>外　　　裔　　、　　外　　　國　　　籍</text:p>
          </table:table-cell>
          <table:covered-table-cell table:number-columns-repeated="8"/>
          <table:table-cell table:number-columns-repeated="16363" table:style-name="ce81"/>
        </table:table-row>
        <table:table-row table:style-name="ro4">
          <table:table-cell office:value-type="string" table:style-name="ce84">
            <text:p>年 <text:s/>月 <text:s/>別</text:p>
          </table:table-cell>
          <table:table-cell office:value-type="string" table:style-name="ce83">
            <text:p>性別</text:p>
          </table:table-cell>
          <table:table-cell office:value-type="string" table:style-name="ce83">
            <text:p>總　計</text:p>
          </table:table-cell>
          <table:table-cell office:value-type="string" table:number-columns-spanned="1" table:number-rows-spanned="2" table:style-name="ce219">
            <text:p>合計</text:p>
          </table:table-cell>
          <table:table-cell office:value-type="string" table:number-columns-spanned="1" table:number-rows-spanned="2" table:style-name="ce219">
            <text:p>已設籍</text:p>
          </table:table-cell>
          <table:table-cell office:value-type="string" table:number-columns-spanned="1" table:number-rows-spanned="2" table:style-name="ce219">
            <text:p>未設籍</text:p>
          </table:table-cell>
          <table:table-cell office:value-type="string" table:number-columns-spanned="1" table:number-rows-spanned="2" table:style-name="ce219">
            <text:p>合計</text:p>
          </table:table-cell>
          <table:table-cell office:value-type="string" table:number-columns-spanned="1" table:number-rows-spanned="2" table:style-name="ce219">
            <text:p>已設籍</text:p>
          </table:table-cell>
          <table:table-cell office:value-type="string" table:number-columns-spanned="1" table:number-rows-spanned="2" table:style-name="ce219">
            <text:p>未設籍</text:p>
          </table:table-cell>
          <table:table-cell office:value-type="string" table:number-columns-spanned="1" table:number-rows-spanned="2" table:style-name="ce219">
            <text:p>合計</text:p>
          </table:table-cell>
          <table:table-cell office:value-type="string" table:number-columns-spanned="1" table:number-rows-spanned="2" table:style-name="ce219">
            <text:p>已設籍</text:p>
          </table:table-cell>
          <table:table-cell office:value-type="string" table:number-columns-spanned="1" table:number-rows-spanned="2" table:style-name="ce219">
            <text:p>未設籍</text:p>
          </table:table-cell>
          <table:table-cell office:value-type="string" table:number-columns-spanned="3" table:number-rows-spanned="1" table:style-name="ce219">
            <text:p>合<text:s/><text:span text:style-name="T1"><text:s/></text:span>計</text:p>
          </table:table-cell>
          <table:covered-table-cell table:number-columns-repeated="2"/>
          <table:table-cell office:value-type="string" table:number-columns-spanned="3" table:number-rows-spanned="1" table:style-name="ce224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07">
            <text:p>其他</text:p>
          </table:table-cell>
          <table:covered-table-cell table:number-columns-repeated="2"/>
          <table:table-cell table:number-columns-repeated="16363" table:style-name="ce81"/>
        </table:table-row>
        <table:table-row table:style-name="ro16">
          <table:table-cell table:style-name="ce91"/>
          <table:table-cell table:number-columns-repeated="2" table:style-name="ce15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8">
            <text:p>計</text:p>
          </table:table-cell>
          <table:table-cell office:value-type="string" table:style-name="ce158">
            <text:p>已設籍</text:p>
          </table:table-cell>
          <table:table-cell office:value-type="string" table:style-name="ce158">
            <text:p>未設籍</text:p>
          </table:table-cell>
          <table:table-cell office:value-type="string" table:style-name="ce158">
            <text:p>小計</text:p>
          </table:table-cell>
          <table:table-cell office:value-type="string" table:style-name="ce158">
            <text:p>已設籍</text:p>
          </table:table-cell>
          <table:table-cell office:value-type="string" table:style-name="ce158">
            <text:p>未設籍</text:p>
          </table:table-cell>
          <table:table-cell office:value-type="string" table:style-name="ce158">
            <text:p>小計</text:p>
          </table:table-cell>
          <table:table-cell office:value-type="string" table:style-name="ce158">
            <text:p>已設籍</text:p>
          </table:table-cell>
          <table:table-cell office:value-type="string" table:style-name="ce82">
            <text:p>未設籍</text:p>
          </table:table-cell>
          <table:table-cell table:number-columns-repeated="16363" table:style-name="ce81"/>
        </table:table-row>
        <table:table-row table:style-name="ro7">
          <table:table-cell office:value-type="string" table:number-columns-spanned="1" table:number-rows-spanned="3" table:style-name="ce214">
            <text:p>96 年</text:p>
          </table:table-cell>
          <table:table-cell office:value-type="string" table:style-name="ce141">
            <text:p>計</text:p>
          </table:table-cell>
          <table:table-cell office:value-type="float" office:value="270082" table:style-name="ce147">
            <text:p><text:s text:c="3"/>270,082</text:p>
          </table:table-cell>
          <table:table-cell office:value-type="float" office:value="245382" table:style-name="ce147">
            <text:p><text:s text:c="3"/>245,382</text:p>
          </table:table-cell>
          <table:table-cell office:value-type="float" office:value="245339" table:style-name="ce147">
            <text:p><text:s text:c="3"/>245,339</text:p>
          </table:table-cell>
          <table:table-cell office:value-type="float" office:value="43" table:style-name="ce147">
            <text:p><text:s text:c="3"/>43</text:p>
          </table:table-cell>
          <table:table-cell office:value-type="float" office:value="14721" table:style-name="ce147">
            <text:p><text:s text:c="3"/>14,721</text:p>
          </table:table-cell>
          <table:table-cell office:value-type="float" office:value="244" table:style-name="ce147">
            <text:p><text:s text:c="3"/>244</text:p>
          </table:table-cell>
          <table:table-cell office:value-type="float" office:value="14477" table:style-name="ce147">
            <text:p><text:s text:c="3"/>14,477</text:p>
          </table:table-cell>
          <table:table-cell office:value-type="float" office:value="425" table:style-name="ce147">
            <text:p><text:s text:c="3"/>425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407" table:style-name="ce147">
            <text:p><text:s text:c="3"/>407</text:p>
          </table:table-cell>
          <table:table-cell office:value-type="float" office:value="9554" table:style-name="ce147">
            <text:p><text:s text:c="3"/>9,554</text:p>
          </table:table-cell>
          <table:table-cell office:value-type="float" office:value="162" table:style-name="ce147">
            <text:p><text:s text:c="3"/>162</text:p>
          </table:table-cell>
          <table:table-cell office:value-type="float" office:value="9392" table:style-name="ce147">
            <text:p><text:s text:c="3"/>9,392</text:p>
          </table:table-cell>
          <table:table-cell office:value-type="float" office:value="6952" table:style-name="ce147">
            <text:p><text:s text:c="3"/>6,952</text:p>
          </table:table-cell>
          <table:table-cell office:value-type="float" office:value="159" table:style-name="ce147">
            <text:p><text:s text:c="3"/>159</text:p>
          </table:table-cell>
          <table:table-cell office:value-type="float" office:value="6793" table:style-name="ce147">
            <text:p><text:s text:c="3"/>6,793</text:p>
          </table:table-cell>
          <table:table-cell office:value-type="float" office:value="2602" table:style-name="ce147">
            <text:p><text:s text:c="3"/>2,602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599" table:style-name="ce146">
            <text:p><text:s text:c="3"/>2,599</text:p>
          </table:table-cell>
          <table:table-cell table:number-columns-repeated="16363" table:style-name="ce81"/>
        </table:table-row>
        <table:table-row table:style-name="ro12">
          <table:covered-table-cell/>
          <table:table-cell office:value-type="string" table:style-name="ce95">
            <text:p>男</text:p>
          </table:table-cell>
          <table:table-cell office:value-type="float" office:value="135041" table:style-name="ce157">
            <text:p><text:s text:c="3"/>135,041</text:p>
          </table:table-cell>
          <table:table-cell office:value-type="float" office:value="131900" table:style-name="ce145">
            <text:p><text:s text:c="3"/>131,900</text:p>
          </table:table-cell>
          <table:table-cell office:value-type="float" office:value="131879" table:style-name="ce157">
            <text:p><text:s text:c="3"/>131,879</text:p>
          </table:table-cell>
          <table:table-cell office:value-type="float" office:value="21" table:style-name="ce157">
            <text:p><text:s text:c="3"/>21</text:p>
          </table:table-cell>
          <table:table-cell office:value-type="float" office:value="371" table:style-name="ce157">
            <text:p><text:s text:c="3"/>371</text:p>
          </table:table-cell>
          <table:table-cell office:value-type="float" office:value="9" table:style-name="ce157">
            <text:p><text:s text:c="3"/>9</text:p>
          </table:table-cell>
          <table:table-cell office:value-type="float" office:value="362" table:style-name="ce157">
            <text:p><text:s text:c="3"/>362</text:p>
          </table:table-cell>
          <table:table-cell office:value-type="float" office:value="180" table:style-name="ce157">
            <text:p><text:s text:c="3"/>180</text:p>
          </table:table-cell>
          <table:table-cell office:value-type="float" office:value="11" table:style-name="ce157">
            <text:p><text:s text:c="3"/>11</text:p>
          </table:table-cell>
          <table:table-cell office:value-type="float" office:value="169" table:style-name="ce157">
            <text:p><text:s text:c="3"/>169</text:p>
          </table:table-cell>
          <table:table-cell office:value-type="float" office:value="2590" table:style-name="ce145">
            <text:p><text:s text:c="3"/>2,590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2582" table:style-name="ce145">
            <text:p><text:s text:c="3"/>2,582</text:p>
          </table:table-cell>
          <table:table-cell office:value-type="float" office:value="452" table:style-name="ce145">
            <text:p><text:s text:c="3"/>452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446" table:style-name="ce145">
            <text:p><text:s text:c="3"/>446</text:p>
          </table:table-cell>
          <table:table-cell office:value-type="float" office:value="2138" table:style-name="ce145">
            <text:p><text:s text:c="3"/>2,138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136" table:style-name="ce156">
            <text:p><text:s text:c="3"/>2,136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46">
            <text:p>女</text:p>
          </table:table-cell>
          <table:table-cell office:value-type="float" office:value="135041" table:style-name="ce155">
            <text:p><text:s text:c="3"/>135,041</text:p>
          </table:table-cell>
          <table:table-cell office:value-type="float" office:value="113482" table:style-name="ce143">
            <text:p><text:s text:c="3"/>113,482</text:p>
          </table:table-cell>
          <table:table-cell office:value-type="float" office:value="113460" table:style-name="ce154">
            <text:p><text:s text:c="3"/>113,460</text:p>
          </table:table-cell>
          <table:table-cell office:value-type="float" office:value="22" table:style-name="ce154">
            <text:p><text:s text:c="3"/>22</text:p>
          </table:table-cell>
          <table:table-cell office:value-type="float" office:value="14350" table:style-name="ce154">
            <text:p><text:s text:c="3"/>14,350</text:p>
          </table:table-cell>
          <table:table-cell office:value-type="float" office:value="235" table:style-name="ce154">
            <text:p><text:s text:c="3"/>235</text:p>
          </table:table-cell>
          <table:table-cell office:value-type="float" office:value="14115" table:style-name="ce154">
            <text:p><text:s text:c="3"/>14,115</text:p>
          </table:table-cell>
          <table:table-cell office:value-type="float" office:value="245" table:style-name="ce154">
            <text:p><text:s text:c="3"/>245</text:p>
          </table:table-cell>
          <table:table-cell office:value-type="float" office:value="7" table:style-name="ce154">
            <text:p><text:s text:c="3"/>7</text:p>
          </table:table-cell>
          <table:table-cell office:value-type="float" office:value="238" table:style-name="ce154">
            <text:p><text:s text:c="3"/>238</text:p>
          </table:table-cell>
          <table:table-cell office:value-type="float" office:value="6964" table:style-name="ce143">
            <text:p><text:s text:c="3"/>6,964</text:p>
          </table:table-cell>
          <table:table-cell office:value-type="float" office:value="154" table:style-name="ce143">
            <text:p><text:s text:c="3"/>154</text:p>
          </table:table-cell>
          <table:table-cell office:value-type="float" office:value="6810" table:style-name="ce143">
            <text:p><text:s text:c="3"/>6,810</text:p>
          </table:table-cell>
          <table:table-cell office:value-type="float" office:value="6500" table:style-name="ce143">
            <text:p><text:s text:c="3"/>6,500</text:p>
          </table:table-cell>
          <table:table-cell office:value-type="float" office:value="153" table:style-name="ce143">
            <text:p><text:s text:c="3"/>153</text:p>
          </table:table-cell>
          <table:table-cell office:value-type="float" office:value="6347" table:style-name="ce143">
            <text:p><text:s text:c="3"/>6,347</text:p>
          </table:table-cell>
          <table:table-cell office:value-type="float" office:value="464" table:style-name="ce143">
            <text:p><text:s text:c="3"/>464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463" table:style-name="ce153">
            <text:p><text:s text:c="3"/>463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4">
            <text:p>97 年</text:p>
          </table:table-cell>
          <table:table-cell office:value-type="string" table:style-name="ce141">
            <text:p>計</text:p>
          </table:table-cell>
          <table:table-cell office:value-type="float" office:value="309732" table:style-name="ce147">
            <text:p><text:s text:c="3"/>309,732</text:p>
          </table:table-cell>
          <table:table-cell office:value-type="float" office:value="288003" table:style-name="ce147">
            <text:p><text:s text:c="3"/>288,003</text:p>
          </table:table-cell>
          <table:table-cell office:value-type="float" office:value="287968" table:style-name="ce147">
            <text:p><text:s text:c="3"/>287,968</text:p>
          </table:table-cell>
          <table:table-cell office:value-type="float" office:value="35" table:style-name="ce147">
            <text:p><text:s text:c="3"/>35</text:p>
          </table:table-cell>
          <table:table-cell office:value-type="float" office:value="12274" table:style-name="ce147">
            <text:p><text:s text:c="3"/>12,274</text:p>
          </table:table-cell>
          <table:table-cell office:value-type="float" office:value="360" table:style-name="ce147">
            <text:p><text:s text:c="3"/>360</text:p>
          </table:table-cell>
          <table:table-cell office:value-type="float" office:value="11914" table:style-name="ce147">
            <text:p><text:s text:c="3"/>11,914</text:p>
          </table:table-cell>
          <table:table-cell office:value-type="float" office:value="498" table:style-name="ce147">
            <text:p><text:s text:c="3"/>498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480" table:style-name="ce147">
            <text:p><text:s text:c="3"/>480</text:p>
          </table:table-cell>
          <table:table-cell office:value-type="float" office:value="8957" table:style-name="ce147">
            <text:p><text:s text:c="3"/>8,957</text:p>
          </table:table-cell>
          <table:table-cell office:value-type="float" office:value="341" table:style-name="ce147">
            <text:p><text:s text:c="3"/>341</text:p>
          </table:table-cell>
          <table:table-cell office:value-type="float" office:value="8616" table:style-name="ce147">
            <text:p><text:s text:c="3"/>8,616</text:p>
          </table:table-cell>
          <table:table-cell office:value-type="float" office:value="6009" table:style-name="ce147">
            <text:p><text:s text:c="3"/>6,009</text:p>
          </table:table-cell>
          <table:table-cell office:value-type="float" office:value="340" table:style-name="ce147">
            <text:p><text:s text:c="3"/>340</text:p>
          </table:table-cell>
          <table:table-cell office:value-type="float" office:value="5669" table:style-name="ce147">
            <text:p><text:s text:c="3"/>5,669</text:p>
          </table:table-cell>
          <table:table-cell office:value-type="float" office:value="2948" table:style-name="ce147">
            <text:p><text:s text:c="3"/>2,948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947" table:style-name="ce146">
            <text:p><text:s text:c="3"/>2,947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95">
            <text:p>男</text:p>
          </table:table-cell>
          <table:table-cell office:value-type="float" office:value="154866" table:style-name="ce71">
            <text:p><text:s text:c="3"/>154,866</text:p>
          </table:table-cell>
          <table:table-cell office:value-type="float" office:value="151350" table:style-name="ce71">
            <text:p><text:s text:c="3"/>151,350</text:p>
          </table:table-cell>
          <table:table-cell office:value-type="float" office:value="151334" table:style-name="ce71">
            <text:p><text:s text:c="3"/>151,334</text:p>
          </table:table-cell>
          <table:table-cell office:value-type="float" office:value="16" table:style-name="ce71">
            <text:p><text:s text:c="3"/>16</text:p>
          </table:table-cell>
          <table:table-cell office:value-type="float" office:value="371" table:style-name="ce71">
            <text:p><text:s text:c="3"/>371</text:p>
          </table:table-cell>
          <table:table-cell office:value-type="float" office:value="13" table:style-name="ce71">
            <text:p><text:s text:c="3"/>13</text:p>
          </table:table-cell>
          <table:table-cell office:value-type="float" office:value="358" table:style-name="ce71">
            <text:p><text:s text:c="3"/>358</text:p>
          </table:table-cell>
          <table:table-cell office:value-type="float" office:value="250" table:style-name="ce71">
            <text:p><text:s text:c="3"/>250</text:p>
          </table:table-cell>
          <table:table-cell office:value-type="float" office:value="10" table:style-name="ce71">
            <text:p><text:s text:c="3"/>10</text:p>
          </table:table-cell>
          <table:table-cell office:value-type="float" office:value="240" table:style-name="ce71">
            <text:p><text:s text:c="3"/>240</text:p>
          </table:table-cell>
          <table:table-cell office:value-type="float" office:value="2895" table:style-name="ce71">
            <text:p><text:s text:c="3"/>2,895</text:p>
          </table:table-cell>
          <table:table-cell office:value-type="float" office:value="8" table:style-name="ce71">
            <text:p><text:s text:c="3"/>8</text:p>
          </table:table-cell>
          <table:table-cell office:value-type="float" office:value="2887" table:style-name="ce71">
            <text:p><text:s text:c="3"/>2,887</text:p>
          </table:table-cell>
          <table:table-cell office:value-type="float" office:value="468" table:style-name="ce71">
            <text:p><text:s text:c="3"/>468</text:p>
          </table:table-cell>
          <table:table-cell office:value-type="float" office:value="8" table:style-name="ce71">
            <text:p><text:s text:c="3"/>8</text:p>
          </table:table-cell>
          <table:table-cell office:value-type="float" office:value="460" table:style-name="ce71">
            <text:p><text:s text:c="3"/>460</text:p>
          </table:table-cell>
          <table:table-cell office:value-type="float" office:value="2427" table:style-name="ce71">
            <text:p><text:s text:c="3"/>2,427</text:p>
          </table:table-cell>
          <table:table-cell office:value-type="float" office:value="0" table:style-name="ce71">
            <text:p>—</text:p>
          </table:table-cell>
          <table:table-cell office:value-type="float" office:value="2427" table:style-name="ce69">
            <text:p><text:s text:c="3"/>2,427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46">
            <text:p>女</text:p>
          </table:table-cell>
          <table:table-cell office:value-type="float" office:value="154866" table:style-name="ce71">
            <text:p><text:s text:c="3"/>154,866</text:p>
          </table:table-cell>
          <table:table-cell office:value-type="float" office:value="136653" table:style-name="ce71">
            <text:p><text:s text:c="3"/>136,653</text:p>
          </table:table-cell>
          <table:table-cell office:value-type="float" office:value="136634" table:style-name="ce71">
            <text:p><text:s text:c="3"/>136,634</text:p>
          </table:table-cell>
          <table:table-cell office:value-type="float" office:value="19" table:style-name="ce71">
            <text:p><text:s text:c="3"/>19</text:p>
          </table:table-cell>
          <table:table-cell office:value-type="float" office:value="11903" table:style-name="ce71">
            <text:p><text:s text:c="3"/>11,903</text:p>
          </table:table-cell>
          <table:table-cell office:value-type="float" office:value="347" table:style-name="ce71">
            <text:p><text:s text:c="3"/>347</text:p>
          </table:table-cell>
          <table:table-cell office:value-type="float" office:value="11556" table:style-name="ce71">
            <text:p><text:s text:c="3"/>11,556</text:p>
          </table:table-cell>
          <table:table-cell office:value-type="float" office:value="248" table:style-name="ce71">
            <text:p><text:s text:c="3"/>248</text:p>
          </table:table-cell>
          <table:table-cell office:value-type="float" office:value="8" table:style-name="ce71">
            <text:p><text:s text:c="3"/>8</text:p>
          </table:table-cell>
          <table:table-cell office:value-type="float" office:value="240" table:style-name="ce71">
            <text:p><text:s text:c="3"/>240</text:p>
          </table:table-cell>
          <table:table-cell office:value-type="float" office:value="6062" table:style-name="ce71">
            <text:p><text:s text:c="3"/>6,062</text:p>
          </table:table-cell>
          <table:table-cell office:value-type="float" office:value="333" table:style-name="ce71">
            <text:p><text:s text:c="3"/>333</text:p>
          </table:table-cell>
          <table:table-cell office:value-type="float" office:value="5729" table:style-name="ce71">
            <text:p><text:s text:c="3"/>5,729</text:p>
          </table:table-cell>
          <table:table-cell office:value-type="float" office:value="5541" table:style-name="ce71">
            <text:p><text:s text:c="3"/>5,541</text:p>
          </table:table-cell>
          <table:table-cell office:value-type="float" office:value="332" table:style-name="ce71">
            <text:p><text:s text:c="3"/>332</text:p>
          </table:table-cell>
          <table:table-cell office:value-type="float" office:value="5209" table:style-name="ce71">
            <text:p><text:s text:c="3"/>5,209</text:p>
          </table:table-cell>
          <table:table-cell office:value-type="float" office:value="521" table:style-name="ce71">
            <text:p><text:s text:c="3"/>521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520" table:style-name="ce69">
            <text:p><text:s text:c="3"/>520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4">
            <text:p>98 年</text:p>
          </table:table-cell>
          <table:table-cell office:value-type="string" table:style-name="ce141">
            <text:p>計</text:p>
          </table:table-cell>
          <table:table-cell office:value-type="float" office:value="234198" table:style-name="ce147">
            <text:p><text:s text:c="3"/>234,198</text:p>
          </table:table-cell>
          <table:table-cell office:value-type="float" office:value="212284" table:style-name="ce147">
            <text:p><text:s text:c="3"/>212,284</text:p>
          </table:table-cell>
          <table:table-cell office:value-type="float" office:value="212233" table:style-name="ce147">
            <text:p><text:s text:c="3"/>212,233</text:p>
          </table:table-cell>
          <table:table-cell office:value-type="float" office:value="51" table:style-name="ce147">
            <text:p><text:s text:c="3"/>51</text:p>
          </table:table-cell>
          <table:table-cell office:value-type="float" office:value="12796" table:style-name="ce147">
            <text:p><text:s text:c="3"/>12,796</text:p>
          </table:table-cell>
          <table:table-cell office:value-type="float" office:value="559" table:style-name="ce147">
            <text:p><text:s text:c="3"/>559</text:p>
          </table:table-cell>
          <table:table-cell office:value-type="float" office:value="12237" table:style-name="ce147">
            <text:p><text:s text:c="3"/>12,237</text:p>
          </table:table-cell>
          <table:table-cell office:value-type="float" office:value="498" table:style-name="ce147">
            <text:p><text:s text:c="3"/>498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485" table:style-name="ce147">
            <text:p><text:s text:c="3"/>485</text:p>
          </table:table-cell>
          <table:table-cell office:value-type="float" office:value="8620" table:style-name="ce147">
            <text:p><text:s text:c="3"/>8,620</text:p>
          </table:table-cell>
          <table:table-cell office:value-type="float" office:value="447" table:style-name="ce147">
            <text:p><text:s text:c="3"/>447</text:p>
          </table:table-cell>
          <table:table-cell office:value-type="float" office:value="8173" table:style-name="ce147">
            <text:p><text:s text:c="3"/>8,173</text:p>
          </table:table-cell>
          <table:table-cell office:value-type="float" office:value="5696" table:style-name="ce147">
            <text:p><text:s text:c="3"/>5,696</text:p>
          </table:table-cell>
          <table:table-cell office:value-type="float" office:value="443" table:style-name="ce147">
            <text:p><text:s text:c="3"/>443</text:p>
          </table:table-cell>
          <table:table-cell office:value-type="float" office:value="5253" table:style-name="ce147">
            <text:p><text:s text:c="3"/>5,253</text:p>
          </table:table-cell>
          <table:table-cell office:value-type="float" office:value="2924" table:style-name="ce147">
            <text:p><text:s text:c="3"/>2,924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920" table:style-name="ce146">
            <text:p><text:s text:c="3"/>2,920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95">
            <text:p>男</text:p>
          </table:table-cell>
          <table:table-cell office:value-type="float" office:value="117099" table:style-name="ce152">
            <text:p><text:s text:c="3"/>117,099</text:p>
          </table:table-cell>
          <table:table-cell office:value-type="float" office:value="113426" table:style-name="ce152">
            <text:p><text:s text:c="3"/>113,426</text:p>
          </table:table-cell>
          <table:table-cell office:value-type="float" office:value="113401" table:style-name="ce152">
            <text:p><text:s text:c="3"/>113,401</text:p>
          </table:table-cell>
          <table:table-cell office:value-type="float" office:value="25" table:style-name="ce152">
            <text:p><text:s text:c="3"/>25</text:p>
          </table:table-cell>
          <table:table-cell office:value-type="float" office:value="452" table:style-name="ce152">
            <text:p><text:s text:c="3"/>452</text:p>
          </table:table-cell>
          <table:table-cell office:value-type="float" office:value="9" table:style-name="ce152">
            <text:p><text:s text:c="3"/>9</text:p>
          </table:table-cell>
          <table:table-cell office:value-type="float" office:value="443" table:style-name="ce152">
            <text:p><text:s text:c="3"/>443</text:p>
          </table:table-cell>
          <table:table-cell office:value-type="float" office:value="239" table:style-name="ce152">
            <text:p><text:s text:c="3"/>239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233" table:style-name="ce152">
            <text:p><text:s text:c="3"/>233</text:p>
          </table:table-cell>
          <table:table-cell office:value-type="float" office:value="2982" table:style-name="ce152">
            <text:p><text:s text:c="3"/>2,982</text:p>
          </table:table-cell>
          <table:table-cell office:value-type="float" office:value="9" table:style-name="ce152">
            <text:p><text:s text:c="3"/>9</text:p>
          </table:table-cell>
          <table:table-cell office:value-type="float" office:value="2973" table:style-name="ce152">
            <text:p><text:s text:c="3"/>2,973</text:p>
          </table:table-cell>
          <table:table-cell office:value-type="float" office:value="502" table:style-name="ce152">
            <text:p><text:s text:c="3"/>502</text:p>
          </table:table-cell>
          <table:table-cell office:value-type="float" office:value="7" table:style-name="ce152">
            <text:p><text:s text:c="3"/>7</text:p>
          </table:table-cell>
          <table:table-cell office:value-type="float" office:value="495" table:style-name="ce152">
            <text:p><text:s text:c="3"/>495</text:p>
          </table:table-cell>
          <table:table-cell office:value-type="float" office:value="2480" table:style-name="ce152">
            <text:p><text:s text:c="3"/>2,480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478" table:style-name="ce151">
            <text:p><text:s text:c="3"/>2,478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46">
            <text:p>女</text:p>
          </table:table-cell>
          <table:table-cell office:value-type="float" office:value="117099" table:style-name="ce150">
            <text:p><text:s text:c="3"/>117,099</text:p>
          </table:table-cell>
          <table:table-cell office:value-type="float" office:value="98858" table:style-name="ce150">
            <text:p><text:s text:c="3"/>98,858</text:p>
          </table:table-cell>
          <table:table-cell office:value-type="float" office:value="98832" table:style-name="ce150">
            <text:p><text:s text:c="3"/>98,832</text:p>
          </table:table-cell>
          <table:table-cell office:value-type="float" office:value="26" table:style-name="ce150">
            <text:p><text:s text:c="3"/>26</text:p>
          </table:table-cell>
          <table:table-cell office:value-type="float" office:value="12344" table:style-name="ce150">
            <text:p><text:s text:c="3"/>12,344</text:p>
          </table:table-cell>
          <table:table-cell office:value-type="float" office:value="550" table:style-name="ce150">
            <text:p><text:s text:c="3"/>550</text:p>
          </table:table-cell>
          <table:table-cell office:value-type="float" office:value="11794" table:style-name="ce150">
            <text:p><text:s text:c="3"/>11,794</text:p>
          </table:table-cell>
          <table:table-cell office:value-type="float" office:value="259" table:style-name="ce150">
            <text:p><text:s text:c="3"/>259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252" table:style-name="ce150">
            <text:p><text:s text:c="3"/>252</text:p>
          </table:table-cell>
          <table:table-cell office:value-type="float" office:value="5638" table:style-name="ce150">
            <text:p><text:s text:c="3"/>5,638</text:p>
          </table:table-cell>
          <table:table-cell office:value-type="float" office:value="438" table:style-name="ce150">
            <text:p><text:s text:c="3"/>438</text:p>
          </table:table-cell>
          <table:table-cell office:value-type="float" office:value="5200" table:style-name="ce150">
            <text:p><text:s text:c="3"/>5,200</text:p>
          </table:table-cell>
          <table:table-cell office:value-type="float" office:value="5194" table:style-name="ce150">
            <text:p><text:s text:c="3"/>5,194</text:p>
          </table:table-cell>
          <table:table-cell office:value-type="float" office:value="436" table:style-name="ce150">
            <text:p><text:s text:c="3"/>436</text:p>
          </table:table-cell>
          <table:table-cell office:value-type="float" office:value="4758" table:style-name="ce150">
            <text:p><text:s text:c="3"/>4,758</text:p>
          </table:table-cell>
          <table:table-cell office:value-type="float" office:value="444" table:style-name="ce150">
            <text:p><text:s text:c="3"/>444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442" table:style-name="ce149">
            <text:p><text:s text:c="3"/>442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4">
            <text:p>99 年</text:p>
          </table:table-cell>
          <table:table-cell office:value-type="string" table:style-name="ce141">
            <text:p>計</text:p>
          </table:table-cell>
          <table:table-cell office:value-type="float" office:value="277638" table:style-name="ce147">
            <text:p><text:s text:c="3"/>277,638</text:p>
          </table:table-cell>
          <table:table-cell office:value-type="float" office:value="256137" table:style-name="ce147">
            <text:p><text:s text:c="3"/>256,137</text:p>
          </table:table-cell>
          <table:table-cell office:value-type="float" office:value="256068" table:style-name="ce147">
            <text:p><text:s text:c="3"/>256,068</text:p>
          </table:table-cell>
          <table:table-cell office:value-type="float" office:value="69" table:style-name="ce147">
            <text:p><text:s text:c="3"/>69</text:p>
          </table:table-cell>
          <table:table-cell office:value-type="float" office:value="12807" table:style-name="ce147">
            <text:p><text:s text:c="3"/>12,807</text:p>
          </table:table-cell>
          <table:table-cell office:value-type="float" office:value="921" table:style-name="ce147">
            <text:p><text:s text:c="3"/>921</text:p>
          </table:table-cell>
          <table:table-cell office:value-type="float" office:value="11886" table:style-name="ce147">
            <text:p><text:s text:c="3"/>11,886</text:p>
          </table:table-cell>
          <table:table-cell office:value-type="float" office:value="525" table:style-name="ce147">
            <text:p><text:s text:c="3"/>525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503" table:style-name="ce147">
            <text:p><text:s text:c="3"/>503</text:p>
          </table:table-cell>
          <table:table-cell office:value-type="float" office:value="8169" table:style-name="ce147">
            <text:p><text:s text:c="3"/>8,169</text:p>
          </table:table-cell>
          <table:table-cell office:value-type="float" office:value="592" table:style-name="ce147">
            <text:p><text:s text:c="3"/>592</text:p>
          </table:table-cell>
          <table:table-cell office:value-type="float" office:value="7577" table:style-name="ce147">
            <text:p><text:s text:c="3"/>7,577</text:p>
          </table:table-cell>
          <table:table-cell office:value-type="float" office:value="5212" table:style-name="ce147">
            <text:p><text:s text:c="3"/>5,212</text:p>
          </table:table-cell>
          <table:table-cell office:value-type="float" office:value="587" table:style-name="ce147">
            <text:p><text:s text:c="3"/>587</text:p>
          </table:table-cell>
          <table:table-cell office:value-type="float" office:value="4625" table:style-name="ce147">
            <text:p><text:s text:c="3"/>4,625</text:p>
          </table:table-cell>
          <table:table-cell office:value-type="float" office:value="2957" table:style-name="ce147">
            <text:p><text:s text:c="3"/>2,957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2952" table:style-name="ce146">
            <text:p><text:s text:c="3"/>2,952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95">
            <text:p>男</text:p>
          </table:table-cell>
          <table:table-cell office:value-type="float" office:value="138819" table:style-name="ce71">
            <text:p><text:s text:c="3"/>138,819</text:p>
          </table:table-cell>
          <table:table-cell office:value-type="float" office:value="135027" table:style-name="ce71">
            <text:p><text:s text:c="3"/>135,027</text:p>
          </table:table-cell>
          <table:table-cell office:value-type="float" office:value="135001" table:style-name="ce71">
            <text:p><text:s text:c="3"/>135,001</text:p>
          </table:table-cell>
          <table:table-cell office:value-type="float" office:value="26" table:style-name="ce71">
            <text:p><text:s text:c="3"/>26</text:p>
          </table:table-cell>
          <table:table-cell office:value-type="float" office:value="562" table:style-name="ce71">
            <text:p><text:s text:c="3"/>562</text:p>
          </table:table-cell>
          <table:table-cell office:value-type="float" office:value="25" table:style-name="ce71">
            <text:p><text:s text:c="3"/>25</text:p>
          </table:table-cell>
          <table:table-cell office:value-type="float" office:value="537" table:style-name="ce71">
            <text:p><text:s text:c="3"/>537</text:p>
          </table:table-cell>
          <table:table-cell office:value-type="float" office:value="245" table:style-name="ce71">
            <text:p><text:s text:c="3"/>245</text:p>
          </table:table-cell>
          <table:table-cell office:value-type="float" office:value="6" table:style-name="ce71">
            <text:p><text:s text:c="3"/>6</text:p>
          </table:table-cell>
          <table:table-cell office:value-type="float" office:value="239" table:style-name="ce71">
            <text:p><text:s text:c="3"/>239</text:p>
          </table:table-cell>
          <table:table-cell office:value-type="float" office:value="2985" table:style-name="ce71">
            <text:p><text:s text:c="3"/>2,985</text:p>
          </table:table-cell>
          <table:table-cell office:value-type="float" office:value="20" table:style-name="ce71">
            <text:p><text:s text:c="3"/>20</text:p>
          </table:table-cell>
          <table:table-cell office:value-type="float" office:value="2965" table:style-name="ce71">
            <text:p><text:s text:c="3"/>2,965</text:p>
          </table:table-cell>
          <table:table-cell office:value-type="float" office:value="549" table:style-name="ce71">
            <text:p><text:s text:c="3"/>549</text:p>
          </table:table-cell>
          <table:table-cell office:value-type="float" office:value="16" table:style-name="ce71">
            <text:p><text:s text:c="3"/>16</text:p>
          </table:table-cell>
          <table:table-cell office:value-type="float" office:value="533" table:style-name="ce71">
            <text:p><text:s text:c="3"/>533</text:p>
          </table:table-cell>
          <table:table-cell office:value-type="float" office:value="2436" table:style-name="ce71">
            <text:p><text:s text:c="3"/>2,436</text:p>
          </table:table-cell>
          <table:table-cell office:value-type="float" office:value="4" table:style-name="ce71">
            <text:p><text:s text:c="3"/>4</text:p>
          </table:table-cell>
          <table:table-cell office:value-type="float" office:value="2432" table:style-name="ce69">
            <text:p><text:s text:c="3"/>2,432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46">
            <text:p>女</text:p>
          </table:table-cell>
          <table:table-cell office:value-type="float" office:value="138819" table:style-name="ce70">
            <text:p><text:s text:c="3"/>138,819</text:p>
          </table:table-cell>
          <table:table-cell office:value-type="float" office:value="121110" table:style-name="ce70">
            <text:p><text:s text:c="3"/>121,110</text:p>
          </table:table-cell>
          <table:table-cell office:value-type="float" office:value="121067" table:style-name="ce70">
            <text:p><text:s text:c="3"/>121,067</text:p>
          </table:table-cell>
          <table:table-cell office:value-type="float" office:value="43" table:style-name="ce70">
            <text:p><text:s text:c="3"/>43</text:p>
          </table:table-cell>
          <table:table-cell office:value-type="float" office:value="12245" table:style-name="ce70">
            <text:p><text:s text:c="3"/>12,245</text:p>
          </table:table-cell>
          <table:table-cell office:value-type="float" office:value="896" table:style-name="ce70">
            <text:p><text:s text:c="3"/>896</text:p>
          </table:table-cell>
          <table:table-cell office:value-type="float" office:value="11349" table:style-name="ce70">
            <text:p><text:s text:c="3"/>11,349</text:p>
          </table:table-cell>
          <table:table-cell office:value-type="float" office:value="280" table:style-name="ce70">
            <text:p><text:s text:c="3"/>280</text:p>
          </table:table-cell>
          <table:table-cell office:value-type="float" office:value="16" table:style-name="ce70">
            <text:p><text:s text:c="3"/>16</text:p>
          </table:table-cell>
          <table:table-cell office:value-type="float" office:value="264" table:style-name="ce70">
            <text:p><text:s text:c="3"/>264</text:p>
          </table:table-cell>
          <table:table-cell office:value-type="float" office:value="5184" table:style-name="ce70">
            <text:p><text:s text:c="3"/>5,184</text:p>
          </table:table-cell>
          <table:table-cell office:value-type="float" office:value="572" table:style-name="ce70">
            <text:p><text:s text:c="3"/>572</text:p>
          </table:table-cell>
          <table:table-cell office:value-type="float" office:value="4612" table:style-name="ce70">
            <text:p><text:s text:c="3"/>4,612</text:p>
          </table:table-cell>
          <table:table-cell office:value-type="float" office:value="4663" table:style-name="ce70">
            <text:p><text:s text:c="3"/>4,663</text:p>
          </table:table-cell>
          <table:table-cell office:value-type="float" office:value="571" table:style-name="ce70">
            <text:p><text:s text:c="3"/>571</text:p>
          </table:table-cell>
          <table:table-cell office:value-type="float" office:value="4092" table:style-name="ce70">
            <text:p><text:s text:c="3"/>4,092</text:p>
          </table:table-cell>
          <table:table-cell office:value-type="float" office:value="521" table:style-name="ce70">
            <text:p><text:s text:c="3"/>521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520" table:style-name="ce148">
            <text:p><text:s text:c="3"/>520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5">
            <text:p>100年</text:p>
          </table:table-cell>
          <table:table-cell office:value-type="string" table:style-name="ce141">
            <text:p>計</text:p>
          </table:table-cell>
          <table:table-cell office:value-type="float" office:value="330654" table:style-name="ce147">
            <text:p><text:s text:c="3"/>330,654</text:p>
          </table:table-cell>
          <table:table-cell office:value-type="float" office:value="309138" table:style-name="ce147">
            <text:p><text:s text:c="3"/>309,138</text:p>
          </table:table-cell>
          <table:table-cell office:value-type="float" office:value="309054" table:style-name="ce147">
            <text:p><text:s text:c="3"/>309,054</text:p>
          </table:table-cell>
          <table:table-cell office:value-type="float" office:value="84" table:style-name="ce147">
            <text:p><text:s text:c="3"/>84</text:p>
          </table:table-cell>
          <table:table-cell office:value-type="float" office:value="12800" table:style-name="ce147">
            <text:p><text:s text:c="3"/>12,800</text:p>
          </table:table-cell>
          <table:table-cell office:value-type="float" office:value="1192" table:style-name="ce147">
            <text:p><text:s text:c="3"/>1,192</text:p>
          </table:table-cell>
          <table:table-cell office:value-type="float" office:value="11608" table:style-name="ce147">
            <text:p><text:s text:c="3"/>11,608</text:p>
          </table:table-cell>
          <table:table-cell office:value-type="float" office:value="663" table:style-name="ce147">
            <text:p><text:s text:c="3"/>663</text:p>
          </table:table-cell>
          <table:table-cell office:value-type="float" office:value="31" table:style-name="ce147">
            <text:p><text:s text:c="3"/>31</text:p>
          </table:table-cell>
          <table:table-cell office:value-type="float" office:value="632" table:style-name="ce147">
            <text:p><text:s text:c="3"/>632</text:p>
          </table:table-cell>
          <table:table-cell office:value-type="float" office:value="8053" table:style-name="ce147">
            <text:p><text:s text:c="3"/>8,053</text:p>
          </table:table-cell>
          <table:table-cell office:value-type="float" office:value="914" table:style-name="ce147">
            <text:p><text:s text:c="3"/>914</text:p>
          </table:table-cell>
          <table:table-cell office:value-type="float" office:value="7139" table:style-name="ce147">
            <text:p><text:s text:c="3"/>7,139</text:p>
          </table:table-cell>
          <table:table-cell office:value-type="float" office:value="4887" table:style-name="ce147">
            <text:p><text:s text:c="3"/>4,887</text:p>
          </table:table-cell>
          <table:table-cell office:value-type="float" office:value="905" table:style-name="ce147">
            <text:p><text:s text:c="3"/>905</text:p>
          </table:table-cell>
          <table:table-cell office:value-type="float" office:value="3982" table:style-name="ce147">
            <text:p><text:s text:c="3"/>3,982</text:p>
          </table:table-cell>
          <table:table-cell office:value-type="float" office:value="3166" table:style-name="ce147">
            <text:p><text:s text:c="3"/>3,166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3157" table:style-name="ce146">
            <text:p><text:s text:c="3"/>3,157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95">
            <text:p>男</text:p>
          </table:table-cell>
          <table:table-cell office:value-type="float" office:value="165327" table:style-name="ce145">
            <text:p><text:s text:c="3"/>165,327</text:p>
          </table:table-cell>
          <table:table-cell office:value-type="float" office:value="161237" table:style-name="ce145">
            <text:p><text:s text:c="3"/>161,237</text:p>
          </table:table-cell>
          <table:table-cell office:value-type="float" office:value="161189" table:style-name="ce145">
            <text:p><text:s text:c="3"/>161,189</text:p>
          </table:table-cell>
          <table:table-cell office:value-type="float" office:value="48" table:style-name="ce145">
            <text:p><text:s text:c="3"/>48</text:p>
          </table:table-cell>
          <table:table-cell office:value-type="float" office:value="686" table:style-name="ce145">
            <text:p><text:s text:c="3"/>686</text:p>
          </table:table-cell>
          <table:table-cell office:value-type="float" office:value="33" table:style-name="ce145">
            <text:p><text:s text:c="3"/>33</text:p>
          </table:table-cell>
          <table:table-cell office:value-type="float" office:value="653" table:style-name="ce145">
            <text:p><text:s text:c="3"/>653</text:p>
          </table:table-cell>
          <table:table-cell office:value-type="float" office:value="309" table:style-name="ce145">
            <text:p><text:s text:c="3"/>309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296" table:style-name="ce145">
            <text:p><text:s text:c="3"/>296</text:p>
          </table:table-cell>
          <table:table-cell office:value-type="float" office:value="3095" table:style-name="ce145">
            <text:p><text:s text:c="3"/>3,095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3067" table:style-name="ce145">
            <text:p><text:s text:c="3"/>3,067</text:p>
          </table:table-cell>
          <table:table-cell office:value-type="float" office:value="520" table:style-name="ce145">
            <text:p><text:s text:c="3"/>520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498" table:style-name="ce145">
            <text:p><text:s text:c="3"/>498</text:p>
          </table:table-cell>
          <table:table-cell office:value-type="float" office:value="2575" table:style-name="ce145">
            <text:p><text:s text:c="3"/>2,575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2569" table:style-name="ce144">
            <text:p><text:s text:c="3"/>2,569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46">
            <text:p>女</text:p>
          </table:table-cell>
          <table:table-cell office:value-type="float" office:value="165327" table:style-name="ce143">
            <text:p><text:s text:c="3"/>165,327</text:p>
          </table:table-cell>
          <table:table-cell office:value-type="float" office:value="147901" table:style-name="ce143">
            <text:p><text:s text:c="3"/>147,901</text:p>
          </table:table-cell>
          <table:table-cell office:value-type="float" office:value="147865" table:style-name="ce143">
            <text:p><text:s text:c="3"/>147,865</text:p>
          </table:table-cell>
          <table:table-cell office:value-type="float" office:value="36" table:style-name="ce143">
            <text:p><text:s text:c="3"/>36</text:p>
          </table:table-cell>
          <table:table-cell office:value-type="float" office:value="12114" table:style-name="ce143">
            <text:p><text:s text:c="3"/>12,114</text:p>
          </table:table-cell>
          <table:table-cell office:value-type="float" office:value="1159" table:style-name="ce143">
            <text:p><text:s text:c="3"/>1,159</text:p>
          </table:table-cell>
          <table:table-cell office:value-type="float" office:value="10955" table:style-name="ce143">
            <text:p><text:s text:c="3"/>10,955</text:p>
          </table:table-cell>
          <table:table-cell office:value-type="float" office:value="354" table:style-name="ce143">
            <text:p><text:s text:c="3"/>354</text:p>
          </table:table-cell>
          <table:table-cell office:value-type="float" office:value="18" table:style-name="ce143">
            <text:p><text:s text:c="3"/>18</text:p>
          </table:table-cell>
          <table:table-cell office:value-type="float" office:value="336" table:style-name="ce143">
            <text:p><text:s text:c="3"/>336</text:p>
          </table:table-cell>
          <table:table-cell office:value-type="float" office:value="4958" table:style-name="ce143">
            <text:p><text:s text:c="3"/>4,958</text:p>
          </table:table-cell>
          <table:table-cell office:value-type="float" office:value="886" table:style-name="ce143">
            <text:p><text:s text:c="3"/>886</text:p>
          </table:table-cell>
          <table:table-cell office:value-type="float" office:value="4072" table:style-name="ce143">
            <text:p><text:s text:c="3"/>4,072</text:p>
          </table:table-cell>
          <table:table-cell office:value-type="float" office:value="4367" table:style-name="ce143">
            <text:p><text:s text:c="3"/>4,367</text:p>
          </table:table-cell>
          <table:table-cell office:value-type="float" office:value="883" table:style-name="ce143">
            <text:p><text:s text:c="3"/>883</text:p>
          </table:table-cell>
          <table:table-cell office:value-type="float" office:value="3484" table:style-name="ce143">
            <text:p><text:s text:c="3"/>3,484</text:p>
          </table:table-cell>
          <table:table-cell office:value-type="float" office:value="591" table:style-name="ce143">
            <text:p><text:s text:c="3"/>591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588" table:style-name="ce142">
            <text:p><text:s text:c="3"/>588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5">
            <text:p>101年</text:p>
          </table:table-cell>
          <table:table-cell office:value-type="string" table:style-name="ce141">
            <text:p>計</text:p>
          </table:table-cell>
          <table:table-cell office:value-type="float" office:value="286768" table:style-name="ce147">
            <text:p><text:s text:c="3"/>286,768</text:p>
          </table:table-cell>
          <table:table-cell office:value-type="float" office:value="266168" table:style-name="ce147">
            <text:p><text:s text:c="3"/>266,168</text:p>
          </table:table-cell>
          <table:table-cell office:value-type="float" office:value="266085" table:style-name="ce147">
            <text:p><text:s text:c="3"/>266,085</text:p>
          </table:table-cell>
          <table:table-cell office:value-type="float" office:value="83" table:style-name="ce147">
            <text:p><text:s text:c="3"/>83</text:p>
          </table:table-cell>
          <table:table-cell office:value-type="float" office:value="12034" table:style-name="ce147">
            <text:p><text:s text:c="3"/>12,034</text:p>
          </table:table-cell>
          <table:table-cell office:value-type="float" office:value="1199" table:style-name="ce147">
            <text:p><text:s text:c="3"/>1,199</text:p>
          </table:table-cell>
          <table:table-cell office:value-type="float" office:value="10835" table:style-name="ce147">
            <text:p><text:s text:c="3"/>10,835</text:p>
          </table:table-cell>
          <table:table-cell office:value-type="float" office:value="679" table:style-name="ce147">
            <text:p><text:s text:c="3"/>679</text:p>
          </table:table-cell>
          <table:table-cell office:value-type="float" office:value="30" table:style-name="ce147">
            <text:p><text:s text:c="3"/>30</text:p>
          </table:table-cell>
          <table:table-cell office:value-type="float" office:value="649" table:style-name="ce147">
            <text:p><text:s text:c="3"/>649</text:p>
          </table:table-cell>
          <table:table-cell office:value-type="float" office:value="7887" table:style-name="ce147">
            <text:p><text:s text:c="3"/>7,887</text:p>
          </table:table-cell>
          <table:table-cell office:value-type="float" office:value="950" table:style-name="ce147">
            <text:p><text:s text:c="3"/>950</text:p>
          </table:table-cell>
          <table:table-cell office:value-type="float" office:value="6937" table:style-name="ce147">
            <text:p><text:s text:c="3"/>6,937</text:p>
          </table:table-cell>
          <table:table-cell office:value-type="float" office:value="4784" table:style-name="ce147">
            <text:p><text:s text:c="3"/>4,784</text:p>
          </table:table-cell>
          <table:table-cell office:value-type="float" office:value="944" table:style-name="ce147">
            <text:p><text:s text:c="3"/>944</text:p>
          </table:table-cell>
          <table:table-cell office:value-type="float" office:value="3840" table:style-name="ce147">
            <text:p><text:s text:c="3"/>3,840</text:p>
          </table:table-cell>
          <table:table-cell office:value-type="float" office:value="3103" table:style-name="ce147">
            <text:p><text:s text:c="3"/>3,103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3097" table:style-name="ce146">
            <text:p><text:s text:c="3"/>3,097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95">
            <text:p>男</text:p>
          </table:table-cell>
          <table:table-cell office:value-type="float" office:value="143384" table:style-name="ce145">
            <text:p><text:s text:c="3"/>143,384</text:p>
          </table:table-cell>
          <table:table-cell office:value-type="float" office:value="139047" table:style-name="ce145">
            <text:p><text:s text:c="3"/>139,047</text:p>
          </table:table-cell>
          <table:table-cell office:value-type="float" office:value="139001" table:style-name="ce145">
            <text:p><text:s text:c="3"/>139,001</text:p>
          </table:table-cell>
          <table:table-cell office:value-type="float" office:value="46" table:style-name="ce145">
            <text:p><text:s text:c="3"/>46</text:p>
          </table:table-cell>
          <table:table-cell office:value-type="float" office:value="766" table:style-name="ce145">
            <text:p><text:s text:c="3"/>766</text:p>
          </table:table-cell>
          <table:table-cell office:value-type="float" office:value="47" table:style-name="ce145">
            <text:p><text:s text:c="3"/>47</text:p>
          </table:table-cell>
          <table:table-cell office:value-type="float" office:value="719" table:style-name="ce145">
            <text:p><text:s text:c="3"/>719</text:p>
          </table:table-cell>
          <table:table-cell office:value-type="float" office:value="350" table:style-name="ce145">
            <text:p><text:s text:c="3"/>350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337" table:style-name="ce145">
            <text:p><text:s text:c="3"/>337</text:p>
          </table:table-cell>
          <table:table-cell office:value-type="float" office:value="3221" table:style-name="ce145">
            <text:p><text:s text:c="3"/>3,221</text:p>
          </table:table-cell>
          <table:table-cell office:value-type="float" office:value="31" table:style-name="ce145">
            <text:p><text:s text:c="3"/>31</text:p>
          </table:table-cell>
          <table:table-cell office:value-type="float" office:value="3190" table:style-name="ce145">
            <text:p><text:s text:c="3"/>3,190</text:p>
          </table:table-cell>
          <table:table-cell office:value-type="float" office:value="664" table:style-name="ce145">
            <text:p><text:s text:c="3"/>664</text:p>
          </table:table-cell>
          <table:table-cell office:value-type="float" office:value="26" table:style-name="ce145">
            <text:p><text:s text:c="3"/>26</text:p>
          </table:table-cell>
          <table:table-cell office:value-type="float" office:value="638" table:style-name="ce145">
            <text:p><text:s text:c="3"/>638</text:p>
          </table:table-cell>
          <table:table-cell office:value-type="float" office:value="2557" table:style-name="ce145">
            <text:p><text:s text:c="3"/>2,557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2552" table:style-name="ce144">
            <text:p><text:s text:c="3"/>2,552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46">
            <text:p>女</text:p>
          </table:table-cell>
          <table:table-cell office:value-type="float" office:value="143384" table:style-name="ce143">
            <text:p><text:s text:c="3"/>143,384</text:p>
          </table:table-cell>
          <table:table-cell office:value-type="float" office:value="127121" table:style-name="ce143">
            <text:p><text:s text:c="3"/>127,121</text:p>
          </table:table-cell>
          <table:table-cell office:value-type="float" office:value="127084" table:style-name="ce143">
            <text:p><text:s text:c="3"/>127,084</text:p>
          </table:table-cell>
          <table:table-cell office:value-type="float" office:value="37" table:style-name="ce143">
            <text:p><text:s text:c="3"/>37</text:p>
          </table:table-cell>
          <table:table-cell office:value-type="float" office:value="11268" table:style-name="ce143">
            <text:p><text:s text:c="3"/>11,268</text:p>
          </table:table-cell>
          <table:table-cell office:value-type="float" office:value="1152" table:style-name="ce143">
            <text:p><text:s text:c="3"/>1,152</text:p>
          </table:table-cell>
          <table:table-cell office:value-type="float" office:value="10116" table:style-name="ce143">
            <text:p><text:s text:c="3"/>10,116</text:p>
          </table:table-cell>
          <table:table-cell office:value-type="float" office:value="329" table:style-name="ce143">
            <text:p><text:s text:c="3"/>329</text:p>
          </table:table-cell>
          <table:table-cell office:value-type="float" office:value="17" table:style-name="ce143">
            <text:p><text:s text:c="3"/>17</text:p>
          </table:table-cell>
          <table:table-cell office:value-type="float" office:value="312" table:style-name="ce143">
            <text:p><text:s text:c="3"/>312</text:p>
          </table:table-cell>
          <table:table-cell office:value-type="float" office:value="4666" table:style-name="ce143">
            <text:p><text:s text:c="3"/>4,666</text:p>
          </table:table-cell>
          <table:table-cell office:value-type="float" office:value="919" table:style-name="ce143">
            <text:p><text:s text:c="3"/>919</text:p>
          </table:table-cell>
          <table:table-cell office:value-type="float" office:value="3747" table:style-name="ce143">
            <text:p><text:s text:c="3"/>3,747</text:p>
          </table:table-cell>
          <table:table-cell office:value-type="float" office:value="4120" table:style-name="ce143">
            <text:p><text:s text:c="3"/>4,120</text:p>
          </table:table-cell>
          <table:table-cell office:value-type="float" office:value="918" table:style-name="ce143">
            <text:p><text:s text:c="3"/>918</text:p>
          </table:table-cell>
          <table:table-cell office:value-type="float" office:value="3202" table:style-name="ce143">
            <text:p><text:s text:c="3"/>3,202</text:p>
          </table:table-cell>
          <table:table-cell office:value-type="float" office:value="546" table:style-name="ce143">
            <text:p><text:s text:c="3"/>546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545" table:style-name="ce142">
            <text:p><text:s text:c="3"/>545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5">
            <text:p>102年</text:p>
          </table:table-cell>
          <table:table-cell office:value-type="string" table:style-name="ce141">
            <text:p>計</text:p>
          </table:table-cell>
          <table:table-cell office:value-type="float" office:value="295272" table:style-name="ce147">
            <text:p><text:s text:c="3"/>295,272</text:p>
          </table:table-cell>
          <table:table-cell office:value-type="float" office:value="275780" table:style-name="ce147">
            <text:p><text:s text:c="3"/>275,780</text:p>
          </table:table-cell>
          <table:table-cell office:value-type="float" office:value="275701" table:style-name="ce147">
            <text:p><text:s text:c="3"/>275,701</text:p>
          </table:table-cell>
          <table:table-cell office:value-type="float" office:value="79" table:style-name="ce147">
            <text:p><text:s text:c="3"/>79</text:p>
          </table:table-cell>
          <table:table-cell office:value-type="float" office:value="10829" table:style-name="ce147">
            <text:p><text:s text:c="3"/>10,829</text:p>
          </table:table-cell>
          <table:table-cell office:value-type="float" office:value="1151" table:style-name="ce147">
            <text:p><text:s text:c="3"/>1,151</text:p>
          </table:table-cell>
          <table:table-cell office:value-type="float" office:value="9678" table:style-name="ce147">
            <text:p><text:s text:c="3"/>9,678</text:p>
          </table:table-cell>
          <table:table-cell office:value-type="float" office:value="713" table:style-name="ce147">
            <text:p><text:s text:c="3"/>713</text:p>
          </table:table-cell>
          <table:table-cell office:value-type="float" office:value="27" table:style-name="ce147">
            <text:p><text:s text:c="3"/>27</text:p>
          </table:table-cell>
          <table:table-cell office:value-type="float" office:value="686" table:style-name="ce147">
            <text:p><text:s text:c="3"/>686</text:p>
          </table:table-cell>
          <table:table-cell office:value-type="float" office:value="7950" table:style-name="ce147">
            <text:p><text:s text:c="3"/>7,950</text:p>
          </table:table-cell>
          <table:table-cell office:value-type="float" office:value="1033" table:style-name="ce147">
            <text:p><text:s text:c="3"/>1,033</text:p>
          </table:table-cell>
          <table:table-cell office:value-type="float" office:value="6917" table:style-name="ce147">
            <text:p><text:s text:c="3"/>6,917</text:p>
          </table:table-cell>
          <table:table-cell office:value-type="float" office:value="4823" table:style-name="ce147">
            <text:p><text:s text:c="3"/>4,823</text:p>
          </table:table-cell>
          <table:table-cell office:value-type="float" office:value="1027" table:style-name="ce147">
            <text:p><text:s text:c="3"/>1,027</text:p>
          </table:table-cell>
          <table:table-cell office:value-type="float" office:value="3796" table:style-name="ce147">
            <text:p><text:s text:c="3"/>3,796</text:p>
          </table:table-cell>
          <table:table-cell office:value-type="float" office:value="3127" table:style-name="ce147">
            <text:p><text:s text:c="3"/>3,127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3121" table:style-name="ce146">
            <text:p><text:s text:c="3"/>3,121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95">
            <text:p>男</text:p>
          </table:table-cell>
          <table:table-cell office:value-type="float" office:value="147636" table:style-name="ce145">
            <text:p><text:s text:c="3"/>147,636</text:p>
          </table:table-cell>
          <table:table-cell office:value-type="float" office:value="143446" table:style-name="ce145">
            <text:p><text:s text:c="3"/>143,446</text:p>
          </table:table-cell>
          <table:table-cell office:value-type="float" office:value="143401" table:style-name="ce145">
            <text:p><text:s text:c="3"/>143,401</text:p>
          </table:table-cell>
          <table:table-cell office:value-type="float" office:value="45" table:style-name="ce145">
            <text:p><text:s text:c="3"/>45</text:p>
          </table:table-cell>
          <table:table-cell office:value-type="float" office:value="738" table:style-name="ce145">
            <text:p><text:s text:c="3"/>738</text:p>
          </table:table-cell>
          <table:table-cell office:value-type="float" office:value="35" table:style-name="ce145">
            <text:p><text:s text:c="3"/>35</text:p>
          </table:table-cell>
          <table:table-cell office:value-type="float" office:value="703" table:style-name="ce145">
            <text:p><text:s text:c="3"/>703</text:p>
          </table:table-cell>
          <table:table-cell office:value-type="float" office:value="336" table:style-name="ce145">
            <text:p><text:s text:c="3"/>336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328" table:style-name="ce145">
            <text:p><text:s text:c="3"/>328</text:p>
          </table:table-cell>
          <table:table-cell office:value-type="float" office:value="3116" table:style-name="ce145">
            <text:p><text:s text:c="3"/>3,116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3088" table:style-name="ce145">
            <text:p><text:s text:c="3"/>3,088</text:p>
          </table:table-cell>
          <table:table-cell office:value-type="float" office:value="616" table:style-name="ce145">
            <text:p><text:s text:c="3"/>616</text:p>
          </table:table-cell>
          <table:table-cell office:value-type="float" office:value="23" table:style-name="ce145">
            <text:p><text:s text:c="3"/>23</text:p>
          </table:table-cell>
          <table:table-cell office:value-type="float" office:value="593" table:style-name="ce145">
            <text:p><text:s text:c="3"/>593</text:p>
          </table:table-cell>
          <table:table-cell office:value-type="float" office:value="2500" table:style-name="ce145">
            <text:p><text:s text:c="3"/>2,500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2495" table:style-name="ce144">
            <text:p><text:s text:c="3"/>2,495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46">
            <text:p>女</text:p>
          </table:table-cell>
          <table:table-cell office:value-type="float" office:value="147636" table:style-name="ce143">
            <text:p><text:s text:c="3"/>147,636</text:p>
          </table:table-cell>
          <table:table-cell office:value-type="float" office:value="132334" table:style-name="ce143">
            <text:p><text:s text:c="3"/>132,334</text:p>
          </table:table-cell>
          <table:table-cell office:value-type="float" office:value="132300" table:style-name="ce143">
            <text:p><text:s text:c="3"/>132,300</text:p>
          </table:table-cell>
          <table:table-cell office:value-type="float" office:value="34" table:style-name="ce143">
            <text:p><text:s text:c="3"/>34</text:p>
          </table:table-cell>
          <table:table-cell office:value-type="float" office:value="10091" table:style-name="ce143">
            <text:p><text:s text:c="3"/>10,091</text:p>
          </table:table-cell>
          <table:table-cell office:value-type="float" office:value="1116" table:style-name="ce143">
            <text:p><text:s text:c="3"/>1,116</text:p>
          </table:table-cell>
          <table:table-cell office:value-type="float" office:value="8975" table:style-name="ce143">
            <text:p><text:s text:c="3"/>8,975</text:p>
          </table:table-cell>
          <table:table-cell office:value-type="float" office:value="377" table:style-name="ce143">
            <text:p><text:s text:c="3"/>377</text:p>
          </table:table-cell>
          <table:table-cell office:value-type="float" office:value="19" table:style-name="ce143">
            <text:p><text:s text:c="3"/>19</text:p>
          </table:table-cell>
          <table:table-cell office:value-type="float" office:value="358" table:style-name="ce143">
            <text:p><text:s text:c="3"/>358</text:p>
          </table:table-cell>
          <table:table-cell office:value-type="float" office:value="4834" table:style-name="ce143">
            <text:p><text:s text:c="3"/>4,834</text:p>
          </table:table-cell>
          <table:table-cell office:value-type="float" office:value="1005" table:style-name="ce143">
            <text:p><text:s text:c="3"/>1,005</text:p>
          </table:table-cell>
          <table:table-cell office:value-type="float" office:value="3829" table:style-name="ce143">
            <text:p><text:s text:c="3"/>3,829</text:p>
          </table:table-cell>
          <table:table-cell office:value-type="float" office:value="4207" table:style-name="ce143">
            <text:p><text:s text:c="3"/>4,207</text:p>
          </table:table-cell>
          <table:table-cell office:value-type="float" office:value="1004" table:style-name="ce143">
            <text:p><text:s text:c="3"/>1,004</text:p>
          </table:table-cell>
          <table:table-cell office:value-type="float" office:value="3203" table:style-name="ce143">
            <text:p><text:s text:c="3"/>3,203</text:p>
          </table:table-cell>
          <table:table-cell office:value-type="float" office:value="627" table:style-name="ce143">
            <text:p><text:s text:c="3"/>627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626" table:style-name="ce142">
            <text:p><text:s text:c="3"/>626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5">
            <text:p>103年</text:p>
          </table:table-cell>
          <table:table-cell office:value-type="string" table:style-name="ce141">
            <text:p>計</text:p>
          </table:table-cell>
          <table:table-cell office:value-type="float" office:value="298574" table:style-name="ce62">
            <text:p><text:s text:c="3"/>298,574</text:p>
          </table:table-cell>
          <table:table-cell office:value-type="float" office:value="278873" table:style-name="ce62">
            <text:p><text:s text:c="3"/>278,873</text:p>
          </table:table-cell>
          <table:table-cell office:value-type="float" office:value="278762" table:style-name="ce62">
            <text:p><text:s text:c="3"/>278,762</text:p>
          </table:table-cell>
          <table:table-cell office:value-type="float" office:value="111" table:style-name="ce62">
            <text:p><text:s text:c="3"/>111</text:p>
          </table:table-cell>
          <table:table-cell office:value-type="float" office:value="10044" table:style-name="ce62">
            <text:p><text:s text:c="3"/>10,044</text:p>
          </table:table-cell>
          <table:table-cell office:value-type="float" office:value="1199" table:style-name="ce62">
            <text:p><text:s text:c="3"/>1,199</text:p>
          </table:table-cell>
          <table:table-cell office:value-type="float" office:value="8845" table:style-name="ce62">
            <text:p><text:s text:c="3"/>8,845</text:p>
          </table:table-cell>
          <table:table-cell office:value-type="float" office:value="942" table:style-name="ce62">
            <text:p><text:s text:c="3"/>942</text:p>
          </table:table-cell>
          <table:table-cell office:value-type="float" office:value="46" table:style-name="ce62">
            <text:p><text:s text:c="3"/>46</text:p>
          </table:table-cell>
          <table:table-cell office:value-type="float" office:value="896" table:style-name="ce62">
            <text:p><text:s text:c="3"/>896</text:p>
          </table:table-cell>
          <table:table-cell office:value-type="float" office:value="8715" table:style-name="ce62">
            <text:p><text:s text:c="3"/>8,715</text:p>
          </table:table-cell>
          <table:table-cell office:value-type="float" office:value="1258" table:style-name="ce62">
            <text:p><text:s text:c="3"/>1,258</text:p>
          </table:table-cell>
          <table:table-cell office:value-type="float" office:value="7457" table:style-name="ce62">
            <text:p><text:s text:c="3"/>7,457</text:p>
          </table:table-cell>
          <table:table-cell office:value-type="float" office:value="5466" table:style-name="ce62">
            <text:p><text:s text:c="3"/>5,466</text:p>
          </table:table-cell>
          <table:table-cell office:value-type="float" office:value="1249" table:style-name="ce62">
            <text:p><text:s text:c="3"/>1,249</text:p>
          </table:table-cell>
          <table:table-cell office:value-type="float" office:value="4217" table:style-name="ce62">
            <text:p><text:s text:c="3"/>4,217</text:p>
          </table:table-cell>
          <table:table-cell office:value-type="float" office:value="3249" table:style-name="ce62">
            <text:p><text:s text:c="3"/>3,249</text:p>
          </table:table-cell>
          <table:table-cell office:value-type="float" office:value="9" table:style-name="ce62">
            <text:p><text:s text:c="3"/>9</text:p>
          </table:table-cell>
          <table:table-cell office:value-type="float" office:value="3240" table:style-name="ce61">
            <text:p><text:s text:c="3"/>3,240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95">
            <text:p>男</text:p>
          </table:table-cell>
          <table:table-cell office:value-type="float" office:value="149287" table:style-name="ce59">
            <text:p><text:s text:c="3"/>149,287</text:p>
          </table:table-cell>
          <table:table-cell office:value-type="float" office:value="144766" table:style-name="ce59">
            <text:p><text:s text:c="3"/>144,766</text:p>
          </table:table-cell>
          <table:table-cell office:value-type="float" office:value="144691" table:style-name="ce59">
            <text:p><text:s text:c="3"/>144,691</text:p>
          </table:table-cell>
          <table:table-cell office:value-type="float" office:value="75" table:style-name="ce59">
            <text:p><text:s text:c="3"/>75</text:p>
          </table:table-cell>
          <table:table-cell office:value-type="float" office:value="727" table:style-name="ce59">
            <text:p><text:s text:c="3"/>727</text:p>
          </table:table-cell>
          <table:table-cell office:value-type="float" office:value="28" table:style-name="ce59">
            <text:p><text:s text:c="3"/>28</text:p>
          </table:table-cell>
          <table:table-cell office:value-type="float" office:value="699" table:style-name="ce59">
            <text:p><text:s text:c="3"/>699</text:p>
          </table:table-cell>
          <table:table-cell office:value-type="float" office:value="451" table:style-name="ce59">
            <text:p><text:s text:c="3"/>451</text:p>
          </table:table-cell>
          <table:table-cell office:value-type="float" office:value="21" table:style-name="ce59">
            <text:p><text:s text:c="3"/>21</text:p>
          </table:table-cell>
          <table:table-cell office:value-type="float" office:value="430" table:style-name="ce59">
            <text:p><text:s text:c="3"/>430</text:p>
          </table:table-cell>
          <table:table-cell office:value-type="float" office:value="3343" table:style-name="ce59">
            <text:p><text:s text:c="3"/>3,343</text:p>
          </table:table-cell>
          <table:table-cell office:value-type="float" office:value="44" table:style-name="ce59">
            <text:p><text:s text:c="3"/>44</text:p>
          </table:table-cell>
          <table:table-cell office:value-type="float" office:value="3299" table:style-name="ce59">
            <text:p><text:s text:c="3"/>3,299</text:p>
          </table:table-cell>
          <table:table-cell office:value-type="float" office:value="706" table:style-name="ce59">
            <text:p><text:s text:c="3"/>706</text:p>
          </table:table-cell>
          <table:table-cell office:value-type="float" office:value="39" table:style-name="ce59">
            <text:p><text:s text:c="3"/>39</text:p>
          </table:table-cell>
          <table:table-cell office:value-type="float" office:value="667" table:style-name="ce59">
            <text:p><text:s text:c="3"/>667</text:p>
          </table:table-cell>
          <table:table-cell office:value-type="float" office:value="2637" table:style-name="ce59">
            <text:p><text:s text:c="3"/>2,637</text:p>
          </table:table-cell>
          <table:table-cell office:value-type="float" office:value="5" table:style-name="ce59">
            <text:p><text:s text:c="3"/>5</text:p>
          </table:table-cell>
          <table:table-cell office:value-type="float" office:value="2632" table:style-name="ce58">
            <text:p><text:s text:c="3"/>2,632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46">
            <text:p>女</text:p>
          </table:table-cell>
          <table:table-cell office:value-type="float" office:value="149287" table:style-name="ce56">
            <text:p><text:s text:c="3"/>149,287</text:p>
          </table:table-cell>
          <table:table-cell office:value-type="float" office:value="134107" table:style-name="ce56">
            <text:p><text:s text:c="3"/>134,107</text:p>
          </table:table-cell>
          <table:table-cell office:value-type="float" office:value="134071" table:style-name="ce56">
            <text:p><text:s text:c="3"/>134,071</text:p>
          </table:table-cell>
          <table:table-cell office:value-type="float" office:value="36" table:style-name="ce56">
            <text:p><text:s text:c="3"/>36</text:p>
          </table:table-cell>
          <table:table-cell office:value-type="float" office:value="9317" table:style-name="ce56">
            <text:p><text:s text:c="3"/>9,317</text:p>
          </table:table-cell>
          <table:table-cell office:value-type="float" office:value="1171" table:style-name="ce56">
            <text:p><text:s text:c="3"/>1,171</text:p>
          </table:table-cell>
          <table:table-cell office:value-type="float" office:value="8146" table:style-name="ce56">
            <text:p><text:s text:c="3"/>8,146</text:p>
          </table:table-cell>
          <table:table-cell office:value-type="float" office:value="491" table:style-name="ce56">
            <text:p><text:s text:c="3"/>491</text:p>
          </table:table-cell>
          <table:table-cell office:value-type="float" office:value="25" table:style-name="ce56">
            <text:p><text:s text:c="3"/>25</text:p>
          </table:table-cell>
          <table:table-cell office:value-type="float" office:value="466" table:style-name="ce56">
            <text:p><text:s text:c="3"/>466</text:p>
          </table:table-cell>
          <table:table-cell office:value-type="float" office:value="5372" table:style-name="ce56">
            <text:p><text:s text:c="3"/>5,372</text:p>
          </table:table-cell>
          <table:table-cell office:value-type="float" office:value="1214" table:style-name="ce56">
            <text:p><text:s text:c="3"/>1,214</text:p>
          </table:table-cell>
          <table:table-cell office:value-type="float" office:value="4158" table:style-name="ce56">
            <text:p><text:s text:c="3"/>4,158</text:p>
          </table:table-cell>
          <table:table-cell office:value-type="float" office:value="4760" table:style-name="ce56">
            <text:p><text:s text:c="3"/>4,760</text:p>
          </table:table-cell>
          <table:table-cell office:value-type="float" office:value="1210" table:style-name="ce56">
            <text:p><text:s text:c="3"/>1,210</text:p>
          </table:table-cell>
          <table:table-cell office:value-type="float" office:value="3550" table:style-name="ce56">
            <text:p><text:s text:c="3"/>3,550</text:p>
          </table:table-cell>
          <table:table-cell office:value-type="float" office:value="612" table:style-name="ce56">
            <text:p><text:s text:c="3"/>612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608" table:style-name="ce55">
            <text:p><text:s text:c="3"/>608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5">
            <text:p>104年</text:p>
          </table:table-cell>
          <table:table-cell office:value-type="string" table:style-name="ce83">
            <text:p>計</text:p>
          </table:table-cell>
          <table:table-cell office:value-type="float" office:value="308692" table:style-name="ce52">
            <text:p><text:s text:c="3"/>308,692</text:p>
          </table:table-cell>
          <table:table-cell office:value-type="float" office:value="288704" table:style-name="ce52">
            <text:p><text:s text:c="3"/>288,704</text:p>
          </table:table-cell>
          <table:table-cell office:value-type="float" office:value="288625" table:style-name="ce52">
            <text:p><text:s text:c="3"/>288,625</text:p>
          </table:table-cell>
          <table:table-cell office:value-type="float" office:value="79" table:style-name="ce52">
            <text:p><text:s text:c="3"/>79</text:p>
          </table:table-cell>
          <table:table-cell office:value-type="float" office:value="9322" table:style-name="ce52">
            <text:p><text:s text:c="3"/>9,322</text:p>
          </table:table-cell>
          <table:table-cell office:value-type="float" office:value="1174" table:style-name="ce52">
            <text:p><text:s text:c="3"/>1,174</text:p>
          </table:table-cell>
          <table:table-cell office:value-type="float" office:value="8148" table:style-name="ce52">
            <text:p><text:s text:c="3"/>8,148</text:p>
          </table:table-cell>
          <table:table-cell office:value-type="float" office:value="1133" table:style-name="ce52">
            <text:p><text:s text:c="3"/>1,133</text:p>
          </table:table-cell>
          <table:table-cell office:value-type="float" office:value="48" table:style-name="ce52">
            <text:p><text:s text:c="3"/>48</text:p>
          </table:table-cell>
          <table:table-cell office:value-type="float" office:value="1085" table:style-name="ce52">
            <text:p><text:s text:c="3"/>1,085</text:p>
          </table:table-cell>
          <table:table-cell office:value-type="float" office:value="9533" table:style-name="ce52">
            <text:p><text:s text:c="3"/>9,533</text:p>
          </table:table-cell>
          <table:table-cell office:value-type="float" office:value="1267" table:style-name="ce52">
            <text:p><text:s text:c="3"/>1,267</text:p>
          </table:table-cell>
          <table:table-cell office:value-type="float" office:value="8266" table:style-name="ce52">
            <text:p><text:s text:c="3"/>8,266</text:p>
          </table:table-cell>
          <table:table-cell office:value-type="float" office:value="6252" table:style-name="ce52">
            <text:p><text:s text:c="3"/>6,252</text:p>
          </table:table-cell>
          <table:table-cell office:value-type="float" office:value="1253" table:style-name="ce52">
            <text:p><text:s text:c="3"/>1,253</text:p>
          </table:table-cell>
          <table:table-cell office:value-type="float" office:value="4999" table:style-name="ce52">
            <text:p><text:s text:c="3"/>4,999</text:p>
          </table:table-cell>
          <table:table-cell office:value-type="float" office:value="3281" table:style-name="ce52">
            <text:p><text:s text:c="3"/>3,281</text:p>
          </table:table-cell>
          <table:table-cell office:value-type="float" office:value="14" table:style-name="ce52">
            <text:p><text:s text:c="3"/>14</text:p>
          </table:table-cell>
          <table:table-cell office:value-type="float" office:value="3267" table:style-name="ce51">
            <text:p><text:s text:c="3"/>3,267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30">
            <text:p>男</text:p>
          </table:table-cell>
          <table:table-cell office:value-type="float" office:value="154346" table:style-name="ce48">
            <text:p><text:s text:c="3"/>154,346</text:p>
          </table:table-cell>
          <table:table-cell office:value-type="float" office:value="149660" table:style-name="ce48">
            <text:p><text:s text:c="3"/>149,660</text:p>
          </table:table-cell>
          <table:table-cell office:value-type="float" office:value="149607" table:style-name="ce48">
            <text:p><text:s text:c="3"/>149,607</text:p>
          </table:table-cell>
          <table:table-cell office:value-type="float" office:value="53" table:style-name="ce48">
            <text:p><text:s text:c="3"/>53</text:p>
          </table:table-cell>
          <table:table-cell office:value-type="float" office:value="794" table:style-name="ce48">
            <text:p><text:s text:c="3"/>794</text:p>
          </table:table-cell>
          <table:table-cell office:value-type="float" office:value="34" table:style-name="ce48">
            <text:p><text:s text:c="3"/>34</text:p>
          </table:table-cell>
          <table:table-cell office:value-type="float" office:value="760" table:style-name="ce48">
            <text:p><text:s text:c="3"/>760</text:p>
          </table:table-cell>
          <table:table-cell office:value-type="float" office:value="520" table:style-name="ce48">
            <text:p><text:s text:c="3"/>520</text:p>
          </table:table-cell>
          <table:table-cell office:value-type="float" office:value="20" table:style-name="ce48">
            <text:p><text:s text:c="3"/>20</text:p>
          </table:table-cell>
          <table:table-cell office:value-type="float" office:value="500" table:style-name="ce48">
            <text:p><text:s text:c="3"/>500</text:p>
          </table:table-cell>
          <table:table-cell office:value-type="float" office:value="3372" table:style-name="ce48">
            <text:p><text:s text:c="3"/>3,372</text:p>
          </table:table-cell>
          <table:table-cell office:value-type="float" office:value="29" table:style-name="ce48">
            <text:p><text:s text:c="3"/>29</text:p>
          </table:table-cell>
          <table:table-cell office:value-type="float" office:value="3343" table:style-name="ce48">
            <text:p><text:s text:c="3"/>3,343</text:p>
          </table:table-cell>
          <table:table-cell office:value-type="float" office:value="742" table:style-name="ce48">
            <text:p><text:s text:c="3"/>742</text:p>
          </table:table-cell>
          <table:table-cell office:value-type="float" office:value="21" table:style-name="ce48">
            <text:p><text:s text:c="3"/>21</text:p>
          </table:table-cell>
          <table:table-cell office:value-type="float" office:value="721" table:style-name="ce48">
            <text:p><text:s text:c="3"/>721</text:p>
          </table:table-cell>
          <table:table-cell office:value-type="float" office:value="2630" table:style-name="ce48">
            <text:p><text:s text:c="3"/>2,630</text:p>
          </table:table-cell>
          <table:table-cell office:value-type="float" office:value="8" table:style-name="ce48">
            <text:p><text:s text:c="3"/>8</text:p>
          </table:table-cell>
          <table:table-cell office:value-type="float" office:value="2622" table:style-name="ce47">
            <text:p><text:s text:c="3"/>2,622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2">
          <table:covered-table-cell/>
          <table:table-cell office:value-type="string" table:style-name="ce90">
            <text:p>女</text:p>
          </table:table-cell>
          <table:table-cell office:value-type="float" office:value="154346" table:style-name="ce44">
            <text:p><text:s text:c="3"/>154,346</text:p>
          </table:table-cell>
          <table:table-cell office:value-type="float" office:value="139044" table:style-name="ce44">
            <text:p><text:s text:c="3"/>139,044</text:p>
          </table:table-cell>
          <table:table-cell office:value-type="float" office:value="139018" table:style-name="ce44">
            <text:p><text:s text:c="3"/>139,018</text:p>
          </table:table-cell>
          <table:table-cell office:value-type="float" office:value="26" table:style-name="ce44">
            <text:p><text:s text:c="3"/>26</text:p>
          </table:table-cell>
          <table:table-cell office:value-type="float" office:value="8528" table:style-name="ce44">
            <text:p><text:s text:c="3"/>8,528</text:p>
          </table:table-cell>
          <table:table-cell office:value-type="float" office:value="1140" table:style-name="ce44">
            <text:p><text:s text:c="3"/>1,140</text:p>
          </table:table-cell>
          <table:table-cell office:value-type="float" office:value="7388" table:style-name="ce44">
            <text:p><text:s text:c="3"/>7,388</text:p>
          </table:table-cell>
          <table:table-cell office:value-type="float" office:value="613" table:style-name="ce44">
            <text:p><text:s text:c="3"/>613</text:p>
          </table:table-cell>
          <table:table-cell office:value-type="float" office:value="28" table:style-name="ce44">
            <text:p><text:s text:c="3"/>28</text:p>
          </table:table-cell>
          <table:table-cell office:value-type="float" office:value="585" table:style-name="ce44">
            <text:p><text:s text:c="3"/>585</text:p>
          </table:table-cell>
          <table:table-cell office:value-type="float" office:value="6161" table:style-name="ce44">
            <text:p><text:s text:c="3"/>6,161</text:p>
          </table:table-cell>
          <table:table-cell office:value-type="float" office:value="1238" table:style-name="ce44">
            <text:p><text:s text:c="3"/>1,238</text:p>
          </table:table-cell>
          <table:table-cell office:value-type="float" office:value="4923" table:style-name="ce44">
            <text:p><text:s text:c="3"/>4,923</text:p>
          </table:table-cell>
          <table:table-cell office:value-type="float" office:value="5510" table:style-name="ce44">
            <text:p><text:s text:c="3"/>5,510</text:p>
          </table:table-cell>
          <table:table-cell office:value-type="float" office:value="1232" table:style-name="ce44">
            <text:p><text:s text:c="3"/>1,232</text:p>
          </table:table-cell>
          <table:table-cell office:value-type="float" office:value="4278" table:style-name="ce44">
            <text:p><text:s text:c="3"/>4,278</text:p>
          </table:table-cell>
          <table:table-cell office:value-type="float" office:value="651" table:style-name="ce44">
            <text:p><text:s text:c="3"/>651</text:p>
          </table:table-cell>
          <table:table-cell office:value-type="float" office:value="6" table:style-name="ce44">
            <text:p><text:s text:c="3"/>6</text:p>
          </table:table-cell>
          <table:table-cell office:value-type="float" office:value="645" table:style-name="ce43">
            <text:p><text:s text:c="3"/>645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5">
            <text:p>105年</text:p>
          </table:table-cell>
          <table:table-cell office:value-type="string" table:style-name="ce63">
            <text:p>計</text:p>
          </table:table-cell>
          <table:table-cell office:value-type="float" office:value="295722" table:style-name="ce52">
            <text:p><text:s text:c="3"/>295,722</text:p>
          </table:table-cell>
          <table:table-cell office:value-type="float" office:value="275363" table:style-name="ce52">
            <text:p><text:s text:c="3"/>275,363</text:p>
          </table:table-cell>
          <table:table-cell office:value-type="float" office:value="275285" table:style-name="ce52">
            <text:p><text:s text:c="3"/>275,285</text:p>
          </table:table-cell>
          <table:table-cell office:value-type="float" office:value="78" table:style-name="ce52">
            <text:p><text:s text:c="3"/>78</text:p>
          </table:table-cell>
          <table:table-cell office:value-type="float" office:value="8673" table:style-name="ce52">
            <text:p><text:s text:c="3"/>8,673</text:p>
          </table:table-cell>
          <table:table-cell office:value-type="float" office:value="1135" table:style-name="ce52">
            <text:p><text:s text:c="3"/>1,135</text:p>
          </table:table-cell>
          <table:table-cell office:value-type="float" office:value="7538" table:style-name="ce52">
            <text:p><text:s text:c="3"/>7,538</text:p>
          </table:table-cell>
          <table:table-cell office:value-type="float" office:value="1140" table:style-name="ce52">
            <text:p><text:s text:c="3"/>1,140</text:p>
          </table:table-cell>
          <table:table-cell office:value-type="float" office:value="63" table:style-name="ce52">
            <text:p><text:s text:c="3"/>63</text:p>
          </table:table-cell>
          <table:table-cell office:value-type="float" office:value="1077" table:style-name="ce52">
            <text:p><text:s text:c="3"/>1,077</text:p>
          </table:table-cell>
          <table:table-cell office:value-type="float" office:value="10546" table:style-name="ce52">
            <text:p><text:s text:c="3"/>10,546</text:p>
          </table:table-cell>
          <table:table-cell office:value-type="float" office:value="1362" table:style-name="ce52">
            <text:p><text:s text:c="3"/>1,362</text:p>
          </table:table-cell>
          <table:table-cell office:value-type="float" office:value="9184" table:style-name="ce52">
            <text:p><text:s text:c="3"/>9,184</text:p>
          </table:table-cell>
          <table:table-cell office:value-type="float" office:value="7111" table:style-name="ce52">
            <text:p><text:s text:c="3"/>7,111</text:p>
          </table:table-cell>
          <table:table-cell office:value-type="float" office:value="1345" table:style-name="ce52">
            <text:p><text:s text:c="3"/>1,345</text:p>
          </table:table-cell>
          <table:table-cell office:value-type="float" office:value="5766" table:style-name="ce52">
            <text:p><text:s text:c="3"/>5,766</text:p>
          </table:table-cell>
          <table:table-cell office:value-type="float" office:value="3435" table:style-name="ce52">
            <text:p><text:s text:c="3"/>3,435</text:p>
          </table:table-cell>
          <table:table-cell office:value-type="float" office:value="17" table:style-name="ce52">
            <text:p><text:s text:c="3"/>17</text:p>
          </table:table-cell>
          <table:table-cell office:value-type="float" office:value="3418" table:style-name="ce51">
            <text:p><text:s text:c="3"/>3,418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covered-table-cell/>
          <table:table-cell office:value-type="string" table:style-name="ce60">
            <text:p>男</text:p>
          </table:table-cell>
          <table:table-cell office:value-type="float" office:value="147861" table:style-name="ce48">
            <text:p><text:s text:c="3"/>147,861</text:p>
          </table:table-cell>
          <table:table-cell office:value-type="float" office:value="142944" table:style-name="ce48">
            <text:p><text:s text:c="3"/>142,944</text:p>
          </table:table-cell>
          <table:table-cell office:value-type="float" office:value="142901" table:style-name="ce48">
            <text:p><text:s text:c="3"/>142,901</text:p>
          </table:table-cell>
          <table:table-cell office:value-type="float" office:value="43" table:style-name="ce48">
            <text:p><text:s text:c="3"/>43</text:p>
          </table:table-cell>
          <table:table-cell office:value-type="float" office:value="824" table:style-name="ce48">
            <text:p><text:s text:c="3"/>824</text:p>
          </table:table-cell>
          <table:table-cell office:value-type="float" office:value="41" table:style-name="ce48">
            <text:p><text:s text:c="3"/>41</text:p>
          </table:table-cell>
          <table:table-cell office:value-type="float" office:value="783" table:style-name="ce48">
            <text:p><text:s text:c="3"/>783</text:p>
          </table:table-cell>
          <table:table-cell office:value-type="float" office:value="496" table:style-name="ce48">
            <text:p><text:s text:c="3"/>496</text:p>
          </table:table-cell>
          <table:table-cell office:value-type="float" office:value="32" table:style-name="ce48">
            <text:p><text:s text:c="3"/>32</text:p>
          </table:table-cell>
          <table:table-cell office:value-type="float" office:value="464" table:style-name="ce48">
            <text:p><text:s text:c="3"/>464</text:p>
          </table:table-cell>
          <table:table-cell office:value-type="float" office:value="3597" table:style-name="ce48">
            <text:p><text:s text:c="3"/>3,597</text:p>
          </table:table-cell>
          <table:table-cell office:value-type="float" office:value="28" table:style-name="ce48">
            <text:p><text:s text:c="3"/>28</text:p>
          </table:table-cell>
          <table:table-cell office:value-type="float" office:value="3569" table:style-name="ce48">
            <text:p><text:s text:c="3"/>3,569</text:p>
          </table:table-cell>
          <table:table-cell office:value-type="float" office:value="823" table:style-name="ce48">
            <text:p><text:s text:c="3"/>823</text:p>
          </table:table-cell>
          <table:table-cell office:value-type="float" office:value="19" table:style-name="ce48">
            <text:p><text:s text:c="3"/>19</text:p>
          </table:table-cell>
          <table:table-cell office:value-type="float" office:value="804" table:style-name="ce48">
            <text:p><text:s text:c="3"/>804</text:p>
          </table:table-cell>
          <table:table-cell office:value-type="float" office:value="2774" table:style-name="ce48">
            <text:p><text:s text:c="3"/>2,774</text:p>
          </table:table-cell>
          <table:table-cell office:value-type="float" office:value="9" table:style-name="ce48">
            <text:p><text:s text:c="3"/>9</text:p>
          </table:table-cell>
          <table:table-cell office:value-type="float" office:value="2765" table:style-name="ce47">
            <text:p><text:s text:c="3"/>2,765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covered-table-cell/>
          <table:table-cell office:value-type="string" table:style-name="ce57">
            <text:p>女</text:p>
          </table:table-cell>
          <table:table-cell office:value-type="float" office:value="147861" table:style-name="ce44">
            <text:p><text:s text:c="3"/>147,861</text:p>
          </table:table-cell>
          <table:table-cell office:value-type="float" office:value="132419" table:style-name="ce44">
            <text:p><text:s text:c="3"/>132,419</text:p>
          </table:table-cell>
          <table:table-cell office:value-type="float" office:value="132384" table:style-name="ce44">
            <text:p><text:s text:c="3"/>132,384</text:p>
          </table:table-cell>
          <table:table-cell office:value-type="float" office:value="35" table:style-name="ce44">
            <text:p><text:s text:c="3"/>35</text:p>
          </table:table-cell>
          <table:table-cell office:value-type="float" office:value="7849" table:style-name="ce44">
            <text:p><text:s text:c="3"/>7,849</text:p>
          </table:table-cell>
          <table:table-cell office:value-type="float" office:value="1094" table:style-name="ce44">
            <text:p><text:s text:c="3"/>1,094</text:p>
          </table:table-cell>
          <table:table-cell office:value-type="float" office:value="6755" table:style-name="ce44">
            <text:p><text:s text:c="3"/>6,755</text:p>
          </table:table-cell>
          <table:table-cell office:value-type="float" office:value="644" table:style-name="ce44">
            <text:p><text:s text:c="3"/>644</text:p>
          </table:table-cell>
          <table:table-cell office:value-type="float" office:value="31" table:style-name="ce44">
            <text:p><text:s text:c="3"/>31</text:p>
          </table:table-cell>
          <table:table-cell office:value-type="float" office:value="613" table:style-name="ce44">
            <text:p><text:s text:c="3"/>613</text:p>
          </table:table-cell>
          <table:table-cell office:value-type="float" office:value="6949" table:style-name="ce44">
            <text:p><text:s text:c="3"/>6,949</text:p>
          </table:table-cell>
          <table:table-cell office:value-type="float" office:value="1334" table:style-name="ce44">
            <text:p><text:s text:c="3"/>1,334</text:p>
          </table:table-cell>
          <table:table-cell office:value-type="float" office:value="5615" table:style-name="ce44">
            <text:p><text:s text:c="3"/>5,615</text:p>
          </table:table-cell>
          <table:table-cell office:value-type="float" office:value="6288" table:style-name="ce44">
            <text:p><text:s text:c="3"/>6,288</text:p>
          </table:table-cell>
          <table:table-cell office:value-type="float" office:value="1326" table:style-name="ce44">
            <text:p><text:s text:c="3"/>1,326</text:p>
          </table:table-cell>
          <table:table-cell office:value-type="float" office:value="4962" table:style-name="ce44">
            <text:p><text:s text:c="3"/>4,962</text:p>
          </table:table-cell>
          <table:table-cell office:value-type="float" office:value="661" table:style-name="ce44">
            <text:p><text:s text:c="3"/>661</text:p>
          </table:table-cell>
          <table:table-cell office:value-type="float" office:value="8" table:style-name="ce44">
            <text:p><text:s text:c="3"/>8</text:p>
          </table:table-cell>
          <table:table-cell office:value-type="float" office:value="653" table:style-name="ce43">
            <text:p><text:s text:c="3"/>653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5">
            <text:p>106年</text:p>
          </table:table-cell>
          <table:table-cell office:value-type="string" table:style-name="ce63">
            <text:p>計</text:p>
          </table:table-cell>
          <table:table-cell office:value-type="float" office:value="276068" table:style-name="ce62">
            <text:p><text:s text:c="3"/>276,068</text:p>
          </table:table-cell>
          <table:table-cell office:value-type="float" office:value="254971" table:style-name="ce62">
            <text:p><text:s text:c="3"/>254,971</text:p>
          </table:table-cell>
          <table:table-cell office:value-type="float" office:value="254912" table:style-name="ce62">
            <text:p><text:s text:c="3"/>254,912</text:p>
          </table:table-cell>
          <table:table-cell office:value-type="float" office:value="59" table:style-name="ce62">
            <text:p><text:s text:c="3"/>59</text:p>
          </table:table-cell>
          <table:table-cell office:value-type="float" office:value="7634" table:style-name="ce62">
            <text:p><text:s text:c="3"/>7,634</text:p>
          </table:table-cell>
          <table:table-cell office:value-type="float" office:value="1132" table:style-name="ce62">
            <text:p><text:s text:c="3"/>1,132</text:p>
          </table:table-cell>
          <table:table-cell office:value-type="float" office:value="6502" table:style-name="ce62">
            <text:p><text:s text:c="3"/>6,502</text:p>
          </table:table-cell>
          <table:table-cell office:value-type="float" office:value="1316" table:style-name="ce62">
            <text:p><text:s text:c="3"/>1,316</text:p>
          </table:table-cell>
          <table:table-cell office:value-type="float" office:value="64" table:style-name="ce62">
            <text:p><text:s text:c="3"/>64</text:p>
          </table:table-cell>
          <table:table-cell office:value-type="float" office:value="1252" table:style-name="ce62">
            <text:p><text:s text:c="3"/>1,252</text:p>
          </table:table-cell>
          <table:table-cell office:value-type="float" office:value="12147" table:style-name="ce62">
            <text:p><text:s text:c="3"/>12,147</text:p>
          </table:table-cell>
          <table:table-cell office:value-type="float" office:value="1455" table:style-name="ce62">
            <text:p><text:s text:c="3"/>1,455</text:p>
          </table:table-cell>
          <table:table-cell office:value-type="float" office:value="10692" table:style-name="ce62">
            <text:p><text:s text:c="3"/>10,692</text:p>
          </table:table-cell>
          <table:table-cell office:value-type="float" office:value="8569" table:style-name="ce62">
            <text:p><text:s text:c="3"/>8,569</text:p>
          </table:table-cell>
          <table:table-cell office:value-type="float" office:value="1440" table:style-name="ce62">
            <text:p><text:s text:c="3"/>1,440</text:p>
          </table:table-cell>
          <table:table-cell office:value-type="float" office:value="7129" table:style-name="ce62">
            <text:p><text:s text:c="3"/>7,129</text:p>
          </table:table-cell>
          <table:table-cell office:value-type="float" office:value="3578" table:style-name="ce62">
            <text:p><text:s text:c="3"/>3,578</text:p>
          </table:table-cell>
          <table:table-cell office:value-type="float" office:value="15" table:style-name="ce62">
            <text:p><text:s text:c="3"/>15</text:p>
          </table:table-cell>
          <table:table-cell office:value-type="float" office:value="3563" table:style-name="ce61">
            <text:p><text:s text:c="3"/>3,563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covered-table-cell/>
          <table:table-cell office:value-type="string" table:style-name="ce60">
            <text:p>男</text:p>
          </table:table-cell>
          <table:table-cell office:value-type="float" office:value="138034" table:style-name="ce59">
            <text:p><text:s text:c="3"/>138,034</text:p>
          </table:table-cell>
          <table:table-cell office:value-type="float" office:value="132730" table:style-name="ce59">
            <text:p><text:s text:c="3"/>132,730</text:p>
          </table:table-cell>
          <table:table-cell office:value-type="float" office:value="132698" table:style-name="ce59">
            <text:p><text:s text:c="3"/>132,698</text:p>
          </table:table-cell>
          <table:table-cell office:value-type="float" office:value="32" table:style-name="ce59">
            <text:p><text:s text:c="3"/>32</text:p>
          </table:table-cell>
          <table:table-cell office:value-type="float" office:value="823" table:style-name="ce59">
            <text:p><text:s text:c="3"/>823</text:p>
          </table:table-cell>
          <table:table-cell office:value-type="float" office:value="44" table:style-name="ce59">
            <text:p><text:s text:c="3"/>44</text:p>
          </table:table-cell>
          <table:table-cell office:value-type="float" office:value="779" table:style-name="ce59">
            <text:p><text:s text:c="3"/>779</text:p>
          </table:table-cell>
          <table:table-cell office:value-type="float" office:value="608" table:style-name="ce59">
            <text:p><text:s text:c="3"/>608</text:p>
          </table:table-cell>
          <table:table-cell office:value-type="float" office:value="32" table:style-name="ce59">
            <text:p><text:s text:c="3"/>32</text:p>
          </table:table-cell>
          <table:table-cell office:value-type="float" office:value="576" table:style-name="ce59">
            <text:p><text:s text:c="3"/>576</text:p>
          </table:table-cell>
          <table:table-cell office:value-type="float" office:value="3873" table:style-name="ce59">
            <text:p><text:s text:c="3"/>3,873</text:p>
          </table:table-cell>
          <table:table-cell office:value-type="float" office:value="36" table:style-name="ce59">
            <text:p><text:s text:c="3"/>36</text:p>
          </table:table-cell>
          <table:table-cell office:value-type="float" office:value="3837" table:style-name="ce59">
            <text:p><text:s text:c="3"/>3,837</text:p>
          </table:table-cell>
          <table:table-cell office:value-type="float" office:value="981" table:style-name="ce59">
            <text:p><text:s text:c="3"/>981</text:p>
          </table:table-cell>
          <table:table-cell office:value-type="float" office:value="24" table:style-name="ce59">
            <text:p><text:s text:c="3"/>24</text:p>
          </table:table-cell>
          <table:table-cell office:value-type="float" office:value="957" table:style-name="ce59">
            <text:p><text:s text:c="3"/>957</text:p>
          </table:table-cell>
          <table:table-cell office:value-type="float" office:value="2892" table:style-name="ce59">
            <text:p><text:s text:c="3"/>2,892</text:p>
          </table:table-cell>
          <table:table-cell office:value-type="float" office:value="12" table:style-name="ce59">
            <text:p><text:s text:c="3"/>12</text:p>
          </table:table-cell>
          <table:table-cell office:value-type="float" office:value="2880" table:style-name="ce58">
            <text:p><text:s text:c="3"/>2,880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covered-table-cell/>
          <table:table-cell office:value-type="string" table:style-name="ce57">
            <text:p>女</text:p>
          </table:table-cell>
          <table:table-cell office:value-type="float" office:value="138034" table:style-name="ce56">
            <text:p><text:s text:c="3"/>138,034</text:p>
          </table:table-cell>
          <table:table-cell office:value-type="float" office:value="122241" table:style-name="ce56">
            <text:p><text:s text:c="3"/>122,241</text:p>
          </table:table-cell>
          <table:table-cell office:value-type="float" office:value="122214" table:style-name="ce56">
            <text:p><text:s text:c="3"/>122,214</text:p>
          </table:table-cell>
          <table:table-cell office:value-type="float" office:value="27" table:style-name="ce56">
            <text:p><text:s text:c="3"/>27</text:p>
          </table:table-cell>
          <table:table-cell office:value-type="float" office:value="6811" table:style-name="ce56">
            <text:p><text:s text:c="3"/>6,811</text:p>
          </table:table-cell>
          <table:table-cell office:value-type="float" office:value="1088" table:style-name="ce56">
            <text:p><text:s text:c="3"/>1,088</text:p>
          </table:table-cell>
          <table:table-cell office:value-type="float" office:value="5723" table:style-name="ce56">
            <text:p><text:s text:c="3"/>5,723</text:p>
          </table:table-cell>
          <table:table-cell office:value-type="float" office:value="708" table:style-name="ce56">
            <text:p><text:s text:c="3"/>708</text:p>
          </table:table-cell>
          <table:table-cell office:value-type="float" office:value="32" table:style-name="ce56">
            <text:p><text:s text:c="3"/>32</text:p>
          </table:table-cell>
          <table:table-cell office:value-type="float" office:value="676" table:style-name="ce56">
            <text:p><text:s text:c="3"/>676</text:p>
          </table:table-cell>
          <table:table-cell office:value-type="float" office:value="8274" table:style-name="ce56">
            <text:p><text:s text:c="3"/>8,274</text:p>
          </table:table-cell>
          <table:table-cell office:value-type="float" office:value="1419" table:style-name="ce56">
            <text:p><text:s text:c="3"/>1,419</text:p>
          </table:table-cell>
          <table:table-cell office:value-type="float" office:value="6855" table:style-name="ce56">
            <text:p><text:s text:c="3"/>6,855</text:p>
          </table:table-cell>
          <table:table-cell office:value-type="float" office:value="7588" table:style-name="ce56">
            <text:p><text:s text:c="3"/>7,588</text:p>
          </table:table-cell>
          <table:table-cell office:value-type="float" office:value="1416" table:style-name="ce56">
            <text:p><text:s text:c="3"/>1,416</text:p>
          </table:table-cell>
          <table:table-cell office:value-type="float" office:value="6172" table:style-name="ce56">
            <text:p><text:s text:c="3"/>6,172</text:p>
          </table:table-cell>
          <table:table-cell office:value-type="float" office:value="686" table:style-name="ce56">
            <text:p><text:s text:c="3"/>686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683" table:style-name="ce55">
            <text:p><text:s text:c="3"/>683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6"/>
          <table:table-cell office:value-type="string" table:style-name="ce35">
            <text:p>計</text:p>
          </table:table-cell>
          <table:table-cell office:value-type="float" office:value="15688" table:style-name="ce135">
            <text:p><text:s text:c="3"/>15,688</text:p>
          </table:table-cell>
          <table:table-cell office:value-type="float" office:value="14024" table:style-name="ce135">
            <text:p><text:s text:c="3"/>14,024</text:p>
          </table:table-cell>
          <table:table-cell office:value-type="float" office:value="14019" table:style-name="ce135">
            <text:p><text:s text:c="3"/>14,019</text:p>
          </table:table-cell>
          <table:table-cell office:value-type="float" office:value="5" table:style-name="ce135">
            <text:p><text:s text:c="3"/>5</text:p>
          </table:table-cell>
          <table:table-cell office:value-type="float" office:value="634" table:style-name="ce135">
            <text:p><text:s text:c="3"/>634</text:p>
          </table:table-cell>
          <table:table-cell office:value-type="float" office:value="68" table:style-name="ce135">
            <text:p><text:s text:c="3"/>68</text:p>
          </table:table-cell>
          <table:table-cell office:value-type="float" office:value="566" table:style-name="ce135">
            <text:p><text:s text:c="3"/>566</text:p>
          </table:table-cell>
          <table:table-cell office:value-type="float" office:value="91" table:style-name="ce135">
            <text:p><text:s text:c="3"/>91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88" table:style-name="ce135">
            <text:p><text:s text:c="3"/>88</text:p>
          </table:table-cell>
          <table:table-cell office:value-type="float" office:value="939" table:style-name="ce135">
            <text:p><text:s text:c="3"/>939</text:p>
          </table:table-cell>
          <table:table-cell office:value-type="float" office:value="92" table:style-name="ce135">
            <text:p><text:s text:c="3"/>92</text:p>
          </table:table-cell>
          <table:table-cell office:value-type="float" office:value="847" table:style-name="ce135">
            <text:p><text:s text:c="3"/>847</text:p>
          </table:table-cell>
          <table:table-cell office:value-type="float" office:value="670" table:style-name="ce135">
            <text:p><text:s text:c="3"/>670</text:p>
          </table:table-cell>
          <table:table-cell office:value-type="float" office:value="90" table:style-name="ce135">
            <text:p><text:s text:c="3"/>90</text:p>
          </table:table-cell>
          <table:table-cell office:value-type="float" office:value="580" table:style-name="ce135">
            <text:p><text:s text:c="3"/>580</text:p>
          </table:table-cell>
          <table:table-cell office:value-type="float" office:value="269" table:style-name="ce135">
            <text:p><text:s text:c="3"/>269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267" table:style-name="ce140">
            <text:p><text:s text:c="3"/>267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2">
            <text:p>9 月</text:p>
          </table:table-cell>
          <table:table-cell office:value-type="string" table:style-name="ce19">
            <text:p>男</text:p>
          </table:table-cell>
          <table:table-cell office:value-type="float" office:value="7844" table:style-name="ce130">
            <text:p><text:s text:c="3"/>7,844</text:p>
          </table:table-cell>
          <table:table-cell office:value-type="float" office:value="7422" table:style-name="ce130">
            <text:p><text:s text:c="3"/>7,422</text:p>
          </table:table-cell>
          <table:table-cell office:value-type="float" office:value="7420" table:style-name="ce132">
            <text:p><text:s text:c="3"/>7,420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76" table:style-name="ce132">
            <text:p><text:s text:c="3"/>76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49" table:style-name="ce133">
            <text:p><text:s text:c="3"/>4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47" table:style-name="ce131">
            <text:p><text:s text:c="3"/>47</text:p>
          </table:table-cell>
          <table:table-cell office:value-type="float" office:value="297" table:style-name="ce130">
            <text:p><text:s text:c="3"/>297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290" table:style-name="ce130">
            <text:p><text:s text:c="3"/>290</text:p>
          </table:table-cell>
          <table:table-cell office:value-type="float" office:value="75" table:style-name="ce130">
            <text:p><text:s text:c="3"/>75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70" table:style-name="ce130">
            <text:p><text:s text:c="3"/>70</text:p>
          </table:table-cell>
          <table:table-cell office:value-type="float" office:value="222" table:style-name="ce130">
            <text:p><text:s text:c="3"/>222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20" table:style-name="ce139">
            <text:p><text:s text:c="3"/>220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7844" table:style-name="ce124">
            <text:p><text:s text:c="3"/>7,844</text:p>
          </table:table-cell>
          <table:table-cell office:value-type="float" office:value="6602" table:style-name="ce124">
            <text:p><text:s text:c="3"/>6,602</text:p>
          </table:table-cell>
          <table:table-cell office:value-type="float" office:value="6599" table:style-name="ce126">
            <text:p><text:s text:c="3"/>6,599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558" table:style-name="ce126">
            <text:p><text:s text:c="3"/>558</text:p>
          </table:table-cell>
          <table:table-cell office:value-type="float" office:value="62" table:style-name="ce126">
            <text:p><text:s text:c="3"/>62</text:p>
          </table:table-cell>
          <table:table-cell office:value-type="float" office:value="496" table:style-name="ce126">
            <text:p><text:s text:c="3"/>496</text:p>
          </table:table-cell>
          <table:table-cell office:value-type="float" office:value="42" table:style-name="ce127">
            <text:p><text:s text:c="3"/>42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41" table:style-name="ce125">
            <text:p><text:s text:c="3"/>41</text:p>
          </table:table-cell>
          <table:table-cell office:value-type="float" office:value="642" table:style-name="ce124">
            <text:p><text:s text:c="3"/>642</text:p>
          </table:table-cell>
          <table:table-cell office:value-type="float" office:value="85" table:style-name="ce124">
            <text:p><text:s text:c="3"/>85</text:p>
          </table:table-cell>
          <table:table-cell office:value-type="float" office:value="557" table:style-name="ce124">
            <text:p><text:s text:c="3"/>557</text:p>
          </table:table-cell>
          <table:table-cell office:value-type="float" office:value="595" table:style-name="ce124">
            <text:p><text:s text:c="3"/>595</text:p>
          </table:table-cell>
          <table:table-cell office:value-type="float" office:value="85" table:style-name="ce124">
            <text:p><text:s text:c="3"/>85</text:p>
          </table:table-cell>
          <table:table-cell office:value-type="float" office:value="510" table:style-name="ce124">
            <text:p><text:s text:c="3"/>510</text:p>
          </table:table-cell>
          <table:table-cell office:value-type="float" office:value="47" table:style-name="ce124">
            <text:p><text:s text:c="3"/>47</text:p>
          </table:table-cell>
          <table:table-cell office:value-type="float" office:value="0" table:style-name="ce124">
            <text:p>—</text:p>
          </table:table-cell>
          <table:table-cell office:value-type="float" office:value="47" table:style-name="ce138">
            <text:p><text:s text:c="3"/>47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8">
          <table:table-cell table:style-name="ce36"/>
          <table:table-cell office:value-type="string" table:style-name="ce35">
            <text:p>計</text:p>
          </table:table-cell>
          <table:table-cell office:value-type="float" office:value="26472" table:style-name="ce135">
            <text:p><text:s text:c="3"/>26,472</text:p>
          </table:table-cell>
          <table:table-cell office:value-type="float" office:value="24728" table:style-name="ce135">
            <text:p><text:s text:c="3"/>24,728</text:p>
          </table:table-cell>
          <table:table-cell office:value-type="float" office:value="24724" table:style-name="ce135">
            <text:p><text:s text:c="3"/>24,724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598" table:style-name="ce135">
            <text:p><text:s text:c="3"/>598</text:p>
          </table:table-cell>
          <table:table-cell office:value-type="float" office:value="97" table:style-name="ce135">
            <text:p><text:s text:c="3"/>97</text:p>
          </table:table-cell>
          <table:table-cell office:value-type="float" office:value="501" table:style-name="ce135">
            <text:p><text:s text:c="3"/>501</text:p>
          </table:table-cell>
          <table:table-cell office:value-type="float" office:value="124" table:style-name="ce135">
            <text:p><text:s text:c="3"/>124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121" table:style-name="ce135">
            <text:p><text:s text:c="3"/>121</text:p>
          </table:table-cell>
          <table:table-cell office:value-type="float" office:value="1022" table:style-name="ce135">
            <text:p><text:s text:c="3"/>1,022</text:p>
          </table:table-cell>
          <table:table-cell office:value-type="float" office:value="126" table:style-name="ce135">
            <text:p><text:s text:c="3"/>126</text:p>
          </table:table-cell>
          <table:table-cell office:value-type="float" office:value="896" table:style-name="ce135">
            <text:p><text:s text:c="3"/>896</text:p>
          </table:table-cell>
          <table:table-cell office:value-type="float" office:value="726" table:style-name="ce135">
            <text:p><text:s text:c="3"/>726</text:p>
          </table:table-cell>
          <table:table-cell office:value-type="float" office:value="125" table:style-name="ce135">
            <text:p><text:s text:c="3"/>125</text:p>
          </table:table-cell>
          <table:table-cell office:value-type="float" office:value="601" table:style-name="ce135">
            <text:p><text:s text:c="3"/>601</text:p>
          </table:table-cell>
          <table:table-cell office:value-type="float" office:value="296" table:style-name="ce135">
            <text:p><text:s text:c="3"/>296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295" table:style-name="ce140">
            <text:p><text:s text:c="3"/>295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2">
            <text:p>10 月</text:p>
          </table:table-cell>
          <table:table-cell office:value-type="string" table:style-name="ce19">
            <text:p>男</text:p>
          </table:table-cell>
          <table:table-cell office:value-type="float" office:value="13236" table:style-name="ce130">
            <text:p><text:s text:c="3"/>13,236</text:p>
          </table:table-cell>
          <table:table-cell office:value-type="float" office:value="12792" table:style-name="ce130">
            <text:p><text:s text:c="3"/>12,792</text:p>
          </table:table-cell>
          <table:table-cell office:value-type="float" office:value="12790" table:style-name="ce132">
            <text:p><text:s text:c="3"/>12,790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5" table:style-name="ce132">
            <text:p><text:s text:c="3"/>65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50" table:style-name="ce133">
            <text:p><text:s text:c="3"/>50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48" table:style-name="ce131">
            <text:p><text:s text:c="3"/>48</text:p>
          </table:table-cell>
          <table:table-cell office:value-type="float" office:value="329" table:style-name="ce130">
            <text:p><text:s text:c="3"/>329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326" table:style-name="ce130">
            <text:p><text:s text:c="3"/>326</text:p>
          </table:table-cell>
          <table:table-cell office:value-type="float" office:value="85" table:style-name="ce130">
            <text:p><text:s text:c="3"/>85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83" table:style-name="ce130">
            <text:p><text:s text:c="3"/>83</text:p>
          </table:table-cell>
          <table:table-cell office:value-type="float" office:value="244" table:style-name="ce130">
            <text:p><text:s text:c="3"/>244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43" table:style-name="ce139">
            <text:p><text:s text:c="3"/>243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13236" table:style-name="ce124">
            <text:p><text:s text:c="3"/>13,236</text:p>
          </table:table-cell>
          <table:table-cell office:value-type="float" office:value="11936" table:style-name="ce124">
            <text:p><text:s text:c="3"/>11,936</text:p>
          </table:table-cell>
          <table:table-cell office:value-type="float" office:value="11934" table:style-name="ce126">
            <text:p><text:s text:c="3"/>11,934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533" table:style-name="ce126">
            <text:p><text:s text:c="3"/>533</text:p>
          </table:table-cell>
          <table:table-cell office:value-type="float" office:value="92" table:style-name="ce126">
            <text:p><text:s text:c="3"/>92</text:p>
          </table:table-cell>
          <table:table-cell office:value-type="float" office:value="441" table:style-name="ce126">
            <text:p><text:s text:c="3"/>441</text:p>
          </table:table-cell>
          <table:table-cell office:value-type="float" office:value="74" table:style-name="ce127">
            <text:p><text:s text:c="3"/>74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73" table:style-name="ce125">
            <text:p><text:s text:c="3"/>73</text:p>
          </table:table-cell>
          <table:table-cell office:value-type="float" office:value="693" table:style-name="ce124">
            <text:p><text:s text:c="3"/>693</text:p>
          </table:table-cell>
          <table:table-cell office:value-type="float" office:value="123" table:style-name="ce124">
            <text:p><text:s text:c="3"/>123</text:p>
          </table:table-cell>
          <table:table-cell office:value-type="float" office:value="570" table:style-name="ce124">
            <text:p><text:s text:c="3"/>570</text:p>
          </table:table-cell>
          <table:table-cell office:value-type="float" office:value="641" table:style-name="ce124">
            <text:p><text:s text:c="3"/>641</text:p>
          </table:table-cell>
          <table:table-cell office:value-type="float" office:value="123" table:style-name="ce124">
            <text:p><text:s text:c="3"/>123</text:p>
          </table:table-cell>
          <table:table-cell office:value-type="float" office:value="518" table:style-name="ce124">
            <text:p><text:s text:c="3"/>518</text:p>
          </table:table-cell>
          <table:table-cell office:value-type="float" office:value="52" table:style-name="ce124">
            <text:p><text:s text:c="3"/>52</text:p>
          </table:table-cell>
          <table:table-cell office:value-type="float" office:value="0" table:style-name="ce124">
            <text:p>—</text:p>
          </table:table-cell>
          <table:table-cell office:value-type="float" office:value="52" table:style-name="ce138">
            <text:p><text:s text:c="3"/>52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6"/>
          <table:table-cell office:value-type="string" table:style-name="ce35">
            <text:p>計</text:p>
          </table:table-cell>
          <table:table-cell office:value-type="float" office:value="23960" table:style-name="ce135">
            <text:p><text:s text:c="3"/>23,960</text:p>
          </table:table-cell>
          <table:table-cell office:value-type="float" office:value="22250" table:style-name="ce135">
            <text:p><text:s text:c="3"/>22,250</text:p>
          </table:table-cell>
          <table:table-cell office:value-type="float" office:value="22245" table:style-name="ce135">
            <text:p><text:s text:c="3"/>22,245</text:p>
          </table:table-cell>
          <table:table-cell office:value-type="float" office:value="5" table:style-name="ce135">
            <text:p><text:s text:c="3"/>5</text:p>
          </table:table-cell>
          <table:table-cell office:value-type="float" office:value="594" table:style-name="ce135">
            <text:p><text:s text:c="3"/>594</text:p>
          </table:table-cell>
          <table:table-cell office:value-type="float" office:value="98" table:style-name="ce135">
            <text:p><text:s text:c="3"/>98</text:p>
          </table:table-cell>
          <table:table-cell office:value-type="float" office:value="496" table:style-name="ce135">
            <text:p><text:s text:c="3"/>496</text:p>
          </table:table-cell>
          <table:table-cell office:value-type="float" office:value="109" table:style-name="ce135">
            <text:p><text:s text:c="3"/>109</text:p>
          </table:table-cell>
          <table:table-cell office:value-type="float" office:value="5" table:style-name="ce135">
            <text:p><text:s text:c="3"/>5</text:p>
          </table:table-cell>
          <table:table-cell office:value-type="float" office:value="104" table:style-name="ce135">
            <text:p><text:s text:c="3"/>104</text:p>
          </table:table-cell>
          <table:table-cell office:value-type="float" office:value="1007" table:style-name="ce135">
            <text:p><text:s text:c="3"/>1,007</text:p>
          </table:table-cell>
          <table:table-cell office:value-type="float" office:value="119" table:style-name="ce135">
            <text:p><text:s text:c="3"/>119</text:p>
          </table:table-cell>
          <table:table-cell office:value-type="float" office:value="888" table:style-name="ce135">
            <text:p><text:s text:c="3"/>888</text:p>
          </table:table-cell>
          <table:table-cell office:value-type="float" office:value="729" table:style-name="ce135">
            <text:p><text:s text:c="3"/>729</text:p>
          </table:table-cell>
          <table:table-cell office:value-type="float" office:value="119" table:style-name="ce135">
            <text:p><text:s text:c="3"/>119</text:p>
          </table:table-cell>
          <table:table-cell office:value-type="float" office:value="610" table:style-name="ce135">
            <text:p><text:s text:c="3"/>610</text:p>
          </table:table-cell>
          <table:table-cell office:value-type="float" office:value="278" table:style-name="ce135">
            <text:p><text:s text:c="3"/>278</text:p>
          </table:table-cell>
          <table:table-cell office:value-type="float" office:value="0" table:style-name="ce135">
            <text:p>—</text:p>
          </table:table-cell>
          <table:table-cell office:value-type="float" office:value="278" table:style-name="ce140">
            <text:p><text:s text:c="3"/>278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2">
            <text:p>11 月</text:p>
          </table:table-cell>
          <table:table-cell office:value-type="string" table:style-name="ce19">
            <text:p>男</text:p>
          </table:table-cell>
          <table:table-cell office:value-type="float" office:value="11980" table:style-name="ce130">
            <text:p><text:s text:c="3"/>11,980</text:p>
          </table:table-cell>
          <table:table-cell office:value-type="float" office:value="11565" table:style-name="ce130">
            <text:p><text:s text:c="3"/>11,565</text:p>
          </table:table-cell>
          <table:table-cell office:value-type="float" office:value="11562" table:style-name="ce132">
            <text:p><text:s text:c="3"/>11,56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52" table:style-name="ce133">
            <text:p><text:s text:c="3"/>5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50" table:style-name="ce131">
            <text:p><text:s text:c="3"/>50</text:p>
          </table:table-cell>
          <table:table-cell office:value-type="float" office:value="291" table:style-name="ce130">
            <text:p><text:s text:c="3"/>291</text:p>
          </table:table-cell>
          <table:table-cell office:value-type="float" office:value="0" table:style-name="ce130">
            <text:p>—</text:p>
          </table:table-cell>
          <table:table-cell office:value-type="float" office:value="291" table:style-name="ce130">
            <text:p><text:s text:c="3"/>291</text:p>
          </table:table-cell>
          <table:table-cell office:value-type="float" office:value="84" table:style-name="ce130">
            <text:p><text:s text:c="3"/>84</text:p>
          </table:table-cell>
          <table:table-cell office:value-type="float" office:value="0" table:style-name="ce130">
            <text:p>—</text:p>
          </table:table-cell>
          <table:table-cell office:value-type="float" office:value="84" table:style-name="ce130">
            <text:p><text:s text:c="3"/>84</text:p>
          </table:table-cell>
          <table:table-cell office:value-type="float" office:value="207" table:style-name="ce130">
            <text:p><text:s text:c="3"/>207</text:p>
          </table:table-cell>
          <table:table-cell office:value-type="float" office:value="0" table:style-name="ce130">
            <text:p>—</text:p>
          </table:table-cell>
          <table:table-cell office:value-type="float" office:value="207" table:style-name="ce139">
            <text:p><text:s text:c="3"/>207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11980" table:style-name="ce124">
            <text:p><text:s text:c="3"/>11,980</text:p>
          </table:table-cell>
          <table:table-cell office:value-type="float" office:value="10685" table:style-name="ce124">
            <text:p><text:s text:c="3"/>10,685</text:p>
          </table:table-cell>
          <table:table-cell office:value-type="float" office:value="10683" table:style-name="ce126">
            <text:p><text:s text:c="3"/>10,683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522" table:style-name="ce126">
            <text:p><text:s text:c="3"/>522</text:p>
          </table:table-cell>
          <table:table-cell office:value-type="float" office:value="94" table:style-name="ce126">
            <text:p><text:s text:c="3"/>94</text:p>
          </table:table-cell>
          <table:table-cell office:value-type="float" office:value="428" table:style-name="ce126">
            <text:p><text:s text:c="3"/>428</text:p>
          </table:table-cell>
          <table:table-cell office:value-type="float" office:value="57" table:style-name="ce127">
            <text:p><text:s text:c="3"/>57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54" table:style-name="ce125">
            <text:p><text:s text:c="3"/>54</text:p>
          </table:table-cell>
          <table:table-cell office:value-type="float" office:value="716" table:style-name="ce124">
            <text:p><text:s text:c="3"/>716</text:p>
          </table:table-cell>
          <table:table-cell office:value-type="float" office:value="119" table:style-name="ce124">
            <text:p><text:s text:c="3"/>119</text:p>
          </table:table-cell>
          <table:table-cell office:value-type="float" office:value="597" table:style-name="ce124">
            <text:p><text:s text:c="3"/>597</text:p>
          </table:table-cell>
          <table:table-cell office:value-type="float" office:value="645" table:style-name="ce124">
            <text:p><text:s text:c="3"/>645</text:p>
          </table:table-cell>
          <table:table-cell office:value-type="float" office:value="119" table:style-name="ce124">
            <text:p><text:s text:c="3"/>119</text:p>
          </table:table-cell>
          <table:table-cell office:value-type="float" office:value="526" table:style-name="ce124">
            <text:p><text:s text:c="3"/>526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0" table:style-name="ce124">
            <text:p>—</text:p>
          </table:table-cell>
          <table:table-cell office:value-type="float" office:value="71" table:style-name="ce138">
            <text:p><text:s text:c="3"/>71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6"/>
          <table:table-cell office:value-type="string" table:style-name="ce35">
            <text:p>計</text:p>
          </table:table-cell>
          <table:table-cell office:value-type="float" office:value="32032" table:style-name="ce135">
            <text:p><text:s text:c="3"/>32,032</text:p>
          </table:table-cell>
          <table:table-cell office:value-type="float" office:value="30217" table:style-name="ce135">
            <text:p><text:s text:c="3"/>30,217</text:p>
          </table:table-cell>
          <table:table-cell office:value-type="float" office:value="30212" table:style-name="ce135">
            <text:p><text:s text:c="3"/>30,212</text:p>
          </table:table-cell>
          <table:table-cell office:value-type="float" office:value="5" table:style-name="ce135">
            <text:p><text:s text:c="3"/>5</text:p>
          </table:table-cell>
          <table:table-cell office:value-type="float" office:value="616" table:style-name="ce135">
            <text:p><text:s text:c="3"/>616</text:p>
          </table:table-cell>
          <table:table-cell office:value-type="float" office:value="113" table:style-name="ce135">
            <text:p><text:s text:c="3"/>113</text:p>
          </table:table-cell>
          <table:table-cell office:value-type="float" office:value="503" table:style-name="ce135">
            <text:p><text:s text:c="3"/>503</text:p>
          </table:table-cell>
          <table:table-cell office:value-type="float" office:value="122" table:style-name="ce135">
            <text:p><text:s text:c="3"/>122</text:p>
          </table:table-cell>
          <table:table-cell office:value-type="float" office:value="8" table:style-name="ce135">
            <text:p><text:s text:c="3"/>8</text:p>
          </table:table-cell>
          <table:table-cell office:value-type="float" office:value="114" table:style-name="ce135">
            <text:p><text:s text:c="3"/>114</text:p>
          </table:table-cell>
          <table:table-cell office:value-type="float" office:value="1077" table:style-name="ce135">
            <text:p><text:s text:c="3"/>1,077</text:p>
          </table:table-cell>
          <table:table-cell office:value-type="float" office:value="137" table:style-name="ce135">
            <text:p><text:s text:c="3"/>137</text:p>
          </table:table-cell>
          <table:table-cell office:value-type="float" office:value="940" table:style-name="ce135">
            <text:p><text:s text:c="3"/>940</text:p>
          </table:table-cell>
          <table:table-cell office:value-type="float" office:value="746" table:style-name="ce135">
            <text:p><text:s text:c="3"/>746</text:p>
          </table:table-cell>
          <table:table-cell office:value-type="float" office:value="136" table:style-name="ce135">
            <text:p><text:s text:c="3"/>136</text:p>
          </table:table-cell>
          <table:table-cell office:value-type="float" office:value="610" table:style-name="ce135">
            <text:p><text:s text:c="3"/>610</text:p>
          </table:table-cell>
          <table:table-cell office:value-type="float" office:value="331" table:style-name="ce135">
            <text:p><text:s text:c="3"/>331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330" table:style-name="ce140">
            <text:p><text:s text:c="3"/>330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2">
            <text:p>12 月</text:p>
          </table:table-cell>
          <table:table-cell office:value-type="string" table:style-name="ce19">
            <text:p>男</text:p>
          </table:table-cell>
          <table:table-cell office:value-type="float" office:value="16016" table:style-name="ce130">
            <text:p><text:s text:c="3"/>16,016</text:p>
          </table:table-cell>
          <table:table-cell office:value-type="float" office:value="15555" table:style-name="ce130">
            <text:p><text:s text:c="3"/>15,555</text:p>
          </table:table-cell>
          <table:table-cell office:value-type="float" office:value="15551" table:style-name="ce132">
            <text:p><text:s text:c="3"/>15,55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64" table:style-name="ce132">
            <text:p><text:s text:c="3"/>64</text:p>
          </table:table-cell>
          <table:table-cell office:value-type="float" office:value="59" table:style-name="ce133">
            <text:p><text:s text:c="3"/>59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54" table:style-name="ce131">
            <text:p><text:s text:c="3"/>54</text:p>
          </table:table-cell>
          <table:table-cell office:value-type="float" office:value="334" table:style-name="ce130">
            <text:p><text:s text:c="3"/>334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332" table:style-name="ce130">
            <text:p><text:s text:c="3"/>332</text:p>
          </table:table-cell>
          <table:table-cell office:value-type="float" office:value="72" table:style-name="ce130">
            <text:p><text:s text:c="3"/>72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71" table:style-name="ce130">
            <text:p><text:s text:c="3"/>71</text:p>
          </table:table-cell>
          <table:table-cell office:value-type="float" office:value="262" table:style-name="ce130">
            <text:p><text:s text:c="3"/>262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61" table:style-name="ce139">
            <text:p><text:s text:c="3"/>261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16016" table:style-name="ce124">
            <text:p><text:s text:c="3"/>16,016</text:p>
          </table:table-cell>
          <table:table-cell office:value-type="float" office:value="14662" table:style-name="ce124">
            <text:p><text:s text:c="3"/>14,662</text:p>
          </table:table-cell>
          <table:table-cell office:value-type="float" office:value="14661" table:style-name="ce126">
            <text:p><text:s text:c="3"/>14,661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548" table:style-name="ce126">
            <text:p><text:s text:c="3"/>548</text:p>
          </table:table-cell>
          <table:table-cell office:value-type="float" office:value="109" table:style-name="ce126">
            <text:p><text:s text:c="3"/>109</text:p>
          </table:table-cell>
          <table:table-cell office:value-type="float" office:value="439" table:style-name="ce126">
            <text:p><text:s text:c="3"/>439</text:p>
          </table:table-cell>
          <table:table-cell office:value-type="float" office:value="63" table:style-name="ce127">
            <text:p><text:s text:c="3"/>63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60" table:style-name="ce125">
            <text:p><text:s text:c="3"/>60</text:p>
          </table:table-cell>
          <table:table-cell office:value-type="float" office:value="743" table:style-name="ce124">
            <text:p><text:s text:c="3"/>743</text:p>
          </table:table-cell>
          <table:table-cell office:value-type="float" office:value="135" table:style-name="ce124">
            <text:p><text:s text:c="3"/>135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674" table:style-name="ce124">
            <text:p><text:s text:c="3"/>674</text:p>
          </table:table-cell>
          <table:table-cell office:value-type="float" office:value="135" table:style-name="ce124">
            <text:p><text:s text:c="3"/>135</text:p>
          </table:table-cell>
          <table:table-cell office:value-type="float" office:value="539" table:style-name="ce124">
            <text:p><text:s text:c="3"/>539</text:p>
          </table:table-cell>
          <table:table-cell office:value-type="float" office:value="69" table:style-name="ce124">
            <text:p><text:s text:c="3"/>69</text:p>
          </table:table-cell>
          <table:table-cell office:value-type="float" office:value="0" table:style-name="ce124">
            <text:p>—</text:p>
          </table:table-cell>
          <table:table-cell office:value-type="float" office:value="69" table:style-name="ce138">
            <text:p><text:s text:c="3"/>69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5">
            <text:p>107年</text:p>
            <text:p>截至9月止</text:p>
          </table:table-cell>
          <table:table-cell office:value-type="string" table:style-name="ce54">
            <text:p>計</text:p>
          </table:table-cell>
          <table:table-cell office:value-type="float" office:value="189860" table:style-name="ce53">
            <text:p><text:s text:c="3"/>189,860</text:p>
          </table:table-cell>
          <table:table-cell office:value-type="float" office:value="174645" table:style-name="ce53">
            <text:p><text:s text:c="3"/>174,645</text:p>
          </table:table-cell>
          <table:table-cell office:value-type="float" office:value="174605" table:style-name="ce53">
            <text:p><text:s text:c="3"/>174,605</text:p>
          </table:table-cell>
          <table:table-cell office:value-type="float" office:value="40" table:style-name="ce52">
            <text:p><text:s text:c="3"/>40</text:p>
          </table:table-cell>
          <table:table-cell office:value-type="float" office:value="5194" table:style-name="ce52">
            <text:p><text:s text:c="3"/>5,194</text:p>
          </table:table-cell>
          <table:table-cell office:value-type="float" office:value="795" table:style-name="ce52">
            <text:p><text:s text:c="3"/>795</text:p>
          </table:table-cell>
          <table:table-cell office:value-type="float" office:value="4399" table:style-name="ce52">
            <text:p><text:s text:c="3"/>4,399</text:p>
          </table:table-cell>
          <table:table-cell office:value-type="float" office:value="926" table:style-name="ce52">
            <text:p><text:s text:c="3"/>926</text:p>
          </table:table-cell>
          <table:table-cell office:value-type="float" office:value="52" table:style-name="ce52">
            <text:p><text:s text:c="3"/>52</text:p>
          </table:table-cell>
          <table:table-cell office:value-type="float" office:value="874" table:style-name="ce52">
            <text:p><text:s text:c="3"/>874</text:p>
          </table:table-cell>
          <table:table-cell office:value-type="float" office:value="9095" table:style-name="ce52">
            <text:p><text:s text:c="3"/>9,095</text:p>
          </table:table-cell>
          <table:table-cell office:value-type="float" office:value="1210" table:style-name="ce52">
            <text:p><text:s text:c="3"/>1,210</text:p>
          </table:table-cell>
          <table:table-cell office:value-type="float" office:value="7885" table:style-name="ce52">
            <text:p><text:s text:c="3"/>7,885</text:p>
          </table:table-cell>
          <table:table-cell office:value-type="float" office:value="6392" table:style-name="ce52">
            <text:p><text:s text:c="3"/>6,392</text:p>
          </table:table-cell>
          <table:table-cell office:value-type="float" office:value="1199" table:style-name="ce52">
            <text:p><text:s text:c="3"/>1,199</text:p>
          </table:table-cell>
          <table:table-cell office:value-type="float" office:value="5193" table:style-name="ce52">
            <text:p><text:s text:c="3"/>5,193</text:p>
          </table:table-cell>
          <table:table-cell office:value-type="float" office:value="2703" table:style-name="ce52">
            <text:p><text:s text:c="3"/>2,703</text:p>
          </table:table-cell>
          <table:table-cell office:value-type="float" office:value="11" table:style-name="ce52">
            <text:p><text:s text:c="3"/>11</text:p>
          </table:table-cell>
          <table:table-cell office:value-type="float" office:value="2692" table:style-name="ce51">
            <text:p><text:s text:c="3"/>2,692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covered-table-cell/>
          <table:table-cell office:value-type="string" table:style-name="ce50">
            <text:p>男</text:p>
          </table:table-cell>
          <table:table-cell office:value-type="float" office:value="94930" table:style-name="ce49">
            <text:p><text:s text:c="3"/>94,930</text:p>
          </table:table-cell>
          <table:table-cell office:value-type="float" office:value="90971" table:style-name="ce49">
            <text:p><text:s text:c="3"/>90,971</text:p>
          </table:table-cell>
          <table:table-cell office:value-type="float" office:value="90941" table:style-name="ce49">
            <text:p><text:s text:c="3"/>90,941</text:p>
          </table:table-cell>
          <table:table-cell office:value-type="float" office:value="30" table:style-name="ce48">
            <text:p><text:s text:c="3"/>30</text:p>
          </table:table-cell>
          <table:table-cell office:value-type="float" office:value="587" table:style-name="ce48">
            <text:p><text:s text:c="3"/>587</text:p>
          </table:table-cell>
          <table:table-cell office:value-type="float" office:value="39" table:style-name="ce48">
            <text:p><text:s text:c="3"/>39</text:p>
          </table:table-cell>
          <table:table-cell office:value-type="float" office:value="548" table:style-name="ce48">
            <text:p><text:s text:c="3"/>548</text:p>
          </table:table-cell>
          <table:table-cell office:value-type="float" office:value="406" table:style-name="ce48">
            <text:p><text:s text:c="3"/>406</text:p>
          </table:table-cell>
          <table:table-cell office:value-type="float" office:value="20" table:style-name="ce48">
            <text:p><text:s text:c="3"/>20</text:p>
          </table:table-cell>
          <table:table-cell office:value-type="float" office:value="386" table:style-name="ce48">
            <text:p><text:s text:c="3"/>386</text:p>
          </table:table-cell>
          <table:table-cell office:value-type="float" office:value="2966" table:style-name="ce48">
            <text:p><text:s text:c="3"/>2,966</text:p>
          </table:table-cell>
          <table:table-cell office:value-type="float" office:value="41" table:style-name="ce48">
            <text:p><text:s text:c="3"/>41</text:p>
          </table:table-cell>
          <table:table-cell office:value-type="float" office:value="2925" table:style-name="ce48">
            <text:p><text:s text:c="3"/>2,925</text:p>
          </table:table-cell>
          <table:table-cell office:value-type="float" office:value="853" table:style-name="ce48">
            <text:p><text:s text:c="3"/>853</text:p>
          </table:table-cell>
          <table:table-cell office:value-type="float" office:value="33" table:style-name="ce48">
            <text:p><text:s text:c="3"/>33</text:p>
          </table:table-cell>
          <table:table-cell office:value-type="float" office:value="820" table:style-name="ce48">
            <text:p><text:s text:c="3"/>820</text:p>
          </table:table-cell>
          <table:table-cell office:value-type="float" office:value="2113" table:style-name="ce48">
            <text:p><text:s text:c="3"/>2,113</text:p>
          </table:table-cell>
          <table:table-cell office:value-type="float" office:value="8" table:style-name="ce48">
            <text:p><text:s text:c="3"/>8</text:p>
          </table:table-cell>
          <table:table-cell office:value-type="float" office:value="2105" table:style-name="ce47">
            <text:p><text:s text:c="3"/>2,105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covered-table-cell/>
          <table:table-cell office:value-type="string" table:style-name="ce46">
            <text:p>女</text:p>
          </table:table-cell>
          <table:table-cell office:value-type="float" office:value="94930" table:style-name="ce45">
            <text:p><text:s text:c="3"/>94,930</text:p>
          </table:table-cell>
          <table:table-cell office:value-type="float" office:value="83674" table:style-name="ce45">
            <text:p><text:s text:c="3"/>83,674</text:p>
          </table:table-cell>
          <table:table-cell office:value-type="float" office:value="83664" table:style-name="ce45">
            <text:p><text:s text:c="3"/>83,664</text:p>
          </table:table-cell>
          <table:table-cell office:value-type="float" office:value="10" table:style-name="ce44">
            <text:p><text:s text:c="3"/>10</text:p>
          </table:table-cell>
          <table:table-cell office:value-type="float" office:value="4607" table:style-name="ce44">
            <text:p><text:s text:c="3"/>4,607</text:p>
          </table:table-cell>
          <table:table-cell office:value-type="float" office:value="756" table:style-name="ce44">
            <text:p><text:s text:c="3"/>756</text:p>
          </table:table-cell>
          <table:table-cell office:value-type="float" office:value="3851" table:style-name="ce44">
            <text:p><text:s text:c="3"/>3,851</text:p>
          </table:table-cell>
          <table:table-cell office:value-type="float" office:value="520" table:style-name="ce44">
            <text:p><text:s text:c="3"/>520</text:p>
          </table:table-cell>
          <table:table-cell office:value-type="float" office:value="32" table:style-name="ce44">
            <text:p><text:s text:c="3"/>32</text:p>
          </table:table-cell>
          <table:table-cell office:value-type="float" office:value="488" table:style-name="ce44">
            <text:p><text:s text:c="3"/>488</text:p>
          </table:table-cell>
          <table:table-cell office:value-type="float" office:value="6129" table:style-name="ce44">
            <text:p><text:s text:c="3"/>6,129</text:p>
          </table:table-cell>
          <table:table-cell office:value-type="float" office:value="1169" table:style-name="ce44">
            <text:p><text:s text:c="3"/>1,169</text:p>
          </table:table-cell>
          <table:table-cell office:value-type="float" office:value="4960" table:style-name="ce44">
            <text:p><text:s text:c="3"/>4,960</text:p>
          </table:table-cell>
          <table:table-cell office:value-type="float" office:value="5539" table:style-name="ce44">
            <text:p><text:s text:c="3"/>5,539</text:p>
          </table:table-cell>
          <table:table-cell office:value-type="float" office:value="1166" table:style-name="ce44">
            <text:p><text:s text:c="3"/>1,166</text:p>
          </table:table-cell>
          <table:table-cell office:value-type="float" office:value="4373" table:style-name="ce44">
            <text:p><text:s text:c="3"/>4,373</text:p>
          </table:table-cell>
          <table:table-cell office:value-type="float" office:value="590" table:style-name="ce44">
            <text:p><text:s text:c="3"/>590</text:p>
          </table:table-cell>
          <table:table-cell office:value-type="float" office:value="3" table:style-name="ce44">
            <text:p><text:s text:c="3"/>3</text:p>
          </table:table-cell>
          <table:table-cell office:value-type="float" office:value="587" table:style-name="ce43">
            <text:p><text:s text:c="3"/>587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6"/>
          <table:table-cell office:value-type="string" table:style-name="ce35">
            <text:p>計</text:p>
          </table:table-cell>
          <table:table-cell office:value-type="float" office:value="28628" table:style-name="ce135">
            <text:p><text:s text:c="3"/>28,628</text:p>
          </table:table-cell>
          <table:table-cell office:value-type="float" office:value="26796" table:style-name="ce135">
            <text:p><text:s text:c="3"/>26,796</text:p>
          </table:table-cell>
          <table:table-cell office:value-type="float" office:value="26791" table:style-name="ce135">
            <text:p><text:s text:c="3"/>26,791</text:p>
          </table:table-cell>
          <table:table-cell office:value-type="float" office:value="5" table:style-name="ce135">
            <text:p><text:s text:c="3"/>5</text:p>
          </table:table-cell>
          <table:table-cell office:value-type="float" office:value="585" table:style-name="ce135">
            <text:p><text:s text:c="3"/>585</text:p>
          </table:table-cell>
          <table:table-cell office:value-type="float" office:value="102" table:style-name="ce135">
            <text:p><text:s text:c="3"/>102</text:p>
          </table:table-cell>
          <table:table-cell office:value-type="float" office:value="483" table:style-name="ce135">
            <text:p><text:s text:c="3"/>483</text:p>
          </table:table-cell>
          <table:table-cell office:value-type="float" office:value="104" table:style-name="ce135">
            <text:p><text:s text:c="3"/>104</text:p>
          </table:table-cell>
          <table:table-cell office:value-type="float" office:value="9" table:style-name="ce135">
            <text:p><text:s text:c="3"/>9</text:p>
          </table:table-cell>
          <table:table-cell office:value-type="float" office:value="95" table:style-name="ce135">
            <text:p><text:s text:c="3"/>95</text:p>
          </table:table-cell>
          <table:table-cell office:value-type="float" office:value="1143" table:style-name="ce135">
            <text:p><text:s text:c="3"/>1,143</text:p>
          </table:table-cell>
          <table:table-cell office:value-type="float" office:value="158" table:style-name="ce135">
            <text:p><text:s text:c="3"/>158</text:p>
          </table:table-cell>
          <table:table-cell office:value-type="float" office:value="985" table:style-name="ce135">
            <text:p><text:s text:c="3"/>985</text:p>
          </table:table-cell>
          <table:table-cell office:value-type="float" office:value="848" table:style-name="ce135">
            <text:p><text:s text:c="3"/>848</text:p>
          </table:table-cell>
          <table:table-cell office:value-type="float" office:value="155" table:style-name="ce135">
            <text:p><text:s text:c="3"/>155</text:p>
          </table:table-cell>
          <table:table-cell office:value-type="float" office:value="693" table:style-name="ce135">
            <text:p><text:s text:c="3"/>693</text:p>
          </table:table-cell>
          <table:table-cell office:value-type="float" office:value="295" table:style-name="ce135">
            <text:p><text:s text:c="3"/>295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292" table:style-name="ce140">
            <text:p><text:s text:c="3"/>292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2">
            <text:p>1 月</text:p>
          </table:table-cell>
          <table:table-cell office:value-type="string" table:style-name="ce19">
            <text:p>男</text:p>
          </table:table-cell>
          <table:table-cell office:value-type="float" office:value="14314" table:style-name="ce130">
            <text:p><text:s text:c="3"/>14,314</text:p>
          </table:table-cell>
          <table:table-cell office:value-type="float" office:value="13871" table:style-name="ce130">
            <text:p><text:s text:c="3"/>13,871</text:p>
          </table:table-cell>
          <table:table-cell office:value-type="float" office:value="13869" table:style-name="ce132">
            <text:p><text:s text:c="3"/>13,86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7" table:style-name="ce132">
            <text:p><text:s text:c="3"/>67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44" table:style-name="ce133">
            <text:p><text:s text:c="3"/>44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40" table:style-name="ce131">
            <text:p><text:s text:c="3"/>40</text:p>
          </table:table-cell>
          <table:table-cell office:value-type="float" office:value="332" table:style-name="ce130">
            <text:p><text:s text:c="3"/>332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326" table:style-name="ce130">
            <text:p><text:s text:c="3"/>326</text:p>
          </table:table-cell>
          <table:table-cell office:value-type="float" office:value="95" table:style-name="ce130">
            <text:p><text:s text:c="3"/>95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91" table:style-name="ce130">
            <text:p><text:s text:c="3"/>91</text:p>
          </table:table-cell>
          <table:table-cell office:value-type="float" office:value="237" table:style-name="ce130">
            <text:p><text:s text:c="3"/>237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35" table:style-name="ce139">
            <text:p><text:s text:c="3"/>235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14314" table:style-name="ce124">
            <text:p><text:s text:c="3"/>14,314</text:p>
          </table:table-cell>
          <table:table-cell office:value-type="float" office:value="12925" table:style-name="ce124">
            <text:p><text:s text:c="3"/>12,925</text:p>
          </table:table-cell>
          <table:table-cell office:value-type="float" office:value="12922" table:style-name="ce126">
            <text:p><text:s text:c="3"/>12,922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518" table:style-name="ce126">
            <text:p><text:s text:c="3"/>518</text:p>
          </table:table-cell>
          <table:table-cell office:value-type="float" office:value="96" table:style-name="ce126">
            <text:p><text:s text:c="3"/>96</text:p>
          </table:table-cell>
          <table:table-cell office:value-type="float" office:value="422" table:style-name="ce126">
            <text:p><text:s text:c="3"/>422</text:p>
          </table:table-cell>
          <table:table-cell office:value-type="float" office:value="60" table:style-name="ce127">
            <text:p><text:s text:c="3"/>60</text:p>
          </table:table-cell>
          <table:table-cell office:value-type="float" office:value="5" table:style-name="ce126">
            <text:p><text:s text:c="3"/>5</text:p>
          </table:table-cell>
          <table:table-cell office:value-type="float" office:value="55" table:style-name="ce125">
            <text:p><text:s text:c="3"/>55</text:p>
          </table:table-cell>
          <table:table-cell office:value-type="float" office:value="811" table:style-name="ce124">
            <text:p><text:s text:c="3"/>811</text:p>
          </table:table-cell>
          <table:table-cell office:value-type="float" office:value="152" table:style-name="ce124">
            <text:p><text:s text:c="3"/>152</text:p>
          </table:table-cell>
          <table:table-cell office:value-type="float" office:value="659" table:style-name="ce124">
            <text:p><text:s text:c="3"/>659</text:p>
          </table:table-cell>
          <table:table-cell office:value-type="float" office:value="753" table:style-name="ce124">
            <text:p><text:s text:c="3"/>753</text:p>
          </table:table-cell>
          <table:table-cell office:value-type="float" office:value="151" table:style-name="ce124">
            <text:p><text:s text:c="3"/>151</text:p>
          </table:table-cell>
          <table:table-cell office:value-type="float" office:value="602" table:style-name="ce124">
            <text:p><text:s text:c="3"/>602</text:p>
          </table:table-cell>
          <table:table-cell office:value-type="float" office:value="58" table:style-name="ce124">
            <text:p><text:s text:c="3"/>58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57" table:style-name="ce138">
            <text:p><text:s text:c="3"/>57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6"/>
          <table:table-cell office:value-type="string" table:style-name="ce35">
            <text:p>計</text:p>
          </table:table-cell>
          <table:table-cell office:value-type="float" office:value="19016" table:style-name="ce135">
            <text:p><text:s text:c="3"/>19,016</text:p>
          </table:table-cell>
          <table:table-cell office:value-type="float" office:value="17445" table:style-name="ce135">
            <text:p><text:s text:c="3"/>17,445</text:p>
          </table:table-cell>
          <table:table-cell office:value-type="float" office:value="17443" table:style-name="ce135">
            <text:p><text:s text:c="3"/>17,443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637" table:style-name="ce135">
            <text:p><text:s text:c="3"/>637</text:p>
          </table:table-cell>
          <table:table-cell office:value-type="float" office:value="51" table:style-name="ce135">
            <text:p><text:s text:c="3"/>51</text:p>
          </table:table-cell>
          <table:table-cell office:value-type="float" office:value="586" table:style-name="ce135">
            <text:p><text:s text:c="3"/>586</text:p>
          </table:table-cell>
          <table:table-cell office:value-type="float" office:value="79" table:style-name="ce135">
            <text:p><text:s text:c="3"/>79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75" table:style-name="ce135">
            <text:p><text:s text:c="3"/>75</text:p>
          </table:table-cell>
          <table:table-cell office:value-type="float" office:value="855" table:style-name="ce135">
            <text:p><text:s text:c="3"/>855</text:p>
          </table:table-cell>
          <table:table-cell office:value-type="float" office:value="98" table:style-name="ce135">
            <text:p><text:s text:c="3"/>98</text:p>
          </table:table-cell>
          <table:table-cell office:value-type="float" office:value="757" table:style-name="ce135">
            <text:p><text:s text:c="3"/>757</text:p>
          </table:table-cell>
          <table:table-cell office:value-type="float" office:value="548" table:style-name="ce135">
            <text:p><text:s text:c="3"/>548</text:p>
          </table:table-cell>
          <table:table-cell office:value-type="float" office:value="98" table:style-name="ce135">
            <text:p><text:s text:c="3"/>98</text:p>
          </table:table-cell>
          <table:table-cell office:value-type="float" office:value="450" table:style-name="ce135">
            <text:p><text:s text:c="3"/>450</text:p>
          </table:table-cell>
          <table:table-cell office:value-type="float" office:value="307" table:style-name="ce135">
            <text:p><text:s text:c="3"/>307</text:p>
          </table:table-cell>
          <table:table-cell office:value-type="float" office:value="0" table:style-name="ce135">
            <text:p>—</text:p>
          </table:table-cell>
          <table:table-cell office:value-type="float" office:value="307" table:style-name="ce140">
            <text:p><text:s text:c="3"/>307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2">
            <text:p>2 月</text:p>
          </table:table-cell>
          <table:table-cell office:value-type="string" table:style-name="ce19">
            <text:p>男</text:p>
          </table:table-cell>
          <table:table-cell office:value-type="float" office:value="9508" table:style-name="ce130">
            <text:p><text:s text:c="3"/>9,508</text:p>
          </table:table-cell>
          <table:table-cell office:value-type="float" office:value="9061" table:style-name="ce130">
            <text:p><text:s text:c="3"/>9,061</text:p>
          </table:table-cell>
          <table:table-cell office:value-type="float" office:value="9059" table:style-name="ce132">
            <text:p><text:s text:c="3"/>9,05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80" table:style-name="ce132">
            <text:p><text:s text:c="3"/>80</text:p>
          </table:table-cell>
          <table:table-cell office:value-type="float" office:value="0" table:style-name="ce132">
            <text:p>—</text:p>
          </table:table-cell>
          <table:table-cell office:value-type="float" office:value="80" table:style-name="ce132">
            <text:p><text:s text:c="3"/>80</text:p>
          </table:table-cell>
          <table:table-cell office:value-type="float" office:value="27" table:style-name="ce133">
            <text:p><text:s text:c="3"/>27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5" table:style-name="ce131">
            <text:p><text:s text:c="3"/>25</text:p>
          </table:table-cell>
          <table:table-cell office:value-type="float" office:value="340" table:style-name="ce130">
            <text:p><text:s text:c="3"/>340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336" table:style-name="ce130">
            <text:p><text:s text:c="3"/>336</text:p>
          </table:table-cell>
          <table:table-cell office:value-type="float" office:value="94" table:style-name="ce130">
            <text:p><text:s text:c="3"/>94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90" table:style-name="ce130">
            <text:p><text:s text:c="3"/>90</text:p>
          </table:table-cell>
          <table:table-cell office:value-type="float" office:value="246" table:style-name="ce130">
            <text:p><text:s text:c="3"/>246</text:p>
          </table:table-cell>
          <table:table-cell office:value-type="float" office:value="0" table:style-name="ce130">
            <text:p>—</text:p>
          </table:table-cell>
          <table:table-cell office:value-type="float" office:value="246" table:style-name="ce139">
            <text:p><text:s text:c="3"/>246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9508" table:style-name="ce124">
            <text:p><text:s text:c="3"/>9,508</text:p>
          </table:table-cell>
          <table:table-cell office:value-type="float" office:value="8384" table:style-name="ce124">
            <text:p><text:s text:c="3"/>8,384</text:p>
          </table:table-cell>
          <table:table-cell office:value-type="float" office:value="8384" table:style-name="ce126">
            <text:p><text:s text:c="3"/>8,384</text:p>
          </table:table-cell>
          <table:table-cell office:value-type="float" office:value="0" table:style-name="ce126">
            <text:p>—</text:p>
          </table:table-cell>
          <table:table-cell office:value-type="float" office:value="557" table:style-name="ce126">
            <text:p><text:s text:c="3"/>557</text:p>
          </table:table-cell>
          <table:table-cell office:value-type="float" office:value="51" table:style-name="ce126">
            <text:p><text:s text:c="3"/>51</text:p>
          </table:table-cell>
          <table:table-cell office:value-type="float" office:value="506" table:style-name="ce126">
            <text:p><text:s text:c="3"/>506</text:p>
          </table:table-cell>
          <table:table-cell office:value-type="float" office:value="52" table:style-name="ce127">
            <text:p><text:s text:c="3"/>52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50" table:style-name="ce125">
            <text:p><text:s text:c="3"/>50</text:p>
          </table:table-cell>
          <table:table-cell office:value-type="float" office:value="515" table:style-name="ce124">
            <text:p><text:s text:c="3"/>515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421" table:style-name="ce124">
            <text:p><text:s text:c="3"/>421</text:p>
          </table:table-cell>
          <table:table-cell office:value-type="float" office:value="454" table:style-name="ce124">
            <text:p><text:s text:c="3"/>454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360" table:style-name="ce124">
            <text:p><text:s text:c="3"/>360</text:p>
          </table:table-cell>
          <table:table-cell office:value-type="float" office:value="61" table:style-name="ce124">
            <text:p><text:s text:c="3"/>61</text:p>
          </table:table-cell>
          <table:table-cell office:value-type="float" office:value="0" table:style-name="ce124">
            <text:p>—</text:p>
          </table:table-cell>
          <table:table-cell office:value-type="float" office:value="61" table:style-name="ce138">
            <text:p><text:s text:c="3"/>61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6"/>
          <table:table-cell office:value-type="string" table:style-name="ce35">
            <text:p>計</text:p>
          </table:table-cell>
          <table:table-cell office:value-type="float" office:value="24242" table:style-name="ce135">
            <text:p><text:s text:c="3"/>24,242</text:p>
          </table:table-cell>
          <table:table-cell office:value-type="float" office:value="22465" table:style-name="ce135">
            <text:p><text:s text:c="3"/>22,465</text:p>
          </table:table-cell>
          <table:table-cell office:value-type="float" office:value="22458" table:style-name="ce135">
            <text:p><text:s text:c="3"/>22,458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575" table:style-name="ce135">
            <text:p><text:s text:c="3"/>575</text:p>
          </table:table-cell>
          <table:table-cell office:value-type="float" office:value="130" table:style-name="ce135">
            <text:p><text:s text:c="3"/>130</text:p>
          </table:table-cell>
          <table:table-cell office:value-type="float" office:value="445" table:style-name="ce135">
            <text:p><text:s text:c="3"/>445</text:p>
          </table:table-cell>
          <table:table-cell office:value-type="float" office:value="114" table:style-name="ce135">
            <text:p><text:s text:c="3"/>114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108" table:style-name="ce135">
            <text:p><text:s text:c="3"/>108</text:p>
          </table:table-cell>
          <table:table-cell office:value-type="float" office:value="1088" table:style-name="ce135">
            <text:p><text:s text:c="3"/>1,088</text:p>
          </table:table-cell>
          <table:table-cell office:value-type="float" office:value="146" table:style-name="ce135">
            <text:p><text:s text:c="3"/>146</text:p>
          </table:table-cell>
          <table:table-cell office:value-type="float" office:value="942" table:style-name="ce135">
            <text:p><text:s text:c="3"/>942</text:p>
          </table:table-cell>
          <table:table-cell office:value-type="float" office:value="753" table:style-name="ce135">
            <text:p><text:s text:c="3"/>753</text:p>
          </table:table-cell>
          <table:table-cell office:value-type="float" office:value="146" table:style-name="ce135">
            <text:p><text:s text:c="3"/>146</text:p>
          </table:table-cell>
          <table:table-cell office:value-type="float" office:value="607" table:style-name="ce135">
            <text:p><text:s text:c="3"/>607</text:p>
          </table:table-cell>
          <table:table-cell office:value-type="float" office:value="335" table:style-name="ce135">
            <text:p><text:s text:c="3"/>335</text:p>
          </table:table-cell>
          <table:table-cell office:value-type="float" office:value="0" table:style-name="ce135">
            <text:p>—</text:p>
          </table:table-cell>
          <table:table-cell office:value-type="float" office:value="335" table:style-name="ce140">
            <text:p><text:s text:c="3"/>335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2">
            <text:p>3 月</text:p>
          </table:table-cell>
          <table:table-cell office:value-type="string" table:style-name="ce19">
            <text:p>男</text:p>
          </table:table-cell>
          <table:table-cell office:value-type="float" office:value="12121" table:style-name="ce130">
            <text:p><text:s text:c="3"/>12,121</text:p>
          </table:table-cell>
          <table:table-cell office:value-type="float" office:value="11600" table:style-name="ce130">
            <text:p><text:s text:c="3"/>11,600</text:p>
          </table:table-cell>
          <table:table-cell office:value-type="float" office:value="11595" table:style-name="ce132">
            <text:p><text:s text:c="3"/>11,595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61" table:style-name="ce133">
            <text:p><text:s text:c="3"/>6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57" table:style-name="ce131">
            <text:p><text:s text:c="3"/>57</text:p>
          </table:table-cell>
          <table:table-cell office:value-type="float" office:value="400" table:style-name="ce130">
            <text:p><text:s text:c="3"/>400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391" table:style-name="ce130">
            <text:p><text:s text:c="3"/>391</text:p>
          </table:table-cell>
          <table:table-cell office:value-type="float" office:value="124" table:style-name="ce130">
            <text:p><text:s text:c="3"/>124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115" table:style-name="ce130">
            <text:p><text:s text:c="3"/>115</text:p>
          </table:table-cell>
          <table:table-cell office:value-type="float" office:value="276" table:style-name="ce130">
            <text:p><text:s text:c="3"/>276</text:p>
          </table:table-cell>
          <table:table-cell office:value-type="float" office:value="0" table:style-name="ce130">
            <text:p>—</text:p>
          </table:table-cell>
          <table:table-cell office:value-type="float" office:value="276" table:style-name="ce139">
            <text:p><text:s text:c="3"/>276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12121" table:style-name="ce124">
            <text:p><text:s text:c="3"/>12,121</text:p>
          </table:table-cell>
          <table:table-cell office:value-type="float" office:value="10865" table:style-name="ce124">
            <text:p><text:s text:c="3"/>10,865</text:p>
          </table:table-cell>
          <table:table-cell office:value-type="float" office:value="10863" table:style-name="ce126">
            <text:p><text:s text:c="3"/>10,863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515" table:style-name="ce126">
            <text:p><text:s text:c="3"/>515</text:p>
          </table:table-cell>
          <table:table-cell office:value-type="float" office:value="125" table:style-name="ce126">
            <text:p><text:s text:c="3"/>125</text:p>
          </table:table-cell>
          <table:table-cell office:value-type="float" office:value="390" table:style-name="ce126">
            <text:p><text:s text:c="3"/>390</text:p>
          </table:table-cell>
          <table:table-cell office:value-type="float" office:value="53" table:style-name="ce127">
            <text:p><text:s text:c="3"/>53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51" table:style-name="ce125">
            <text:p><text:s text:c="3"/>51</text:p>
          </table:table-cell>
          <table:table-cell office:value-type="float" office:value="688" table:style-name="ce124">
            <text:p><text:s text:c="3"/>688</text:p>
          </table:table-cell>
          <table:table-cell office:value-type="float" office:value="137" table:style-name="ce124">
            <text:p><text:s text:c="3"/>137</text:p>
          </table:table-cell>
          <table:table-cell office:value-type="float" office:value="551" table:style-name="ce124">
            <text:p><text:s text:c="3"/>551</text:p>
          </table:table-cell>
          <table:table-cell office:value-type="float" office:value="629" table:style-name="ce124">
            <text:p><text:s text:c="3"/>629</text:p>
          </table:table-cell>
          <table:table-cell office:value-type="float" office:value="137" table:style-name="ce124">
            <text:p><text:s text:c="3"/>137</text:p>
          </table:table-cell>
          <table:table-cell office:value-type="float" office:value="492" table:style-name="ce124">
            <text:p><text:s text:c="3"/>492</text:p>
          </table:table-cell>
          <table:table-cell office:value-type="float" office:value="59" table:style-name="ce124">
            <text:p><text:s text:c="3"/>59</text:p>
          </table:table-cell>
          <table:table-cell office:value-type="float" office:value="0" table:style-name="ce124">
            <text:p>—</text:p>
          </table:table-cell>
          <table:table-cell office:value-type="float" office:value="59" table:style-name="ce138">
            <text:p><text:s text:c="3"/>59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6"/>
          <table:table-cell office:value-type="string" table:style-name="ce35">
            <text:p>計</text:p>
          </table:table-cell>
          <table:table-cell office:value-type="float" office:value="17604" table:style-name="ce134">
            <text:p><text:s text:c="3"/>17,604</text:p>
          </table:table-cell>
          <table:table-cell office:value-type="float" office:value="16031" table:style-name="ce134">
            <text:p><text:s text:c="3"/>16,031</text:p>
          </table:table-cell>
          <table:table-cell office:value-type="float" office:value="16028" table:style-name="ce134">
            <text:p><text:s text:c="3"/>16,028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512" table:style-name="ce135">
            <text:p><text:s text:c="3"/>512</text:p>
          </table:table-cell>
          <table:table-cell office:value-type="float" office:value="70" table:style-name="ce135">
            <text:p><text:s text:c="3"/>70</text:p>
          </table:table-cell>
          <table:table-cell office:value-type="float" office:value="442" table:style-name="ce135">
            <text:p><text:s text:c="3"/>442</text:p>
          </table:table-cell>
          <table:table-cell office:value-type="float" office:value="95" table:style-name="ce135">
            <text:p><text:s text:c="3"/>95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91" table:style-name="ce135">
            <text:p><text:s text:c="3"/>91</text:p>
          </table:table-cell>
          <table:table-cell office:value-type="float" office:value="966" table:style-name="ce135">
            <text:p><text:s text:c="3"/>966</text:p>
          </table:table-cell>
          <table:table-cell office:value-type="float" office:value="123" table:style-name="ce135">
            <text:p><text:s text:c="3"/>123</text:p>
          </table:table-cell>
          <table:table-cell office:value-type="float" office:value="843" table:style-name="ce135">
            <text:p><text:s text:c="3"/>843</text:p>
          </table:table-cell>
          <table:table-cell office:value-type="float" office:value="676" table:style-name="ce135">
            <text:p><text:s text:c="3"/>676</text:p>
          </table:table-cell>
          <table:table-cell office:value-type="float" office:value="120" table:style-name="ce135">
            <text:p><text:s text:c="3"/>120</text:p>
          </table:table-cell>
          <table:table-cell office:value-type="float" office:value="556" table:style-name="ce135">
            <text:p><text:s text:c="3"/>556</text:p>
          </table:table-cell>
          <table:table-cell office:value-type="float" office:value="290" table:style-name="ce135">
            <text:p><text:s text:c="3"/>290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287" table:style-name="ce140">
            <text:p><text:s text:c="3"/>287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2">
            <text:p>4 月</text:p>
          </table:table-cell>
          <table:table-cell office:value-type="string" table:style-name="ce19">
            <text:p>男</text:p>
          </table:table-cell>
          <table:table-cell office:value-type="float" office:value="8802" table:style-name="ce129">
            <text:p><text:s text:c="3"/>8,802</text:p>
          </table:table-cell>
          <table:table-cell office:value-type="float" office:value="8418" table:style-name="ce129">
            <text:p><text:s text:c="3"/>8,418</text:p>
          </table:table-cell>
          <table:table-cell office:value-type="float" office:value="8415" table:style-name="ce137">
            <text:p><text:s text:c="3"/>8,415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52" table:style-name="ce132">
            <text:p><text:s text:c="3"/>52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38" table:style-name="ce133">
            <text:p><text:s text:c="3"/>3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7" table:style-name="ce131">
            <text:p><text:s text:c="3"/>37</text:p>
          </table:table-cell>
          <table:table-cell office:value-type="float" office:value="294" table:style-name="ce130">
            <text:p><text:s text:c="3"/>294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291" table:style-name="ce130">
            <text:p><text:s text:c="3"/>291</text:p>
          </table:table-cell>
          <table:table-cell office:value-type="float" office:value="72" table:style-name="ce130">
            <text:p><text:s text:c="3"/>72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71" table:style-name="ce130">
            <text:p><text:s text:c="3"/>71</text:p>
          </table:table-cell>
          <table:table-cell office:value-type="float" office:value="222" table:style-name="ce130">
            <text:p><text:s text:c="3"/>222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20" table:style-name="ce139">
            <text:p><text:s text:c="3"/>220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8802" table:style-name="ce123">
            <text:p><text:s text:c="3"/>8,802</text:p>
          </table:table-cell>
          <table:table-cell office:value-type="float" office:value="7613" table:style-name="ce123">
            <text:p><text:s text:c="3"/>7,613</text:p>
          </table:table-cell>
          <table:table-cell office:value-type="float" office:value="7613" table:style-name="ce136">
            <text:p><text:s text:c="3"/>7,613</text:p>
          </table:table-cell>
          <table:table-cell office:value-type="float" office:value="0" table:style-name="ce126">
            <text:p>—</text:p>
          </table:table-cell>
          <table:table-cell office:value-type="float" office:value="460" table:style-name="ce126">
            <text:p><text:s text:c="3"/>460</text:p>
          </table:table-cell>
          <table:table-cell office:value-type="float" office:value="66" table:style-name="ce126">
            <text:p><text:s text:c="3"/>66</text:p>
          </table:table-cell>
          <table:table-cell office:value-type="float" office:value="394" table:style-name="ce126">
            <text:p><text:s text:c="3"/>394</text:p>
          </table:table-cell>
          <table:table-cell office:value-type="float" office:value="57" table:style-name="ce127">
            <text:p><text:s text:c="3"/>57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54" table:style-name="ce125">
            <text:p><text:s text:c="3"/>54</text:p>
          </table:table-cell>
          <table:table-cell office:value-type="float" office:value="672" table:style-name="ce124">
            <text:p><text:s text:c="3"/>672</text:p>
          </table:table-cell>
          <table:table-cell office:value-type="float" office:value="120" table:style-name="ce124">
            <text:p><text:s text:c="3"/>120</text:p>
          </table:table-cell>
          <table:table-cell office:value-type="float" office:value="552" table:style-name="ce124">
            <text:p><text:s text:c="3"/>552</text:p>
          </table:table-cell>
          <table:table-cell office:value-type="float" office:value="604" table:style-name="ce124">
            <text:p><text:s text:c="3"/>604</text:p>
          </table:table-cell>
          <table:table-cell office:value-type="float" office:value="119" table:style-name="ce124">
            <text:p><text:s text:c="3"/>119</text:p>
          </table:table-cell>
          <table:table-cell office:value-type="float" office:value="485" table:style-name="ce124">
            <text:p><text:s text:c="3"/>485</text:p>
          </table:table-cell>
          <table:table-cell office:value-type="float" office:value="68" table:style-name="ce124">
            <text:p><text:s text:c="3"/>68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67" table:style-name="ce138">
            <text:p><text:s text:c="3"/>67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6"/>
          <table:table-cell office:value-type="string" table:style-name="ce35">
            <text:p>計</text:p>
          </table:table-cell>
          <table:table-cell office:value-type="float" office:value="27534" table:style-name="ce135">
            <text:p><text:s text:c="3"/>27,534</text:p>
          </table:table-cell>
          <table:table-cell office:value-type="float" office:value="25772" table:style-name="ce135">
            <text:p><text:s text:c="3"/>25,772</text:p>
          </table:table-cell>
          <table:table-cell office:value-type="float" office:value="25769" table:style-name="ce135">
            <text:p><text:s text:c="3"/>25,769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602" table:style-name="ce135">
            <text:p><text:s text:c="3"/>602</text:p>
          </table:table-cell>
          <table:table-cell office:value-type="float" office:value="123" table:style-name="ce135">
            <text:p><text:s text:c="3"/>123</text:p>
          </table:table-cell>
          <table:table-cell office:value-type="float" office:value="479" table:style-name="ce135">
            <text:p><text:s text:c="3"/>479</text:p>
          </table:table-cell>
          <table:table-cell office:value-type="float" office:value="106" table:style-name="ce135">
            <text:p><text:s text:c="3"/>106</text:p>
          </table:table-cell>
          <table:table-cell office:value-type="float" office:value="8" table:style-name="ce135">
            <text:p><text:s text:c="3"/>8</text:p>
          </table:table-cell>
          <table:table-cell office:value-type="float" office:value="98" table:style-name="ce135">
            <text:p><text:s text:c="3"/>98</text:p>
          </table:table-cell>
          <table:table-cell office:value-type="float" office:value="1054" table:style-name="ce135">
            <text:p><text:s text:c="3"/>1,054</text:p>
          </table:table-cell>
          <table:table-cell office:value-type="float" office:value="154" table:style-name="ce135">
            <text:p><text:s text:c="3"/>154</text:p>
          </table:table-cell>
          <table:table-cell office:value-type="float" office:value="900" table:style-name="ce135">
            <text:p><text:s text:c="3"/>900</text:p>
          </table:table-cell>
          <table:table-cell office:value-type="float" office:value="715" table:style-name="ce135">
            <text:p><text:s text:c="3"/>715</text:p>
          </table:table-cell>
          <table:table-cell office:value-type="float" office:value="153" table:style-name="ce135">
            <text:p><text:s text:c="3"/>153</text:p>
          </table:table-cell>
          <table:table-cell office:value-type="float" office:value="562" table:style-name="ce135">
            <text:p><text:s text:c="3"/>562</text:p>
          </table:table-cell>
          <table:table-cell office:value-type="float" office:value="339" table:style-name="ce135">
            <text:p><text:s text:c="3"/>339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338" table:style-name="ce140">
            <text:p><text:s text:c="3"/>338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2">
            <text:p>5 月</text:p>
          </table:table-cell>
          <table:table-cell office:value-type="string" table:style-name="ce19">
            <text:p>男</text:p>
          </table:table-cell>
          <table:table-cell office:value-type="float" office:value="13767" table:style-name="ce130">
            <text:p><text:s text:c="3"/>13,767</text:p>
          </table:table-cell>
          <table:table-cell office:value-type="float" office:value="13320" table:style-name="ce130">
            <text:p><text:s text:c="3"/>13,320</text:p>
          </table:table-cell>
          <table:table-cell office:value-type="float" office:value="13319" table:style-name="ce132">
            <text:p><text:s text:c="3"/>13,319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53" table:style-name="ce132">
            <text:p><text:s text:c="3"/>53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44" table:style-name="ce133">
            <text:p><text:s text:c="3"/>4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3" table:style-name="ce131">
            <text:p><text:s text:c="3"/>43</text:p>
          </table:table-cell>
          <table:table-cell office:value-type="float" office:value="350" table:style-name="ce130">
            <text:p><text:s text:c="3"/>350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346" table:style-name="ce130">
            <text:p><text:s text:c="3"/>346</text:p>
          </table:table-cell>
          <table:table-cell office:value-type="float" office:value="85" table:style-name="ce130">
            <text:p><text:s text:c="3"/>85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82" table:style-name="ce130">
            <text:p><text:s text:c="3"/>82</text:p>
          </table:table-cell>
          <table:table-cell office:value-type="float" office:value="265" table:style-name="ce130">
            <text:p><text:s text:c="3"/>265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64" table:style-name="ce139">
            <text:p><text:s text:c="3"/>264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13767" table:style-name="ce124">
            <text:p><text:s text:c="3"/>13,767</text:p>
          </table:table-cell>
          <table:table-cell office:value-type="float" office:value="12452" table:style-name="ce124">
            <text:p><text:s text:c="3"/>12,452</text:p>
          </table:table-cell>
          <table:table-cell office:value-type="float" office:value="12450" table:style-name="ce126">
            <text:p><text:s text:c="3"/>12,450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549" table:style-name="ce126">
            <text:p><text:s text:c="3"/>549</text:p>
          </table:table-cell>
          <table:table-cell office:value-type="float" office:value="119" table:style-name="ce126">
            <text:p><text:s text:c="3"/>119</text:p>
          </table:table-cell>
          <table:table-cell office:value-type="float" office:value="430" table:style-name="ce126">
            <text:p><text:s text:c="3"/>430</text:p>
          </table:table-cell>
          <table:table-cell office:value-type="float" office:value="62" table:style-name="ce127">
            <text:p><text:s text:c="3"/>62</text:p>
          </table:table-cell>
          <table:table-cell office:value-type="float" office:value="7" table:style-name="ce126">
            <text:p><text:s text:c="3"/>7</text:p>
          </table:table-cell>
          <table:table-cell office:value-type="float" office:value="55" table:style-name="ce125">
            <text:p><text:s text:c="3"/>55</text:p>
          </table:table-cell>
          <table:table-cell office:value-type="float" office:value="704" table:style-name="ce124">
            <text:p><text:s text:c="3"/>704</text:p>
          </table:table-cell>
          <table:table-cell office:value-type="float" office:value="150" table:style-name="ce124">
            <text:p><text:s text:c="3"/>150</text:p>
          </table:table-cell>
          <table:table-cell office:value-type="float" office:value="554" table:style-name="ce124">
            <text:p><text:s text:c="3"/>554</text:p>
          </table:table-cell>
          <table:table-cell office:value-type="float" office:value="630" table:style-name="ce124">
            <text:p><text:s text:c="3"/>630</text:p>
          </table:table-cell>
          <table:table-cell office:value-type="float" office:value="150" table:style-name="ce124">
            <text:p><text:s text:c="3"/>150</text:p>
          </table:table-cell>
          <table:table-cell office:value-type="float" office:value="480" table:style-name="ce124">
            <text:p><text:s text:c="3"/>480</text:p>
          </table:table-cell>
          <table:table-cell office:value-type="float" office:value="74" table:style-name="ce124">
            <text:p><text:s text:c="3"/>74</text:p>
          </table:table-cell>
          <table:table-cell office:value-type="float" office:value="0" table:style-name="ce124">
            <text:p>—</text:p>
          </table:table-cell>
          <table:table-cell office:value-type="float" office:value="74" table:style-name="ce138">
            <text:p><text:s text:c="3"/>74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6"/>
          <table:table-cell office:value-type="string" table:style-name="ce35">
            <text:p>計</text:p>
          </table:table-cell>
          <table:table-cell office:value-type="float" office:value="20802" table:style-name="ce135">
            <text:p><text:s text:c="3"/>20,802</text:p>
          </table:table-cell>
          <table:table-cell office:value-type="float" office:value="19157" table:style-name="ce135">
            <text:p><text:s text:c="3"/>19,157</text:p>
          </table:table-cell>
          <table:table-cell office:value-type="float" office:value="19151" table:style-name="ce135">
            <text:p><text:s text:c="3"/>19,151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556" table:style-name="ce135">
            <text:p><text:s text:c="3"/>556</text:p>
          </table:table-cell>
          <table:table-cell office:value-type="float" office:value="83" table:style-name="ce135">
            <text:p><text:s text:c="3"/>83</text:p>
          </table:table-cell>
          <table:table-cell office:value-type="float" office:value="473" table:style-name="ce135">
            <text:p><text:s text:c="3"/>473</text:p>
          </table:table-cell>
          <table:table-cell office:value-type="float" office:value="107" table:style-name="ce135">
            <text:p><text:s text:c="3"/>107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100" table:style-name="ce135">
            <text:p><text:s text:c="3"/>100</text:p>
          </table:table-cell>
          <table:table-cell office:value-type="float" office:value="982" table:style-name="ce135">
            <text:p><text:s text:c="3"/>982</text:p>
          </table:table-cell>
          <table:table-cell office:value-type="float" office:value="136" table:style-name="ce135">
            <text:p><text:s text:c="3"/>136</text:p>
          </table:table-cell>
          <table:table-cell office:value-type="float" office:value="846" table:style-name="ce135">
            <text:p><text:s text:c="3"/>846</text:p>
          </table:table-cell>
          <table:table-cell office:value-type="float" office:value="705" table:style-name="ce135">
            <text:p><text:s text:c="3"/>705</text:p>
          </table:table-cell>
          <table:table-cell office:value-type="float" office:value="136" table:style-name="ce135">
            <text:p><text:s text:c="3"/>136</text:p>
          </table:table-cell>
          <table:table-cell office:value-type="float" office:value="569" table:style-name="ce135">
            <text:p><text:s text:c="3"/>569</text:p>
          </table:table-cell>
          <table:table-cell office:value-type="float" office:value="277" table:style-name="ce135">
            <text:p><text:s text:c="3"/>277</text:p>
          </table:table-cell>
          <table:table-cell office:value-type="float" office:value="0" table:style-name="ce135">
            <text:p>—</text:p>
          </table:table-cell>
          <table:table-cell office:value-type="float" office:value="277" table:style-name="ce140">
            <text:p><text:s text:c="3"/>277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2">
            <text:p>6 月</text:p>
          </table:table-cell>
          <table:table-cell office:value-type="string" table:style-name="ce19">
            <text:p>男</text:p>
          </table:table-cell>
          <table:table-cell office:value-type="float" office:value="10401" table:style-name="ce130">
            <text:p><text:s text:c="3"/>10,401</text:p>
          </table:table-cell>
          <table:table-cell office:value-type="float" office:value="9998" table:style-name="ce130">
            <text:p><text:s text:c="3"/>9,998</text:p>
          </table:table-cell>
          <table:table-cell office:value-type="float" office:value="9993" table:style-name="ce132">
            <text:p><text:s text:c="3"/>9,993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49" table:style-name="ce133">
            <text:p><text:s text:c="3"/>49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45" table:style-name="ce131">
            <text:p><text:s text:c="3"/>45</text:p>
          </table:table-cell>
          <table:table-cell office:value-type="float" office:value="294" table:style-name="ce130">
            <text:p><text:s text:c="3"/>294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92" table:style-name="ce130">
            <text:p><text:s text:c="3"/>292</text:p>
          </table:table-cell>
          <table:table-cell office:value-type="float" office:value="80" table:style-name="ce130">
            <text:p><text:s text:c="3"/>80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78" table:style-name="ce130">
            <text:p><text:s text:c="3"/>78</text:p>
          </table:table-cell>
          <table:table-cell office:value-type="float" office:value="214" table:style-name="ce130">
            <text:p><text:s text:c="3"/>214</text:p>
          </table:table-cell>
          <table:table-cell office:value-type="float" office:value="0" table:style-name="ce130">
            <text:p>—</text:p>
          </table:table-cell>
          <table:table-cell office:value-type="float" office:value="214" table:style-name="ce139">
            <text:p><text:s text:c="3"/>214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10401" table:style-name="ce124">
            <text:p><text:s text:c="3"/>10,401</text:p>
          </table:table-cell>
          <table:table-cell office:value-type="float" office:value="9159" table:style-name="ce124">
            <text:p><text:s text:c="3"/>9,159</text:p>
          </table:table-cell>
          <table:table-cell office:value-type="float" office:value="9158" table:style-name="ce126">
            <text:p><text:s text:c="3"/>9,158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496" table:style-name="ce126">
            <text:p><text:s text:c="3"/>496</text:p>
          </table:table-cell>
          <table:table-cell office:value-type="float" office:value="78" table:style-name="ce126">
            <text:p><text:s text:c="3"/>78</text:p>
          </table:table-cell>
          <table:table-cell office:value-type="float" office:value="418" table:style-name="ce126">
            <text:p><text:s text:c="3"/>418</text:p>
          </table:table-cell>
          <table:table-cell office:value-type="float" office:value="58" table:style-name="ce127">
            <text:p><text:s text:c="3"/>58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55" table:style-name="ce125">
            <text:p><text:s text:c="3"/>55</text:p>
          </table:table-cell>
          <table:table-cell office:value-type="float" office:value="688" table:style-name="ce124">
            <text:p><text:s text:c="3"/>688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554" table:style-name="ce124">
            <text:p><text:s text:c="3"/>554</text:p>
          </table:table-cell>
          <table:table-cell office:value-type="float" office:value="625" table:style-name="ce124">
            <text:p><text:s text:c="3"/>625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491" table:style-name="ce124">
            <text:p><text:s text:c="3"/>491</text:p>
          </table:table-cell>
          <table:table-cell office:value-type="float" office:value="63" table:style-name="ce124">
            <text:p><text:s text:c="3"/>63</text:p>
          </table:table-cell>
          <table:table-cell office:value-type="float" office:value="0" table:style-name="ce124">
            <text:p>—</text:p>
          </table:table-cell>
          <table:table-cell office:value-type="float" office:value="63" table:style-name="ce138">
            <text:p><text:s text:c="3"/>63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6"/>
          <table:table-cell office:value-type="string" table:style-name="ce35">
            <text:p>計</text:p>
          </table:table-cell>
          <table:table-cell office:value-type="float" office:value="18258" table:style-name="ce135">
            <text:p><text:s text:c="3"/>18,258</text:p>
          </table:table-cell>
          <table:table-cell office:value-type="float" office:value="16481" table:style-name="ce135">
            <text:p><text:s text:c="3"/>16,481</text:p>
          </table:table-cell>
          <table:table-cell office:value-type="float" office:value="16474" table:style-name="ce135">
            <text:p><text:s text:c="3"/>16,474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585" table:style-name="ce135">
            <text:p><text:s text:c="3"/>585</text:p>
          </table:table-cell>
          <table:table-cell office:value-type="float" office:value="88" table:style-name="ce135">
            <text:p><text:s text:c="3"/>88</text:p>
          </table:table-cell>
          <table:table-cell office:value-type="float" office:value="497" table:style-name="ce135">
            <text:p><text:s text:c="3"/>497</text:p>
          </table:table-cell>
          <table:table-cell office:value-type="float" office:value="119" table:style-name="ce135">
            <text:p><text:s text:c="3"/>119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116" table:style-name="ce135">
            <text:p><text:s text:c="3"/>116</text:p>
          </table:table-cell>
          <table:table-cell office:value-type="float" office:value="1073" table:style-name="ce135">
            <text:p><text:s text:c="3"/>1,073</text:p>
          </table:table-cell>
          <table:table-cell office:value-type="float" office:value="146" table:style-name="ce135">
            <text:p><text:s text:c="3"/>146</text:p>
          </table:table-cell>
          <table:table-cell office:value-type="float" office:value="927" table:style-name="ce135">
            <text:p><text:s text:c="3"/>927</text:p>
          </table:table-cell>
          <table:table-cell office:value-type="float" office:value="764" table:style-name="ce135">
            <text:p><text:s text:c="3"/>764</text:p>
          </table:table-cell>
          <table:table-cell office:value-type="float" office:value="145" table:style-name="ce135">
            <text:p><text:s text:c="3"/>145</text:p>
          </table:table-cell>
          <table:table-cell office:value-type="float" office:value="619" table:style-name="ce135">
            <text:p><text:s text:c="3"/>619</text:p>
          </table:table-cell>
          <table:table-cell office:value-type="float" office:value="309" table:style-name="ce135">
            <text:p><text:s text:c="3"/>309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308" table:style-name="ce140">
            <text:p><text:s text:c="3"/>308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2">
            <text:p>7 月</text:p>
          </table:table-cell>
          <table:table-cell office:value-type="string" table:style-name="ce19">
            <text:p>男</text:p>
          </table:table-cell>
          <table:table-cell office:value-type="float" office:value="9129" table:style-name="ce130">
            <text:p><text:s text:c="3"/>9,129</text:p>
          </table:table-cell>
          <table:table-cell office:value-type="float" office:value="8656" table:style-name="ce130">
            <text:p><text:s text:c="3"/>8,656</text:p>
          </table:table-cell>
          <table:table-cell office:value-type="float" office:value="8650" table:style-name="ce132">
            <text:p><text:s text:c="3"/>8,650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56" table:style-name="ce133">
            <text:p><text:s text:c="3"/>56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55" table:style-name="ce131">
            <text:p><text:s text:c="3"/>55</text:p>
          </table:table-cell>
          <table:table-cell office:value-type="float" office:value="342" table:style-name="ce130">
            <text:p><text:s text:c="3"/>342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339" table:style-name="ce130">
            <text:p><text:s text:c="3"/>339</text:p>
          </table:table-cell>
          <table:table-cell office:value-type="float" office:value="114" table:style-name="ce130">
            <text:p><text:s text:c="3"/>114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112" table:style-name="ce130">
            <text:p><text:s text:c="3"/>112</text:p>
          </table:table-cell>
          <table:table-cell office:value-type="float" office:value="228" table:style-name="ce130">
            <text:p><text:s text:c="3"/>228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27" table:style-name="ce139">
            <text:p><text:s text:c="3"/>227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9129" table:style-name="ce124">
            <text:p><text:s text:c="3"/>9,129</text:p>
          </table:table-cell>
          <table:table-cell office:value-type="float" office:value="7825" table:style-name="ce124">
            <text:p><text:s text:c="3"/>7,825</text:p>
          </table:table-cell>
          <table:table-cell office:value-type="float" office:value="7824" table:style-name="ce126">
            <text:p><text:s text:c="3"/>7,824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510" table:style-name="ce126">
            <text:p><text:s text:c="3"/>510</text:p>
          </table:table-cell>
          <table:table-cell office:value-type="float" office:value="83" table:style-name="ce126">
            <text:p><text:s text:c="3"/>83</text:p>
          </table:table-cell>
          <table:table-cell office:value-type="float" office:value="427" table:style-name="ce126">
            <text:p><text:s text:c="3"/>427</text:p>
          </table:table-cell>
          <table:table-cell office:value-type="float" office:value="63" table:style-name="ce127">
            <text:p><text:s text:c="3"/>63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61" table:style-name="ce125">
            <text:p><text:s text:c="3"/>61</text:p>
          </table:table-cell>
          <table:table-cell office:value-type="float" office:value="731" table:style-name="ce124">
            <text:p><text:s text:c="3"/>731</text:p>
          </table:table-cell>
          <table:table-cell office:value-type="float" office:value="143" table:style-name="ce124">
            <text:p><text:s text:c="3"/>143</text:p>
          </table:table-cell>
          <table:table-cell office:value-type="float" office:value="588" table:style-name="ce124">
            <text:p><text:s text:c="3"/>588</text:p>
          </table:table-cell>
          <table:table-cell office:value-type="float" office:value="650" table:style-name="ce124">
            <text:p><text:s text:c="3"/>650</text:p>
          </table:table-cell>
          <table:table-cell office:value-type="float" office:value="143" table:style-name="ce124">
            <text:p><text:s text:c="3"/>143</text:p>
          </table:table-cell>
          <table:table-cell office:value-type="float" office:value="507" table:style-name="ce124">
            <text:p><text:s text:c="3"/>507</text:p>
          </table:table-cell>
          <table:table-cell office:value-type="float" office:value="81" table:style-name="ce124">
            <text:p><text:s text:c="3"/>81</text:p>
          </table:table-cell>
          <table:table-cell office:value-type="float" office:value="0" table:style-name="ce124">
            <text:p>—</text:p>
          </table:table-cell>
          <table:table-cell office:value-type="float" office:value="81" table:style-name="ce138">
            <text:p><text:s text:c="3"/>81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6"/>
          <table:table-cell office:value-type="string" table:style-name="ce35">
            <text:p>計</text:p>
          </table:table-cell>
          <table:table-cell office:value-type="float" office:value="16564" table:style-name="ce135">
            <text:p><text:s text:c="3"/>16,564</text:p>
          </table:table-cell>
          <table:table-cell office:value-type="float" office:value="14855" table:style-name="ce135">
            <text:p><text:s text:c="3"/>14,855</text:p>
          </table:table-cell>
          <table:table-cell office:value-type="float" office:value="14851" table:style-name="ce135">
            <text:p><text:s text:c="3"/>14,851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592" table:style-name="ce135">
            <text:p><text:s text:c="3"/>592</text:p>
          </table:table-cell>
          <table:table-cell office:value-type="float" office:value="79" table:style-name="ce135">
            <text:p><text:s text:c="3"/>79</text:p>
          </table:table-cell>
          <table:table-cell office:value-type="float" office:value="513" table:style-name="ce135">
            <text:p><text:s text:c="3"/>513</text:p>
          </table:table-cell>
          <table:table-cell office:value-type="float" office:value="103" table:style-name="ce135">
            <text:p><text:s text:c="3"/>103</text:p>
          </table:table-cell>
          <table:table-cell office:value-type="float" office:value="9" table:style-name="ce135">
            <text:p><text:s text:c="3"/>9</text:p>
          </table:table-cell>
          <table:table-cell office:value-type="float" office:value="94" table:style-name="ce135">
            <text:p><text:s text:c="3"/>94</text:p>
          </table:table-cell>
          <table:table-cell office:value-type="float" office:value="1014" table:style-name="ce135">
            <text:p><text:s text:c="3"/>1,014</text:p>
          </table:table-cell>
          <table:table-cell office:value-type="float" office:value="129" table:style-name="ce135">
            <text:p><text:s text:c="3"/>129</text:p>
          </table:table-cell>
          <table:table-cell office:value-type="float" office:value="885" table:style-name="ce135">
            <text:p><text:s text:c="3"/>885</text:p>
          </table:table-cell>
          <table:table-cell office:value-type="float" office:value="721" table:style-name="ce135">
            <text:p><text:s text:c="3"/>721</text:p>
          </table:table-cell>
          <table:table-cell office:value-type="float" office:value="127" table:style-name="ce135">
            <text:p><text:s text:c="3"/>127</text:p>
          </table:table-cell>
          <table:table-cell office:value-type="float" office:value="594" table:style-name="ce135">
            <text:p><text:s text:c="3"/>594</text:p>
          </table:table-cell>
          <table:table-cell office:value-type="float" office:value="293" table:style-name="ce135">
            <text:p><text:s text:c="3"/>293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291" table:style-name="ce140">
            <text:p><text:s text:c="3"/>291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2">
            <text:p>8 月</text:p>
          </table:table-cell>
          <table:table-cell office:value-type="string" table:style-name="ce19">
            <text:p>男</text:p>
          </table:table-cell>
          <table:table-cell office:value-type="float" office:value="8282" table:style-name="ce130">
            <text:p><text:s text:c="3"/>8,282</text:p>
          </table:table-cell>
          <table:table-cell office:value-type="float" office:value="7831" table:style-name="ce130">
            <text:p><text:s text:c="3"/>7,831</text:p>
          </table:table-cell>
          <table:table-cell office:value-type="float" office:value="7827" table:style-name="ce132">
            <text:p><text:s text:c="3"/>7,827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74" table:style-name="ce132">
            <text:p><text:s text:c="3"/>74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44" table:style-name="ce133">
            <text:p><text:s text:c="3"/>44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41" table:style-name="ce131">
            <text:p><text:s text:c="3"/>41</text:p>
          </table:table-cell>
          <table:table-cell office:value-type="float" office:value="333" table:style-name="ce130">
            <text:p><text:s text:c="3"/>333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326" table:style-name="ce130">
            <text:p><text:s text:c="3"/>326</text:p>
          </table:table-cell>
          <table:table-cell office:value-type="float" office:value="112" table:style-name="ce130">
            <text:p><text:s text:c="3"/>112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106" table:style-name="ce130">
            <text:p><text:s text:c="3"/>106</text:p>
          </table:table-cell>
          <table:table-cell office:value-type="float" office:value="221" table:style-name="ce130">
            <text:p><text:s text:c="3"/>22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20" table:style-name="ce139">
            <text:p><text:s text:c="3"/>220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8282" table:style-name="ce124">
            <text:p><text:s text:c="3"/>8,282</text:p>
          </table:table-cell>
          <table:table-cell office:value-type="float" office:value="7024" table:style-name="ce124">
            <text:p><text:s text:c="3"/>7,024</text:p>
          </table:table-cell>
          <table:table-cell office:value-type="float" office:value="7024" table:style-name="ce126">
            <text:p><text:s text:c="3"/>7,024</text:p>
          </table:table-cell>
          <table:table-cell office:value-type="float" office:value="0" table:style-name="ce126">
            <text:p>—</text:p>
          </table:table-cell>
          <table:table-cell office:value-type="float" office:value="518" table:style-name="ce126">
            <text:p><text:s text:c="3"/>518</text:p>
          </table:table-cell>
          <table:table-cell office:value-type="float" office:value="74" table:style-name="ce126">
            <text:p><text:s text:c="3"/>74</text:p>
          </table:table-cell>
          <table:table-cell office:value-type="float" office:value="444" table:style-name="ce126">
            <text:p><text:s text:c="3"/>444</text:p>
          </table:table-cell>
          <table:table-cell office:value-type="float" office:value="59" table:style-name="ce127">
            <text:p><text:s text:c="3"/>59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53" table:style-name="ce125">
            <text:p><text:s text:c="3"/>53</text:p>
          </table:table-cell>
          <table:table-cell office:value-type="float" office:value="681" table:style-name="ce124">
            <text:p><text:s text:c="3"/>681</text:p>
          </table:table-cell>
          <table:table-cell office:value-type="float" office:value="122" table:style-name="ce124">
            <text:p><text:s text:c="3"/>122</text:p>
          </table:table-cell>
          <table:table-cell office:value-type="float" office:value="559" table:style-name="ce124">
            <text:p><text:s text:c="3"/>559</text:p>
          </table:table-cell>
          <table:table-cell office:value-type="float" office:value="609" table:style-name="ce124">
            <text:p><text:s text:c="3"/>609</text:p>
          </table:table-cell>
          <table:table-cell office:value-type="float" office:value="121" table:style-name="ce124">
            <text:p><text:s text:c="3"/>121</text:p>
          </table:table-cell>
          <table:table-cell office:value-type="float" office:value="488" table:style-name="ce124">
            <text:p><text:s text:c="3"/>488</text:p>
          </table:table-cell>
          <table:table-cell office:value-type="float" office:value="72" table:style-name="ce124">
            <text:p><text:s text:c="3"/>72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71" table:style-name="ce138">
            <text:p><text:s text:c="3"/>71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36"/>
          <table:table-cell office:value-type="string" table:style-name="ce35">
            <text:p>計</text:p>
          </table:table-cell>
          <table:table-cell office:value-type="float" office:value="17212" table:style-name="ce135">
            <text:p><text:s text:c="3"/>17,212</text:p>
          </table:table-cell>
          <table:table-cell office:value-type="float" office:value="15643" table:style-name="ce135">
            <text:p><text:s text:c="3"/>15,643</text:p>
          </table:table-cell>
          <table:table-cell office:value-type="float" office:value="15640" table:style-name="ce135">
            <text:p><text:s text:c="3"/>15,640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550" table:style-name="ce135">
            <text:p><text:s text:c="3"/>550</text:p>
          </table:table-cell>
          <table:table-cell office:value-type="float" office:value="69" table:style-name="ce135">
            <text:p><text:s text:c="3"/>69</text:p>
          </table:table-cell>
          <table:table-cell office:value-type="float" office:value="481" table:style-name="ce135">
            <text:p><text:s text:c="3"/>481</text:p>
          </table:table-cell>
          <table:table-cell office:value-type="float" office:value="99" table:style-name="ce135">
            <text:p><text:s text:c="3"/>99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97" table:style-name="ce135">
            <text:p><text:s text:c="3"/>97</text:p>
          </table:table-cell>
          <table:table-cell office:value-type="float" office:value="920" table:style-name="ce135">
            <text:p><text:s text:c="3"/>920</text:p>
          </table:table-cell>
          <table:table-cell office:value-type="float" office:value="120" table:style-name="ce135">
            <text:p><text:s text:c="3"/>120</text:p>
          </table:table-cell>
          <table:table-cell office:value-type="float" office:value="800" table:style-name="ce135">
            <text:p><text:s text:c="3"/>800</text:p>
          </table:table-cell>
          <table:table-cell office:value-type="float" office:value="662" table:style-name="ce135">
            <text:p><text:s text:c="3"/>662</text:p>
          </table:table-cell>
          <table:table-cell office:value-type="float" office:value="119" table:style-name="ce135">
            <text:p><text:s text:c="3"/>119</text:p>
          </table:table-cell>
          <table:table-cell office:value-type="float" office:value="543" table:style-name="ce135">
            <text:p><text:s text:c="3"/>543</text:p>
          </table:table-cell>
          <table:table-cell office:value-type="float" office:value="258" table:style-name="ce135">
            <text:p><text:s text:c="3"/>258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257" table:style-name="ce140">
            <text:p><text:s text:c="3"/>257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office:value-type="string" table:style-name="ce32">
            <text:p>9 月</text:p>
          </table:table-cell>
          <table:table-cell office:value-type="string" table:style-name="ce19">
            <text:p>男</text:p>
          </table:table-cell>
          <table:table-cell office:value-type="float" office:value="8606" table:style-name="ce130">
            <text:p><text:s text:c="3"/>8,606</text:p>
          </table:table-cell>
          <table:table-cell office:value-type="float" office:value="8216" table:style-name="ce130">
            <text:p><text:s text:c="3"/>8,216</text:p>
          </table:table-cell>
          <table:table-cell office:value-type="float" office:value="8214" table:style-name="ce132">
            <text:p><text:s text:c="3"/>8,21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6" table:style-name="ce132">
            <text:p><text:s text:c="3"/>66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43" table:style-name="ce133">
            <text:p><text:s text:c="3"/>43</text:p>
          </table:table-cell>
          <table:table-cell office:value-type="float" office:value="0" table:style-name="ce132">
            <text:p>—</text:p>
          </table:table-cell>
          <table:table-cell office:value-type="float" office:value="43" table:style-name="ce131">
            <text:p><text:s text:c="3"/>43</text:p>
          </table:table-cell>
          <table:table-cell office:value-type="float" office:value="281" table:style-name="ce130">
            <text:p><text:s text:c="3"/>281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278" table:style-name="ce130">
            <text:p><text:s text:c="3"/>278</text:p>
          </table:table-cell>
          <table:table-cell office:value-type="float" office:value="77" table:style-name="ce130">
            <text:p><text:s text:c="3"/>77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75" table:style-name="ce130">
            <text:p><text:s text:c="3"/>75</text:p>
          </table:table-cell>
          <table:table-cell office:value-type="float" office:value="204" table:style-name="ce130">
            <text:p><text:s text:c="3"/>204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03" table:style-name="ce139">
            <text:p><text:s text:c="3"/>203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7">
          <table:table-cell table:style-name="ce128"/>
          <table:table-cell office:value-type="string" table:style-name="ce90">
            <text:p>女</text:p>
          </table:table-cell>
          <table:table-cell office:value-type="float" office:value="8606" table:style-name="ce124">
            <text:p><text:s text:c="3"/>8,606</text:p>
          </table:table-cell>
          <table:table-cell office:value-type="float" office:value="7427" table:style-name="ce124">
            <text:p><text:s text:c="3"/>7,427</text:p>
          </table:table-cell>
          <table:table-cell office:value-type="float" office:value="7426" table:style-name="ce126">
            <text:p><text:s text:c="3"/>7,426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484" table:style-name="ce126">
            <text:p><text:s text:c="3"/>484</text:p>
          </table:table-cell>
          <table:table-cell office:value-type="float" office:value="64" table:style-name="ce126">
            <text:p><text:s text:c="3"/>64</text:p>
          </table:table-cell>
          <table:table-cell office:value-type="float" office:value="420" table:style-name="ce126">
            <text:p><text:s text:c="3"/>420</text:p>
          </table:table-cell>
          <table:table-cell office:value-type="float" office:value="56" table:style-name="ce127">
            <text:p><text:s text:c="3"/>56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54" table:style-name="ce125">
            <text:p><text:s text:c="3"/>54</text:p>
          </table:table-cell>
          <table:table-cell office:value-type="float" office:value="639" table:style-name="ce124">
            <text:p><text:s text:c="3"/>639</text:p>
          </table:table-cell>
          <table:table-cell office:value-type="float" office:value="117" table:style-name="ce124">
            <text:p><text:s text:c="3"/>117</text:p>
          </table:table-cell>
          <table:table-cell office:value-type="float" office:value="522" table:style-name="ce124">
            <text:p><text:s text:c="3"/>522</text:p>
          </table:table-cell>
          <table:table-cell office:value-type="float" office:value="585" table:style-name="ce124">
            <text:p><text:s text:c="3"/>585</text:p>
          </table:table-cell>
          <table:table-cell office:value-type="float" office:value="117" table:style-name="ce124">
            <text:p><text:s text:c="3"/>117</text:p>
          </table:table-cell>
          <table:table-cell office:value-type="float" office:value="468" table:style-name="ce124">
            <text:p><text:s text:c="3"/>468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0" table:style-name="ce124">
            <text:p>—</text:p>
          </table:table-cell>
          <table:table-cell office:value-type="float" office:value="54" table:style-name="ce138">
            <text:p><text:s text:c="3"/>54</text:p>
          </table:table-cell>
          <table:table-cell table:style-name="ce114"/>
          <table:table-cell table:number-columns-repeated="30" table:style-name="ce113"/>
          <table:table-cell table:number-columns-repeated="8" table:style-name="ce122"/>
          <table:table-cell table:number-columns-repeated="16324"/>
        </table:table-row>
        <table:table-row table:style-name="ro14">
          <table:table-cell office:value-type="string" table:style-name="ce4">
            <text:p>說明：1.本表按登記日期統計，95年以前未有設籍情形統計。</text:p>
          </table:table-cell>
          <table:table-cell table:style-name="ce121"/>
          <table:table-cell table:style-name="ce120"/>
          <table:table-cell table:number-columns-repeated="3" table:style-name="ce114"/>
          <table:table-cell table:number-columns-repeated="4" table:style-name="ce119"/>
          <table:table-cell table:number-columns-spanned="2" table:number-rows-spanned="1" table:style-name="ce223"/>
          <table:covered-table-cell/>
          <table:table-cell table:number-columns-repeated="4" table:style-name="ce114"/>
          <table:table-cell table:number-columns-repeated="2" table:style-name="ce1"/>
          <table:table-cell table:style-name="ce2"/>
          <table:table-cell table:style-name="ce118"/>
          <table:table-cell office:value-type="string" table:style-name="ce8">
            <text:p>內政部戶政司 民國107年10月3日編製</text:p>
          </table:table-cell>
          <table:table-cell table:style-name="ce1"/>
          <table:table-cell table:number-columns-repeated="30" table:style-name="ce113"/>
          <table:table-cell table:number-columns-repeated="16332"/>
        </table:table-row>
        <table:table-row table:style-name="ro5">
          <table:table-cell office:value-type="string" table:style-name="ce4">
            <text:p>     <text:s/>2.本國籍未設籍欄位係指臺灣地區無戶籍國民。</text:p>
          </table:table-cell>
          <table:table-cell table:style-name="ce1"/>
          <table:table-cell table:number-columns-repeated="2" table:style-name="ce114"/>
          <table:table-cell table:number-columns-repeated="2" table:style-name="ce117"/>
          <table:table-cell table:number-columns-repeated="14" table:style-name="ce114"/>
          <table:table-cell office:value-type="string" table:style-name="ce5">
            <text:p>(108年1月4日修正-107年4月結婚人數增加2人(男、女各1人))</text:p>
          </table:table-cell>
          <table:table-cell table:style-name="ce114"/>
          <table:table-cell table:number-columns-repeated="30" table:style-name="ce113"/>
          <table:table-cell table:number-columns-repeated="16332"/>
        </table:table-row>
        <table:table-row table:style-name="ro5">
          <table:table-cell office:value-type="string" table:style-name="ce4">
            <text:p><text:s text:c="6"/>3.本表外裔係指外國籍歸化（取得）我國國籍者，其中已設籍係指已辦理初設戶籍登記者。</text:p>
          </table:table-cell>
          <table:table-cell table:style-name="ce88"/>
          <table:table-cell table:style-name="ce117"/>
          <table:table-cell table:number-columns-repeated="19" table:style-name="ce114"/>
          <table:table-cell table:number-columns-repeated="30" table:style-name="ce113"/>
          <table:table-cell table:number-columns-repeated="16332"/>
        </table:table-row>
        <table:table-row table:style-name="ro5">
          <table:table-cell table:number-columns-repeated="2" table:style-name="ce3"/>
          <table:table-cell table:style-name="ce116"/>
          <table:table-cell table:number-columns-repeated="19" table:style-name="ce114"/>
          <table:table-cell table:number-columns-repeated="30" table:style-name="ce113"/>
          <table:table-cell table:number-columns-repeated="16332"/>
        </table:table-row>
        <table:table-row table:style-name="ro11">
          <table:table-cell table:number-columns-repeated="2" table:style-name="ce2"/>
          <table:table-cell table:style-name="ce115"/>
          <table:table-cell table:number-columns-repeated="19" table:style-name="ce114"/>
          <table:table-cell table:number-columns-repeated="30" table:style-name="ce113"/>
          <table:table-cell table:number-columns-repeated="16332"/>
        </table:table-row>
        <table:table-row table:number-rows-repeated="11" table:style-name="ro11">
          <table:table-cell table:number-columns-repeated="2" table:style-name="ce1"/>
          <table:table-cell table:number-columns-repeated="20" table:style-name="ce114"/>
          <table:table-cell table:number-columns-repeated="30" table:style-name="ce113"/>
          <table:table-cell table:number-columns-repeated="16332"/>
        </table:table-row>
        <table:table-row table:number-rows-repeated="34" table:style-name="ro11">
          <table:table-cell table:number-columns-repeated="2"/>
          <table:table-cell table:number-columns-repeated="20" table:style-name="ce114"/>
          <table:table-cell table:number-columns-repeated="30" table:style-name="ce113"/>
          <table:table-cell table:number-columns-repeated="16332"/>
        </table:table-row>
        <table:table-row table:number-rows-repeated="107" table:style-name="ro11">
          <table:table-cell table:number-columns-repeated="2"/>
          <table:table-cell table:number-columns-repeated="50" table:style-name="ce113"/>
          <table:table-cell table:number-columns-repeated="16332"/>
        </table:table-row>
        <table:table-row table:number-rows-repeated="1048339" table:style-name="ro11">
          <table:table-cell table:number-columns-repeated="16384"/>
        </table:table-row>
        <table:named-expressions>
          <table:named-expression table:name="Print_Titles" table:expression="of:=[設籍情形.$A:.$B]~[設籍情形.$1:.$5]" table:base-cell-address="年月別.$A$1"/>
        </table:named-expressions>
      </table:table>
      <table:table table:name="'file:///C:/Documents%20and%20Settings/Administrator/桌面/苗栗.xls'#母體清冊" table:style-name="ta4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4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4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9/新表號02,07~11-連結(公式)檔107.9-新修10704南市結+1.xls'#160" table:style-name="ta4">
        <table:table-source xlink:href="file:///D:/0662/A.上網月報(含1科)/107年/10709/新表號02,07~11-連結(公式)檔107.9-新修10704南市結+1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9/新表號02,07~11-連結(公式)檔107.9-新修10704南市結+1.xls'#RCRP0C1D0" table:style-name="ta4">
        <table:table-source xlink:href="file:///D:/0662/A.上網月報(含1科)/107年/10709/新表號02,07~11-連結(公式)檔107.9-新修10704南市結+1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9/新表號02,07~11-連結(公式)檔107.9-新修10704南市結+1.xls'#RCRP0C1E0" table:style-name="ta4">
        <table:table-source xlink:href="file:///D:/0662/A.上網月報(含1科)/107年/10709/新表號02,07~11-連結(公式)檔107.9-新修10704南市結+1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9/新表號02,07~11-連結(公式)檔107.9-新修10704南市結+1.xls'#新02性比例等-年月別" table:style-name="ta4">
        <table:table-source xlink:href="file:///D:/0662/A.上網月報(含1科)/107年/10709/新表號02,07~11-連結(公式)檔107.9-新修10704南市結+1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9/新表號02,07~11-連結(公式)檔107.9-新修10704南市結+1.xls'#02-縣市別" table:style-name="ta4">
        <table:table-source xlink:href="file:///D:/0662/A.上網月報(含1科)/107年/10709/新表號02,07~11-連結(公式)檔107.9-新修10704南市結+1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9/新表號02,07~11-連結(公式)檔107.9-新修10704南市結+1.xls'#07出生-年月別" table:style-name="ta4">
        <table:table-source xlink:href="file:///D:/0662/A.上網月報(含1科)/107年/10709/新表號02,07~11-連結(公式)檔107.9-新修10704南市結+1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9/新表號02,07~11-連結(公式)檔107.9-新修10704南市結+1.xls'#07-縣市別" table:style-name="ta4">
        <table:table-source xlink:href="file:///D:/0662/A.上網月報(含1科)/107年/10709/新表號02,07~11-連結(公式)檔107.9-新修10704南市結+1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9/新表號02,07~11-連結(公式)檔107.9-新修10704南市結+1.xls'#09離婚-年月別+計" table:style-name="ta4">
        <table:table-source xlink:href="file:///D:/0662/A.上網月報(含1科)/107年/10709/新表號02,07~11-連結(公式)檔107.9-新修10704南市結+1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9/新表號02,07~11-連結(公式)檔107.9-新修10704南市結+1.xls'#09縣市別_+計" table:style-name="ta4">
        <table:table-source xlink:href="file:///D:/0662/A.上網月報(含1科)/107年/10709/新表號02,07~11-連結(公式)檔107.9-新修10704南市結+1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9/新表號02,07~11-連結(公式)檔107.9-新修10704南市結+1.xls'#09設籍情形+計" table:style-name="ta4">
        <table:table-source xlink:href="file:///D:/0662/A.上網月報(含1科)/107年/10709/新表號02,07~11-連結(公式)檔107.9-新修10704南市結+1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9/新表號02,07~11-連結(公式)檔107.9-新修10704南市結+1.xls'#10戶籍登記-年月別" table:style-name="ta4">
        <table:table-source xlink:href="file:///D:/0662/A.上網月報(含1科)/107年/10709/新表號02,07~11-連結(公式)檔107.9-新修10704南市結+1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9/新表號02,07~11-連結(公式)檔107.9-新修10704南市結+1.xls'#10縣市別" table:style-name="ta4">
        <table:table-source xlink:href="file:///D:/0662/A.上網月報(含1科)/107年/10709/新表號02,07~11-連結(公式)檔107.9-新修10704南市結+1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9/新表號02,07~11-連結(公式)檔107.9-新修10704南市結+1.xls'#11遷徙" table:style-name="ta4">
        <table:table-source xlink:href="file:///D:/0662/A.上網月報(含1科)/107年/10709/新表號02,07~11-連結(公式)檔107.9-新修10704南市結+1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 </number:text>
      <number:number number:decimal-places="2" number:min-integer-digits="1" number:grouping="true"/>
    </number:number-style>
    <number:number-style style:name="N48P1">
      <number:text>－   </number:text>
      <number:number number:decimal-places="2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number number:decimal-places="0" number:min-integer-digits="1" number:grouping="true">
        <number:embedded-text number:position="0"> </number:embedded-text>
      </number:number>
    </number:number-style>
    <number:text-style style:name="N54">
      <number:text>— </number:text>
      <style:map style:condition="value()&gt;0" style:apply-style-name="N54P0"/>
      <style:map style:condition="value()&lt;0" style:apply-style-name="N54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2"/>
    <style:style style:name="_21315__20998__20301__91_0_93___20316__26989__35201__40670__20043__34920_" style:display-name="千分位[0]_作業要點之表" style:family="table-cell" style:data-style-name="N52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1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.275590551181102in" fo:margin-right="0in" style:print-orientation="landscape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9-01-08T07:04:49Z</meta:creation-date>
    <dc:date>2019-01-08T07:14:46Z</dc:date>
  </office:meta>
</office:document-meta>
</file>